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Yields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948125" table:style-name="ce1">
            <text:p>1.948125</text:p>
          </table:table-cell>
          <table:table-cell office:value-type="float" office:value="5.210375" table:style-name="ce1">
            <text:p>5.210375</text:p>
          </table:table-cell>
          <table:table-cell office:value-type="float" office:value="2.54375" table:style-name="ce1">
            <text:p>2.54375</text:p>
          </table:table-cell>
          <table:table-cell office:value-type="float" office:value="1.4889453125" table:style-name="ce1">
            <text:p>1.4889453125</text:p>
          </table:table-cell>
          <table:table-cell office:value-type="float" office:value="8.399" table:style-name="ce1">
            <text:p>8.399</text:p>
          </table:table-cell>
          <table:table-cell office:value-type="float" office:value="9.836625" table:style-name="ce1">
            <text:p>9.836625</text:p>
          </table:table-cell>
          <table:table-cell office:value-type="float" office:value="5.581375" table:style-name="ce1">
            <text:p>5.581375</text:p>
          </table:table-cell>
          <table:table-cell office:value-type="float" office:value="1.5825" table:style-name="ce1">
            <text:p>1.5825</text:p>
          </table:table-cell>
          <table:table-cell office:value-type="float" office:value="3.281875" table:style-name="ce1">
            <text:p>3.281875</text:p>
          </table:table-cell>
          <table:table-cell office:value-type="float" office:value="5.908375" table:style-name="ce1">
            <text:p>5.908375</text:p>
          </table:table-cell>
          <table:table-cell office:value-type="float" office:value="1.658875" table:style-name="ce1">
            <text:p>1.658875</text:p>
          </table:table-cell>
          <table:table-cell office:value-type="float" office:value="3.415125" table:style-name="ce1">
            <text:p>3.415125</text:p>
          </table:table-cell>
          <table:table-cell office:value-type="float" office:value="3.005875" table:style-name="ce1">
            <text:p>3.005875</text:p>
          </table:table-cell>
          <table:table-cell office:value-type="float" office:value="1.7265" table:style-name="ce1">
            <text:p>1.7265</text:p>
          </table:table-cell>
          <table:table-cell office:value-type="float" office:value="1.268125" table:style-name="ce1">
            <text:p>1.268125</text:p>
          </table:table-cell>
          <table:table-cell office:value-type="float" office:value="2.118375" table:style-name="ce1">
            <text:p>2.118375</text:p>
          </table:table-cell>
          <table:table-cell office:value-type="float" office:value="3.0065" table:style-name="ce1">
            <text:p>3.0065</text:p>
          </table:table-cell>
          <table:table-cell office:value-type="float" office:value="3.25025" table:style-name="ce1">
            <text:p>3.25025</text:p>
          </table:table-cell>
          <table:table-cell office:value-type="float" office:value="1.798125" table:style-name="ce1">
            <text:p>1.798125</text:p>
          </table:table-cell>
          <table:table-cell office:value-type="float" office:value="4.88075" table:style-name="ce1">
            <text:p>4.88075</text:p>
          </table:table-cell>
          <table:table-cell office:value-type="float" office:value="1.948125" table:style-name="ce1">
            <text:p>1.948125</text:p>
          </table:table-cell>
          <table:table-cell office:value-type="float" office:value="2.238125" table:style-name="ce1">
            <text:p>2.238125</text:p>
          </table:table-cell>
          <table:table-cell office:value-type="float" office:value="4.256" table:style-name="ce1">
            <text:p>4.256</text:p>
          </table:table-cell>
          <table:table-cell office:value-type="float" office:value="5.88225" table:style-name="ce1">
            <text:p>5.88225</text:p>
          </table:table-cell>
          <table:table-cell office:value-type="float" office:value="3.802" table:style-name="ce1">
            <text:p>3.802</text:p>
          </table:table-cell>
          <table:table-cell office:value-type="float" office:value="2.87625" table:style-name="ce1">
            <text:p>2.87625</text:p>
          </table:table-cell>
          <table:table-cell office:value-type="float" office:value="3.480375" table:style-name="ce1">
            <text:p>3.480375</text:p>
          </table:table-cell>
          <table:table-cell office:value-type="float" office:value="3.678875" table:style-name="ce1">
            <text:p>3.678875</text:p>
          </table:table-cell>
          <table:table-cell office:value-type="float" office:value="3.58775" table:style-name="ce1">
            <text:p>3.58775</text:p>
          </table:table-cell>
          <table:table-cell office:value-type="float" office:value="3.184" table:style-name="ce1">
            <text:p>3.184</text:p>
          </table:table-cell>
          <table:table-cell office:value-type="float" office:value="4.417625" table:style-name="ce1">
            <text:p>4.417625</text:p>
          </table:table-cell>
          <table:table-cell office:value-type="float" office:value="5.59775" table:style-name="ce1">
            <text:p>5.59775</text:p>
          </table:table-cell>
          <table:table-cell office:value-type="float" office:value="2.303875" table:style-name="ce1">
            <text:p>2.303875</text:p>
          </table:table-cell>
          <table:table-cell office:value-type="float" office:value="3.7295" table:style-name="ce1">
            <text:p>3.7295</text:p>
          </table:table-cell>
          <table:table-cell office:value-type="float" office:value="2.074125" table:style-name="ce1">
            <text:p>2.074125</text:p>
          </table:table-cell>
          <table:table-cell office:value-type="float" office:value="3.58775" table:style-name="ce1">
            <text:p>3.58775</text:p>
          </table:table-cell>
          <table:table-cell office:value-type="float" office:value="1.94225" table:style-name="ce1">
            <text:p>1.94225</text:p>
          </table:table-cell>
          <table:table-cell office:value-type="float" office:value="2.18975" table:style-name="ce1">
            <text:p>2.18975</text:p>
          </table:table-cell>
          <table:table-cell office:value-type="float" office:value="0.689625" table:style-name="ce1">
            <text:p>0.689625</text:p>
          </table:table-cell>
          <table:table-cell office:value-type="float" office:value="2.09325" table:style-name="ce1">
            <text:p>2.09325</text:p>
          </table:table-cell>
          <table:table-cell office:value-type="float" office:value="0" table:style-name="ce1">
            <text:p>0</text:p>
          </table:table-cell>
          <table:table-cell office:value-type="float" office:value="2.099625" table:style-name="ce1">
            <text:p>2.099625</text:p>
          </table:table-cell>
          <table:table-cell office:value-type="float" office:value="4.479625" table:style-name="ce1">
            <text:p>4.479625</text:p>
          </table:table-cell>
          <table:table-cell office:value-type="float" office:value="0.309125" table:style-name="ce1">
            <text:p>0.309125</text:p>
          </table:table-cell>
          <table:table-cell office:value-type="float" office:value="5.1985025" table:style-name="ce1">
            <text:p>5.1985025</text:p>
          </table:table-cell>
          <table:table-cell office:value-type="float" office:value="3.14007" table:style-name="ce1">
            <text:p>3.14007</text:p>
          </table:table-cell>
          <table:table-cell office:value-type="float" office:value="7.4891125" table:style-name="ce1">
            <text:p>7.4891125</text:p>
          </table:table-cell>
          <table:table-cell office:value-type="float" office:value="0.963065" table:style-name="ce1">
            <text:p>0.963065</text:p>
          </table:table-cell>
          <table:table-cell office:value-type="float" office:value="3.0599375" table:style-name="ce1">
            <text:p>3.0599375</text:p>
          </table:table-cell>
          <table:table-cell office:value-type="float" office:value="3.80607575" table:style-name="ce1">
            <text:p>3.80607575</text:p>
          </table:table-cell>
          <table:table-cell office:value-type="float" office:value="2.626135" table:style-name="ce1">
            <text:p>2.626135</text:p>
          </table:table-cell>
          <table:table-cell office:value-type="float" office:value="1.27034" table:style-name="ce1">
            <text:p>1.27034</text:p>
          </table:table-cell>
          <table:table-cell office:value-type="float" office:value="2.07817" table:style-name="ce1">
            <text:p>2.07817</text:p>
          </table:table-cell>
          <table:table-cell office:value-type="float" office:value="2.506425" table:style-name="ce1">
            <text:p>2.506425</text:p>
          </table:table-cell>
          <table:table-cell office:value-type="float" office:value="1.67099975" table:style-name="ce1">
            <text:p>1.67099975</text:p>
          </table:table-cell>
          <table:table-cell office:value-type="float" office:value="2.94559425" table:style-name="ce1">
            <text:p>2.94559425</text:p>
          </table:table-cell>
          <table:table-cell office:value-type="float" office:value="2.78046875" table:style-name="ce1">
            <text:p>2.78046875</text:p>
          </table:table-cell>
          <table:table-cell office:value-type="float" office:value="0.44325" table:style-name="ce1">
            <text:p>0.44325</text:p>
          </table:table-cell>
          <table:table-cell office:value-type="float" office:value="1.71" table:style-name="ce1">
            <text:p>1.71</text:p>
          </table:table-cell>
          <table:table-cell office:value-type="float" office:value="2.348" table:style-name="ce1">
            <text:p>2.348</text:p>
          </table:table-cell>
          <table:table-cell office:value-type="float" office:value="3.57725" table:style-name="ce1">
            <text:p>3.57725</text:p>
          </table:table-cell>
          <table:table-cell office:value-type="float" office:value="0.5485" table:style-name="ce1">
            <text:p>0.5485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347625" table:style-name="ce1">
            <text:p>6.347625</text:p>
          </table:table-cell>
          <table:table-cell office:value-type="float" office:value="4.069375" table:style-name="ce1">
            <text:p>4.069375</text:p>
          </table:table-cell>
          <table:table-cell office:value-type="float" office:value="2.8159765625" table:style-name="ce1">
            <text:p>2.8159765625</text:p>
          </table:table-cell>
          <table:table-cell office:value-type="float" office:value="9.317" table:style-name="ce1">
            <text:p>9.317</text:p>
          </table:table-cell>
          <table:table-cell office:value-type="float" office:value="13.92575" table:style-name="ce1">
            <text:p>13.92575</text:p>
          </table:table-cell>
          <table:table-cell office:value-type="float" office:value="9.504625" table:style-name="ce1">
            <text:p>9.504625</text:p>
          </table:table-cell>
          <table:table-cell office:value-type="float" office:value="4.169375" table:style-name="ce1">
            <text:p>4.169375</text:p>
          </table:table-cell>
          <table:table-cell office:value-type="float" office:value="6.2625" table:style-name="ce1">
            <text:p>6.2625</text:p>
          </table:table-cell>
          <table:table-cell office:value-type="float" office:value="9.80575" table:style-name="ce1">
            <text:p>9.80575</text:p>
          </table:table-cell>
          <table:table-cell office:value-type="float" office:value="2.06975" table:style-name="ce1">
            <text:p>2.06975</text:p>
          </table:table-cell>
          <table:table-cell office:value-type="float" office:value="8.268875" table:style-name="ce1">
            <text:p>8.268875</text:p>
          </table:table-cell>
          <table:table-cell office:value-type="float" office:value="5.528625" table:style-name="ce1">
            <text:p>5.528625</text:p>
          </table:table-cell>
          <table:table-cell office:value-type="float" office:value="2.741" table:style-name="ce1">
            <text:p>2.741</text:p>
          </table:table-cell>
          <table:table-cell office:value-type="float" office:value="2.315" table:style-name="ce1">
            <text:p>2.315</text:p>
          </table:table-cell>
          <table:table-cell office:value-type="float" office:value="2.62425" table:style-name="ce1">
            <text:p>2.62425</text:p>
          </table:table-cell>
          <table:table-cell office:value-type="float" office:value="5.329125" table:style-name="ce1">
            <text:p>5.329125</text:p>
          </table:table-cell>
          <table:table-cell office:value-type="float" office:value="4.86625" table:style-name="ce1">
            <text:p>4.86625</text:p>
          </table:table-cell>
          <table:table-cell office:value-type="float" office:value="4.4375" table:style-name="ce1">
            <text:p>4.4375</text:p>
          </table:table-cell>
          <table:table-cell office:value-type="float" office:value="9.259125" table:style-name="ce1">
            <text:p>9.259125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1075" table:style-name="ce1">
            <text:p>6.1075</text:p>
          </table:table-cell>
          <table:table-cell office:value-type="float" office:value="9.400875" table:style-name="ce1">
            <text:p>9.400875</text:p>
          </table:table-cell>
          <table:table-cell office:value-type="float" office:value="10.121375" table:style-name="ce1">
            <text:p>10.121375</text:p>
          </table:table-cell>
          <table:table-cell office:value-type="float" office:value="7.878375" table:style-name="ce1">
            <text:p>7.878375</text:p>
          </table:table-cell>
          <table:table-cell office:value-type="float" office:value="6.535" table:style-name="ce1">
            <text:p>6.535</text:p>
          </table:table-cell>
          <table:table-cell office:value-type="float" office:value="7.2295" table:style-name="ce1">
            <text:p>7.2295</text:p>
          </table:table-cell>
          <table:table-cell office:value-type="float" office:value="9.622125" table:style-name="ce1">
            <text:p>9.622125</text:p>
          </table:table-cell>
          <table:table-cell office:value-type="float" office:value="8.34325" table:style-name="ce1">
            <text:p>8.34325</text:p>
          </table:table-cell>
          <table:table-cell office:value-type="float" office:value="6.62625" table:style-name="ce1">
            <text:p>6.62625</text:p>
          </table:table-cell>
          <table:table-cell office:value-type="float" office:value="7.782125" table:style-name="ce1">
            <text:p>7.782125</text:p>
          </table:table-cell>
          <table:table-cell office:value-type="float" office:value="10.976" table:style-name="ce1">
            <text:p>10.976</text:p>
          </table:table-cell>
          <table:table-cell office:value-type="float" office:value="5.155875" table:style-name="ce1">
            <text:p>5.155875</text:p>
          </table:table-cell>
          <table:table-cell office:value-type="float" office:value="5.974375" table:style-name="ce1">
            <text:p>5.974375</text:p>
          </table:table-cell>
          <table:table-cell office:value-type="float" office:value="4.59225" table:style-name="ce1">
            <text:p>4.59225</text:p>
          </table:table-cell>
          <table:table-cell office:value-type="float" office:value="8.12825" table:style-name="ce1">
            <text:p>8.12825</text:p>
          </table:table-cell>
          <table:table-cell office:value-type="float" office:value="4.117625" table:style-name="ce1">
            <text:p>4.117625</text:p>
          </table:table-cell>
          <table:table-cell office:value-type="float" office:value="4.84775" table:style-name="ce1">
            <text:p>4.84775</text:p>
          </table:table-cell>
          <table:table-cell office:value-type="float" office:value="3.04525" table:style-name="ce1">
            <text:p>3.04525</text:p>
          </table:table-cell>
          <table:table-cell office:value-type="float" office:value="5.915875" table:style-name="ce1">
            <text:p>5.915875</text:p>
          </table:table-cell>
          <table:table-cell office:value-type="float" office:value="0" table:style-name="ce1">
            <text:p>0</text:p>
          </table:table-cell>
          <table:table-cell office:value-type="float" office:value="6.314125" table:style-name="ce1">
            <text:p>6.314125</text:p>
          </table:table-cell>
          <table:table-cell office:value-type="float" office:value="10.959" table:style-name="ce1">
            <text:p>10.959</text:p>
          </table:table-cell>
          <table:table-cell office:value-type="float" office:value="1.085375" table:style-name="ce1">
            <text:p>1.085375</text:p>
          </table:table-cell>
          <table:table-cell office:value-type="float" office:value="10.7714715" table:style-name="ce1">
            <text:p>10.7714715</text:p>
          </table:table-cell>
          <table:table-cell office:value-type="float" office:value="7.11247" table:style-name="ce1">
            <text:p>7.11247</text:p>
          </table:table-cell>
          <table:table-cell office:value-type="float" office:value="11.3046005" table:style-name="ce1">
            <text:p>11.3046005</text:p>
          </table:table-cell>
          <table:table-cell office:value-type="float" office:value="3.391865" table:style-name="ce1">
            <text:p>3.391865</text:p>
          </table:table-cell>
          <table:table-cell office:value-type="float" office:value="6.000585" table:style-name="ce1">
            <text:p>6.000585</text:p>
          </table:table-cell>
          <table:table-cell office:value-type="float" office:value="10.68247575" table:style-name="ce1">
            <text:p>10.68247575</text:p>
          </table:table-cell>
          <table:table-cell office:value-type="float" office:value="5.0646675" table:style-name="ce1">
            <text:p>5.0646675</text:p>
          </table:table-cell>
          <table:table-cell office:value-type="float" office:value="3.670615" table:style-name="ce1">
            <text:p>3.670615</text:p>
          </table:table-cell>
          <table:table-cell office:value-type="float" office:value="5.4410275" table:style-name="ce1">
            <text:p>5.4410275</text:p>
          </table:table-cell>
          <table:table-cell office:value-type="float" office:value="8.33913025" table:style-name="ce1">
            <text:p>8.33913025</text:p>
          </table:table-cell>
          <table:table-cell office:value-type="float" office:value="4.1226665" table:style-name="ce1">
            <text:p>4.1226665</text:p>
          </table:table-cell>
          <table:table-cell office:value-type="float" office:value="7.70846625" table:style-name="ce1">
            <text:p>7.70846625</text:p>
          </table:table-cell>
          <table:table-cell office:value-type="float" office:value="6.86351575" table:style-name="ce1">
            <text:p>6.86351575</text:p>
          </table:table-cell>
          <table:table-cell office:value-type="float" office:value="1.5428125" table:style-name="ce1">
            <text:p>1.5428125</text:p>
          </table:table-cell>
          <table:table-cell office:value-type="float" office:value="6.2825" table:style-name="ce1">
            <text:p>6.2825</text:p>
          </table:table-cell>
          <table:table-cell office:value-type="float" office:value="7.76875" table:style-name="ce1">
            <text:p>7.76875</text:p>
          </table:table-cell>
          <table:table-cell office:value-type="float" office:value="9.258" table:style-name="ce1">
            <text:p>9.258</text:p>
          </table:table-cell>
          <table:table-cell office:value-type="float" office:value="1.48025" table:style-name="ce1">
            <text:p>1.48025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3.8275" table:style-name="ce1">
            <text:p>3.8275</text:p>
          </table:table-cell>
          <table:table-cell office:value-type="float" office:value="6.294625" table:style-name="ce1">
            <text:p>6.294625</text:p>
          </table:table-cell>
          <table:table-cell office:value-type="float" office:value="3.98125" table:style-name="ce1">
            <text:p>3.98125</text:p>
          </table:table-cell>
          <table:table-cell office:value-type="float" office:value="1.989921875" table:style-name="ce1">
            <text:p>1.989921875</text:p>
          </table:table-cell>
          <table:table-cell office:value-type="float" office:value="9.407875" table:style-name="ce1">
            <text:p>9.407875</text:p>
          </table:table-cell>
          <table:table-cell office:value-type="float" office:value="12.884" table:style-name="ce1">
            <text:p>12.884</text:p>
          </table:table-cell>
          <table:table-cell office:value-type="float" office:value="9.87525" table:style-name="ce1">
            <text:p>9.87525</text:p>
          </table:table-cell>
          <table:table-cell office:value-type="float" office:value="3.675" table:style-name="ce1">
            <text:p>3.675</text:p>
          </table:table-cell>
          <table:table-cell office:value-type="float" office:value="5.96625" table:style-name="ce1">
            <text:p>5.96625</text:p>
          </table:table-cell>
          <table:table-cell office:value-type="float" office:value="9.6985" table:style-name="ce1">
            <text:p>9.6985</text:p>
          </table:table-cell>
          <table:table-cell office:value-type="float" office:value="2.2315" table:style-name="ce1">
            <text:p>2.2315</text:p>
          </table:table-cell>
          <table:table-cell office:value-type="float" office:value="7.801" table:style-name="ce1">
            <text:p>7.801</text:p>
          </table:table-cell>
          <table:table-cell office:value-type="float" office:value="5.01225" table:style-name="ce1">
            <text:p>5.01225</text:p>
          </table:table-cell>
          <table:table-cell office:value-type="float" office:value="2.32525" table:style-name="ce1">
            <text:p>2.32525</text:p>
          </table:table-cell>
          <table:table-cell office:value-type="float" office:value="2.535625" table:style-name="ce1">
            <text:p>2.535625</text:p>
          </table:table-cell>
          <table:table-cell office:value-type="float" office:value="1.851125" table:style-name="ce1">
            <text:p>1.851125</text:p>
          </table:table-cell>
          <table:table-cell office:value-type="float" office:value="5.23325" table:style-name="ce1">
            <text:p>5.23325</text:p>
          </table:table-cell>
          <table:table-cell office:value-type="float" office:value="3.9715" table:style-name="ce1">
            <text:p>3.9715</text:p>
          </table:table-cell>
          <table:table-cell office:value-type="float" office:value="4.2575" table:style-name="ce1">
            <text:p>4.2575</text:p>
          </table:table-cell>
          <table:table-cell office:value-type="float" office:value="7.509" table:style-name="ce1">
            <text:p>7.509</text:p>
          </table:table-cell>
          <table:table-cell office:value-type="float" office:value="3.8275" table:style-name="ce1">
            <text:p>3.8275</text:p>
          </table:table-cell>
          <table:table-cell office:value-type="float" office:value="6.145625" table:style-name="ce1">
            <text:p>6.145625</text:p>
          </table:table-cell>
          <table:table-cell office:value-type="float" office:value="8.096" table:style-name="ce1">
            <text:p>8.096</text:p>
          </table:table-cell>
          <table:table-cell office:value-type="float" office:value="10.0785" table:style-name="ce1">
            <text:p>10.0785</text:p>
          </table:table-cell>
          <table:table-cell office:value-type="float" office:value="5.81525" table:style-name="ce1">
            <text:p>5.81525</text:p>
          </table:table-cell>
          <table:table-cell office:value-type="float" office:value="5.095" table:style-name="ce1">
            <text:p>5.095</text:p>
          </table:table-cell>
          <table:table-cell office:value-type="float" office:value="4.48725" table:style-name="ce1">
            <text:p>4.48725</text:p>
          </table:table-cell>
          <table:table-cell office:value-type="float" office:value="9.611875" table:style-name="ce1">
            <text:p>9.611875</text:p>
          </table:table-cell>
          <table:table-cell office:value-type="float" office:value="7.189125" table:style-name="ce1">
            <text:p>7.189125</text:p>
          </table:table-cell>
          <table:table-cell office:value-type="float" office:value="4.711625" table:style-name="ce1">
            <text:p>4.711625</text:p>
          </table:table-cell>
          <table:table-cell office:value-type="float" office:value="7.37825" table:style-name="ce1">
            <text:p>7.37825</text:p>
          </table:table-cell>
          <table:table-cell office:value-type="float" office:value="9.580875" table:style-name="ce1">
            <text:p>9.580875</text:p>
          </table:table-cell>
          <table:table-cell office:value-type="float" office:value="3.158625" table:style-name="ce1">
            <text:p>3.158625</text:p>
          </table:table-cell>
          <table:table-cell office:value-type="float" office:value="5.27325" table:style-name="ce1">
            <text:p>5.27325</text:p>
          </table:table-cell>
          <table:table-cell office:value-type="float" office:value="0.653875" table:style-name="ce1">
            <text:p>0.653875</text:p>
          </table:table-cell>
          <table:table-cell office:value-type="float" office:value="5.618375" table:style-name="ce1">
            <text:p>5.618375</text:p>
          </table:table-cell>
          <table:table-cell office:value-type="float" office:value="2.582125" table:style-name="ce1">
            <text:p>2.582125</text:p>
          </table:table-cell>
          <table:table-cell office:value-type="float" office:value="4.6715" table:style-name="ce1">
            <text:p>4.6715</text:p>
          </table:table-cell>
          <table:table-cell office:value-type="float" office:value="1.312875" table:style-name="ce1">
            <text:p>1.312875</text:p>
          </table:table-cell>
          <table:table-cell office:value-type="float" office:value="4.20325" table:style-name="ce1">
            <text:p>4.20325</text:p>
          </table:table-cell>
          <table:table-cell office:value-type="float" office:value="0" table:style-name="ce1">
            <text:p>0</text:p>
          </table:table-cell>
          <table:table-cell office:value-type="float" office:value="3.10975" table:style-name="ce1">
            <text:p>3.10975</text:p>
          </table:table-cell>
          <table:table-cell office:value-type="float" office:value="12.659625" table:style-name="ce1">
            <text:p>12.659625</text:p>
          </table:table-cell>
          <table:table-cell office:value-type="float" office:value="0.30525" table:style-name="ce1">
            <text:p>0.30525</text:p>
          </table:table-cell>
          <table:table-cell office:value-type="float" office:value="7.7181745" table:style-name="ce1">
            <text:p>7.7181745</text:p>
          </table:table-cell>
          <table:table-cell office:value-type="float" office:value="4.5321175" table:style-name="ce1">
            <text:p>4.5321175</text:p>
          </table:table-cell>
          <table:table-cell office:value-type="float" office:value="5.8990305" table:style-name="ce1">
            <text:p>5.8990305</text:p>
          </table:table-cell>
          <table:table-cell office:value-type="float" office:value="1.120715" table:style-name="ce1">
            <text:p>1.120715</text:p>
          </table:table-cell>
          <table:table-cell office:value-type="float" office:value="1.285135" table:style-name="ce1">
            <text:p>1.285135</text:p>
          </table:table-cell>
          <table:table-cell office:value-type="float" office:value="3.35068575" table:style-name="ce1">
            <text:p>3.35068575</text:p>
          </table:table-cell>
          <table:table-cell office:value-type="float" office:value="2.0056725" table:style-name="ce1">
            <text:p>2.0056725</text:p>
          </table:table-cell>
          <table:table-cell office:value-type="float" office:value="1.1898475" table:style-name="ce1">
            <text:p>1.1898475</text:p>
          </table:table-cell>
          <table:table-cell office:value-type="float" office:value="1.63865" table:style-name="ce1">
            <text:p>1.63865</text:p>
          </table:table-cell>
          <table:table-cell office:value-type="float" office:value="1.738768825" table:style-name="ce1">
            <text:p>1.738768825</text:p>
          </table:table-cell>
          <table:table-cell office:value-type="float" office:value="0.546583425" table:style-name="ce1">
            <text:p>0.546583425</text:p>
          </table:table-cell>
          <table:table-cell office:value-type="float" office:value="1.537577425" table:style-name="ce1">
            <text:p>1.537577425</text:p>
          </table:table-cell>
          <table:table-cell office:value-type="float" office:value="0.489921875" table:style-name="ce1">
            <text:p>0.489921875</text:p>
          </table:table-cell>
          <table:table-cell office:value-type="float" office:value="0.098" table:style-name="ce1">
            <text:p>0.098</text:p>
          </table:table-cell>
          <table:table-cell office:value-type="float" office:value="0.665" table:style-name="ce1">
            <text:p>0.665</text:p>
          </table:table-cell>
          <table:table-cell office:value-type="float" office:value="0.51075" table:style-name="ce1">
            <text:p>0.51075</text:p>
          </table:table-cell>
          <table:table-cell office:value-type="float" office:value="0.414" table:style-name="ce1">
            <text:p>0.414</text:p>
          </table:table-cell>
          <table:table-cell office:value-type="float" office:value="0.162" table:style-name="ce1">
            <text:p>0.162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6.382125" table:style-name="ce1">
            <text:p>6.382125</text:p>
          </table:table-cell>
          <table:table-cell office:value-type="float" office:value="4.05" table:style-name="ce1">
            <text:p>4.05</text:p>
          </table:table-cell>
          <table:table-cell office:value-type="float" office:value="2.8353515625" table:style-name="ce1">
            <text:p>2.8353515625</text:p>
          </table:table-cell>
          <table:table-cell office:value-type="float" office:value="9.897125" table:style-name="ce1">
            <text:p>9.897125</text:p>
          </table:table-cell>
          <table:table-cell office:value-type="float" office:value="14.798125" table:style-name="ce1">
            <text:p>14.798125</text:p>
          </table:table-cell>
          <table:table-cell office:value-type="float" office:value="10.327875" table:style-name="ce1">
            <text:p>10.327875</text:p>
          </table:table-cell>
          <table:table-cell office:value-type="float" office:value="3.575" table:style-name="ce1">
            <text:p>3.575</text:p>
          </table:table-cell>
          <table:table-cell office:value-type="float" office:value="5.69625" table:style-name="ce1">
            <text:p>5.69625</text:p>
          </table:table-cell>
          <table:table-cell office:value-type="float" office:value="9.22175" table:style-name="ce1">
            <text:p>9.22175</text:p>
          </table:table-cell>
          <table:table-cell office:value-type="float" office:value="2.262" table:style-name="ce1">
            <text:p>2.262</text:p>
          </table:table-cell>
          <table:table-cell office:value-type="float" office:value="7.648375" table:style-name="ce1">
            <text:p>7.648375</text:p>
          </table:table-cell>
          <table:table-cell office:value-type="float" office:value="5.371625" table:style-name="ce1">
            <text:p>5.371625</text:p>
          </table:table-cell>
          <table:table-cell office:value-type="float" office:value="2.91975" table:style-name="ce1">
            <text:p>2.91975</text:p>
          </table:table-cell>
          <table:table-cell office:value-type="float" office:value="3.01875" table:style-name="ce1">
            <text:p>3.01875</text:p>
          </table:table-cell>
          <table:table-cell office:value-type="float" office:value="3.2895" table:style-name="ce1">
            <text:p>3.2895</text:p>
          </table:table-cell>
          <table:table-cell office:value-type="float" office:value="5.129" table:style-name="ce1">
            <text:p>5.129</text:p>
          </table:table-cell>
          <table:table-cell office:value-type="float" office:value="4.656" table:style-name="ce1">
            <text:p>4.656</text:p>
          </table:table-cell>
          <table:table-cell office:value-type="float" office:value="4.155625" table:style-name="ce1">
            <text:p>4.155625</text:p>
          </table:table-cell>
          <table:table-cell office:value-type="float" office:value="8.926375" table:style-name="ce1">
            <text:p>8.926375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5.101875" table:style-name="ce1">
            <text:p>5.101875</text:p>
          </table:table-cell>
          <table:table-cell office:value-type="float" office:value="9.09" table:style-name="ce1">
            <text:p>9.09</text:p>
          </table:table-cell>
          <table:table-cell office:value-type="float" office:value="10.464625" table:style-name="ce1">
            <text:p>10.464625</text:p>
          </table:table-cell>
          <table:table-cell office:value-type="float" office:value="6.999625" table:style-name="ce1">
            <text:p>6.999625</text:p>
          </table:table-cell>
          <table:table-cell office:value-type="float" office:value="5.878125" table:style-name="ce1">
            <text:p>5.878125</text:p>
          </table:table-cell>
          <table:table-cell office:value-type="float" office:value="6.8185" table:style-name="ce1">
            <text:p>6.8185</text:p>
          </table:table-cell>
          <table:table-cell office:value-type="float" office:value="8.772625" table:style-name="ce1">
            <text:p>8.772625</text:p>
          </table:table-cell>
          <table:table-cell office:value-type="float" office:value="8.388375" table:style-name="ce1">
            <text:p>8.388375</text:p>
          </table:table-cell>
          <table:table-cell office:value-type="float" office:value="5.38625" table:style-name="ce1">
            <text:p>5.38625</text:p>
          </table:table-cell>
          <table:table-cell office:value-type="float" office:value="7.624" table:style-name="ce1">
            <text:p>7.624</text:p>
          </table:table-cell>
          <table:table-cell office:value-type="float" office:value="9.527875" table:style-name="ce1">
            <text:p>9.527875</text:p>
          </table:table-cell>
          <table:table-cell office:value-type="float" office:value="5.339625" table:style-name="ce1">
            <text:p>5.339625</text:p>
          </table:table-cell>
          <table:table-cell office:value-type="float" office:value="6.612125" table:style-name="ce1">
            <text:p>6.612125</text:p>
          </table:table-cell>
          <table:table-cell office:value-type="float" office:value="4.371875" table:style-name="ce1">
            <text:p>4.371875</text:p>
          </table:table-cell>
          <table:table-cell office:value-type="float" office:value="7.969" table:style-name="ce1">
            <text:p>7.969</text:p>
          </table:table-cell>
          <table:table-cell office:value-type="float" office:value="4.6395" table:style-name="ce1">
            <text:p>4.6395</text:p>
          </table:table-cell>
          <table:table-cell office:value-type="float" office:value="5.048" table:style-name="ce1">
            <text:p>5.048</text:p>
          </table:table-cell>
          <table:table-cell office:value-type="float" office:value="4.517625" table:style-name="ce1">
            <text:p>4.517625</text:p>
          </table:table-cell>
          <table:table-cell office:value-type="float" office:value="4.9795" table:style-name="ce1">
            <text:p>4.9795</text:p>
          </table:table-cell>
          <table:table-cell office:value-type="float" office:value="0" table:style-name="ce1">
            <text:p>0</text:p>
          </table:table-cell>
          <table:table-cell office:value-type="float" office:value="5.842125" table:style-name="ce1">
            <text:p>5.842125</text:p>
          </table:table-cell>
          <table:table-cell office:value-type="float" office:value="7.94975" table:style-name="ce1">
            <text:p>7.94975</text:p>
          </table:table-cell>
          <table:table-cell office:value-type="float" office:value="1.759125" table:style-name="ce1">
            <text:p>1.759125</text:p>
          </table:table-cell>
          <table:table-cell office:value-type="float" office:value="9.452786" table:style-name="ce1">
            <text:p>9.452786</text:p>
          </table:table-cell>
          <table:table-cell office:value-type="float" office:value="7.488025" table:style-name="ce1">
            <text:p>7.488025</text:p>
          </table:table-cell>
          <table:table-cell office:value-type="float" office:value="13.28991425" table:style-name="ce1">
            <text:p>13.28991425</text:p>
          </table:table-cell>
          <table:table-cell office:value-type="float" office:value="3.6465275" table:style-name="ce1">
            <text:p>3.6465275</text:p>
          </table:table-cell>
          <table:table-cell office:value-type="float" office:value="5.61418" table:style-name="ce1">
            <text:p>5.61418</text:p>
          </table:table-cell>
          <table:table-cell office:value-type="float" office:value="9.78472775" table:style-name="ce1">
            <text:p>9.78472775</text:p>
          </table:table-cell>
          <table:table-cell office:value-type="float" office:value="6.2325975" table:style-name="ce1">
            <text:p>6.2325975</text:p>
          </table:table-cell>
          <table:table-cell office:value-type="float" office:value="4.1427325" table:style-name="ce1">
            <text:p>4.1427325</text:p>
          </table:table-cell>
          <table:table-cell office:value-type="float" office:value="5.4935" table:style-name="ce1">
            <text:p>5.4935</text:p>
          </table:table-cell>
          <table:table-cell office:value-type="float" office:value="8.848535" table:style-name="ce1">
            <text:p>8.848535</text:p>
          </table:table-cell>
          <table:table-cell office:value-type="float" office:value="4.5435" table:style-name="ce1">
            <text:p>4.5435</text:p>
          </table:table-cell>
          <table:table-cell office:value-type="float" office:value="6.63856425" table:style-name="ce1">
            <text:p>6.63856425</text:p>
          </table:table-cell>
          <table:table-cell office:value-type="float" office:value="5.24515625" table:style-name="ce1">
            <text:p>5.24515625</text:p>
          </table:table-cell>
          <table:table-cell office:value-type="float" office:value="2.0809375" table:style-name="ce1">
            <text:p>2.0809375</text:p>
          </table:table-cell>
          <table:table-cell office:value-type="float" office:value="7.9075" table:style-name="ce1">
            <text:p>7.9075</text:p>
          </table:table-cell>
          <table:table-cell office:value-type="float" office:value="7.012" table:style-name="ce1">
            <text:p>7.012</text:p>
          </table:table-cell>
          <table:table-cell office:value-type="float" office:value="9.23425" table:style-name="ce1">
            <text:p>9.23425</text:p>
          </table:table-cell>
          <table:table-cell office:value-type="float" office:value="2.3315" table:style-name="ce1">
            <text:p>2.3315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2.017875" table:style-name="ce1">
            <text:p>2.017875</text:p>
          </table:table-cell>
          <table:table-cell office:value-type="float" office:value="5.099625" table:style-name="ce1">
            <text:p>5.099625</text:p>
          </table:table-cell>
          <table:table-cell office:value-type="float" office:value="3.0875" table:style-name="ce1">
            <text:p>3.0875</text:p>
          </table:table-cell>
          <table:table-cell office:value-type="float" office:value="1.4723828125" table:style-name="ce1">
            <text:p>1.4723828125</text:p>
          </table:table-cell>
          <table:table-cell office:value-type="float" office:value="9.207875" table:style-name="ce1">
            <text:p>9.207875</text:p>
          </table:table-cell>
          <table:table-cell office:value-type="float" office:value="7.332125" table:style-name="ce1">
            <text:p>7.332125</text:p>
          </table:table-cell>
          <table:table-cell office:value-type="float" office:value="6.115" table:style-name="ce1">
            <text:p>6.115</text:p>
          </table:table-cell>
          <table:table-cell office:value-type="float" office:value="1.923125" table:style-name="ce1">
            <text:p>1.923125</text:p>
          </table:table-cell>
          <table:table-cell office:value-type="float" office:value="3.45125" table:style-name="ce1">
            <text:p>3.45125</text:p>
          </table:table-cell>
          <table:table-cell office:value-type="float" office:value="5.329" table:style-name="ce1">
            <text:p>5.329</text:p>
          </table:table-cell>
          <table:table-cell office:value-type="float" office:value="1.544" table:style-name="ce1">
            <text:p>1.544</text:p>
          </table:table-cell>
          <table:table-cell office:value-type="float" office:value="4.14275" table:style-name="ce1">
            <text:p>4.14275</text:p>
          </table:table-cell>
          <table:table-cell office:value-type="float" office:value="1.963375" table:style-name="ce1">
            <text:p>1.963375</text:p>
          </table:table-cell>
          <table:table-cell office:value-type="float" office:value="1.519875" table:style-name="ce1">
            <text:p>1.519875</text:p>
          </table:table-cell>
          <table:table-cell office:value-type="float" office:value="1.22875" table:style-name="ce1">
            <text:p>1.22875</text:p>
          </table:table-cell>
          <table:table-cell office:value-type="float" office:value="2.59025" table:style-name="ce1">
            <text:p>2.59025</text:p>
          </table:table-cell>
          <table:table-cell office:value-type="float" office:value="2.63125" table:style-name="ce1">
            <text:p>2.63125</text:p>
          </table:table-cell>
          <table:table-cell office:value-type="float" office:value="3.964" table:style-name="ce1">
            <text:p>3.964</text:p>
          </table:table-cell>
          <table:table-cell office:value-type="float" office:value="0.688125" table:style-name="ce1">
            <text:p>0.688125</text:p>
          </table:table-cell>
          <table:table-cell office:value-type="float" office:value="4.680375" table:style-name="ce1">
            <text:p>4.680375</text:p>
          </table:table-cell>
          <table:table-cell office:value-type="float" office:value="2.017875" table:style-name="ce1">
            <text:p>2.017875</text:p>
          </table:table-cell>
          <table:table-cell office:value-type="float" office:value="2.65375" table:style-name="ce1">
            <text:p>2.65375</text:p>
          </table:table-cell>
          <table:table-cell office:value-type="float" office:value="3.900875" table:style-name="ce1">
            <text:p>3.900875</text:p>
          </table:table-cell>
          <table:table-cell office:value-type="float" office:value="6.18875" table:style-name="ce1">
            <text:p>6.18875</text:p>
          </table:table-cell>
          <table:table-cell office:value-type="float" office:value="3.37025" table:style-name="ce1">
            <text:p>3.37025</text:p>
          </table:table-cell>
          <table:table-cell office:value-type="float" office:value="3.340625" table:style-name="ce1">
            <text:p>3.340625</text:p>
          </table:table-cell>
          <table:table-cell office:value-type="float" office:value="2.37475" table:style-name="ce1">
            <text:p>2.37475</text:p>
          </table:table-cell>
          <table:table-cell office:value-type="float" office:value="4.240875" table:style-name="ce1">
            <text:p>4.240875</text:p>
          </table:table-cell>
          <table:table-cell office:value-type="float" office:value="3.188375" table:style-name="ce1">
            <text:p>3.188375</text:p>
          </table:table-cell>
          <table:table-cell office:value-type="float" office:value="3.4645" table:style-name="ce1">
            <text:p>3.4645</text:p>
          </table:table-cell>
          <table:table-cell office:value-type="float" office:value="4.470375" table:style-name="ce1">
            <text:p>4.470375</text:p>
          </table:table-cell>
          <table:table-cell office:value-type="float" office:value="7.0135" table:style-name="ce1">
            <text:p>7.0135</text:p>
          </table:table-cell>
          <table:table-cell office:value-type="float" office:value="2.26075" table:style-name="ce1">
            <text:p>2.26075</text:p>
          </table:table-cell>
          <table:table-cell office:value-type="float" office:value="3.950875" table:style-name="ce1">
            <text:p>3.950875</text:p>
          </table:table-cell>
          <table:table-cell office:value-type="float" office:value="2.3745" table:style-name="ce1">
            <text:p>2.3745</text:p>
          </table:table-cell>
          <table:table-cell office:value-type="float" office:value="4.426" table:style-name="ce1">
            <text:p>4.426</text:p>
          </table:table-cell>
          <table:table-cell office:value-type="float" office:value="2.592" table:style-name="ce1">
            <text:p>2.592</text:p>
          </table:table-cell>
          <table:table-cell office:value-type="float" office:value="2.193875" table:style-name="ce1">
            <text:p>2.193875</text:p>
          </table:table-cell>
          <table:table-cell office:value-type="float" office:value="2.052625" table:style-name="ce1">
            <text:p>2.052625</text:p>
          </table:table-cell>
          <table:table-cell office:value-type="float" office:value="3.232125" table:style-name="ce1">
            <text:p>3.232125</text:p>
          </table:table-cell>
          <table:table-cell office:value-type="float" office:value="0" table:style-name="ce1">
            <text:p>0</text:p>
          </table:table-cell>
          <table:table-cell office:value-type="float" office:value="2.87025" table:style-name="ce1">
            <text:p>2.87025</text:p>
          </table:table-cell>
          <table:table-cell office:value-type="float" office:value="3.304625" table:style-name="ce1">
            <text:p>3.304625</text:p>
          </table:table-cell>
          <table:table-cell office:value-type="float" office:value="0.533375" table:style-name="ce1">
            <text:p>0.533375</text:p>
          </table:table-cell>
          <table:table-cell office:value-type="float" office:value="4.72593125" table:style-name="ce1">
            <text:p>4.72593125</text:p>
          </table:table-cell>
          <table:table-cell office:value-type="float" office:value="4.5332675" table:style-name="ce1">
            <text:p>4.5332675</text:p>
          </table:table-cell>
          <table:table-cell office:value-type="float" office:value="7.54039375" table:style-name="ce1">
            <text:p>7.54039375</text:p>
          </table:table-cell>
          <table:table-cell office:value-type="float" office:value="2.2536525" table:style-name="ce1">
            <text:p>2.2536525</text:p>
          </table:table-cell>
          <table:table-cell office:value-type="float" office:value="3.605435" table:style-name="ce1">
            <text:p>3.605435</text:p>
          </table:table-cell>
          <table:table-cell office:value-type="float" office:value="5.3808745" table:style-name="ce1">
            <text:p>5.3808745</text:p>
          </table:table-cell>
          <table:table-cell office:value-type="float" office:value="3.5167675" table:style-name="ce1">
            <text:p>3.5167675</text:p>
          </table:table-cell>
          <table:table-cell office:value-type="float" office:value="1.88568" table:style-name="ce1">
            <text:p>1.88568</text:p>
          </table:table-cell>
          <table:table-cell office:value-type="float" office:value="3.211525" table:style-name="ce1">
            <text:p>3.211525</text:p>
          </table:table-cell>
          <table:table-cell office:value-type="float" office:value="4.13140225" table:style-name="ce1">
            <text:p>4.13140225</text:p>
          </table:table-cell>
          <table:table-cell office:value-type="float" office:value="3.33" table:style-name="ce1">
            <text:p>3.33</text:p>
          </table:table-cell>
          <table:table-cell office:value-type="float" office:value="4.90908825" table:style-name="ce1">
            <text:p>4.90908825</text:p>
          </table:table-cell>
          <table:table-cell office:value-type="float" office:value="4.41032825" table:style-name="ce1">
            <text:p>4.41032825</text:p>
          </table:table-cell>
          <table:table-cell office:value-type="float" office:value="0.82734375" table:style-name="ce1">
            <text:p>0.82734375</text:p>
          </table:table-cell>
          <table:table-cell office:value-type="float" office:value="3.1875" table:style-name="ce1">
            <text:p>3.1875</text:p>
          </table:table-cell>
          <table:table-cell office:value-type="float" office:value="3.49325" table:style-name="ce1">
            <text:p>3.49325</text:p>
          </table:table-cell>
          <table:table-cell office:value-type="float" office:value="3.88725" table:style-name="ce1">
            <text:p>3.88725</text:p>
          </table:table-cell>
          <table:table-cell office:value-type="float" office:value="1.29075" table:style-name="ce1">
            <text:p>1.29075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182" table:style-name="ce1">
            <text:p>6.182</text:p>
          </table:table-cell>
          <table:table-cell office:value-type="float" office:value="4.325" table:style-name="ce1">
            <text:p>4.325</text:p>
          </table:table-cell>
          <table:table-cell office:value-type="float" office:value="2.9621875" table:style-name="ce1">
            <text:p>2.9621875</text:p>
          </table:table-cell>
          <table:table-cell office:value-type="float" office:value="9.234125" table:style-name="ce1">
            <text:p>9.234125</text:p>
          </table:table-cell>
          <table:table-cell office:value-type="float" office:value="12.710625" table:style-name="ce1">
            <text:p>12.710625</text:p>
          </table:table-cell>
          <table:table-cell office:value-type="float" office:value="10.75525" table:style-name="ce1">
            <text:p>10.75525</text:p>
          </table:table-cell>
          <table:table-cell office:value-type="float" office:value="4.66" table:style-name="ce1">
            <text:p>4.66</text:p>
          </table:table-cell>
          <table:table-cell office:value-type="float" office:value="6.274375" table:style-name="ce1">
            <text:p>6.274375</text:p>
          </table:table-cell>
          <table:table-cell office:value-type="float" office:value="9.752125" table:style-name="ce1">
            <text:p>9.752125</text:p>
          </table:table-cell>
          <table:table-cell office:value-type="float" office:value="1.763125" table:style-name="ce1">
            <text:p>1.763125</text:p>
          </table:table-cell>
          <table:table-cell office:value-type="float" office:value="7.90475" table:style-name="ce1">
            <text:p>7.90475</text:p>
          </table:table-cell>
          <table:table-cell office:value-type="float" office:value="5.24575" table:style-name="ce1">
            <text:p>5.24575</text:p>
          </table:table-cell>
          <table:table-cell office:value-type="float" office:value="2.239" table:style-name="ce1">
            <text:p>2.239</text:p>
          </table:table-cell>
          <table:table-cell office:value-type="float" office:value="3.064375" table:style-name="ce1">
            <text:p>3.064375</text:p>
          </table:table-cell>
          <table:table-cell office:value-type="float" office:value="3.04125" table:style-name="ce1">
            <text:p>3.04125</text:p>
          </table:table-cell>
          <table:table-cell office:value-type="float" office:value="5.798875" table:style-name="ce1">
            <text:p>5.798875</text:p>
          </table:table-cell>
          <table:table-cell office:value-type="float" office:value="5.289625" table:style-name="ce1">
            <text:p>5.289625</text:p>
          </table:table-cell>
          <table:table-cell office:value-type="float" office:value="4.090625" table:style-name="ce1">
            <text:p>4.090625</text:p>
          </table:table-cell>
          <table:table-cell office:value-type="float" office:value="9.90725" table:style-name="ce1">
            <text:p>9.90725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59375" table:style-name="ce1">
            <text:p>6.59375</text:p>
          </table:table-cell>
          <table:table-cell office:value-type="float" office:value="9.89475" table:style-name="ce1">
            <text:p>9.89475</text:p>
          </table:table-cell>
          <table:table-cell office:value-type="float" office:value="11.22075" table:style-name="ce1">
            <text:p>11.22075</text:p>
          </table:table-cell>
          <table:table-cell office:value-type="float" office:value="7.6665" table:style-name="ce1">
            <text:p>7.6665</text:p>
          </table:table-cell>
          <table:table-cell office:value-type="float" office:value="7.723125" table:style-name="ce1">
            <text:p>7.723125</text:p>
          </table:table-cell>
          <table:table-cell office:value-type="float" office:value="6.70075" table:style-name="ce1">
            <text:p>6.70075</text:p>
          </table:table-cell>
          <table:table-cell office:value-type="float" office:value="10.430875" table:style-name="ce1">
            <text:p>10.430875</text:p>
          </table:table-cell>
          <table:table-cell office:value-type="float" office:value="8.535875" table:style-name="ce1">
            <text:p>8.535875</text:p>
          </table:table-cell>
          <table:table-cell office:value-type="float" office:value="7.391" table:style-name="ce1">
            <text:p>7.391</text:p>
          </table:table-cell>
          <table:table-cell office:value-type="float" office:value="7.9045" table:style-name="ce1">
            <text:p>7.9045</text:p>
          </table:table-cell>
          <table:table-cell office:value-type="float" office:value="11.2635" table:style-name="ce1">
            <text:p>11.2635</text:p>
          </table:table-cell>
          <table:table-cell office:value-type="float" office:value="5.481375" table:style-name="ce1">
            <text:p>5.481375</text:p>
          </table:table-cell>
          <table:table-cell office:value-type="float" office:value="6.991375" table:style-name="ce1">
            <text:p>6.991375</text:p>
          </table:table-cell>
          <table:table-cell office:value-type="float" office:value="5.48275" table:style-name="ce1">
            <text:p>5.48275</text:p>
          </table:table-cell>
          <table:table-cell office:value-type="float" office:value="7.891" table:style-name="ce1">
            <text:p>7.891</text:p>
          </table:table-cell>
          <table:table-cell office:value-type="float" office:value="4.71775" table:style-name="ce1">
            <text:p>4.71775</text:p>
          </table:table-cell>
          <table:table-cell office:value-type="float" office:value="5.142625" table:style-name="ce1">
            <text:p>5.142625</text:p>
          </table:table-cell>
          <table:table-cell office:value-type="float" office:value="4.497125" table:style-name="ce1">
            <text:p>4.497125</text:p>
          </table:table-cell>
          <table:table-cell office:value-type="float" office:value="6.069625" table:style-name="ce1">
            <text:p>6.069625</text:p>
          </table:table-cell>
          <table:table-cell office:value-type="float" office:value="0" table:style-name="ce1">
            <text:p>0</text:p>
          </table:table-cell>
          <table:table-cell office:value-type="float" office:value="6.7855" table:style-name="ce1">
            <text:p>6.7855</text:p>
          </table:table-cell>
          <table:table-cell office:value-type="float" office:value="11.629" table:style-name="ce1">
            <text:p>11.629</text:p>
          </table:table-cell>
          <table:table-cell office:value-type="float" office:value="1.907625" table:style-name="ce1">
            <text:p>1.907625</text:p>
          </table:table-cell>
          <table:table-cell office:value-type="float" office:value="13.88896" table:style-name="ce1">
            <text:p>13.88896</text:p>
          </table:table-cell>
          <table:table-cell office:value-type="float" office:value="7.904195" table:style-name="ce1">
            <text:p>7.904195</text:p>
          </table:table-cell>
          <table:table-cell office:value-type="float" office:value="14.3806575" table:style-name="ce1">
            <text:p>14.3806575</text:p>
          </table:table-cell>
          <table:table-cell office:value-type="float" office:value="4.5483375" table:style-name="ce1">
            <text:p>4.5483375</text:p>
          </table:table-cell>
          <table:table-cell office:value-type="float" office:value="5.99945" table:style-name="ce1">
            <text:p>5.99945</text:p>
          </table:table-cell>
          <table:table-cell office:value-type="float" office:value="9.3120415" table:style-name="ce1">
            <text:p>9.3120415</text:p>
          </table:table-cell>
          <table:table-cell office:value-type="float" office:value="6.8630775" table:style-name="ce1">
            <text:p>6.8630775</text:p>
          </table:table-cell>
          <table:table-cell office:value-type="float" office:value="4.687665" table:style-name="ce1">
            <text:p>4.687665</text:p>
          </table:table-cell>
          <table:table-cell office:value-type="float" office:value="6.1432675" table:style-name="ce1">
            <text:p>6.1432675</text:p>
          </table:table-cell>
          <table:table-cell office:value-type="float" office:value="8.80684075" table:style-name="ce1">
            <text:p>8.80684075</text:p>
          </table:table-cell>
          <table:table-cell office:value-type="float" office:value="5.92916675" table:style-name="ce1">
            <text:p>5.92916675</text:p>
          </table:table-cell>
          <table:table-cell office:value-type="float" office:value="8.31775525" table:style-name="ce1">
            <text:p>8.31775525</text:p>
          </table:table-cell>
          <table:table-cell office:value-type="float" office:value="8.1953125" table:style-name="ce1">
            <text:p>8.1953125</text:p>
          </table:table-cell>
          <table:table-cell office:value-type="float" office:value="3.25140625" table:style-name="ce1">
            <text:p>3.25140625</text:p>
          </table:table-cell>
          <table:table-cell office:value-type="float" office:value="8.4225" table:style-name="ce1">
            <text:p>8.4225</text:p>
          </table:table-cell>
          <table:table-cell office:value-type="float" office:value="7.77975" table:style-name="ce1">
            <text:p>7.77975</text:p>
          </table:table-cell>
          <table:table-cell office:value-type="float" office:value="8.54775" table:style-name="ce1">
            <text:p>8.54775</text:p>
          </table:table-cell>
          <table:table-cell office:value-type="float" office:value="3.3685" table:style-name="ce1">
            <text:p>3.368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6.622375" table:style-name="ce1">
            <text:p>6.622375</text:p>
          </table:table-cell>
          <table:table-cell office:value-type="float" office:value="2.76875" table:style-name="ce1">
            <text:p>2.76875</text:p>
          </table:table-cell>
          <table:table-cell office:value-type="float" office:value="2.6712109375" table:style-name="ce1">
            <text:p>2.6712109375</text:p>
          </table:table-cell>
          <table:table-cell office:value-type="float" office:value="8.788625" table:style-name="ce1">
            <text:p>8.788625</text:p>
          </table:table-cell>
          <table:table-cell office:value-type="float" office:value="16.21725" table:style-name="ce1">
            <text:p>16.21725</text:p>
          </table:table-cell>
          <table:table-cell office:value-type="float" office:value="7.382375" table:style-name="ce1">
            <text:p>7.382375</text:p>
          </table:table-cell>
          <table:table-cell office:value-type="float" office:value="2.55" table:style-name="ce1">
            <text:p>2.55</text:p>
          </table:table-cell>
          <table:table-cell office:value-type="float" office:value="4.1225" table:style-name="ce1">
            <text:p>4.1225</text:p>
          </table:table-cell>
          <table:table-cell office:value-type="float" office:value="6.66475" table:style-name="ce1">
            <text:p>6.66475</text:p>
          </table:table-cell>
          <table:table-cell office:value-type="float" office:value="2.41825" table:style-name="ce1">
            <text:p>2.41825</text:p>
          </table:table-cell>
          <table:table-cell office:value-type="float" office:value="4.287" table:style-name="ce1">
            <text:p>4.287</text:p>
          </table:table-cell>
          <table:table-cell office:value-type="float" office:value="5.5865" table:style-name="ce1">
            <text:p>5.5865</text:p>
          </table:table-cell>
          <table:table-cell office:value-type="float" office:value="1.902" table:style-name="ce1">
            <text:p>1.902</text:p>
          </table:table-cell>
          <table:table-cell office:value-type="float" office:value="3.51125" table:style-name="ce1">
            <text:p>3.51125</text:p>
          </table:table-cell>
          <table:table-cell office:value-type="float" office:value="2.76525" table:style-name="ce1">
            <text:p>2.76525</text:p>
          </table:table-cell>
          <table:table-cell office:value-type="float" office:value="5.2265" table:style-name="ce1">
            <text:p>5.2265</text:p>
          </table:table-cell>
          <table:table-cell office:value-type="float" office:value="4.67775" table:style-name="ce1">
            <text:p>4.67775</text:p>
          </table:table-cell>
          <table:table-cell office:value-type="float" office:value="5.48125" table:style-name="ce1">
            <text:p>5.48125</text:p>
          </table:table-cell>
          <table:table-cell office:value-type="float" office:value="7.438375" table:style-name="ce1">
            <text:p>7.438375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4.40625" table:style-name="ce1">
            <text:p>4.40625</text:p>
          </table:table-cell>
          <table:table-cell office:value-type="float" office:value="10.46875" table:style-name="ce1">
            <text:p>10.46875</text:p>
          </table:table-cell>
          <table:table-cell office:value-type="float" office:value="9.188375" table:style-name="ce1">
            <text:p>9.188375</text:p>
          </table:table-cell>
          <table:table-cell office:value-type="float" office:value="7.371625" table:style-name="ce1">
            <text:p>7.371625</text:p>
          </table:table-cell>
          <table:table-cell office:value-type="float" office:value="5.3425" table:style-name="ce1">
            <text:p>5.3425</text:p>
          </table:table-cell>
          <table:table-cell office:value-type="float" office:value="7.301375" table:style-name="ce1">
            <text:p>7.301375</text:p>
          </table:table-cell>
          <table:table-cell office:value-type="float" office:value="7.51775" table:style-name="ce1">
            <text:p>7.51775</text:p>
          </table:table-cell>
          <table:table-cell office:value-type="float" office:value="9.043625" table:style-name="ce1">
            <text:p>9.043625</text:p>
          </table:table-cell>
          <table:table-cell office:value-type="float" office:value="5.1955" table:style-name="ce1">
            <text:p>5.1955</text:p>
          </table:table-cell>
          <table:table-cell office:value-type="float" office:value="8.335875" table:style-name="ce1">
            <text:p>8.335875</text:p>
          </table:table-cell>
          <table:table-cell office:value-type="float" office:value="10.01975" table:style-name="ce1">
            <text:p>10.01975</text:p>
          </table:table-cell>
          <table:table-cell office:value-type="float" office:value="6.601" table:style-name="ce1">
            <text:p>6.601</text:p>
          </table:table-cell>
          <table:table-cell office:value-type="float" office:value="6.263375" table:style-name="ce1">
            <text:p>6.263375</text:p>
          </table:table-cell>
          <table:table-cell office:value-type="float" office:value="4.5195" table:style-name="ce1">
            <text:p>4.5195</text:p>
          </table:table-cell>
          <table:table-cell office:value-type="float" office:value="5.991375" table:style-name="ce1">
            <text:p>5.991375</text:p>
          </table:table-cell>
          <table:table-cell office:value-type="float" office:value="3.658" table:style-name="ce1">
            <text:p>3.658</text:p>
          </table:table-cell>
          <table:table-cell office:value-type="float" office:value="3.810125" table:style-name="ce1">
            <text:p>3.810125</text:p>
          </table:table-cell>
          <table:table-cell office:value-type="float" office:value="2.02525" table:style-name="ce1">
            <text:p>2.02525</text:p>
          </table:table-cell>
          <table:table-cell office:value-type="float" office:value="3.97725" table:style-name="ce1">
            <text:p>3.97725</text:p>
          </table:table-cell>
          <table:table-cell office:value-type="float" office:value="0" table:style-name="ce1">
            <text:p>0</text:p>
          </table:table-cell>
          <table:table-cell office:value-type="float" office:value="4.288875" table:style-name="ce1">
            <text:p>4.288875</text:p>
          </table:table-cell>
          <table:table-cell office:value-type="float" office:value="7.504" table:style-name="ce1">
            <text:p>7.504</text:p>
          </table:table-cell>
          <table:table-cell office:value-type="float" office:value="0.711" table:style-name="ce1">
            <text:p>0.711</text:p>
          </table:table-cell>
          <table:table-cell office:value-type="float" office:value="10.4526425" table:style-name="ce1">
            <text:p>10.4526425</text:p>
          </table:table-cell>
          <table:table-cell office:value-type="float" office:value="6.4324725" table:style-name="ce1">
            <text:p>6.4324725</text:p>
          </table:table-cell>
          <table:table-cell office:value-type="float" office:value="12.383755" table:style-name="ce1">
            <text:p>12.383755</text:p>
          </table:table-cell>
          <table:table-cell office:value-type="float" office:value="3.09432" table:style-name="ce1">
            <text:p>3.09432</text:p>
          </table:table-cell>
          <table:table-cell office:value-type="float" office:value="5.8651425" table:style-name="ce1">
            <text:p>5.8651425</text:p>
          </table:table-cell>
          <table:table-cell office:value-type="float" office:value="7.59885675" table:style-name="ce1">
            <text:p>7.59885675</text:p>
          </table:table-cell>
          <table:table-cell office:value-type="float" office:value="5.7071475" table:style-name="ce1">
            <text:p>5.7071475</text:p>
          </table:table-cell>
          <table:table-cell office:value-type="float" office:value="2.93901" table:style-name="ce1">
            <text:p>2.93901</text:p>
          </table:table-cell>
          <table:table-cell office:value-type="float" office:value="4.10593" table:style-name="ce1">
            <text:p>4.10593</text:p>
          </table:table-cell>
          <table:table-cell office:value-type="float" office:value="4.873265" table:style-name="ce1">
            <text:p>4.873265</text:p>
          </table:table-cell>
          <table:table-cell office:value-type="float" office:value="5.148" table:style-name="ce1">
            <text:p>5.148</text:p>
          </table:table-cell>
          <table:table-cell office:value-type="float" office:value="5.8546145" table:style-name="ce1">
            <text:p>5.8546145</text:p>
          </table:table-cell>
          <table:table-cell office:value-type="float" office:value="6.266875" table:style-name="ce1">
            <text:p>6.266875</text:p>
          </table:table-cell>
          <table:table-cell office:value-type="float" office:value="1.324765625" table:style-name="ce1">
            <text:p>1.324765625</text:p>
          </table:table-cell>
          <table:table-cell office:value-type="float" office:value="6.385" table:style-name="ce1">
            <text:p>6.385</text:p>
          </table:table-cell>
          <table:table-cell office:value-type="float" office:value="6.289" table:style-name="ce1">
            <text:p>6.289</text:p>
          </table:table-cell>
          <table:table-cell office:value-type="float" office:value="6.6735" table:style-name="ce1">
            <text:p>6.6735</text:p>
          </table:table-cell>
          <table:table-cell office:value-type="float" office:value="1.65975" table:style-name="ce1">
            <text:p>1.65975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5.4425" table:style-name="ce1">
            <text:p>5.4425</text:p>
          </table:table-cell>
          <table:table-cell office:value-type="float" office:value="2.46875" table:style-name="ce1">
            <text:p>2.46875</text:p>
          </table:table-cell>
          <table:table-cell office:value-type="float" office:value="1.6093359375" table:style-name="ce1">
            <text:p>1.6093359375</text:p>
          </table:table-cell>
          <table:table-cell office:value-type="float" office:value="8.898375" table:style-name="ce1">
            <text:p>8.898375</text:p>
          </table:table-cell>
          <table:table-cell office:value-type="float" office:value="10.27525" table:style-name="ce1">
            <text:p>10.27525</text:p>
          </table:table-cell>
          <table:table-cell office:value-type="float" office:value="5.548625" table:style-name="ce1">
            <text:p>5.548625</text:p>
          </table:table-cell>
          <table:table-cell office:value-type="float" office:value="1.4275" table:style-name="ce1">
            <text:p>1.4275</text:p>
          </table:table-cell>
          <table:table-cell office:value-type="float" office:value="3.396875" table:style-name="ce1">
            <text:p>3.396875</text:p>
          </table:table-cell>
          <table:table-cell office:value-type="float" office:value="5.389125" table:style-name="ce1">
            <text:p>5.389125</text:p>
          </table:table-cell>
          <table:table-cell office:value-type="float" office:value="2.180375" table:style-name="ce1">
            <text:p>2.180375</text:p>
          </table:table-cell>
          <table:table-cell office:value-type="float" office:value="2.801625" table:style-name="ce1">
            <text:p>2.801625</text:p>
          </table:table-cell>
          <table:table-cell office:value-type="float" office:value="2.887875" table:style-name="ce1">
            <text:p>2.887875</text:p>
          </table:table-cell>
          <table:table-cell office:value-type="float" office:value="1.52725" table:style-name="ce1">
            <text:p>1.52725</text:p>
          </table:table-cell>
          <table:table-cell office:value-type="float" office:value="1.7825" table:style-name="ce1">
            <text:p>1.7825</text:p>
          </table:table-cell>
          <table:table-cell office:value-type="float" office:value="2.32025" table:style-name="ce1">
            <text:p>2.32025</text:p>
          </table:table-cell>
          <table:table-cell office:value-type="float" office:value="3.11325" table:style-name="ce1">
            <text:p>3.11325</text:p>
          </table:table-cell>
          <table:table-cell office:value-type="float" office:value="3.03975" table:style-name="ce1">
            <text:p>3.03975</text:p>
          </table:table-cell>
          <table:table-cell office:value-type="float" office:value="1.16125" table:style-name="ce1">
            <text:p>1.16125</text:p>
          </table:table-cell>
          <table:table-cell office:value-type="float" office:value="4.516375" table:style-name="ce1">
            <text:p>4.516375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2.091875" table:style-name="ce1">
            <text:p>2.091875</text:p>
          </table:table-cell>
          <table:table-cell office:value-type="float" office:value="4.562875" table:style-name="ce1">
            <text:p>4.562875</text:p>
          </table:table-cell>
          <table:table-cell office:value-type="float" office:value="6.46525" table:style-name="ce1">
            <text:p>6.46525</text:p>
          </table:table-cell>
          <table:table-cell office:value-type="float" office:value="3.913375" table:style-name="ce1">
            <text:p>3.913375</text:p>
          </table:table-cell>
          <table:table-cell office:value-type="float" office:value="2.715625" table:style-name="ce1">
            <text:p>2.715625</text:p>
          </table:table-cell>
          <table:table-cell office:value-type="float" office:value="3.649" table:style-name="ce1">
            <text:p>3.649</text:p>
          </table:table-cell>
          <table:table-cell office:value-type="float" office:value="4.11675" table:style-name="ce1">
            <text:p>4.11675</text:p>
          </table:table-cell>
          <table:table-cell office:value-type="float" office:value="3.742875" table:style-name="ce1">
            <text:p>3.742875</text:p>
          </table:table-cell>
          <table:table-cell office:value-type="float" office:value="3.12375" table:style-name="ce1">
            <text:p>3.12375</text:p>
          </table:table-cell>
          <table:table-cell office:value-type="float" office:value="4.050375" table:style-name="ce1">
            <text:p>4.050375</text:p>
          </table:table-cell>
          <table:table-cell office:value-type="float" office:value="4.406625" table:style-name="ce1">
            <text:p>4.406625</text:p>
          </table:table-cell>
          <table:table-cell office:value-type="float" office:value="2.489625" table:style-name="ce1">
            <text:p>2.489625</text:p>
          </table:table-cell>
          <table:table-cell office:value-type="float" office:value="3.430375" table:style-name="ce1">
            <text:p>3.430375</text:p>
          </table:table-cell>
          <table:table-cell office:value-type="float" office:value="2.691625" table:style-name="ce1">
            <text:p>2.691625</text:p>
          </table:table-cell>
          <table:table-cell office:value-type="float" office:value="3.7315" table:style-name="ce1">
            <text:p>3.7315</text:p>
          </table:table-cell>
          <table:table-cell office:value-type="float" office:value="3.296375" table:style-name="ce1">
            <text:p>3.296375</text:p>
          </table:table-cell>
          <table:table-cell office:value-type="float" office:value="1.68275" table:style-name="ce1">
            <text:p>1.68275</text:p>
          </table:table-cell>
          <table:table-cell office:value-type="float" office:value="2.23325" table:style-name="ce1">
            <text:p>2.23325</text:p>
          </table:table-cell>
          <table:table-cell office:value-type="float" office:value="2.9305" table:style-name="ce1">
            <text:p>2.9305</text:p>
          </table:table-cell>
          <table:table-cell office:value-type="float" office:value="0" table:style-name="ce1">
            <text:p>0</text:p>
          </table:table-cell>
          <table:table-cell office:value-type="float" office:value="2.414625" table:style-name="ce1">
            <text:p>2.414625</text:p>
          </table:table-cell>
          <table:table-cell office:value-type="float" office:value="5.641" table:style-name="ce1">
            <text:p>5.641</text:p>
          </table:table-cell>
          <table:table-cell office:value-type="float" office:value="0.857" table:style-name="ce1">
            <text:p>0.857</text:p>
          </table:table-cell>
          <table:table-cell office:value-type="float" office:value="6.4578095" table:style-name="ce1">
            <text:p>6.4578095</text:p>
          </table:table-cell>
          <table:table-cell office:value-type="float" office:value="4.8855975" table:style-name="ce1">
            <text:p>4.8855975</text:p>
          </table:table-cell>
          <table:table-cell office:value-type="float" office:value="9.52266425" table:style-name="ce1">
            <text:p>9.52266425</text:p>
          </table:table-cell>
          <table:table-cell office:value-type="float" office:value="3.1087825" table:style-name="ce1">
            <text:p>3.1087825</text:p>
          </table:table-cell>
          <table:table-cell office:value-type="float" office:value="3.88824" table:style-name="ce1">
            <text:p>3.88824</text:p>
          </table:table-cell>
          <table:table-cell office:value-type="float" office:value="6.651281" table:style-name="ce1">
            <text:p>6.651281</text:p>
          </table:table-cell>
          <table:table-cell office:value-type="float" office:value="5.3768125" table:style-name="ce1">
            <text:p>5.3768125</text:p>
          </table:table-cell>
          <table:table-cell office:value-type="float" office:value="3.15081" table:style-name="ce1">
            <text:p>3.15081</text:p>
          </table:table-cell>
          <table:table-cell office:value-type="float" office:value="4.848935" table:style-name="ce1">
            <text:p>4.848935</text:p>
          </table:table-cell>
          <table:table-cell office:value-type="float" office:value="5.340003" table:style-name="ce1">
            <text:p>5.340003</text:p>
          </table:table-cell>
          <table:table-cell office:value-type="float" office:value="4.47033325" table:style-name="ce1">
            <text:p>4.47033325</text:p>
          </table:table-cell>
          <table:table-cell office:value-type="float" office:value="5.13603625" table:style-name="ce1">
            <text:p>5.13603625</text:p>
          </table:table-cell>
          <table:table-cell office:value-type="float" office:value="4.34" table:style-name="ce1">
            <text:p>4.34</text:p>
          </table:table-cell>
          <table:table-cell office:value-type="float" office:value="1.38273475" table:style-name="ce1">
            <text:p>1.38273475</text:p>
          </table:table-cell>
          <table:table-cell office:value-type="float" office:value="4.8525" table:style-name="ce1">
            <text:p>4.8525</text:p>
          </table:table-cell>
          <table:table-cell office:value-type="float" office:value="4.2065" table:style-name="ce1">
            <text:p>4.2065</text:p>
          </table:table-cell>
          <table:table-cell office:value-type="float" office:value="4.87125" table:style-name="ce1">
            <text:p>4.87125</text:p>
          </table:table-cell>
          <table:table-cell office:value-type="float" office:value="2.34075" table:style-name="ce1">
            <text:p>2.34075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5.296125" table:style-name="ce1">
            <text:p>5.296125</text:p>
          </table:table-cell>
          <table:table-cell office:value-type="float" office:value="2.525" table:style-name="ce1">
            <text:p>2.525</text:p>
          </table:table-cell>
          <table:table-cell office:value-type="float" office:value="2.61296875" table:style-name="ce1">
            <text:p>2.61296875</text:p>
          </table:table-cell>
          <table:table-cell office:value-type="float" office:value="8.833875" table:style-name="ce1">
            <text:p>8.833875</text:p>
          </table:table-cell>
          <table:table-cell office:value-type="float" office:value="14.298375" table:style-name="ce1">
            <text:p>14.298375</text:p>
          </table:table-cell>
          <table:table-cell office:value-type="float" office:value="7.244" table:style-name="ce1">
            <text:p>7.244</text:p>
          </table:table-cell>
          <table:table-cell office:value-type="float" office:value="2.183125" table:style-name="ce1">
            <text:p>2.183125</text:p>
          </table:table-cell>
          <table:table-cell office:value-type="float" office:value="4.4225" table:style-name="ce1">
            <text:p>4.4225</text:p>
          </table:table-cell>
          <table:table-cell office:value-type="float" office:value="7.154" table:style-name="ce1">
            <text:p>7.154</text:p>
          </table:table-cell>
          <table:table-cell office:value-type="float" office:value="3.65525" table:style-name="ce1">
            <text:p>3.65525</text:p>
          </table:table-cell>
          <table:table-cell office:value-type="float" office:value="4.0215" table:style-name="ce1">
            <text:p>4.0215</text:p>
          </table:table-cell>
          <table:table-cell office:value-type="float" office:value="4.23775" table:style-name="ce1">
            <text:p>4.23775</text:p>
          </table:table-cell>
          <table:table-cell office:value-type="float" office:value="1.545375" table:style-name="ce1">
            <text:p>1.545375</text:p>
          </table:table-cell>
          <table:table-cell office:value-type="float" office:value="3.458125" table:style-name="ce1">
            <text:p>3.458125</text:p>
          </table:table-cell>
          <table:table-cell office:value-type="float" office:value="3.651625" table:style-name="ce1">
            <text:p>3.651625</text:p>
          </table:table-cell>
          <table:table-cell office:value-type="float" office:value="4.15" table:style-name="ce1">
            <text:p>4.15</text:p>
          </table:table-cell>
          <table:table-cell office:value-type="float" office:value="5.38575" table:style-name="ce1">
            <text:p>5.38575</text:p>
          </table:table-cell>
          <table:table-cell office:value-type="float" office:value="2.29625" table:style-name="ce1">
            <text:p>2.29625</text:p>
          </table:table-cell>
          <table:table-cell office:value-type="float" office:value="7.59025" table:style-name="ce1">
            <text:p>7.59025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3.9975" table:style-name="ce1">
            <text:p>3.9975</text:p>
          </table:table-cell>
          <table:table-cell office:value-type="float" office:value="7.021625" table:style-name="ce1">
            <text:p>7.021625</text:p>
          </table:table-cell>
          <table:table-cell office:value-type="float" office:value="8.711375" table:style-name="ce1">
            <text:p>8.711375</text:p>
          </table:table-cell>
          <table:table-cell office:value-type="float" office:value="5.70475" table:style-name="ce1">
            <text:p>5.70475</text:p>
          </table:table-cell>
          <table:table-cell office:value-type="float" office:value="5.556875" table:style-name="ce1">
            <text:p>5.556875</text:p>
          </table:table-cell>
          <table:table-cell office:value-type="float" office:value="6.582625" table:style-name="ce1">
            <text:p>6.582625</text:p>
          </table:table-cell>
          <table:table-cell office:value-type="float" office:value="6.703375" table:style-name="ce1">
            <text:p>6.703375</text:p>
          </table:table-cell>
          <table:table-cell office:value-type="float" office:value="6.012625" table:style-name="ce1">
            <text:p>6.012625</text:p>
          </table:table-cell>
          <table:table-cell office:value-type="float" office:value="4.9985" table:style-name="ce1">
            <text:p>4.9985</text:p>
          </table:table-cell>
          <table:table-cell office:value-type="float" office:value="6.500875" table:style-name="ce1">
            <text:p>6.500875</text:p>
          </table:table-cell>
          <table:table-cell office:value-type="float" office:value="8.44525" table:style-name="ce1">
            <text:p>8.44525</text:p>
          </table:table-cell>
          <table:table-cell office:value-type="float" office:value="4.982125" table:style-name="ce1">
            <text:p>4.982125</text:p>
          </table:table-cell>
          <table:table-cell office:value-type="float" office:value="6.037625" table:style-name="ce1">
            <text:p>6.037625</text:p>
          </table:table-cell>
          <table:table-cell office:value-type="float" office:value="5.97825" table:style-name="ce1">
            <text:p>5.97825</text:p>
          </table:table-cell>
          <table:table-cell office:value-type="float" office:value="7.298375" table:style-name="ce1">
            <text:p>7.298375</text:p>
          </table:table-cell>
          <table:table-cell office:value-type="float" office:value="5.4665" table:style-name="ce1">
            <text:p>5.4665</text:p>
          </table:table-cell>
          <table:table-cell office:value-type="float" office:value="3.761" table:style-name="ce1">
            <text:p>3.761</text:p>
          </table:table-cell>
          <table:table-cell office:value-type="float" office:value="4.511375" table:style-name="ce1">
            <text:p>4.511375</text:p>
          </table:table-cell>
          <table:table-cell office:value-type="float" office:value="3.70475" table:style-name="ce1">
            <text:p>3.70475</text:p>
          </table:table-cell>
          <table:table-cell office:value-type="float" office:value="0" table:style-name="ce1">
            <text:p>0</text:p>
          </table:table-cell>
          <table:table-cell office:value-type="float" office:value="4.429125" table:style-name="ce1">
            <text:p>4.429125</text:p>
          </table:table-cell>
          <table:table-cell office:value-type="float" office:value="8.7825" table:style-name="ce1">
            <text:p>8.7825</text:p>
          </table:table-cell>
          <table:table-cell office:value-type="float" office:value="0.99775" table:style-name="ce1">
            <text:p>0.99775</text:p>
          </table:table-cell>
          <table:table-cell office:value-type="float" office:value="14.4385925" table:style-name="ce1">
            <text:p>14.4385925</text:p>
          </table:table-cell>
          <table:table-cell office:value-type="float" office:value="6.76955" table:style-name="ce1">
            <text:p>6.76955</text:p>
          </table:table-cell>
          <table:table-cell office:value-type="float" office:value="14.4626075" table:style-name="ce1">
            <text:p>14.4626075</text:p>
          </table:table-cell>
          <table:table-cell office:value-type="float" office:value="4.332125" table:style-name="ce1">
            <text:p>4.332125</text:p>
          </table:table-cell>
          <table:table-cell office:value-type="float" office:value="6.3117075" table:style-name="ce1">
            <text:p>6.3117075</text:p>
          </table:table-cell>
          <table:table-cell office:value-type="float" office:value="9.94646525" table:style-name="ce1">
            <text:p>9.94646525</text:p>
          </table:table-cell>
          <table:table-cell office:value-type="float" office:value="6.637015" table:style-name="ce1">
            <text:p>6.637015</text:p>
          </table:table-cell>
          <table:table-cell office:value-type="float" office:value="4.9983875" table:style-name="ce1">
            <text:p>4.9983875</text:p>
          </table:table-cell>
          <table:table-cell office:value-type="float" office:value="5.7271825" table:style-name="ce1">
            <text:p>5.7271825</text:p>
          </table:table-cell>
          <table:table-cell office:value-type="float" office:value="8.08393725" table:style-name="ce1">
            <text:p>8.08393725</text:p>
          </table:table-cell>
          <table:table-cell office:value-type="float" office:value="6.4804165" table:style-name="ce1">
            <text:p>6.4804165</text:p>
          </table:table-cell>
          <table:table-cell office:value-type="float" office:value="7.15010675" table:style-name="ce1">
            <text:p>7.15010675</text:p>
          </table:table-cell>
          <table:table-cell office:value-type="float" office:value="8.5478125" table:style-name="ce1">
            <text:p>8.5478125</text:p>
          </table:table-cell>
          <table:table-cell office:value-type="float" office:value="1.99187525" table:style-name="ce1">
            <text:p>1.99187525</text:p>
          </table:table-cell>
          <table:table-cell office:value-type="float" office:value="9.97" table:style-name="ce1">
            <text:p>9.97</text:p>
          </table:table-cell>
          <table:table-cell office:value-type="float" office:value="8.50175" table:style-name="ce1">
            <text:p>8.50175</text:p>
          </table:table-cell>
          <table:table-cell office:value-type="float" office:value="9.54925" table:style-name="ce1">
            <text:p>9.54925</text:p>
          </table:table-cell>
          <table:table-cell office:value-type="float" office:value="3.63625" table:style-name="ce1">
            <text:p>3.63625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4.705375" table:style-name="ce1">
            <text:p>4.705375</text:p>
          </table:table-cell>
          <table:table-cell office:value-type="float" office:value="2.425" table:style-name="ce1">
            <text:p>2.425</text:p>
          </table:table-cell>
          <table:table-cell office:value-type="float" office:value="2.532578125" table:style-name="ce1">
            <text:p>2.532578125</text:p>
          </table:table-cell>
          <table:table-cell office:value-type="float" office:value="8.92575" table:style-name="ce1">
            <text:p>8.92575</text:p>
          </table:table-cell>
          <table:table-cell office:value-type="float" office:value="15.328" table:style-name="ce1">
            <text:p>15.328</text:p>
          </table:table-cell>
          <table:table-cell office:value-type="float" office:value="6.879" table:style-name="ce1">
            <text:p>6.879</text:p>
          </table:table-cell>
          <table:table-cell office:value-type="float" office:value="2.145625" table:style-name="ce1">
            <text:p>2.145625</text:p>
          </table:table-cell>
          <table:table-cell office:value-type="float" office:value="3.846875" table:style-name="ce1">
            <text:p>3.846875</text:p>
          </table:table-cell>
          <table:table-cell office:value-type="float" office:value="6.059625" table:style-name="ce1">
            <text:p>6.059625</text:p>
          </table:table-cell>
          <table:table-cell office:value-type="float" office:value="3.428625" table:style-name="ce1">
            <text:p>3.428625</text:p>
          </table:table-cell>
          <table:table-cell office:value-type="float" office:value="4.36025" table:style-name="ce1">
            <text:p>4.36025</text:p>
          </table:table-cell>
          <table:table-cell office:value-type="float" office:value="4.243375" table:style-name="ce1">
            <text:p>4.243375</text:p>
          </table:table-cell>
          <table:table-cell office:value-type="float" office:value="1.4415" table:style-name="ce1">
            <text:p>1.4415</text:p>
          </table:table-cell>
          <table:table-cell office:value-type="float" office:value="3.156875" table:style-name="ce1">
            <text:p>3.156875</text:p>
          </table:table-cell>
          <table:table-cell office:value-type="float" office:value="3.490125" table:style-name="ce1">
            <text:p>3.490125</text:p>
          </table:table-cell>
          <table:table-cell office:value-type="float" office:value="4.16525" table:style-name="ce1">
            <text:p>4.16525</text:p>
          </table:table-cell>
          <table:table-cell office:value-type="float" office:value="4.957" table:style-name="ce1">
            <text:p>4.957</text:p>
          </table:table-cell>
          <table:table-cell office:value-type="float" office:value="2.374375" table:style-name="ce1">
            <text:p>2.374375</text:p>
          </table:table-cell>
          <table:table-cell office:value-type="float" office:value="6.867875" table:style-name="ce1">
            <text:p>6.867875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3.8275" table:style-name="ce1">
            <text:p>3.8275</text:p>
          </table:table-cell>
          <table:table-cell office:value-type="float" office:value="6.66275" table:style-name="ce1">
            <text:p>6.66275</text:p>
          </table:table-cell>
          <table:table-cell office:value-type="float" office:value="8.368875" table:style-name="ce1">
            <text:p>8.368875</text:p>
          </table:table-cell>
          <table:table-cell office:value-type="float" office:value="5.46025" table:style-name="ce1">
            <text:p>5.46025</text:p>
          </table:table-cell>
          <table:table-cell office:value-type="float" office:value="4.83625" table:style-name="ce1">
            <text:p>4.83625</text:p>
          </table:table-cell>
          <table:table-cell office:value-type="float" office:value="6.174" table:style-name="ce1">
            <text:p>6.174</text:p>
          </table:table-cell>
          <table:table-cell office:value-type="float" office:value="6.520125" table:style-name="ce1">
            <text:p>6.520125</text:p>
          </table:table-cell>
          <table:table-cell office:value-type="float" office:value="5.783375" table:style-name="ce1">
            <text:p>5.783375</text:p>
          </table:table-cell>
          <table:table-cell office:value-type="float" office:value="4.957125" table:style-name="ce1">
            <text:p>4.957125</text:p>
          </table:table-cell>
          <table:table-cell office:value-type="float" office:value="6.457125" table:style-name="ce1">
            <text:p>6.457125</text:p>
          </table:table-cell>
          <table:table-cell office:value-type="float" office:value="8.56775" table:style-name="ce1">
            <text:p>8.56775</text:p>
          </table:table-cell>
          <table:table-cell office:value-type="float" office:value="4.88825" table:style-name="ce1">
            <text:p>4.88825</text:p>
          </table:table-cell>
          <table:table-cell office:value-type="float" office:value="6.36775" table:style-name="ce1">
            <text:p>6.36775</text:p>
          </table:table-cell>
          <table:table-cell office:value-type="float" office:value="5.968375" table:style-name="ce1">
            <text:p>5.968375</text:p>
          </table:table-cell>
          <table:table-cell office:value-type="float" office:value="6.30575" table:style-name="ce1">
            <text:p>6.30575</text:p>
          </table:table-cell>
          <table:table-cell office:value-type="float" office:value="5.660125" table:style-name="ce1">
            <text:p>5.660125</text:p>
          </table:table-cell>
          <table:table-cell office:value-type="float" office:value="3.922" table:style-name="ce1">
            <text:p>3.922</text:p>
          </table:table-cell>
          <table:table-cell office:value-type="float" office:value="4.793875" table:style-name="ce1">
            <text:p>4.793875</text:p>
          </table:table-cell>
          <table:table-cell office:value-type="float" office:value="4.28525" table:style-name="ce1">
            <text:p>4.28525</text:p>
          </table:table-cell>
          <table:table-cell office:value-type="float" office:value="0" table:style-name="ce1">
            <text:p>0</text:p>
          </table:table-cell>
          <table:table-cell office:value-type="float" office:value="3.90025" table:style-name="ce1">
            <text:p>3.90025</text:p>
          </table:table-cell>
          <table:table-cell office:value-type="float" office:value="8.3185" table:style-name="ce1">
            <text:p>8.3185</text:p>
          </table:table-cell>
          <table:table-cell office:value-type="float" office:value="1.093375" table:style-name="ce1">
            <text:p>1.093375</text:p>
          </table:table-cell>
          <table:table-cell office:value-type="float" office:value="12.3269125" table:style-name="ce1">
            <text:p>12.3269125</text:p>
          </table:table-cell>
          <table:table-cell office:value-type="float" office:value="6.95021" table:style-name="ce1">
            <text:p>6.95021</text:p>
          </table:table-cell>
          <table:table-cell office:value-type="float" office:value="13.3200125" table:style-name="ce1">
            <text:p>13.3200125</text:p>
          </table:table-cell>
          <table:table-cell office:value-type="float" office:value="4.6759125" table:style-name="ce1">
            <text:p>4.6759125</text:p>
          </table:table-cell>
          <table:table-cell office:value-type="float" office:value="6.926055" table:style-name="ce1">
            <text:p>6.926055</text:p>
          </table:table-cell>
          <table:table-cell office:value-type="float" office:value="10.39515675" table:style-name="ce1">
            <text:p>10.39515675</text:p>
          </table:table-cell>
          <table:table-cell office:value-type="float" office:value="7.2344625" table:style-name="ce1">
            <text:p>7.2344625</text:p>
          </table:table-cell>
          <table:table-cell office:value-type="float" office:value="5.199385" table:style-name="ce1">
            <text:p>5.199385</text:p>
          </table:table-cell>
          <table:table-cell office:value-type="float" office:value="6.1101275" table:style-name="ce1">
            <text:p>6.1101275</text:p>
          </table:table-cell>
          <table:table-cell office:value-type="float" office:value="8.1065615" table:style-name="ce1">
            <text:p>8.1065615</text:p>
          </table:table-cell>
          <table:table-cell office:value-type="float" office:value="6.124" table:style-name="ce1">
            <text:p>6.124</text:p>
          </table:table-cell>
          <table:table-cell office:value-type="float" office:value="8.13368775" table:style-name="ce1">
            <text:p>8.13368775</text:p>
          </table:table-cell>
          <table:table-cell office:value-type="float" office:value="7.91796875" table:style-name="ce1">
            <text:p>7.91796875</text:p>
          </table:table-cell>
          <table:table-cell office:value-type="float" office:value="1.9215625" table:style-name="ce1">
            <text:p>1.9215625</text:p>
          </table:table-cell>
          <table:table-cell office:value-type="float" office:value="9" table:style-name="ce1">
            <text:p>9</text:p>
          </table:table-cell>
          <table:table-cell office:value-type="float" office:value="8.25775" table:style-name="ce1">
            <text:p>8.25775</text:p>
          </table:table-cell>
          <table:table-cell office:value-type="float" office:value="8.6485" table:style-name="ce1">
            <text:p>8.6485</text:p>
          </table:table-cell>
          <table:table-cell office:value-type="float" office:value="3.703" table:style-name="ce1">
            <text:p>3.703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4.511625" table:style-name="ce1">
            <text:p>4.511625</text:p>
          </table:table-cell>
          <table:table-cell office:value-type="float" office:value="2.125" table:style-name="ce1">
            <text:p>2.125</text:p>
          </table:table-cell>
          <table:table-cell office:value-type="float" office:value="1.16875" table:style-name="ce1">
            <text:p>1.16875</text:p>
          </table:table-cell>
          <table:table-cell office:value-type="float" office:value="9.105875" table:style-name="ce1">
            <text:p>9.105875</text:p>
          </table:table-cell>
          <table:table-cell office:value-type="float" office:value="7.065875" table:style-name="ce1">
            <text:p>7.065875</text:p>
          </table:table-cell>
          <table:table-cell office:value-type="float" office:value="5.10225" table:style-name="ce1">
            <text:p>5.10225</text:p>
          </table:table-cell>
          <table:table-cell office:value-type="float" office:value="1.36" table:style-name="ce1">
            <text:p>1.36</text:p>
          </table:table-cell>
          <table:table-cell office:value-type="float" office:value="3.21" table:style-name="ce1">
            <text:p>3.21</text:p>
          </table:table-cell>
          <table:table-cell office:value-type="float" office:value="5.03025" table:style-name="ce1">
            <text:p>5.03025</text:p>
          </table:table-cell>
          <table:table-cell office:value-type="float" office:value="0.729125" table:style-name="ce1">
            <text:p>0.729125</text:p>
          </table:table-cell>
          <table:table-cell office:value-type="float" office:value="2.844" table:style-name="ce1">
            <text:p>2.844</text:p>
          </table:table-cell>
          <table:table-cell office:value-type="float" office:value="1.705875" table:style-name="ce1">
            <text:p>1.705875</text:p>
          </table:table-cell>
          <table:table-cell office:value-type="float" office:value="1.39525" table:style-name="ce1">
            <text:p>1.39525</text:p>
          </table:table-cell>
          <table:table-cell office:value-type="float" office:value="0.2425" table:style-name="ce1">
            <text:p>0.2425</text:p>
          </table:table-cell>
          <table:table-cell office:value-type="float" office:value="1.464" table:style-name="ce1">
            <text:p>1.464</text:p>
          </table:table-cell>
          <table:table-cell office:value-type="float" office:value="1.458875" table:style-name="ce1">
            <text:p>1.458875</text:p>
          </table:table-cell>
          <table:table-cell office:value-type="float" office:value="2.737875" table:style-name="ce1">
            <text:p>2.737875</text:p>
          </table:table-cell>
          <table:table-cell office:value-type="float" office:value="0.549375" table:style-name="ce1">
            <text:p>0.549375</text:p>
          </table:table-cell>
          <table:table-cell office:value-type="float" office:value="4.07725" table:style-name="ce1">
            <text:p>4.07725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1.98875" table:style-name="ce1">
            <text:p>1.98875</text:p>
          </table:table-cell>
          <table:table-cell office:value-type="float" office:value="3.09525" table:style-name="ce1">
            <text:p>3.09525</text:p>
          </table:table-cell>
          <table:table-cell office:value-type="float" office:value="5.542" table:style-name="ce1">
            <text:p>5.542</text:p>
          </table:table-cell>
          <table:table-cell office:value-type="float" office:value="2.847" table:style-name="ce1">
            <text:p>2.847</text:p>
          </table:table-cell>
          <table:table-cell office:value-type="float" office:value="2.453125" table:style-name="ce1">
            <text:p>2.453125</text:p>
          </table:table-cell>
          <table:table-cell office:value-type="float" office:value="2.10725" table:style-name="ce1">
            <text:p>2.10725</text:p>
          </table:table-cell>
          <table:table-cell office:value-type="float" office:value="2.75525" table:style-name="ce1">
            <text:p>2.75525</text:p>
          </table:table-cell>
          <table:table-cell office:value-type="float" office:value="2.659625" table:style-name="ce1">
            <text:p>2.659625</text:p>
          </table:table-cell>
          <table:table-cell office:value-type="float" office:value="2.877875" table:style-name="ce1">
            <text:p>2.877875</text:p>
          </table:table-cell>
          <table:table-cell office:value-type="float" office:value="2.759" table:style-name="ce1">
            <text:p>2.759</text:p>
          </table:table-cell>
          <table:table-cell office:value-type="float" office:value="4.579" table:style-name="ce1">
            <text:p>4.579</text:p>
          </table:table-cell>
          <table:table-cell office:value-type="float" office:value="1.579625" table:style-name="ce1">
            <text:p>1.579625</text:p>
          </table:table-cell>
          <table:table-cell office:value-type="float" office:value="3.377625" table:style-name="ce1">
            <text:p>3.377625</text:p>
          </table:table-cell>
          <table:table-cell office:value-type="float" office:value="1.51825" table:style-name="ce1">
            <text:p>1.51825</text:p>
          </table:table-cell>
          <table:table-cell office:value-type="float" office:value="3.0665" table:style-name="ce1">
            <text:p>3.0665</text:p>
          </table:table-cell>
          <table:table-cell office:value-type="float" office:value="1.836" table:style-name="ce1">
            <text:p>1.836</text:p>
          </table:table-cell>
          <table:table-cell office:value-type="float" office:value="1.255875" table:style-name="ce1">
            <text:p>1.255875</text:p>
          </table:table-cell>
          <table:table-cell office:value-type="float" office:value="1.333875" table:style-name="ce1">
            <text:p>1.333875</text:p>
          </table:table-cell>
          <table:table-cell office:value-type="float" office:value="1.695125" table:style-name="ce1">
            <text:p>1.695125</text:p>
          </table:table-cell>
          <table:table-cell office:value-type="float" office:value="0" table:style-name="ce1">
            <text:p>0</text:p>
          </table:table-cell>
          <table:table-cell office:value-type="float" office:value="1.379" table:style-name="ce1">
            <text:p>1.379</text:p>
          </table:table-cell>
          <table:table-cell office:value-type="float" office:value="2.896625" table:style-name="ce1">
            <text:p>2.896625</text:p>
          </table:table-cell>
          <table:table-cell office:value-type="float" office:value="0.329625" table:style-name="ce1">
            <text:p>0.329625</text:p>
          </table:table-cell>
          <table:table-cell office:value-type="float" office:value="3.091023" table:style-name="ce1">
            <text:p>3.091023</text:p>
          </table:table-cell>
          <table:table-cell office:value-type="float" office:value="3.8611225" table:style-name="ce1">
            <text:p>3.8611225</text:p>
          </table:table-cell>
          <table:table-cell office:value-type="float" office:value="5.19773625" table:style-name="ce1">
            <text:p>5.19773625</text:p>
          </table:table-cell>
          <table:table-cell office:value-type="float" office:value="1.760415" table:style-name="ce1">
            <text:p>1.760415</text:p>
          </table:table-cell>
          <table:table-cell office:value-type="float" office:value="2.3359875" table:style-name="ce1">
            <text:p>2.3359875</text:p>
          </table:table-cell>
          <table:table-cell office:value-type="float" office:value="3.3953855" table:style-name="ce1">
            <text:p>3.3953855</text:p>
          </table:table-cell>
          <table:table-cell office:value-type="float" office:value="2.56921" table:style-name="ce1">
            <text:p>2.56921</text:p>
          </table:table-cell>
          <table:table-cell office:value-type="float" office:value="2.2833875" table:style-name="ce1">
            <text:p>2.2833875</text:p>
          </table:table-cell>
          <table:table-cell office:value-type="float" office:value="1.55757" table:style-name="ce1">
            <text:p>1.55757</text:p>
          </table:table-cell>
          <table:table-cell office:value-type="float" office:value="3.36465025" table:style-name="ce1">
            <text:p>3.36465025</text:p>
          </table:table-cell>
          <table:table-cell office:value-type="float" office:value="1.728500075" table:style-name="ce1">
            <text:p>1.728500075</text:p>
          </table:table-cell>
          <table:table-cell office:value-type="float" office:value="4.025083" table:style-name="ce1">
            <text:p>4.025083</text:p>
          </table:table-cell>
          <table:table-cell office:value-type="float" office:value="2.375" table:style-name="ce1">
            <text:p>2.375</text:p>
          </table:table-cell>
          <table:table-cell office:value-type="float" office:value="0.57875" table:style-name="ce1">
            <text:p>0.57875</text:p>
          </table:table-cell>
          <table:table-cell office:value-type="float" office:value="2.6225" table:style-name="ce1">
            <text:p>2.6225</text:p>
          </table:table-cell>
          <table:table-cell office:value-type="float" office:value="3.868" table:style-name="ce1">
            <text:p>3.868</text:p>
          </table:table-cell>
          <table:table-cell office:value-type="float" office:value="2.00925" table:style-name="ce1">
            <text:p>2.00925</text:p>
          </table:table-cell>
          <table:table-cell office:value-type="float" office:value="0.817" table:style-name="ce1">
            <text:p>0.81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4165" table:style-name="ce1">
            <text:p>6.4165</text:p>
          </table:table-cell>
          <table:table-cell office:value-type="float" office:value="3.88125" table:style-name="ce1">
            <text:p>3.88125</text:p>
          </table:table-cell>
          <table:table-cell office:value-type="float" office:value="3.48015625" table:style-name="ce1">
            <text:p>3.48015625</text:p>
          </table:table-cell>
          <table:table-cell office:value-type="float" office:value="10.38775" table:style-name="ce1">
            <text:p>10.38775</text:p>
          </table:table-cell>
          <table:table-cell office:value-type="float" office:value="14.40025" table:style-name="ce1">
            <text:p>14.40025</text:p>
          </table:table-cell>
          <table:table-cell office:value-type="float" office:value="10.708875" table:style-name="ce1">
            <text:p>10.708875</text:p>
          </table:table-cell>
          <table:table-cell office:value-type="float" office:value="4.49" table:style-name="ce1">
            <text:p>4.49</text:p>
          </table:table-cell>
          <table:table-cell office:value-type="float" office:value="6.18375" table:style-name="ce1">
            <text:p>6.18375</text:p>
          </table:table-cell>
          <table:table-cell office:value-type="float" office:value="10.7035" table:style-name="ce1">
            <text:p>10.7035</text:p>
          </table:table-cell>
          <table:table-cell office:value-type="float" office:value="3.696875" table:style-name="ce1">
            <text:p>3.696875</text:p>
          </table:table-cell>
          <table:table-cell office:value-type="float" office:value="7.3095" table:style-name="ce1">
            <text:p>7.3095</text:p>
          </table:table-cell>
          <table:table-cell office:value-type="float" office:value="5.739125" table:style-name="ce1">
            <text:p>5.739125</text:p>
          </table:table-cell>
          <table:table-cell office:value-type="float" office:value="3.0085" table:style-name="ce1">
            <text:p>3.0085</text:p>
          </table:table-cell>
          <table:table-cell office:value-type="float" office:value="3.63875" table:style-name="ce1">
            <text:p>3.63875</text:p>
          </table:table-cell>
          <table:table-cell office:value-type="float" office:value="3.808375" table:style-name="ce1">
            <text:p>3.808375</text:p>
          </table:table-cell>
          <table:table-cell office:value-type="float" office:value="5.884" table:style-name="ce1">
            <text:p>5.884</text:p>
          </table:table-cell>
          <table:table-cell office:value-type="float" office:value="5.704" table:style-name="ce1">
            <text:p>5.704</text:p>
          </table:table-cell>
          <table:table-cell office:value-type="float" office:value="4.46625" table:style-name="ce1">
            <text:p>4.46625</text:p>
          </table:table-cell>
          <table:table-cell office:value-type="float" office:value="9.73025" table:style-name="ce1">
            <text:p>9.73025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510625" table:style-name="ce1">
            <text:p>6.510625</text:p>
          </table:table-cell>
          <table:table-cell office:value-type="float" office:value="10.987625" table:style-name="ce1">
            <text:p>10.987625</text:p>
          </table:table-cell>
          <table:table-cell office:value-type="float" office:value="10.83825" table:style-name="ce1">
            <text:p>10.83825</text:p>
          </table:table-cell>
          <table:table-cell office:value-type="float" office:value="7.862" table:style-name="ce1">
            <text:p>7.862</text:p>
          </table:table-cell>
          <table:table-cell office:value-type="float" office:value="6.330625" table:style-name="ce1">
            <text:p>6.330625</text:p>
          </table:table-cell>
          <table:table-cell office:value-type="float" office:value="8.13375" table:style-name="ce1">
            <text:p>8.13375</text:p>
          </table:table-cell>
          <table:table-cell office:value-type="float" office:value="9.712" table:style-name="ce1">
            <text:p>9.712</text:p>
          </table:table-cell>
          <table:table-cell office:value-type="float" office:value="9.764625" table:style-name="ce1">
            <text:p>9.764625</text:p>
          </table:table-cell>
          <table:table-cell office:value-type="float" office:value="7.6985" table:style-name="ce1">
            <text:p>7.6985</text:p>
          </table:table-cell>
          <table:table-cell office:value-type="float" office:value="8.683875" table:style-name="ce1">
            <text:p>8.683875</text:p>
          </table:table-cell>
          <table:table-cell office:value-type="float" office:value="11.26225" table:style-name="ce1">
            <text:p>11.26225</text:p>
          </table:table-cell>
          <table:table-cell office:value-type="float" office:value="6.845875" table:style-name="ce1">
            <text:p>6.845875</text:p>
          </table:table-cell>
          <table:table-cell office:value-type="float" office:value="8.482125" table:style-name="ce1">
            <text:p>8.482125</text:p>
          </table:table-cell>
          <table:table-cell office:value-type="float" office:value="7.41525" table:style-name="ce1">
            <text:p>7.41525</text:p>
          </table:table-cell>
          <table:table-cell office:value-type="float" office:value="8.742875" table:style-name="ce1">
            <text:p>8.742875</text:p>
          </table:table-cell>
          <table:table-cell office:value-type="float" office:value="6.357625" table:style-name="ce1">
            <text:p>6.357625</text:p>
          </table:table-cell>
          <table:table-cell office:value-type="float" office:value="4.463375" table:style-name="ce1">
            <text:p>4.463375</text:p>
          </table:table-cell>
          <table:table-cell office:value-type="float" office:value="5.929625" table:style-name="ce1">
            <text:p>5.929625</text:p>
          </table:table-cell>
          <table:table-cell office:value-type="float" office:value="6.336" table:style-name="ce1">
            <text:p>6.336</text:p>
          </table:table-cell>
          <table:table-cell office:value-type="float" office:value="0" table:style-name="ce1">
            <text:p>0</text:p>
          </table:table-cell>
          <table:table-cell office:value-type="float" office:value="6.89225" table:style-name="ce1">
            <text:p>6.89225</text:p>
          </table:table-cell>
          <table:table-cell office:value-type="float" office:value="15.72325" table:style-name="ce1">
            <text:p>15.72325</text:p>
          </table:table-cell>
          <table:table-cell office:value-type="float" office:value="3.7825" table:style-name="ce1">
            <text:p>3.7825</text:p>
          </table:table-cell>
          <table:table-cell office:value-type="float" office:value="12.9687925" table:style-name="ce1">
            <text:p>12.9687925</text:p>
          </table:table-cell>
          <table:table-cell office:value-type="float" office:value="10.7487025" table:style-name="ce1">
            <text:p>10.7487025</text:p>
          </table:table-cell>
          <table:table-cell office:value-type="float" office:value="15.903173" table:style-name="ce1">
            <text:p>15.903173</text:p>
          </table:table-cell>
          <table:table-cell office:value-type="float" office:value="7.9643875" table:style-name="ce1">
            <text:p>7.9643875</text:p>
          </table:table-cell>
          <table:table-cell office:value-type="float" office:value="7.0177925" table:style-name="ce1">
            <text:p>7.0177925</text:p>
          </table:table-cell>
          <table:table-cell office:value-type="float" office:value="12.57146" table:style-name="ce1">
            <text:p>12.57146</text:p>
          </table:table-cell>
          <table:table-cell office:value-type="float" office:value="7.8925075" table:style-name="ce1">
            <text:p>7.8925075</text:p>
          </table:table-cell>
          <table:table-cell office:value-type="float" office:value="6.1382575" table:style-name="ce1">
            <text:p>6.1382575</text:p>
          </table:table-cell>
          <table:table-cell office:value-type="float" office:value="7.303775" table:style-name="ce1">
            <text:p>7.303775</text:p>
          </table:table-cell>
          <table:table-cell office:value-type="float" office:value="12.36508" table:style-name="ce1">
            <text:p>12.36508</text:p>
          </table:table-cell>
          <table:table-cell office:value-type="float" office:value="8.1666665" table:style-name="ce1">
            <text:p>8.1666665</text:p>
          </table:table-cell>
          <table:table-cell office:value-type="float" office:value="9.19370525" table:style-name="ce1">
            <text:p>9.19370525</text:p>
          </table:table-cell>
          <table:table-cell office:value-type="float" office:value="7.94953125" table:style-name="ce1">
            <text:p>7.94953125</text:p>
          </table:table-cell>
          <table:table-cell office:value-type="float" office:value="3.7870315" table:style-name="ce1">
            <text:p>3.7870315</text:p>
          </table:table-cell>
          <table:table-cell office:value-type="float" office:value="11.2425" table:style-name="ce1">
            <text:p>11.2425</text:p>
          </table:table-cell>
          <table:table-cell office:value-type="float" office:value="8.10975" table:style-name="ce1">
            <text:p>8.10975</text:p>
          </table:table-cell>
          <table:table-cell office:value-type="float" office:value="8.686" table:style-name="ce1">
            <text:p>8.686</text:p>
          </table:table-cell>
          <table:table-cell office:value-type="float" office:value="5.37175" table:style-name="ce1">
            <text:p>5.3717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780875" table:style-name="ce1">
            <text:p>6.780875</text:p>
          </table:table-cell>
          <table:table-cell office:value-type="float" office:value="4.13125" table:style-name="ce1">
            <text:p>4.13125</text:p>
          </table:table-cell>
          <table:table-cell office:value-type="float" office:value="2.8255859375" table:style-name="ce1">
            <text:p>2.8255859375</text:p>
          </table:table-cell>
          <table:table-cell office:value-type="float" office:value="10.031" table:style-name="ce1">
            <text:p>10.031</text:p>
          </table:table-cell>
          <table:table-cell office:value-type="float" office:value="12.864" table:style-name="ce1">
            <text:p>12.864</text:p>
          </table:table-cell>
          <table:table-cell office:value-type="float" office:value="10.314625" table:style-name="ce1">
            <text:p>10.314625</text:p>
          </table:table-cell>
          <table:table-cell office:value-type="float" office:value="4.364375" table:style-name="ce1">
            <text:p>4.364375</text:p>
          </table:table-cell>
          <table:table-cell office:value-type="float" office:value="5.69375" table:style-name="ce1">
            <text:p>5.69375</text:p>
          </table:table-cell>
          <table:table-cell office:value-type="float" office:value="9.45975" table:style-name="ce1">
            <text:p>9.45975</text:p>
          </table:table-cell>
          <table:table-cell office:value-type="float" office:value="1.759625" table:style-name="ce1">
            <text:p>1.759625</text:p>
          </table:table-cell>
          <table:table-cell office:value-type="float" office:value="7.985375" table:style-name="ce1">
            <text:p>7.985375</text:p>
          </table:table-cell>
          <table:table-cell office:value-type="float" office:value="4.7835" table:style-name="ce1">
            <text:p>4.7835</text:p>
          </table:table-cell>
          <table:table-cell office:value-type="float" office:value="2.188375" table:style-name="ce1">
            <text:p>2.188375</text:p>
          </table:table-cell>
          <table:table-cell office:value-type="float" office:value="2.053125" table:style-name="ce1">
            <text:p>2.053125</text:p>
          </table:table-cell>
          <table:table-cell office:value-type="float" office:value="2.857625" table:style-name="ce1">
            <text:p>2.857625</text:p>
          </table:table-cell>
          <table:table-cell office:value-type="float" office:value="5.0735" table:style-name="ce1">
            <text:p>5.0735</text:p>
          </table:table-cell>
          <table:table-cell office:value-type="float" office:value="5.20825" table:style-name="ce1">
            <text:p>5.20825</text:p>
          </table:table-cell>
          <table:table-cell office:value-type="float" office:value="3.654375" table:style-name="ce1">
            <text:p>3.654375</text:p>
          </table:table-cell>
          <table:table-cell office:value-type="float" office:value="9.123125" table:style-name="ce1">
            <text:p>9.123125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3" table:style-name="ce1">
            <text:p>6.3</text:p>
          </table:table-cell>
          <table:table-cell office:value-type="float" office:value="9.931" table:style-name="ce1">
            <text:p>9.931</text:p>
          </table:table-cell>
          <table:table-cell office:value-type="float" office:value="10.795125" table:style-name="ce1">
            <text:p>10.795125</text:p>
          </table:table-cell>
          <table:table-cell office:value-type="float" office:value="7.312375" table:style-name="ce1">
            <text:p>7.312375</text:p>
          </table:table-cell>
          <table:table-cell office:value-type="float" office:value="6.87125" table:style-name="ce1">
            <text:p>6.87125</text:p>
          </table:table-cell>
          <table:table-cell office:value-type="float" office:value="6.75525" table:style-name="ce1">
            <text:p>6.75525</text:p>
          </table:table-cell>
          <table:table-cell office:value-type="float" office:value="9.800375" table:style-name="ce1">
            <text:p>9.800375</text:p>
          </table:table-cell>
          <table:table-cell office:value-type="float" office:value="8.0435" table:style-name="ce1">
            <text:p>8.0435</text:p>
          </table:table-cell>
          <table:table-cell office:value-type="float" office:value="6.842125" table:style-name="ce1">
            <text:p>6.842125</text:p>
          </table:table-cell>
          <table:table-cell office:value-type="float" office:value="7.413875" table:style-name="ce1">
            <text:p>7.413875</text:p>
          </table:table-cell>
          <table:table-cell office:value-type="float" office:value="10.35025" table:style-name="ce1">
            <text:p>10.35025</text:p>
          </table:table-cell>
          <table:table-cell office:value-type="float" office:value="5.22775" table:style-name="ce1">
            <text:p>5.22775</text:p>
          </table:table-cell>
          <table:table-cell office:value-type="float" office:value="7.43525" table:style-name="ce1">
            <text:p>7.43525</text:p>
          </table:table-cell>
          <table:table-cell office:value-type="float" office:value="4.6915" table:style-name="ce1">
            <text:p>4.6915</text:p>
          </table:table-cell>
          <table:table-cell office:value-type="float" office:value="7.840875" table:style-name="ce1">
            <text:p>7.840875</text:p>
          </table:table-cell>
          <table:table-cell office:value-type="float" office:value="5.231" table:style-name="ce1">
            <text:p>5.231</text:p>
          </table:table-cell>
          <table:table-cell office:value-type="float" office:value="3.61725" table:style-name="ce1">
            <text:p>3.61725</text:p>
          </table:table-cell>
          <table:table-cell office:value-type="float" office:value="4.266625" table:style-name="ce1">
            <text:p>4.266625</text:p>
          </table:table-cell>
          <table:table-cell office:value-type="float" office:value="5.991375" table:style-name="ce1">
            <text:p>5.991375</text:p>
          </table:table-cell>
          <table:table-cell office:value-type="float" office:value="0" table:style-name="ce1">
            <text:p>0</text:p>
          </table:table-cell>
          <table:table-cell office:value-type="float" office:value="5.656375" table:style-name="ce1">
            <text:p>5.656375</text:p>
          </table:table-cell>
          <table:table-cell office:value-type="float" office:value="9.5625" table:style-name="ce1">
            <text:p>9.5625</text:p>
          </table:table-cell>
          <table:table-cell office:value-type="float" office:value="2.175125" table:style-name="ce1">
            <text:p>2.175125</text:p>
          </table:table-cell>
          <table:table-cell office:value-type="float" office:value="12.27142" table:style-name="ce1">
            <text:p>12.27142</text:p>
          </table:table-cell>
          <table:table-cell office:value-type="float" office:value="8.98531" table:style-name="ce1">
            <text:p>8.98531</text:p>
          </table:table-cell>
          <table:table-cell office:value-type="float" office:value="11.653455" table:style-name="ce1">
            <text:p>11.653455</text:p>
          </table:table-cell>
          <table:table-cell office:value-type="float" office:value="4.0050075" table:style-name="ce1">
            <text:p>4.0050075</text:p>
          </table:table-cell>
          <table:table-cell office:value-type="float" office:value="6.896955" table:style-name="ce1">
            <text:p>6.896955</text:p>
          </table:table-cell>
          <table:table-cell office:value-type="float" office:value="9.817399" table:style-name="ce1">
            <text:p>9.817399</text:p>
          </table:table-cell>
          <table:table-cell office:value-type="float" office:value="5.7407175" table:style-name="ce1">
            <text:p>5.7407175</text:p>
          </table:table-cell>
          <table:table-cell office:value-type="float" office:value="4.279575" table:style-name="ce1">
            <text:p>4.279575</text:p>
          </table:table-cell>
          <table:table-cell office:value-type="float" office:value="4.995685" table:style-name="ce1">
            <text:p>4.995685</text:p>
          </table:table-cell>
          <table:table-cell office:value-type="float" office:value="7.2199135" table:style-name="ce1">
            <text:p>7.2199135</text:p>
          </table:table-cell>
          <table:table-cell office:value-type="float" office:value="4.87608325" table:style-name="ce1">
            <text:p>4.87608325</text:p>
          </table:table-cell>
          <table:table-cell office:value-type="float" office:value="8.61117325" table:style-name="ce1">
            <text:p>8.61117325</text:p>
          </table:table-cell>
          <table:table-cell office:value-type="float" office:value="7.69164075" table:style-name="ce1">
            <text:p>7.69164075</text:p>
          </table:table-cell>
          <table:table-cell office:value-type="float" office:value="4.1796095" table:style-name="ce1">
            <text:p>4.1796095</text:p>
          </table:table-cell>
          <table:table-cell office:value-type="float" office:value="7.2875" table:style-name="ce1">
            <text:p>7.2875</text:p>
          </table:table-cell>
          <table:table-cell office:value-type="float" office:value="9.3025" table:style-name="ce1">
            <text:p>9.3025</text:p>
          </table:table-cell>
          <table:table-cell office:value-type="float" office:value="9.53975" table:style-name="ce1">
            <text:p>9.53975</text:p>
          </table:table-cell>
          <table:table-cell office:value-type="float" office:value="4.26275" table:style-name="ce1">
            <text:p>4.26275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6.736" table:style-name="ce1">
            <text:p>6.736</text:p>
          </table:table-cell>
          <table:table-cell office:value-type="float" office:value="3.6375" table:style-name="ce1">
            <text:p>3.6375</text:p>
          </table:table-cell>
          <table:table-cell office:value-type="float" office:value="3.772265625" table:style-name="ce1">
            <text:p>3.772265625</text:p>
          </table:table-cell>
          <table:table-cell office:value-type="float" office:value="9.531" table:style-name="ce1">
            <text:p>9.531</text:p>
          </table:table-cell>
          <table:table-cell office:value-type="float" office:value="16.881375" table:style-name="ce1">
            <text:p>16.881375</text:p>
          </table:table-cell>
          <table:table-cell office:value-type="float" office:value="9.233375" table:style-name="ce1">
            <text:p>9.233375</text:p>
          </table:table-cell>
          <table:table-cell office:value-type="float" office:value="4.5825" table:style-name="ce1">
            <text:p>4.5825</text:p>
          </table:table-cell>
          <table:table-cell office:value-type="float" office:value="5.379375" table:style-name="ce1">
            <text:p>5.379375</text:p>
          </table:table-cell>
          <table:table-cell office:value-type="float" office:value="8.871375" table:style-name="ce1">
            <text:p>8.871375</text:p>
          </table:table-cell>
          <table:table-cell office:value-type="float" office:value="3.53725" table:style-name="ce1">
            <text:p>3.53725</text:p>
          </table:table-cell>
          <table:table-cell office:value-type="float" office:value="7.33525" table:style-name="ce1">
            <text:p>7.33525</text:p>
          </table:table-cell>
          <table:table-cell office:value-type="float" office:value="6.065375" table:style-name="ce1">
            <text:p>6.065375</text:p>
          </table:table-cell>
          <table:table-cell office:value-type="float" office:value="2.286625" table:style-name="ce1">
            <text:p>2.286625</text:p>
          </table:table-cell>
          <table:table-cell office:value-type="float" office:value="4.37875" table:style-name="ce1">
            <text:p>4.37875</text:p>
          </table:table-cell>
          <table:table-cell office:value-type="float" office:value="3.71825" table:style-name="ce1">
            <text:p>3.71825</text:p>
          </table:table-cell>
          <table:table-cell office:value-type="float" office:value="5.8315" table:style-name="ce1">
            <text:p>5.8315</text:p>
          </table:table-cell>
          <table:table-cell office:value-type="float" office:value="5.982625" table:style-name="ce1">
            <text:p>5.982625</text:p>
          </table:table-cell>
          <table:table-cell office:value-type="float" office:value="5.85" table:style-name="ce1">
            <text:p>5.85</text:p>
          </table:table-cell>
          <table:table-cell office:value-type="float" office:value="9.220375" table:style-name="ce1">
            <text:p>9.220375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7.030625" table:style-name="ce1">
            <text:p>7.030625</text:p>
          </table:table-cell>
          <table:table-cell office:value-type="float" office:value="11.722" table:style-name="ce1">
            <text:p>11.722</text:p>
          </table:table-cell>
          <table:table-cell office:value-type="float" office:value="11.950875" table:style-name="ce1">
            <text:p>11.950875</text:p>
          </table:table-cell>
          <table:table-cell office:value-type="float" office:value="9.612125" table:style-name="ce1">
            <text:p>9.612125</text:p>
          </table:table-cell>
          <table:table-cell office:value-type="float" office:value="7.800625" table:style-name="ce1">
            <text:p>7.800625</text:p>
          </table:table-cell>
          <table:table-cell office:value-type="float" office:value="9.458375" table:style-name="ce1">
            <text:p>9.458375</text:p>
          </table:table-cell>
          <table:table-cell office:value-type="float" office:value="11.39575" table:style-name="ce1">
            <text:p>11.39575</text:p>
          </table:table-cell>
          <table:table-cell office:value-type="float" office:value="12.147125" table:style-name="ce1">
            <text:p>12.147125</text:p>
          </table:table-cell>
          <table:table-cell office:value-type="float" office:value="6.848875" table:style-name="ce1">
            <text:p>6.848875</text:p>
          </table:table-cell>
          <table:table-cell office:value-type="float" office:value="8.857875" table:style-name="ce1">
            <text:p>8.857875</text:p>
          </table:table-cell>
          <table:table-cell office:value-type="float" office:value="11.509875" table:style-name="ce1">
            <text:p>11.509875</text:p>
          </table:table-cell>
          <table:table-cell office:value-type="float" office:value="7.117125" table:style-name="ce1">
            <text:p>7.117125</text:p>
          </table:table-cell>
          <table:table-cell office:value-type="float" office:value="8.36" table:style-name="ce1">
            <text:p>8.36</text:p>
          </table:table-cell>
          <table:table-cell office:value-type="float" office:value="8.14225" table:style-name="ce1">
            <text:p>8.14225</text:p>
          </table:table-cell>
          <table:table-cell office:value-type="float" office:value="7.996375" table:style-name="ce1">
            <text:p>7.996375</text:p>
          </table:table-cell>
          <table:table-cell office:value-type="float" office:value="7.649125" table:style-name="ce1">
            <text:p>7.649125</text:p>
          </table:table-cell>
          <table:table-cell office:value-type="float" office:value="6.407125" table:style-name="ce1">
            <text:p>6.407125</text:p>
          </table:table-cell>
          <table:table-cell office:value-type="float" office:value="7.84125" table:style-name="ce1">
            <text:p>7.84125</text:p>
          </table:table-cell>
          <table:table-cell office:value-type="float" office:value="7.419" table:style-name="ce1">
            <text:p>7.419</text:p>
          </table:table-cell>
          <table:table-cell office:value-type="float" office:value="0" table:style-name="ce1">
            <text:p>0</text:p>
          </table:table-cell>
          <table:table-cell office:value-type="float" office:value="8.10575" table:style-name="ce1">
            <text:p>8.10575</text:p>
          </table:table-cell>
          <table:table-cell office:value-type="float" office:value="16.926375" table:style-name="ce1">
            <text:p>16.926375</text:p>
          </table:table-cell>
          <table:table-cell office:value-type="float" office:value="4.6945" table:style-name="ce1">
            <text:p>4.6945</text:p>
          </table:table-cell>
          <table:table-cell office:value-type="float" office:value="13.540335" table:style-name="ce1">
            <text:p>13.540335</text:p>
          </table:table-cell>
          <table:table-cell office:value-type="float" office:value="12.61343" table:style-name="ce1">
            <text:p>12.61343</text:p>
          </table:table-cell>
          <table:table-cell office:value-type="float" office:value="15.214365" table:style-name="ce1">
            <text:p>15.214365</text:p>
          </table:table-cell>
          <table:table-cell office:value-type="float" office:value="6.9511025" table:style-name="ce1">
            <text:p>6.9511025</text:p>
          </table:table-cell>
          <table:table-cell office:value-type="float" office:value="6.032275" table:style-name="ce1">
            <text:p>6.032275</text:p>
          </table:table-cell>
          <table:table-cell office:value-type="float" office:value="10.93933" table:style-name="ce1">
            <text:p>10.93933</text:p>
          </table:table-cell>
          <table:table-cell office:value-type="float" office:value="8.6134625" table:style-name="ce1">
            <text:p>8.6134625</text:p>
          </table:table-cell>
          <table:table-cell office:value-type="float" office:value="7.14121" table:style-name="ce1">
            <text:p>7.14121</text:p>
          </table:table-cell>
          <table:table-cell office:value-type="float" office:value="6.4886825" table:style-name="ce1">
            <text:p>6.4886825</text:p>
          </table:table-cell>
          <table:table-cell office:value-type="float" office:value="9.67235475" table:style-name="ce1">
            <text:p>9.67235475</text:p>
          </table:table-cell>
          <table:table-cell office:value-type="float" office:value="6.478" table:style-name="ce1">
            <text:p>6.478</text:p>
          </table:table-cell>
          <table:table-cell office:value-type="float" office:value="10.20436375" table:style-name="ce1">
            <text:p>10.20436375</text:p>
          </table:table-cell>
          <table:table-cell office:value-type="float" office:value="5.7696875" table:style-name="ce1">
            <text:p>5.7696875</text:p>
          </table:table-cell>
          <table:table-cell office:value-type="float" office:value="4.433125" table:style-name="ce1">
            <text:p>4.433125</text:p>
          </table:table-cell>
          <table:table-cell office:value-type="float" office:value="8.0675" table:style-name="ce1">
            <text:p>8.0675</text:p>
          </table:table-cell>
          <table:table-cell office:value-type="float" office:value="6.966" table:style-name="ce1">
            <text:p>6.966</text:p>
          </table:table-cell>
          <table:table-cell office:value-type="float" office:value="7.08475" table:style-name="ce1">
            <text:p>7.08475</text:p>
          </table:table-cell>
          <table:table-cell office:value-type="float" office:value="3.31925" table:style-name="ce1">
            <text:p>3.31925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Calculated r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0.26613114555099" table:style-name="ce1">
            <text:p>0.26613114555099</text:p>
          </table:table-cell>
          <table:table-cell office:value-type="float" office:value="0.0793201762720418" table:style-name="ce1">
            <text:p>0.0793201762720418</text:p>
          </table:table-cell>
          <table:table-cell office:value-type="float" office:value="0.404946974157061" table:style-name="ce1">
            <text:p>0.404946974157061</text:p>
          </table:table-cell>
          <table:table-cell office:value-type="float" office:value="0.203449314719881" table:style-name="ce1">
            <text:p>0.203449314719881</text:p>
          </table:table-cell>
          <table:table-cell office:value-type="float" office:value="1.14672901708169" table:style-name="ce1">
            <text:p>1.14672901708169</text:p>
          </table:table-cell>
          <table:table-cell office:value-type="float" office:value="0.149573942826954" table:style-name="ce1">
            <text:p>0.149573942826954</text:p>
          </table:table-cell>
          <table:table-cell office:value-type="float" office:value="0.762099865567874" table:style-name="ce1">
            <text:p>0.762099865567874</text:p>
          </table:table-cell>
          <table:table-cell office:value-type="float" office:value="0.21622030449789" table:style-name="ce1">
            <text:p>0.21622030449789</text:p>
          </table:table-cell>
          <table:table-cell office:value-type="float" office:value="0.0500341695060548" table:style-name="ce1">
            <text:p>0.0500341695060548</text:p>
          </table:table-cell>
          <table:table-cell office:value-type="float" office:value="0.0899199339711131" table:style-name="ce1">
            <text:p>0.0899199339711131</text:p>
          </table:table-cell>
          <table:table-cell office:value-type="float" office:value="0.226646124628982" table:style-name="ce1">
            <text:p>0.226646124628982</text:p>
          </table:table-cell>
          <table:table-cell office:value-type="float" office:value="0.466388797037887" table:style-name="ce1">
            <text:p>0.466388797037887</text:p>
          </table:table-cell>
          <table:table-cell office:value-type="float" office:value="0.410522782129221" table:style-name="ce1">
            <text:p>0.410522782129221</text:p>
          </table:table-cell>
          <table:table-cell office:value-type="float" office:value="0.23587749728188" table:style-name="ce1">
            <text:p>0.23587749728188</text:p>
          </table:table-cell>
          <table:table-cell office:value-type="float" office:value="0.173305512959926" table:style-name="ce1">
            <text:p>0.173305512959926</text:p>
          </table:table-cell>
          <table:table-cell office:value-type="float" office:value="0.289371680769561" table:style-name="ce1">
            <text:p>0.289371680769561</text:p>
          </table:table-cell>
          <table:table-cell office:value-type="float" office:value="0.410608099806235" table:style-name="ce1">
            <text:p>0.410608099806235</text:p>
          </table:table-cell>
          <table:table-cell office:value-type="float" office:value="0.443881993841635" table:style-name="ce1">
            <text:p>0.443881993841635</text:p>
          </table:table-cell>
          <table:table-cell office:value-type="float" office:value="0.245654903067667" table:style-name="ce1">
            <text:p>0.245654903067667</text:p>
          </table:table-cell>
          <table:table-cell office:value-type="float" office:value="0.666458749635353" table:style-name="ce1">
            <text:p>0.666458749635353</text:p>
          </table:table-cell>
          <table:table-cell office:value-type="float" office:value="0.26613114555099" table:style-name="ce1">
            <text:p>0.26613114555099</text:p>
          </table:table-cell>
          <table:table-cell office:value-type="float" office:value="0.305718547685414" table:style-name="ce1">
            <text:p>0.305718547685414</text:p>
          </table:table-cell>
          <table:table-cell office:value-type="float" office:value="0.581175199692314" table:style-name="ce1">
            <text:p>0.581175199692314</text:p>
          </table:table-cell>
          <table:table-cell office:value-type="float" office:value="0.803171795282339" table:style-name="ce1">
            <text:p>0.803171795282339</text:p>
          </table:table-cell>
          <table:table-cell office:value-type="float" office:value="0.519200439109457" table:style-name="ce1">
            <text:p>0.519200439109457</text:p>
          </table:table-cell>
          <table:table-cell office:value-type="float" office:value="0.39282789591655" table:style-name="ce1">
            <text:p>0.39282789591655</text:p>
          </table:table-cell>
          <table:table-cell office:value-type="float" office:value="0.475295962518132" table:style-name="ce1">
            <text:p>0.475295962518132</text:p>
          </table:table-cell>
          <table:table-cell office:value-type="float" office:value="0.502392856737729" table:style-name="ce1">
            <text:p>0.502392856737729</text:p>
          </table:table-cell>
          <table:table-cell office:value-type="float" office:value="0.489953539429111" table:style-name="ce1">
            <text:p>0.489953539429111</text:p>
          </table:table-cell>
          <table:table-cell office:value-type="float" office:value="0.434838320078167" table:style-name="ce1">
            <text:p>0.434838320078167</text:p>
          </table:table-cell>
          <table:table-cell office:value-type="float" office:value="0.603238350968094" table:style-name="ce1">
            <text:p>0.603238350968094</text:p>
          </table:table-cell>
          <table:table-cell office:value-type="float" office:value="0.764335188705636" table:style-name="ce1">
            <text:p>0.764335188705636</text:p>
          </table:table-cell>
          <table:table-cell office:value-type="float" office:value="0.31469396730727" table:style-name="ce1">
            <text:p>0.31469396730727</text:p>
          </table:table-cell>
          <table:table-cell office:value-type="float" office:value="0.509303588575851" table:style-name="ce1">
            <text:p>0.509303588575851</text:p>
          </table:table-cell>
          <table:table-cell office:value-type="float" office:value="0.283331189236981" table:style-name="ce1">
            <text:p>0.283331189236981</text:p>
          </table:table-cell>
          <table:table-cell office:value-type="float" office:value="0.489953539429111" table:style-name="ce1">
            <text:p>0.489953539429111</text:p>
          </table:table-cell>
          <table:table-cell office:value-type="float" office:value="0.26532915938706" table:style-name="ce1">
            <text:p>0.26532915938706</text:p>
          </table:table-cell>
          <table:table-cell office:value-type="float" office:value="0.299114959484542" table:style-name="ce1">
            <text:p>0.299114959484542</text:p>
          </table:table-cell>
          <table:table-cell office:value-type="float" office:value="0.0943354711159115" table:style-name="ce1">
            <text:p>0.0943354711159115</text:p>
          </table:table-cell>
          <table:table-cell office:value-type="float" office:value="0.285941910153605" table:style-name="ce1">
            <text:p>0.285941910153605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286812150459146" table:style-name="ce1">
            <text:p>0.286812150459146</text:p>
          </table:table-cell>
          <table:table-cell office:value-type="float" office:value="0.611701864527868" table:style-name="ce1">
            <text:p>0.611701864527868</text:p>
          </table:table-cell>
          <table:table-cell office:value-type="float" office:value="0.0423940693498826" table:style-name="ce1">
            <text:p>0.0423940693498826</text:p>
          </table:table-cell>
          <table:table-cell office:value-type="float" office:value="0.310243449509685" table:style-name="ce1">
            <text:p>0.310243449509685</text:p>
          </table:table-cell>
          <table:table-cell office:value-type="float" office:value="0.187475045117638" table:style-name="ce1">
            <text:p>0.187475045117638</text:p>
          </table:table-cell>
          <table:table-cell office:value-type="float" office:value="0.446859313660911" table:style-name="ce1">
            <text:p>0.446859313660911</text:p>
          </table:table-cell>
          <table:table-cell office:value-type="float" office:value="0.0576347757847796" table:style-name="ce1">
            <text:p>0.0576347757847796</text:p>
          </table:table-cell>
          <table:table-cell office:value-type="float" office:value="0.182695806952216" table:style-name="ce1">
            <text:p>0.182695806952216</text:p>
          </table:table-cell>
          <table:table-cell office:value-type="float" office:value="0.227196757266775" table:style-name="ce1">
            <text:p>0.227196757266775</text:p>
          </table:table-cell>
          <table:table-cell office:value-type="float" office:value="0.156823090335916" table:style-name="ce1">
            <text:p>0.156823090335916</text:p>
          </table:table-cell>
          <table:table-cell office:value-type="float" office:value="0.0759611777724894" table:style-name="ce1">
            <text:p>0.0759611777724894</text:p>
          </table:table-cell>
          <table:table-cell office:value-type="float" office:value="0.124141528656003" table:style-name="ce1">
            <text:p>0.124141528656003</text:p>
          </table:table-cell>
          <table:table-cell office:value-type="float" office:value="0.149683382966463" table:style-name="ce1">
            <text:p>0.149683382966463</text:p>
          </table:table-cell>
          <table:table-cell office:value-type="float" office:value="0.0998572045849384" table:style-name="ce1">
            <text:p>0.0998572045849384</text:p>
          </table:table-cell>
          <table:table-cell office:value-type="float" office:value="0.175876181652139" table:style-name="ce1">
            <text:p>0.175876181652139</text:p>
          </table:table-cell>
          <table:table-cell office:value-type="float" office:value="0.166027816860269" table:style-name="ce1">
            <text:p>0.166027816860269</text:p>
          </table:table-cell>
          <table:table-cell office:value-type="float" office:value="0.0266321278334613" table:style-name="ce1">
            <text:p>0.0266321278334613</text:p>
          </table:table-cell>
          <table:table-cell office:value-type="float" office:value="0.102183245620236" table:style-name="ce1">
            <text:p>0.102183245620236</text:p>
          </table:table-cell>
          <table:table-cell office:value-type="float" office:value="0.140234647355356" table:style-name="ce1">
            <text:p>0.140234647355356</text:p>
          </table:table-cell>
          <table:table-cell office:value-type="float" office:value="0.213549201560521" table:style-name="ce1">
            <text:p>0.213549201560521</text:p>
          </table:table-cell>
          <table:table-cell office:value-type="float" office:value="0.0329094162858458" table:style-name="ce1">
            <text:p>0.0329094162858458</text:p>
          </table:table-cell>
          <table:table-cell office:value-type="float" office:value="0.313459874388476" table:style-name="ce1">
            <text:p>0.313459874388476</text:p>
          </table:table-cell>
          <table:table-cell office:value-type="float" office:value="0.313459874388476" table:style-name="ce1">
            <text:p>0.313459874388476</text:p>
          </table:table-cell>
          <table:table-cell office:value-type="float" office:value="0.313459874388476" table:style-name="ce1">
            <text:p>0.313459874388476</text:p>
          </table:table-cell>
          <table:table-cell office:value-type="float" office:value="0.313459874388476" table:style-name="ce1">
            <text:p>0.313459874388476</text:p>
          </table:table-cell>
          <table:table-cell office:value-type="float" office:value="0.313459874388476" table:style-name="ce1">
            <text:p>0.313459874388476</text:p>
          </table:table-cell>
          <table:table-cell office:value-type="float" office:value="0.313459874388476" table:style-name="ce1">
            <text:p>0.313459874388476</text:p>
          </table:table-cell>
          <table:table-cell office:value-type="float" office:value="0.313459874388476" table:style-name="ce1">
            <text:p>0.313459874388476</text:p>
          </table:table-cell>
          <table:table-cell office:value-type="float" office:value="0.313459874388476" table:style-name="ce1">
            <text:p>0.313459874388476</text:p>
          </table:table-cell>
          <table:table-cell office:value-type="float" office:value="0.313459874388476" table:style-name="ce1">
            <text:p>0.313459874388476</text:p>
          </table:table-cell>
          <table:table-cell office:value-type="float" office:value="0.313459874388476" table:style-name="ce1">
            <text:p>0.313459874388476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0.537065960676156" table:style-name="ce1">
            <text:p>0.537065960676156</text:p>
          </table:table-cell>
          <table:table-cell office:value-type="float" office:value="0.0965903402308797" table:style-name="ce1">
            <text:p>0.0965903402308797</text:p>
          </table:table-cell>
          <table:table-cell office:value-type="float" office:value="0.647698143445004" table:style-name="ce1">
            <text:p>0.647698143445004</text:p>
          </table:table-cell>
          <table:table-cell office:value-type="float" office:value="0.384600072439527" table:style-name="ce1">
            <text:p>0.384600072439527</text:p>
          </table:table-cell>
          <table:table-cell office:value-type="float" office:value="1.27204362107963" table:style-name="ce1">
            <text:p>1.27204362107963</text:p>
          </table:table-cell>
          <table:table-cell office:value-type="float" office:value="0.21167098322984" table:style-name="ce1">
            <text:p>0.21167098322984</text:p>
          </table:table-cell>
          <table:table-cell office:value-type="float" office:value="1.29765598771918" table:style-name="ce1">
            <text:p>1.29765598771918</text:p>
          </table:table-cell>
          <table:table-cell office:value-type="float" office:value="0.569350169658195" table:style-name="ce1">
            <text:p>0.569350169658195</text:p>
          </table:table-cell>
          <table:table-cell office:value-type="float" office:value="0.0952976405544707" table:style-name="ce1">
            <text:p>0.0952976405544707</text:p>
          </table:table-cell>
          <table:table-cell office:value-type="float" office:value="0.149105078186612" table:style-name="ce1">
            <text:p>0.149105078186612</text:p>
          </table:table-cell>
          <table:table-cell office:value-type="float" office:value="0.282733965497884" table:style-name="ce1">
            <text:p>0.282733965497884</text:p>
          </table:table-cell>
          <table:table-cell office:value-type="float" office:value="1.12896587672741" table:style-name="ce1">
            <text:p>1.12896587672741</text:p>
          </table:table-cell>
          <table:table-cell office:value-type="float" office:value="0.754899053627905" table:style-name="ce1">
            <text:p>0.754899053627905</text:p>
          </table:table-cell>
          <table:table-cell office:value-type="float" office:value="0.374365150610754" table:style-name="ce1">
            <text:p>0.374365150610754</text:p>
          </table:table-cell>
          <table:table-cell office:value-type="float" office:value="0.316212621958117" table:style-name="ce1">
            <text:p>0.316212621958117</text:p>
          </table:table-cell>
          <table:table-cell office:value-type="float" office:value="0.358427808544567" table:style-name="ce1">
            <text:p>0.358427808544567</text:p>
          </table:table-cell>
          <table:table-cell office:value-type="float" office:value="0.727665651125086" table:style-name="ce1">
            <text:p>0.727665651125086</text:p>
          </table:table-cell>
          <table:table-cell office:value-type="float" office:value="0.664479379528632" table:style-name="ce1">
            <text:p>0.664479379528632</text:p>
          </table:table-cell>
          <table:table-cell office:value-type="float" office:value="0.605951453097134" table:style-name="ce1">
            <text:p>0.605951453097134</text:p>
          </table:table-cell>
          <table:table-cell office:value-type="float" office:value="1.26414320418814" table:style-name="ce1">
            <text:p>1.26414320418814</text:p>
          </table:table-cell>
          <table:table-cell office:value-type="float" office:value="0.537065960676156" table:style-name="ce1">
            <text:p>0.537065960676156</text:p>
          </table:table-cell>
          <table:table-cell office:value-type="float" office:value="0.833920286078128" table:style-name="ce1">
            <text:p>0.833920286078128</text:p>
          </table:table-cell>
          <table:table-cell office:value-type="float" office:value="1.28349325333488" table:style-name="ce1">
            <text:p>1.28349325333488</text:p>
          </table:table-cell>
          <table:table-cell office:value-type="float" office:value="1.38184747139644" table:style-name="ce1">
            <text:p>1.38184747139644</text:p>
          </table:table-cell>
          <table:table-cell office:value-type="float" office:value="1.07565939212916" table:style-name="ce1">
            <text:p>1.07565939212916</text:p>
          </table:table-cell>
          <table:table-cell office:value-type="float" office:value="0.892277577155598" table:style-name="ce1">
            <text:p>0.892277577155598</text:p>
          </table:table-cell>
          <table:table-cell office:value-type="float" office:value="0.987082579853383" table:style-name="ce1">
            <text:p>0.987082579853383</text:p>
          </table:table-cell>
          <table:table-cell office:value-type="float" office:value="1.31369571099778" table:style-name="ce1">
            <text:p>1.31369571099778</text:p>
          </table:table-cell>
          <table:table-cell office:value-type="float" office:value="1.13911868029205" table:style-name="ce1">
            <text:p>1.13911868029205</text:p>
          </table:table-cell>
          <table:table-cell office:value-type="float" office:value="0.90473395799962" table:style-name="ce1">
            <text:p>0.90473395799962</text:p>
          </table:table-cell>
          <table:table-cell office:value-type="float" office:value="1.06252046986902" table:style-name="ce1">
            <text:p>1.06252046986902</text:p>
          </table:table-cell>
          <table:table-cell office:value-type="float" office:value="1.49851086294518" table:style-name="ce1">
            <text:p>1.49851086294518</text:p>
          </table:table-cell>
          <table:table-cell office:value-type="float" office:value="0.704015591056848" table:style-name="ce1">
            <text:p>0.704015591056848</text:p>
          </table:table-cell>
          <table:table-cell office:value-type="float" office:value="0.815747620874179" table:style-name="ce1">
            <text:p>0.815747620874179</text:p>
          </table:table-cell>
          <table:table-cell office:value-type="float" office:value="0.627076109925762" table:style-name="ce1">
            <text:p>0.627076109925762</text:p>
          </table:table-cell>
          <table:table-cell office:value-type="float" office:value="1.10976939939929" table:style-name="ce1">
            <text:p>1.10976939939929</text:p>
          </table:table-cell>
          <table:table-cell office:value-type="float" office:value="0.562285866001449" table:style-name="ce1">
            <text:p>0.562285866001449</text:p>
          </table:table-cell>
          <table:table-cell office:value-type="float" office:value="0.661953976289022" table:style-name="ce1">
            <text:p>0.661953976289022</text:p>
          </table:table-cell>
          <table:table-cell office:value-type="float" office:value="0.415897795781093" table:style-name="ce1">
            <text:p>0.415897795781093</text:p>
          </table:table-cell>
          <table:table-cell office:value-type="float" office:value="0.807761886305683" table:style-name="ce1">
            <text:p>0.807761886305683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862126310098906" table:style-name="ce1">
            <text:p>0.862126310098906</text:p>
          </table:table-cell>
          <table:table-cell office:value-type="float" office:value="1.4961902221304" table:style-name="ce1">
            <text:p>1.4961902221304</text:p>
          </table:table-cell>
          <table:table-cell office:value-type="float" office:value="0.148358624201078" table:style-name="ce1">
            <text:p>0.148358624201078</text:p>
          </table:table-cell>
          <table:table-cell office:value-type="float" office:value="0.642624769692078" table:style-name="ce1">
            <text:p>0.642624769692078</text:p>
          </table:table-cell>
          <table:table-cell office:value-type="float" office:value="0.424395716359939" table:style-name="ce1">
            <text:p>0.424395716359939</text:p>
          </table:table-cell>
          <table:table-cell office:value-type="float" office:value="0.674421487177411" table:style-name="ce1">
            <text:p>0.674421487177411</text:p>
          </table:table-cell>
          <table:table-cell office:value-type="float" office:value="0.202492525838476" table:style-name="ce1">
            <text:p>0.202492525838476</text:p>
          </table:table-cell>
          <table:table-cell office:value-type="float" office:value="0.358081009748257" table:style-name="ce1">
            <text:p>0.358081009748257</text:p>
          </table:table-cell>
          <table:table-cell office:value-type="float" office:value="0.63731691226893" table:style-name="ce1">
            <text:p>0.63731691226893</text:p>
          </table:table-cell>
          <table:table-cell office:value-type="float" office:value="0.302261303191159" table:style-name="ce1">
            <text:p>0.302261303191159</text:p>
          </table:table-cell>
          <table:table-cell office:value-type="float" office:value="0.219117648461774" table:style-name="ce1">
            <text:p>0.219117648461774</text:p>
          </table:table-cell>
          <table:table-cell office:value-type="float" office:value="0.324708051713149" table:style-name="ce1">
            <text:p>0.324708051713149</text:p>
          </table:table-cell>
          <table:table-cell office:value-type="float" office:value="0.497555813484159" table:style-name="ce1">
            <text:p>0.497555813484159</text:p>
          </table:table-cell>
          <table:table-cell office:value-type="float" office:value="0.246078766379428" table:style-name="ce1">
            <text:p>0.246078766379428</text:p>
          </table:table-cell>
          <table:table-cell office:value-type="float" office:value="0.459941943227298" table:style-name="ce1">
            <text:p>0.459941943227298</text:p>
          </table:table-cell>
          <table:table-cell office:value-type="float" office:value="0.409547662785621" table:style-name="ce1">
            <text:p>0.409547662785621</text:p>
          </table:table-cell>
          <table:table-cell office:value-type="float" office:value="0.0922118996522266" table:style-name="ce1">
            <text:p>0.0922118996522266</text:p>
          </table:table-cell>
          <table:table-cell office:value-type="float" office:value="0.374894898337844" table:style-name="ce1">
            <text:p>0.374894898337844</text:p>
          </table:table-cell>
          <table:table-cell office:value-type="float" office:value="0.463537368288974" table:style-name="ce1">
            <text:p>0.463537368288974</text:p>
          </table:table-cell>
          <table:table-cell office:value-type="float" office:value="0.552358763326633" table:style-name="ce1">
            <text:p>0.552358763326633</text:p>
          </table:table-cell>
          <table:table-cell office:value-type="float" office:value="0.0884805660769077" table:style-name="ce1">
            <text:p>0.0884805660769077</text:p>
          </table:table-cell>
          <table:table-cell office:value-type="float" office:value="0.642423464826215" table:style-name="ce1">
            <text:p>0.642423464826215</text:p>
          </table:table-cell>
          <table:table-cell office:value-type="float" office:value="0.642423464826215" table:style-name="ce1">
            <text:p>0.642423464826215</text:p>
          </table:table-cell>
          <table:table-cell office:value-type="float" office:value="0.642423464826215" table:style-name="ce1">
            <text:p>0.642423464826215</text:p>
          </table:table-cell>
          <table:table-cell office:value-type="float" office:value="0.642423464826215" table:style-name="ce1">
            <text:p>0.642423464826215</text:p>
          </table:table-cell>
          <table:table-cell office:value-type="float" office:value="0.642423464826215" table:style-name="ce1">
            <text:p>0.642423464826215</text:p>
          </table:table-cell>
          <table:table-cell office:value-type="float" office:value="0.642423464826215" table:style-name="ce1">
            <text:p>0.642423464826215</text:p>
          </table:table-cell>
          <table:table-cell office:value-type="float" office:value="0.642423464826215" table:style-name="ce1">
            <text:p>0.642423464826215</text:p>
          </table:table-cell>
          <table:table-cell office:value-type="float" office:value="0.642423464826215" table:style-name="ce1">
            <text:p>0.642423464826215</text:p>
          </table:table-cell>
          <table:table-cell office:value-type="float" office:value="0.642423464826215" table:style-name="ce1">
            <text:p>0.642423464826215</text:p>
          </table:table-cell>
          <table:table-cell office:value-type="float" office:value="0.642423464826215" table:style-name="ce1">
            <text:p>0.642423464826215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0.522681400331622" table:style-name="ce1">
            <text:p>0.522681400331622</text:p>
          </table:table-cell>
          <table:table-cell office:value-type="float" office:value="0.0957854875689158" table:style-name="ce1">
            <text:p>0.0957854875689158</text:p>
          </table:table-cell>
          <table:table-cell office:value-type="float" office:value="0.633676056239105" table:style-name="ce1">
            <text:p>0.633676056239105</text:p>
          </table:table-cell>
          <table:table-cell office:value-type="float" office:value="0.271836765201291" table:style-name="ce1">
            <text:p>0.271836765201291</text:p>
          </table:table-cell>
          <table:table-cell office:value-type="float" office:value="1.28444881131744" table:style-name="ce1">
            <text:p>1.28444881131744</text:p>
          </table:table-cell>
          <table:table-cell office:value-type="float" office:value="0.195851072652466" table:style-name="ce1">
            <text:p>0.195851072652466</text:p>
          </table:table-cell>
          <table:table-cell office:value-type="float" office:value="1.34824937018839" table:style-name="ce1">
            <text:p>1.34824937018839</text:p>
          </table:table-cell>
          <table:table-cell office:value-type="float" office:value="0.501863887140244" table:style-name="ce1">
            <text:p>0.501863887140244</text:p>
          </table:table-cell>
          <table:table-cell office:value-type="float" office:value="0.0907988178920784" table:style-name="ce1">
            <text:p>0.0907988178920784</text:p>
          </table:table-cell>
          <table:table-cell office:value-type="float" office:value="0.147476390488581" table:style-name="ce1">
            <text:p>0.147476390488581</text:p>
          </table:table-cell>
          <table:table-cell office:value-type="float" office:value="0.304814180309067" table:style-name="ce1">
            <text:p>0.304814180309067</text:p>
          </table:table-cell>
          <table:table-cell office:value-type="float" office:value="1.06509706371484" table:style-name="ce1">
            <text:p>1.06509706371484</text:p>
          </table:table-cell>
          <table:table-cell office:value-type="float" office:value="0.684409588879066" table:style-name="ce1">
            <text:p>0.684409588879066</text:p>
          </table:table-cell>
          <table:table-cell office:value-type="float" office:value="0.317611831861144" table:style-name="ce1">
            <text:p>0.317611831861144</text:p>
          </table:table-cell>
          <table:table-cell office:value-type="float" office:value="0.346329761944004" table:style-name="ce1">
            <text:p>0.346329761944004</text:p>
          </table:table-cell>
          <table:table-cell office:value-type="float" office:value="0.252889842078441" table:style-name="ce1">
            <text:p>0.252889842078441</text:p>
          </table:table-cell>
          <table:table-cell office:value-type="float" office:value="0.714577919471162" table:style-name="ce1">
            <text:p>0.714577919471162</text:p>
          </table:table-cell>
          <table:table-cell office:value-type="float" office:value="0.542338593115612" table:style-name="ce1">
            <text:p>0.542338593115612</text:p>
          </table:table-cell>
          <table:table-cell office:value-type="float" office:value="0.581379962117147" table:style-name="ce1">
            <text:p>0.581379962117147</text:p>
          </table:table-cell>
          <table:table-cell office:value-type="float" office:value="1.02523664501397" table:style-name="ce1">
            <text:p>1.02523664501397</text:p>
          </table:table-cell>
          <table:table-cell office:value-type="float" office:value="0.522681400331622" table:style-name="ce1">
            <text:p>0.522681400331622</text:p>
          </table:table-cell>
          <table:table-cell office:value-type="float" office:value="0.839124664375973" table:style-name="ce1">
            <text:p>0.839124664375973</text:p>
          </table:table-cell>
          <table:table-cell office:value-type="float" office:value="1.10536700726538" table:style-name="ce1">
            <text:p>1.10536700726538</text:p>
          </table:table-cell>
          <table:table-cell office:value-type="float" office:value="1.37599467875329" table:style-name="ce1">
            <text:p>1.37599467875329</text:p>
          </table:table-cell>
          <table:table-cell office:value-type="float" office:value="0.794025740306454" table:style-name="ce1">
            <text:p>0.794025740306454</text:p>
          </table:table-cell>
          <table:table-cell office:value-type="float" office:value="0.6957056493157" table:style-name="ce1">
            <text:p>0.6957056493157</text:p>
          </table:table-cell>
          <table:table-cell office:value-type="float" office:value="0.612742740187436" table:style-name="ce1">
            <text:p>0.612742740187436</text:p>
          </table:table-cell>
          <table:table-cell office:value-type="float" office:value="1.31229650109476" table:style-name="ce1">
            <text:p>1.31229650109476</text:p>
          </table:table-cell>
          <table:table-cell office:value-type="float" office:value="0.981571057918289" table:style-name="ce1">
            <text:p>0.981571057918289</text:p>
          </table:table-cell>
          <table:table-cell office:value-type="float" office:value="0.643371786235407" table:style-name="ce1">
            <text:p>0.643371786235407</text:p>
          </table:table-cell>
          <table:table-cell office:value-type="float" office:value="1.00738818698268" table:style-name="ce1">
            <text:p>1.00738818698268</text:p>
          </table:table-cell>
          <table:table-cell office:value-type="float" office:value="1.30806474431487" table:style-name="ce1">
            <text:p>1.30806474431487</text:p>
          </table:table-cell>
          <table:table-cell office:value-type="float" office:value="0.431374422391405" table:style-name="ce1">
            <text:p>0.431374422391405</text:p>
          </table:table-cell>
          <table:table-cell office:value-type="float" office:value="0.720038250800048" table:style-name="ce1">
            <text:p>0.720038250800048</text:p>
          </table:table-cell>
          <table:table-cell office:value-type="float" office:value="0.0894552999907195" table:style-name="ce1">
            <text:p>0.0894552999907195</text:p>
          </table:table-cell>
          <table:table-cell office:value-type="float" office:value="0.767150672047093" table:style-name="ce1">
            <text:p>0.767150672047093</text:p>
          </table:table-cell>
          <table:table-cell office:value-type="float" office:value="0.352677397113834" table:style-name="ce1">
            <text:p>0.352677397113834</text:p>
          </table:table-cell>
          <table:table-cell office:value-type="float" office:value="0.637894391371118" table:style-name="ce1">
            <text:p>0.637894391371118</text:p>
          </table:table-cell>
          <table:table-cell office:value-type="float" office:value="0.179414258634118" table:style-name="ce1">
            <text:p>0.179414258634118</text:p>
          </table:table-cell>
          <table:table-cell office:value-type="float" office:value="0.573974387752345" table:style-name="ce1">
            <text:p>0.573974387752345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424702580048922" table:style-name="ce1">
            <text:p>0.424702580048922</text:p>
          </table:table-cell>
          <table:table-cell office:value-type="float" office:value="1.72833962128507" table:style-name="ce1">
            <text:p>1.72833962128507</text:p>
          </table:table-cell>
          <table:table-cell office:value-type="float" office:value="0.0418650997523968" table:style-name="ce1">
            <text:p>0.0418650997523968</text:p>
          </table:table-cell>
          <table:table-cell office:value-type="float" office:value="0.460520959717729" table:style-name="ce1">
            <text:p>0.460520959717729</text:p>
          </table:table-cell>
          <table:table-cell office:value-type="float" office:value="0.270499118247526" table:style-name="ce1">
            <text:p>0.270499118247526</text:p>
          </table:table-cell>
          <table:table-cell office:value-type="float" office:value="0.352024127181628" table:style-name="ce1">
            <text:p>0.352024127181628</text:p>
          </table:table-cell>
          <table:table-cell office:value-type="float" office:value="0.0670372890818667" table:style-name="ce1">
            <text:p>0.0670372890818667</text:p>
          </table:table-cell>
          <table:table-cell office:value-type="float" office:value="0.0768435766575538" table:style-name="ce1">
            <text:p>0.0768435766575538</text:p>
          </table:table-cell>
          <table:table-cell office:value-type="float" office:value="0.200036525548662" table:style-name="ce1">
            <text:p>0.200036525548662</text:p>
          </table:table-cell>
          <table:table-cell office:value-type="float" office:value="0.119817654835796" table:style-name="ce1">
            <text:p>0.119817654835796</text:p>
          </table:table-cell>
          <table:table-cell office:value-type="float" office:value="0.0711604685966836" table:style-name="ce1">
            <text:p>0.0711604685966836</text:p>
          </table:table-cell>
          <table:table-cell office:value-type="float" office:value="0.097927810645627" table:style-name="ce1">
            <text:p>0.097927810645627</text:p>
          </table:table-cell>
          <table:table-cell office:value-type="float" office:value="0.103899067121055" table:style-name="ce1">
            <text:p>0.103899067121055</text:p>
          </table:table-cell>
          <table:table-cell office:value-type="float" office:value="0.0327951085032745" table:style-name="ce1">
            <text:p>0.0327951085032745</text:p>
          </table:table-cell>
          <table:table-cell office:value-type="float" office:value="0.0918996709031067" table:style-name="ce1">
            <text:p>0.0918996709031067</text:p>
          </table:table-cell>
          <table:table-cell office:value-type="float" office:value="0.029415717591073" table:style-name="ce1">
            <text:p>0.029415717591073</text:p>
          </table:table-cell>
          <table:table-cell office:value-type="float" office:value="0.00604083245877483" table:style-name="ce1">
            <text:p>0.00604083245877483</text:p>
          </table:table-cell>
          <table:table-cell office:value-type="float" office:value="0.0398576738127132" table:style-name="ce1">
            <text:p>0.0398576738127132</text:p>
          </table:table-cell>
          <table:table-cell office:value-type="float" office:value="0.0306579422803587" table:style-name="ce1">
            <text:p>0.0306579422803587</text:p>
          </table:table-cell>
          <table:table-cell office:value-type="float" office:value="0.0248876082398058" table:style-name="ce1">
            <text:p>0.0248876082398058</text:p>
          </table:table-cell>
          <table:table-cell office:value-type="float" office:value="0.00985790097138869" table:style-name="ce1">
            <text:p>0.00985790097138869</text:p>
          </table:table-cell>
          <table:table-cell office:value-type="float" office:value="0.486418532007854" table:style-name="ce1">
            <text:p>0.486418532007854</text:p>
          </table:table-cell>
          <table:table-cell office:value-type="float" office:value="0.486418532007854" table:style-name="ce1">
            <text:p>0.486418532007854</text:p>
          </table:table-cell>
          <table:table-cell office:value-type="float" office:value="0.486418532007854" table:style-name="ce1">
            <text:p>0.486418532007854</text:p>
          </table:table-cell>
          <table:table-cell office:value-type="float" office:value="0.486418532007854" table:style-name="ce1">
            <text:p>0.486418532007854</text:p>
          </table:table-cell>
          <table:table-cell office:value-type="float" office:value="0.486418532007854" table:style-name="ce1">
            <text:p>0.486418532007854</text:p>
          </table:table-cell>
          <table:table-cell office:value-type="float" office:value="0.486418532007854" table:style-name="ce1">
            <text:p>0.486418532007854</text:p>
          </table:table-cell>
          <table:table-cell office:value-type="float" office:value="0.486418532007854" table:style-name="ce1">
            <text:p>0.486418532007854</text:p>
          </table:table-cell>
          <table:table-cell office:value-type="float" office:value="0.486418532007854" table:style-name="ce1">
            <text:p>0.486418532007854</text:p>
          </table:table-cell>
          <table:table-cell office:value-type="float" office:value="0.486418532007854" table:style-name="ce1">
            <text:p>0.486418532007854</text:p>
          </table:table-cell>
          <table:table-cell office:value-type="float" office:value="0.486418532007854" table:style-name="ce1">
            <text:p>0.486418532007854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0.530880429092652" table:style-name="ce1">
            <text:p>0.530880429092652</text:p>
          </table:table-cell>
          <table:table-cell office:value-type="float" office:value="0.0971142537561203" table:style-name="ce1">
            <text:p>0.0971142537561203</text:p>
          </table:table-cell>
          <table:table-cell office:value-type="float" office:value="0.644615273208246" table:style-name="ce1">
            <text:p>0.644615273208246</text:p>
          </table:table-cell>
          <table:table-cell office:value-type="float" office:value="0.387244920426956" table:style-name="ce1">
            <text:p>0.387244920426956</text:p>
          </table:table-cell>
          <table:table-cell office:value-type="float" office:value="1.35123548888388" table:style-name="ce1">
            <text:p>1.35123548888388</text:p>
          </table:table-cell>
          <table:table-cell office:value-type="float" office:value="0.224918782116269" table:style-name="ce1">
            <text:p>0.224918782116269</text:p>
          </table:table-cell>
          <table:table-cell office:value-type="float" office:value="1.41003643188182" table:style-name="ce1">
            <text:p>1.41003643188182</text:p>
          </table:table-cell>
          <table:table-cell office:value-type="float" office:value="0.488213058818028" table:style-name="ce1">
            <text:p>0.488213058818028</text:p>
          </table:table-cell>
          <table:table-cell office:value-type="float" office:value="0.0866986250858473" table:style-name="ce1">
            <text:p>0.0866986250858473</text:p>
          </table:table-cell>
          <table:table-cell office:value-type="float" office:value="0.140236513005727" table:style-name="ce1">
            <text:p>0.140236513005727</text:p>
          </table:table-cell>
          <table:table-cell office:value-type="float" office:value="0.308977682947343" table:style-name="ce1">
            <text:p>0.308977682947343</text:p>
          </table:table-cell>
          <table:table-cell office:value-type="float" office:value="1.04426248698806" table:style-name="ce1">
            <text:p>1.04426248698806</text:p>
          </table:table-cell>
          <table:table-cell office:value-type="float" office:value="0.733467253162027" table:style-name="ce1">
            <text:p>0.733467253162027</text:p>
          </table:table-cell>
          <table:table-cell office:value-type="float" office:value="0.398766006236713" table:style-name="ce1">
            <text:p>0.398766006236713</text:p>
          </table:table-cell>
          <table:table-cell office:value-type="float" office:value="0.412280326275706" table:style-name="ce1">
            <text:p>0.412280326275706</text:p>
          </table:table-cell>
          <table:table-cell office:value-type="float" office:value="0.449239943958104" table:style-name="ce1">
            <text:p>0.449239943958104</text:p>
          </table:table-cell>
          <table:table-cell office:value-type="float" office:value="0.700346930945253" table:style-name="ce1">
            <text:p>0.700346930945253</text:p>
          </table:table-cell>
          <table:table-cell office:value-type="float" office:value="0.635778512981175" table:style-name="ce1">
            <text:p>0.635778512981175</text:p>
          </table:table-cell>
          <table:table-cell office:value-type="float" office:value="0.56747318076389" table:style-name="ce1">
            <text:p>0.56747318076389</text:p>
          </table:table-cell>
          <table:table-cell office:value-type="float" office:value="1.21872007294597" table:style-name="ce1">
            <text:p>1.21872007294597</text:p>
          </table:table-cell>
          <table:table-cell office:value-type="float" office:value="0.530880429092652" table:style-name="ce1">
            <text:p>0.530880429092652</text:p>
          </table:table-cell>
          <table:table-cell office:value-type="float" office:value="0.696644143762852" table:style-name="ce1">
            <text:p>0.696644143762852</text:p>
          </table:table-cell>
          <table:table-cell office:value-type="float" office:value="1.2410562407882" table:style-name="ce1">
            <text:p>1.2410562407882</text:p>
          </table:table-cell>
          <table:table-cell office:value-type="float" office:value="1.42870393961245" table:style-name="ce1">
            <text:p>1.42870393961245</text:p>
          </table:table-cell>
          <table:table-cell office:value-type="float" office:value="0.955702738247691" table:style-name="ce1">
            <text:p>0.955702738247691</text:p>
          </table:table-cell>
          <table:table-cell office:value-type="float" office:value="0.802608698614047" table:style-name="ce1">
            <text:p>0.802608698614047</text:p>
          </table:table-cell>
          <table:table-cell office:value-type="float" office:value="0.930977675449079" table:style-name="ce1">
            <text:p>0.930977675449079</text:p>
          </table:table-cell>
          <table:table-cell office:value-type="float" office:value="1.19773192440057" table:style-name="ce1">
            <text:p>1.19773192440057</text:p>
          </table:table-cell>
          <table:table-cell office:value-type="float" office:value="1.14527861657245" table:style-name="ce1">
            <text:p>1.14527861657245</text:p>
          </table:table-cell>
          <table:table-cell office:value-type="float" office:value="0.735463686804151" table:style-name="ce1">
            <text:p>0.735463686804151</text:p>
          </table:table-cell>
          <table:table-cell office:value-type="float" office:value="1.04093509758452" table:style-name="ce1">
            <text:p>1.04093509758452</text:p>
          </table:table-cell>
          <table:table-cell office:value-type="float" office:value="1.3008298053041" table:style-name="ce1">
            <text:p>1.3008298053041</text:p>
          </table:table-cell>
          <table:table-cell office:value-type="float" office:value="0.729098988098918" table:style-name="ce1">
            <text:p>0.729098988098918</text:p>
          </table:table-cell>
          <table:table-cell office:value-type="float" office:value="0.902805778499107" table:style-name="ce1">
            <text:p>0.902805778499107</text:p>
          </table:table-cell>
          <table:table-cell office:value-type="float" office:value="0.596993097010681" table:style-name="ce1">
            <text:p>0.596993097010681</text:p>
          </table:table-cell>
          <table:table-cell office:value-type="float" office:value="1.08803045529616" table:style-name="ce1">
            <text:p>1.08803045529616</text:p>
          </table:table-cell>
          <table:table-cell office:value-type="float" office:value="0.633526126308009" table:style-name="ce1">
            <text:p>0.633526126308009</text:p>
          </table:table-cell>
          <table:table-cell office:value-type="float" office:value="0.689289760004258" table:style-name="ce1">
            <text:p>0.689289760004258</text:p>
          </table:table-cell>
          <table:table-cell office:value-type="float" office:value="0.61688917929031" table:style-name="ce1">
            <text:p>0.61688917929031</text:p>
          </table:table-cell>
          <table:table-cell office:value-type="float" office:value="0.679938942603541" table:style-name="ce1">
            <text:p>0.679938942603541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79769440041805" table:style-name="ce1">
            <text:p>0.79769440041805</text:p>
          </table:table-cell>
          <table:table-cell office:value-type="float" office:value="1.08540267084414" table:style-name="ce1">
            <text:p>1.08540267084414</text:p>
          </table:table-cell>
          <table:table-cell office:value-type="float" office:value="0.240331080022003" table:style-name="ce1">
            <text:p>0.240331080022003</text:p>
          </table:table-cell>
          <table:table-cell office:value-type="float" office:value="0.563976130628165" table:style-name="ce1">
            <text:p>0.563976130628165</text:p>
          </table:table-cell>
          <table:table-cell office:value-type="float" office:value="0.446794453317044" table:style-name="ce1">
            <text:p>0.446794453317044</text:p>
          </table:table-cell>
          <table:table-cell office:value-type="float" office:value="0.792828965345916" table:style-name="ce1">
            <text:p>0.792828965345916</text:p>
          </table:table-cell>
          <table:table-cell office:value-type="float" office:value="0.217681029121187" table:style-name="ce1">
            <text:p>0.217681029121187</text:p>
          </table:table-cell>
          <table:table-cell office:value-type="float" office:value="0.335035160394873" table:style-name="ce1">
            <text:p>0.335035160394873</text:p>
          </table:table-cell>
          <table:table-cell office:value-type="float" office:value="0.583773699408585" table:style-name="ce1">
            <text:p>0.583773699408585</text:p>
          </table:table-cell>
          <table:table-cell office:value-type="float" office:value="0.371918628627676" table:style-name="ce1">
            <text:p>0.371918628627676</text:p>
          </table:table-cell>
          <table:table-cell office:value-type="float" office:value="0.247275536641524" table:style-name="ce1">
            <text:p>0.247275536641524</text:p>
          </table:table-cell>
          <table:table-cell office:value-type="float" office:value="0.327837600580776" table:style-name="ce1">
            <text:p>0.327837600580776</text:p>
          </table:table-cell>
          <table:table-cell office:value-type="float" office:value="0.527937576474798" table:style-name="ce1">
            <text:p>0.527937576474798</text:p>
          </table:table-cell>
          <table:table-cell office:value-type="float" office:value="0.271177989846664" table:style-name="ce1">
            <text:p>0.271177989846664</text:p>
          </table:table-cell>
          <table:table-cell office:value-type="float" office:value="0.396131173918195" table:style-name="ce1">
            <text:p>0.396131173918195</text:p>
          </table:table-cell>
          <table:table-cell office:value-type="float" office:value="0.313025958261566" table:style-name="ce1">
            <text:p>0.313025958261566</text:p>
          </table:table-cell>
          <table:table-cell office:value-type="float" office:value="0.124306587048326" table:style-name="ce1">
            <text:p>0.124306587048326</text:p>
          </table:table-cell>
          <table:table-cell office:value-type="float" office:value="0.47181265354093" table:style-name="ce1">
            <text:p>0.47181265354093</text:p>
          </table:table-cell>
          <table:table-cell office:value-type="float" office:value="0.418403515212091" table:style-name="ce1">
            <text:p>0.418403515212091</text:p>
          </table:table-cell>
          <table:table-cell office:value-type="float" office:value="0.55094227305828" table:style-name="ce1">
            <text:p>0.55094227305828</text:p>
          </table:table-cell>
          <table:table-cell office:value-type="float" office:value="0.139250559379448" table:style-name="ce1">
            <text:p>0.139250559379448</text:p>
          </table:table-cell>
          <table:table-cell office:value-type="float" office:value="0.6289939529873" table:style-name="ce1">
            <text:p>0.6289939529873</text:p>
          </table:table-cell>
          <table:table-cell office:value-type="float" office:value="0.6289939529873" table:style-name="ce1">
            <text:p>0.6289939529873</text:p>
          </table:table-cell>
          <table:table-cell office:value-type="float" office:value="0.6289939529873" table:style-name="ce1">
            <text:p>0.6289939529873</text:p>
          </table:table-cell>
          <table:table-cell office:value-type="float" office:value="0.6289939529873" table:style-name="ce1">
            <text:p>0.6289939529873</text:p>
          </table:table-cell>
          <table:table-cell office:value-type="float" office:value="0.6289939529873" table:style-name="ce1">
            <text:p>0.6289939529873</text:p>
          </table:table-cell>
          <table:table-cell office:value-type="float" office:value="0.6289939529873" table:style-name="ce1">
            <text:p>0.6289939529873</text:p>
          </table:table-cell>
          <table:table-cell office:value-type="float" office:value="0.6289939529873" table:style-name="ce1">
            <text:p>0.6289939529873</text:p>
          </table:table-cell>
          <table:table-cell office:value-type="float" office:value="0.6289939529873" table:style-name="ce1">
            <text:p>0.6289939529873</text:p>
          </table:table-cell>
          <table:table-cell office:value-type="float" office:value="0.6289939529873" table:style-name="ce1">
            <text:p>0.6289939529873</text:p>
          </table:table-cell>
          <table:table-cell office:value-type="float" office:value="0.6289939529873" table:style-name="ce1">
            <text:p>0.6289939529873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0.275652598305735" table:style-name="ce1">
            <text:p>0.275652598305735</text:p>
          </table:table-cell>
          <table:table-cell office:value-type="float" office:value="0.077638337926523" table:style-name="ce1">
            <text:p>0.077638337926523</text:p>
          </table:table-cell>
          <table:table-cell office:value-type="float" office:value="0.491466235640268" table:style-name="ce1">
            <text:p>0.491466235640268</text:p>
          </table:table-cell>
          <table:table-cell office:value-type="float" office:value="0.201188396279014" table:style-name="ce1">
            <text:p>0.201188396279014</text:p>
          </table:table-cell>
          <table:table-cell office:value-type="float" office:value="1.25714715467301" table:style-name="ce1">
            <text:p>1.25714715467301</text:p>
          </table:table-cell>
          <table:table-cell office:value-type="float" office:value="0.11154085807434" table:style-name="ce1">
            <text:p>0.11154085807434</text:p>
          </table:table-cell>
          <table:table-cell office:value-type="float" office:value="0.834944098202295" table:style-name="ce1">
            <text:p>0.834944098202295</text:p>
          </table:table-cell>
          <table:table-cell office:value-type="float" office:value="0.262718438470436" table:style-name="ce1">
            <text:p>0.262718438470436</text:p>
          </table:table-cell>
          <table:table-cell office:value-type="float" office:value="0.0526062811970006" table:style-name="ce1">
            <text:p>0.0526062811970006</text:p>
          </table:table-cell>
          <table:table-cell office:value-type="float" office:value="0.0811216035744091" table:style-name="ce1">
            <text:p>0.0811216035744091</text:p>
          </table:table-cell>
          <table:table-cell office:value-type="float" office:value="0.210964735593838" table:style-name="ce1">
            <text:p>0.210964735593838</text:p>
          </table:table-cell>
          <table:table-cell office:value-type="float" office:value="0.565715636617405" table:style-name="ce1">
            <text:p>0.565715636617405</text:p>
          </table:table-cell>
          <table:table-cell office:value-type="float" office:value="0.268212896870128" table:style-name="ce1">
            <text:p>0.268212896870128</text:p>
          </table:table-cell>
          <table:table-cell office:value-type="float" office:value="0.207671473261103" table:style-name="ce1">
            <text:p>0.207671473261103</text:p>
          </table:table-cell>
          <table:table-cell office:value-type="float" office:value="0.167930499308054" table:style-name="ce1">
            <text:p>0.167930499308054</text:p>
          </table:table-cell>
          <table:table-cell office:value-type="float" office:value="0.353786526915014" table:style-name="ce1">
            <text:p>0.353786526915014</text:p>
          </table:table-cell>
          <table:table-cell office:value-type="float" office:value="0.359383366527122" table:style-name="ce1">
            <text:p>0.359383366527122</text:p>
          </table:table-cell>
          <table:table-cell office:value-type="float" office:value="0.541314780991445" table:style-name="ce1">
            <text:p>0.541314780991445</text:p>
          </table:table-cell>
          <table:table-cell office:value-type="float" office:value="0.0941307086910782" table:style-name="ce1">
            <text:p>0.0941307086910782</text:p>
          </table:table-cell>
          <table:table-cell office:value-type="float" office:value="0.639105902384715" table:style-name="ce1">
            <text:p>0.639105902384715</text:p>
          </table:table-cell>
          <table:table-cell office:value-type="float" office:value="0.275652598305735" table:style-name="ce1">
            <text:p>0.275652598305735</text:p>
          </table:table-cell>
          <table:table-cell office:value-type="float" office:value="0.362454802899621" table:style-name="ce1">
            <text:p>0.362454802899621</text:p>
          </table:table-cell>
          <table:table-cell office:value-type="float" office:value="0.532697695613047" table:style-name="ce1">
            <text:p>0.532697695613047</text:p>
          </table:table-cell>
          <table:table-cell office:value-type="float" office:value="0.845011584089928" table:style-name="ce1">
            <text:p>0.845011584089928</text:p>
          </table:table-cell>
          <table:table-cell office:value-type="float" office:value="0.460262987828293" table:style-name="ce1">
            <text:p>0.460262987828293</text:p>
          </table:table-cell>
          <table:table-cell office:value-type="float" office:value="0.456218929937836" table:style-name="ce1">
            <text:p>0.456218929937836</text:p>
          </table:table-cell>
          <table:table-cell office:value-type="float" office:value="0.32436899188064" table:style-name="ce1">
            <text:p>0.32436899188064</text:p>
          </table:table-cell>
          <table:table-cell office:value-type="float" office:value="0.579110511908579" table:style-name="ce1">
            <text:p>0.579110511908579</text:p>
          </table:table-cell>
          <table:table-cell office:value-type="float" office:value="0.435435543817264" table:style-name="ce1">
            <text:p>0.435435543817264</text:p>
          </table:table-cell>
          <table:table-cell office:value-type="float" office:value="0.473128893521981" table:style-name="ce1">
            <text:p>0.473128893521981</text:p>
          </table:table-cell>
          <table:table-cell office:value-type="float" office:value="0.610439162908063" table:style-name="ce1">
            <text:p>0.610439162908063</text:p>
          </table:table-cell>
          <table:table-cell office:value-type="float" office:value="0.957596790677398" table:style-name="ce1">
            <text:p>0.957596790677398</text:p>
          </table:table-cell>
          <table:table-cell office:value-type="float" office:value="0.308807047593315" table:style-name="ce1">
            <text:p>0.308807047593315</text:p>
          </table:table-cell>
          <table:table-cell office:value-type="float" office:value="0.539523109774155" table:style-name="ce1">
            <text:p>0.539523109774155</text:p>
          </table:table-cell>
          <table:table-cell office:value-type="float" office:value="0.324334864809835" table:style-name="ce1">
            <text:p>0.324334864809835</text:p>
          </table:table-cell>
          <table:table-cell office:value-type="float" office:value="0.60438160784008" table:style-name="ce1">
            <text:p>0.60438160784008</text:p>
          </table:table-cell>
          <table:table-cell office:value-type="float" office:value="0.354025416410653" table:style-name="ce1">
            <text:p>0.354025416410653</text:p>
          </table:table-cell>
          <table:table-cell office:value-type="float" office:value="0.299678056152834" table:style-name="ce1">
            <text:p>0.299678056152834</text:p>
          </table:table-cell>
          <table:table-cell office:value-type="float" office:value="0.280396261147705" table:style-name="ce1">
            <text:p>0.280396261147705</text:p>
          </table:table-cell>
          <table:table-cell office:value-type="float" office:value="0.441407781208233" table:style-name="ce1">
            <text:p>0.441407781208233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392008846217217" table:style-name="ce1">
            <text:p>0.392008846217217</text:p>
          </table:table-cell>
          <table:table-cell office:value-type="float" office:value="0.451304631741839" table:style-name="ce1">
            <text:p>0.451304631741839</text:p>
          </table:table-cell>
          <table:table-cell office:value-type="float" office:value="0.0730060518624502" table:style-name="ce1">
            <text:p>0.0730060518624502</text:p>
          </table:table-cell>
          <table:table-cell office:value-type="float" office:value="0.282058498910598" table:style-name="ce1">
            <text:p>0.282058498910598</text:p>
          </table:table-cell>
          <table:table-cell office:value-type="float" office:value="0.270567706197362" table:style-name="ce1">
            <text:p>0.270567706197362</text:p>
          </table:table-cell>
          <table:table-cell office:value-type="float" office:value="0.449917814358762" table:style-name="ce1">
            <text:p>0.449917814358762</text:p>
          </table:table-cell>
          <table:table-cell office:value-type="float" office:value="0.134607602488265" table:style-name="ce1">
            <text:p>0.134607602488265</text:p>
          </table:table-cell>
          <table:table-cell office:value-type="float" office:value="0.215230202748459" table:style-name="ce1">
            <text:p>0.215230202748459</text:p>
          </table:table-cell>
          <table:table-cell office:value-type="float" office:value="0.32112042480316" table:style-name="ce1">
            <text:p>0.32112042480316</text:p>
          </table:table-cell>
          <table:table-cell office:value-type="float" office:value="0.209941922711862" table:style-name="ce1">
            <text:p>0.209941922711862</text:p>
          </table:table-cell>
          <table:table-cell office:value-type="float" office:value="0.112661098687361" table:style-name="ce1">
            <text:p>0.112661098687361</text:p>
          </table:table-cell>
          <table:table-cell office:value-type="float" office:value="0.191736742470276" table:style-name="ce1">
            <text:p>0.191736742470276</text:p>
          </table:table-cell>
          <table:table-cell office:value-type="float" office:value="0.246599781320976" table:style-name="ce1">
            <text:p>0.246599781320976</text:p>
          </table:table-cell>
          <table:table-cell office:value-type="float" office:value="0.198802792345775" table:style-name="ce1">
            <text:p>0.198802792345775</text:p>
          </table:table-cell>
          <table:table-cell office:value-type="float" office:value="0.292982292935048" table:style-name="ce1">
            <text:p>0.292982292935048</text:p>
          </table:table-cell>
          <table:table-cell office:value-type="float" office:value="0.263235400882685" table:style-name="ce1">
            <text:p>0.263235400882685</text:p>
          </table:table-cell>
          <table:table-cell office:value-type="float" office:value="0.0495401303180985" table:style-name="ce1">
            <text:p>0.0495401303180985</text:p>
          </table:table-cell>
          <table:table-cell office:value-type="float" office:value="0.190303850735658" table:style-name="ce1">
            <text:p>0.190303850735658</text:p>
          </table:table-cell>
          <table:table-cell office:value-type="float" office:value="0.208539299137715" table:style-name="ce1">
            <text:p>0.208539299137715</text:p>
          </table:table-cell>
          <table:table-cell office:value-type="float" office:value="0.232038127168495" table:style-name="ce1">
            <text:p>0.232038127168495</text:p>
          </table:table-cell>
          <table:table-cell office:value-type="float" office:value="0.0771784647778401" table:style-name="ce1">
            <text:p>0.0771784647778401</text:p>
          </table:table-cell>
          <table:table-cell office:value-type="float" office:value="0.344883077370111" table:style-name="ce1">
            <text:p>0.344883077370111</text:p>
          </table:table-cell>
          <table:table-cell office:value-type="float" office:value="0.344883077370111" table:style-name="ce1">
            <text:p>0.344883077370111</text:p>
          </table:table-cell>
          <table:table-cell office:value-type="float" office:value="0.344883077370111" table:style-name="ce1">
            <text:p>0.344883077370111</text:p>
          </table:table-cell>
          <table:table-cell office:value-type="float" office:value="0.344883077370111" table:style-name="ce1">
            <text:p>0.344883077370111</text:p>
          </table:table-cell>
          <table:table-cell office:value-type="float" office:value="0.344883077370111" table:style-name="ce1">
            <text:p>0.344883077370111</text:p>
          </table:table-cell>
          <table:table-cell office:value-type="float" office:value="0.344883077370111" table:style-name="ce1">
            <text:p>0.344883077370111</text:p>
          </table:table-cell>
          <table:table-cell office:value-type="float" office:value="0.344883077370111" table:style-name="ce1">
            <text:p>0.344883077370111</text:p>
          </table:table-cell>
          <table:table-cell office:value-type="float" office:value="0.344883077370111" table:style-name="ce1">
            <text:p>0.344883077370111</text:p>
          </table:table-cell>
          <table:table-cell office:value-type="float" office:value="0.344883077370111" table:style-name="ce1">
            <text:p>0.344883077370111</text:p>
          </table:table-cell>
          <table:table-cell office:value-type="float" office:value="0.344883077370111" table:style-name="ce1">
            <text:p>0.344883077370111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0.572396010727589" table:style-name="ce1">
            <text:p>0.572396010727589</text:p>
          </table:table-cell>
          <table:table-cell office:value-type="float" office:value="0.0940751756622426" table:style-name="ce1">
            <text:p>0.0940751756622426</text:p>
          </table:table-cell>
          <table:table-cell office:value-type="float" office:value="0.688372141084811" table:style-name="ce1">
            <text:p>0.688372141084811</text:p>
          </table:table-cell>
          <table:table-cell office:value-type="float" office:value="0.404559076505953" table:style-name="ce1">
            <text:p>0.404559076505953</text:p>
          </table:table-cell>
          <table:table-cell office:value-type="float" office:value="1.26073049710759" table:style-name="ce1">
            <text:p>1.26073049710759</text:p>
          </table:table-cell>
          <table:table-cell office:value-type="float" office:value="0.19321821736439" table:style-name="ce1">
            <text:p>0.19321821736439</text:p>
          </table:table-cell>
          <table:table-cell office:value-type="float" office:value="1.46837665942389" table:style-name="ce1">
            <text:p>1.46837665942389</text:p>
          </table:table-cell>
          <table:table-cell office:value-type="float" office:value="0.636324546114063" table:style-name="ce1">
            <text:p>0.636324546114063</text:p>
          </table:table-cell>
          <table:table-cell office:value-type="float" office:value="0.0954779731084485" table:style-name="ce1">
            <text:p>0.0954779731084485</text:p>
          </table:table-cell>
          <table:table-cell office:value-type="float" office:value="0.148290734337596" table:style-name="ce1">
            <text:p>0.148290734337596</text:p>
          </table:table-cell>
          <table:table-cell office:value-type="float" office:value="0.240877113154892" table:style-name="ce1">
            <text:p>0.240877113154892</text:p>
          </table:table-cell>
          <table:table-cell office:value-type="float" office:value="1.07925979809914" table:style-name="ce1">
            <text:p>1.07925979809914</text:p>
          </table:table-cell>
          <table:table-cell office:value-type="float" office:value="0.716284273011439" table:style-name="ce1">
            <text:p>0.716284273011439</text:p>
          </table:table-cell>
          <table:table-cell office:value-type="float" office:value="0.305837992433233" table:style-name="ce1">
            <text:p>0.305837992433233</text:p>
          </table:table-cell>
          <table:table-cell office:value-type="float" office:value="0.418508516697717" table:style-name="ce1">
            <text:p>0.418508516697717</text:p>
          </table:table-cell>
          <table:table-cell office:value-type="float" office:value="0.415351762648205" table:style-name="ce1">
            <text:p>0.415351762648205</text:p>
          </table:table-cell>
          <table:table-cell office:value-type="float" office:value="0.791790417168692" table:style-name="ce1">
            <text:p>0.791790417168692</text:p>
          </table:table-cell>
          <table:table-cell office:value-type="float" office:value="0.722273573937811" table:style-name="ce1">
            <text:p>0.722273573937811</text:p>
          </table:table-cell>
          <table:table-cell office:value-type="float" office:value="0.558600142354451" table:style-name="ce1">
            <text:p>0.558600142354451</text:p>
          </table:table-cell>
          <table:table-cell office:value-type="float" office:value="1.3526176352515" table:style-name="ce1">
            <text:p>1.3526176352515</text:p>
          </table:table-cell>
          <table:table-cell office:value-type="float" office:value="0.572396010727589" table:style-name="ce1">
            <text:p>0.572396010727589</text:p>
          </table:table-cell>
          <table:table-cell office:value-type="float" office:value="0.9002974387949" table:style-name="ce1">
            <text:p>0.9002974387949</text:p>
          </table:table-cell>
          <table:table-cell office:value-type="float" office:value="1.35091128171122" table:style-name="ce1">
            <text:p>1.35091128171122</text:p>
          </table:table-cell>
          <table:table-cell office:value-type="float" office:value="1.5319212652638" table:style-name="ce1">
            <text:p>1.5319212652638</text:p>
          </table:table-cell>
          <table:table-cell office:value-type="float" office:value="1.04673669962146" table:style-name="ce1">
            <text:p>1.04673669962146</text:p>
          </table:table-cell>
          <table:table-cell office:value-type="float" office:value="1.05446648115892" table:style-name="ce1">
            <text:p>1.05446648115892</text:p>
          </table:table-cell>
          <table:table-cell office:value-type="float" office:value="0.91490382509967" table:style-name="ce1">
            <text:p>0.91490382509967</text:p>
          </table:table-cell>
          <table:table-cell office:value-type="float" office:value="1.4240967850537" table:style-name="ce1">
            <text:p>1.4240967850537</text:p>
          </table:table-cell>
          <table:table-cell office:value-type="float" office:value="1.16541358834772" table:style-name="ce1">
            <text:p>1.16541358834772</text:p>
          </table:table-cell>
          <table:table-cell office:value-type="float" office:value="1.00912866759376" table:style-name="ce1">
            <text:p>1.00912866759376</text:p>
          </table:table-cell>
          <table:table-cell office:value-type="float" office:value="1.07922567102834" table:style-name="ce1">
            <text:p>1.07922567102834</text:p>
          </table:table-cell>
          <table:table-cell office:value-type="float" office:value="1.53775699437154" table:style-name="ce1">
            <text:p>1.53775699437154</text:p>
          </table:table-cell>
          <table:table-cell office:value-type="float" office:value="0.748449037245658" table:style-name="ce1">
            <text:p>0.748449037245658</text:p>
          </table:table-cell>
          <table:table-cell office:value-type="float" office:value="0.954576544911108" table:style-name="ce1">
            <text:p>0.954576544911108</text:p>
          </table:table-cell>
          <table:table-cell office:value-type="float" office:value="0.748636736135089" table:style-name="ce1">
            <text:p>0.748636736135089</text:p>
          </table:table-cell>
          <table:table-cell office:value-type="float" office:value="1.07738280920484" table:style-name="ce1">
            <text:p>1.07738280920484</text:p>
          </table:table-cell>
          <table:table-cell office:value-type="float" office:value="0.644207899470143" table:style-name="ce1">
            <text:p>0.644207899470143</text:p>
          </table:table-cell>
          <table:table-cell office:value-type="float" office:value="0.702206856304154" table:style-name="ce1">
            <text:p>0.702206856304154</text:p>
          </table:table-cell>
          <table:table-cell office:value-type="float" office:value="0.614090759484255" table:style-name="ce1">
            <text:p>0.614090759484255</text:p>
          </table:table-cell>
          <table:table-cell office:value-type="float" office:value="0.828750034851089" table:style-name="ce1">
            <text:p>0.828750034851089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926472902102747" table:style-name="ce1">
            <text:p>0.926472902102747</text:p>
          </table:table-cell>
          <table:table-cell office:value-type="float" office:value="1.58765077188924" table:style-name="ce1">
            <text:p>1.58765077188924</text:p>
          </table:table-cell>
          <table:table-cell office:value-type="float" office:value="0.260602560080493" table:style-name="ce1">
            <text:p>0.260602560080493</text:p>
          </table:table-cell>
          <table:table-cell office:value-type="float" office:value="0.828557069563731" table:style-name="ce1">
            <text:p>0.828557069563731</text:p>
          </table:table-cell>
          <table:table-cell office:value-type="float" office:value="0.471615537737271" table:style-name="ce1">
            <text:p>0.471615537737271</text:p>
          </table:table-cell>
          <table:table-cell office:value-type="float" office:value="0.857882742141559" table:style-name="ce1">
            <text:p>0.857882742141559</text:p>
          </table:table-cell>
          <table:table-cell office:value-type="float" office:value="0.271466506548692" table:style-name="ce1">
            <text:p>0.271466506548692</text:p>
          </table:table-cell>
          <table:table-cell office:value-type="float" office:value="0.358013316423854" table:style-name="ce1">
            <text:p>0.358013316423854</text:p>
          </table:table-cell>
          <table:table-cell office:value-type="float" office:value="0.555581890014515" table:style-name="ce1">
            <text:p>0.555581890014515</text:p>
          </table:table-cell>
          <table:table-cell office:value-type="float" office:value="0.409521524812564" table:style-name="ce1">
            <text:p>0.409521524812564</text:p>
          </table:table-cell>
          <table:table-cell office:value-type="float" office:value="0.279776234879804" table:style-name="ce1">
            <text:p>0.279776234879804</text:p>
          </table:table-cell>
          <table:table-cell office:value-type="float" office:value="0.366590835967805" table:style-name="ce1">
            <text:p>0.366590835967805</text:p>
          </table:table-cell>
          <table:table-cell office:value-type="float" office:value="0.525450860711798" table:style-name="ce1">
            <text:p>0.525450860711798</text:p>
          </table:table-cell>
          <table:table-cell office:value-type="float" office:value="0.353821504227929" table:style-name="ce1">
            <text:p>0.353821504227929</text:p>
          </table:table-cell>
          <table:table-cell office:value-type="float" office:value="0.496280972242641" table:style-name="ce1">
            <text:p>0.496280972242641</text:p>
          </table:table-cell>
          <table:table-cell office:value-type="float" office:value="0.488978279029784" table:style-name="ce1">
            <text:p>0.488978279029784</text:p>
          </table:table-cell>
          <table:table-cell office:value-type="float" office:value="0.194115327839318" table:style-name="ce1">
            <text:p>0.194115327839318</text:p>
          </table:table-cell>
          <table:table-cell office:value-type="float" office:value="0.50252812672837" table:style-name="ce1">
            <text:p>0.50252812672837</text:p>
          </table:table-cell>
          <table:table-cell office:value-type="float" office:value="0.46419342693958" table:style-name="ce1">
            <text:p>0.46419342693958</text:p>
          </table:table-cell>
          <table:table-cell office:value-type="float" office:value="0.509998249090946" table:style-name="ce1">
            <text:p>0.509998249090946</text:p>
          </table:table-cell>
          <table:table-cell office:value-type="float" office:value="0.201098997622894" table:style-name="ce1">
            <text:p>0.201098997622894</text:p>
          </table:table-cell>
          <table:table-cell office:value-type="float" office:value="0.693212439120435" table:style-name="ce1">
            <text:p>0.693212439120435</text:p>
          </table:table-cell>
          <table:table-cell office:value-type="float" office:value="0.693212439120435" table:style-name="ce1">
            <text:p>0.693212439120435</text:p>
          </table:table-cell>
          <table:table-cell office:value-type="float" office:value="0.693212439120435" table:style-name="ce1">
            <text:p>0.693212439120435</text:p>
          </table:table-cell>
          <table:table-cell office:value-type="float" office:value="0.693212439120435" table:style-name="ce1">
            <text:p>0.693212439120435</text:p>
          </table:table-cell>
          <table:table-cell office:value-type="float" office:value="0.693212439120435" table:style-name="ce1">
            <text:p>0.693212439120435</text:p>
          </table:table-cell>
          <table:table-cell office:value-type="float" office:value="0.693212439120435" table:style-name="ce1">
            <text:p>0.693212439120435</text:p>
          </table:table-cell>
          <table:table-cell office:value-type="float" office:value="0.693212439120435" table:style-name="ce1">
            <text:p>0.693212439120435</text:p>
          </table:table-cell>
          <table:table-cell office:value-type="float" office:value="0.693212439120435" table:style-name="ce1">
            <text:p>0.693212439120435</text:p>
          </table:table-cell>
          <table:table-cell office:value-type="float" office:value="0.693212439120435" table:style-name="ce1">
            <text:p>0.693212439120435</text:p>
          </table:table-cell>
          <table:table-cell office:value-type="float" office:value="0.693212439120435" table:style-name="ce1">
            <text:p>0.693212439120435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0.488989449678854" table:style-name="ce1">
            <text:p>0.488989449678854</text:p>
          </table:table-cell>
          <table:table-cell office:value-type="float" office:value="0.100762666058702" table:style-name="ce1">
            <text:p>0.100762666058702</text:p>
          </table:table-cell>
          <table:table-cell office:value-type="float" office:value="0.44074804787425" table:style-name="ce1">
            <text:p>0.44074804787425</text:p>
          </table:table-cell>
          <table:table-cell office:value-type="float" office:value="0.364838365501195" table:style-name="ce1">
            <text:p>0.364838365501195</text:p>
          </table:table-cell>
          <table:table-cell office:value-type="float" office:value="1.19991605693212" table:style-name="ce1">
            <text:p>1.19991605693212</text:p>
          </table:table-cell>
          <table:table-cell office:value-type="float" office:value="0.246469471435316" table:style-name="ce1">
            <text:p>0.246469471435316</text:p>
          </table:table-cell>
          <table:table-cell office:value-type="float" office:value="1.00795128365097" table:style-name="ce1">
            <text:p>1.00795128365097</text:p>
          </table:table-cell>
          <table:table-cell office:value-type="float" office:value="0.348292068515323" table:style-name="ce1">
            <text:p>0.348292068515323</text:p>
          </table:table-cell>
          <table:table-cell office:value-type="float" office:value="0.0627998160902694" table:style-name="ce1">
            <text:p>0.0627998160902694</text:p>
          </table:table-cell>
          <table:table-cell office:value-type="float" office:value="0.101406168540791" table:style-name="ce1">
            <text:p>0.101406168540791</text:p>
          </table:table-cell>
          <table:table-cell office:value-type="float" office:value="0.330307102200804" table:style-name="ce1">
            <text:p>0.330307102200804</text:p>
          </table:table-cell>
          <table:table-cell office:value-type="float" office:value="0.585406956472201" table:style-name="ce1">
            <text:p>0.585406956472201</text:p>
          </table:table-cell>
          <table:table-cell office:value-type="float" office:value="0.762799470519387" table:style-name="ce1">
            <text:p>0.762799470519387</text:p>
          </table:table-cell>
          <table:table-cell office:value-type="float" office:value="0.259834700987368" table:style-name="ce1">
            <text:p>0.259834700987368</text:p>
          </table:table-cell>
          <table:table-cell office:value-type="float" office:value="0.479510655762616" table:style-name="ce1">
            <text:p>0.479510655762616</text:p>
          </table:table-cell>
          <table:table-cell office:value-type="float" office:value="0.377675476478891" table:style-name="ce1">
            <text:p>0.377675476478891</text:p>
          </table:table-cell>
          <table:table-cell office:value-type="float" office:value="0.713656488559412" table:style-name="ce1">
            <text:p>0.713656488559412</text:p>
          </table:table-cell>
          <table:table-cell office:value-type="float" office:value="0.638747568141257" table:style-name="ce1">
            <text:p>0.638747568141257</text:p>
          </table:table-cell>
          <table:table-cell office:value-type="float" office:value="0.748431973710256" table:style-name="ce1">
            <text:p>0.748431973710256</text:p>
          </table:table-cell>
          <table:table-cell office:value-type="float" office:value="1.01559574751141" table:style-name="ce1">
            <text:p>1.01559574751141</text:p>
          </table:table-cell>
          <table:table-cell office:value-type="float" office:value="0.488989449678854" table:style-name="ce1">
            <text:p>0.488989449678854</text:p>
          </table:table-cell>
          <table:table-cell office:value-type="float" office:value="0.601685569246442" table:style-name="ce1">
            <text:p>0.601685569246442</text:p>
          </table:table-cell>
          <table:table-cell office:value-type="float" office:value="1.42926703628074" table:style-name="ce1">
            <text:p>1.42926703628074</text:p>
          </table:table-cell>
          <table:table-cell office:value-type="float" office:value="1.25448524315018" table:style-name="ce1">
            <text:p>1.25448524315018</text:p>
          </table:table-cell>
          <table:table-cell office:value-type="float" office:value="1.00648381960633" table:style-name="ce1">
            <text:p>1.00648381960633</text:p>
          </table:table-cell>
          <table:table-cell office:value-type="float" office:value="0.729491449413182" table:style-name="ce1">
            <text:p>0.729491449413182</text:p>
          </table:table-cell>
          <table:table-cell office:value-type="float" office:value="0.996894112709975" table:style-name="ce1">
            <text:p>0.996894112709975</text:p>
          </table:table-cell>
          <table:table-cell office:value-type="float" office:value="1.02643109249217" table:style-name="ce1">
            <text:p>1.02643109249217</text:p>
          </table:table-cell>
          <table:table-cell office:value-type="float" office:value="1.23472566915377" table:style-name="ce1">
            <text:p>1.23472566915377</text:p>
          </table:table-cell>
          <table:table-cell office:value-type="float" office:value="0.709424731779526" table:style-name="ce1">
            <text:p>0.709424731779526</text:p>
          </table:table-cell>
          <table:table-cell office:value-type="float" office:value="1.13811193170329" table:style-name="ce1">
            <text:p>1.13811193170329</text:p>
          </table:table-cell>
          <table:table-cell office:value-type="float" office:value="1.36797481711399" table:style-name="ce1">
            <text:p>1.36797481711399</text:p>
          </table:table-cell>
          <table:table-cell office:value-type="float" office:value="0.90128712384826" table:style-name="ce1">
            <text:p>0.90128712384826</text:p>
          </table:table-cell>
          <table:table-cell office:value-type="float" office:value="0.855198514725381" table:style-name="ce1">
            <text:p>0.855198514725381</text:p>
          </table:table-cell>
          <table:table-cell office:value-type="float" office:value="0.617145132321351" table:style-name="ce1">
            <text:p>0.617145132321351</text:p>
          </table:table-cell>
          <table:table-cell office:value-type="float" office:value="0.818068261688956" table:style-name="ce1">
            <text:p>0.818068261688956</text:p>
          </table:table-cell>
          <table:table-cell office:value-type="float" office:value="0.499543246325467" table:style-name="ce1">
            <text:p>0.499543246325467</text:p>
          </table:table-cell>
          <table:table-cell office:value-type="float" office:value="0.520309568910637" table:style-name="ce1">
            <text:p>0.520309568910637</text:p>
          </table:table-cell>
          <table:table-cell office:value-type="float" office:value="0.276659346894498" table:style-name="ce1">
            <text:p>0.276659346894498</text:p>
          </table:table-cell>
          <table:table-cell office:value-type="float" office:value="0.543123515744139" table:style-name="ce1">
            <text:p>0.543123515744139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585662909503242" table:style-name="ce1">
            <text:p>0.585662909503242</text:p>
          </table:table-cell>
          <table:table-cell office:value-type="float" office:value="1.02455410359786" table:style-name="ce1">
            <text:p>1.02455410359786</text:p>
          </table:table-cell>
          <table:table-cell office:value-type="float" office:value="0.097253335669785" table:style-name="ce1">
            <text:p>0.097253335669785</text:p>
          </table:table-cell>
          <table:table-cell office:value-type="float" office:value="0.62360926755445" table:style-name="ce1">
            <text:p>0.62360926755445</text:p>
          </table:table-cell>
          <table:table-cell office:value-type="float" office:value="0.383839512517656" table:style-name="ce1">
            <text:p>0.383839512517656</text:p>
          </table:table-cell>
          <table:table-cell office:value-type="float" office:value="0.738784091274217" table:style-name="ce1">
            <text:p>0.738784091274217</text:p>
          </table:table-cell>
          <table:table-cell office:value-type="float" office:value="0.184746437548074" table:style-name="ce1">
            <text:p>0.184746437548074</text:p>
          </table:table-cell>
          <table:table-cell office:value-type="float" office:value="0.350002989404199" table:style-name="ce1">
            <text:p>0.350002989404199</text:p>
          </table:table-cell>
          <table:table-cell office:value-type="float" office:value="0.453404646803339" table:style-name="ce1">
            <text:p>0.453404646803339</text:p>
          </table:table-cell>
          <table:table-cell office:value-type="float" office:value="0.340579899722161" table:style-name="ce1">
            <text:p>0.340579899722161</text:p>
          </table:table-cell>
          <table:table-cell office:value-type="float" office:value="0.175483485818479" table:style-name="ce1">
            <text:p>0.175483485818479</text:p>
          </table:table-cell>
          <table:table-cell office:value-type="float" office:value="0.245080573142532" table:style-name="ce1">
            <text:p>0.245080573142532</text:p>
          </table:table-cell>
          <table:table-cell office:value-type="float" office:value="0.290845733566384" table:style-name="ce1">
            <text:p>0.290845733566384</text:p>
          </table:table-cell>
          <table:table-cell office:value-type="float" office:value="0.307231394782212" table:style-name="ce1">
            <text:p>0.307231394782212</text:p>
          </table:table-cell>
          <table:table-cell office:value-type="float" office:value="0.349375081633874" table:style-name="ce1">
            <text:p>0.349375081633874</text:p>
          </table:table-cell>
          <table:table-cell office:value-type="float" office:value="0.373962996845506" table:style-name="ce1">
            <text:p>0.373962996845506</text:p>
          </table:table-cell>
          <table:table-cell office:value-type="float" office:value="0.0792072143266586" table:style-name="ce1">
            <text:p>0.0792072143266586</text:p>
          </table:table-cell>
          <table:table-cell office:value-type="float" office:value="0.381008172127577" table:style-name="ce1">
            <text:p>0.381008172127577</text:p>
          </table:table-cell>
          <table:table-cell office:value-type="float" office:value="0.375282569358656" table:style-name="ce1">
            <text:p>0.375282569358656</text:p>
          </table:table-cell>
          <table:table-cell office:value-type="float" office:value="0.398214801282094" table:style-name="ce1">
            <text:p>0.398214801282094</text:p>
          </table:table-cell>
          <table:table-cell office:value-type="float" office:value="0.0991862504208794" table:style-name="ce1">
            <text:p>0.0991862504208794</text:p>
          </table:table-cell>
          <table:table-cell office:value-type="float" office:value="0.566886299687213" table:style-name="ce1">
            <text:p>0.566886299687213</text:p>
          </table:table-cell>
          <table:table-cell office:value-type="float" office:value="0.566886299687213" table:style-name="ce1">
            <text:p>0.566886299687213</text:p>
          </table:table-cell>
          <table:table-cell office:value-type="float" office:value="0.566886299687213" table:style-name="ce1">
            <text:p>0.566886299687213</text:p>
          </table:table-cell>
          <table:table-cell office:value-type="float" office:value="0.566886299687213" table:style-name="ce1">
            <text:p>0.566886299687213</text:p>
          </table:table-cell>
          <table:table-cell office:value-type="float" office:value="0.566886299687213" table:style-name="ce1">
            <text:p>0.566886299687213</text:p>
          </table:table-cell>
          <table:table-cell office:value-type="float" office:value="0.566886299687213" table:style-name="ce1">
            <text:p>0.566886299687213</text:p>
          </table:table-cell>
          <table:table-cell office:value-type="float" office:value="0.566886299687213" table:style-name="ce1">
            <text:p>0.566886299687213</text:p>
          </table:table-cell>
          <table:table-cell office:value-type="float" office:value="0.566886299687213" table:style-name="ce1">
            <text:p>0.566886299687213</text:p>
          </table:table-cell>
          <table:table-cell office:value-type="float" office:value="0.566886299687213" table:style-name="ce1">
            <text:p>0.566886299687213</text:p>
          </table:table-cell>
          <table:table-cell office:value-type="float" office:value="0.566886299687213" table:style-name="ce1">
            <text:p>0.566886299687213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0.288936560616791" table:style-name="ce1">
            <text:p>0.288936560616791</text:p>
          </table:table-cell>
          <table:table-cell office:value-type="float" office:value="0.0828452031429543" table:style-name="ce1">
            <text:p>0.0828452031429543</text:p>
          </table:table-cell>
          <table:table-cell office:value-type="float" office:value="0.393013282917997" table:style-name="ce1">
            <text:p>0.393013282917997</text:p>
          </table:table-cell>
          <table:table-cell office:value-type="float" office:value="0.219883632254672" table:style-name="ce1">
            <text:p>0.219883632254672</text:p>
          </table:table-cell>
          <table:table-cell office:value-type="float" office:value="1.21489784101575" table:style-name="ce1">
            <text:p>1.21489784101575</text:p>
          </table:table-cell>
          <table:table-cell office:value-type="float" office:value="0.156234857899669" table:style-name="ce1">
            <text:p>0.156234857899669</text:p>
          </table:table-cell>
          <table:table-cell office:value-type="float" office:value="0.757629219292348" table:style-name="ce1">
            <text:p>0.757629219292348</text:p>
          </table:table-cell>
          <table:table-cell office:value-type="float" office:value="0.195061520598457" table:style-name="ce1">
            <text:p>0.195061520598457</text:p>
          </table:table-cell>
          <table:table-cell office:value-type="float" office:value="0.0517805479235236" table:style-name="ce1">
            <text:p>0.0517805479235236</text:p>
          </table:table-cell>
          <table:table-cell office:value-type="float" office:value="0.0820346557687596" table:style-name="ce1">
            <text:p>0.0820346557687596</text:p>
          </table:table-cell>
          <table:table-cell office:value-type="float" office:value="0.297835194329335" table:style-name="ce1">
            <text:p>0.297835194329335</text:p>
          </table:table-cell>
          <table:table-cell office:value-type="float" office:value="0.382640965281097" table:style-name="ce1">
            <text:p>0.382640965281097</text:p>
          </table:table-cell>
          <table:table-cell office:value-type="float" office:value="0.394414804709007" table:style-name="ce1">
            <text:p>0.394414804709007</text:p>
          </table:table-cell>
          <table:table-cell office:value-type="float" office:value="0.208678221849867" table:style-name="ce1">
            <text:p>0.208678221849867</text:p>
          </table:table-cell>
          <table:table-cell office:value-type="float" office:value="0.243521961142321" table:style-name="ce1">
            <text:p>0.243521961142321</text:p>
          </table:table-cell>
          <table:table-cell office:value-type="float" office:value="0.316929290445033" table:style-name="ce1">
            <text:p>0.316929290445033</text:p>
          </table:table-cell>
          <table:table-cell office:value-type="float" office:value="0.4251803590402" table:style-name="ce1">
            <text:p>0.4251803590402</text:p>
          </table:table-cell>
          <table:table-cell office:value-type="float" office:value="0.415147000223371" table:style-name="ce1">
            <text:p>0.415147000223371</text:p>
          </table:table-cell>
          <table:table-cell office:value-type="float" office:value="0.158716190190559" table:style-name="ce1">
            <text:p>0.158716190190559</text:p>
          </table:table-cell>
          <table:table-cell office:value-type="float" office:value="0.616718543936282" table:style-name="ce1">
            <text:p>0.616718543936282</text:p>
          </table:table-cell>
          <table:table-cell office:value-type="float" office:value="0.288936560616791" table:style-name="ce1">
            <text:p>0.288936560616791</text:p>
          </table:table-cell>
          <table:table-cell office:value-type="float" office:value="0.285754211264174" table:style-name="ce1">
            <text:p>0.285754211264174</text:p>
          </table:table-cell>
          <table:table-cell office:value-type="float" office:value="0.623066179106112" table:style-name="ce1">
            <text:p>0.623066179106112</text:p>
          </table:table-cell>
          <table:table-cell office:value-type="float" office:value="0.882756124400853" table:style-name="ce1">
            <text:p>0.882756124400853</text:p>
          </table:table-cell>
          <table:table-cell office:value-type="float" office:value="0.534404049153324" table:style-name="ce1">
            <text:p>0.534404049153324</text:p>
          </table:table-cell>
          <table:table-cell office:value-type="float" office:value="0.370901252923991" table:style-name="ce1">
            <text:p>0.370901252923991</text:p>
          </table:table-cell>
          <table:table-cell office:value-type="float" office:value="0.498314671776468" table:style-name="ce1">
            <text:p>0.498314671776468</text:p>
          </table:table-cell>
          <table:table-cell office:value-type="float" office:value="0.562166421253629" table:style-name="ce1">
            <text:p>0.562166421253629</text:p>
          </table:table-cell>
          <table:table-cell office:value-type="float" office:value="0.511129386863947" table:style-name="ce1">
            <text:p>0.511129386863947</text:p>
          </table:table-cell>
          <table:table-cell office:value-type="float" office:value="0.426613696014032" table:style-name="ce1">
            <text:p>0.426613696014032</text:p>
          </table:table-cell>
          <table:table-cell office:value-type="float" office:value="0.553105683954759" table:style-name="ce1">
            <text:p>0.553105683954759</text:p>
          </table:table-cell>
          <table:table-cell office:value-type="float" office:value="0.601736759852651" table:style-name="ce1">
            <text:p>0.601736759852651</text:p>
          </table:table-cell>
          <table:table-cell office:value-type="float" office:value="0.340050380915785" table:style-name="ce1">
            <text:p>0.340050380915785</text:p>
          </table:table-cell>
          <table:table-cell office:value-type="float" office:value="0.468470548357025" table:style-name="ce1">
            <text:p>0.468470548357025</text:p>
          </table:table-cell>
          <table:table-cell office:value-type="float" office:value="0.36762505412666" table:style-name="ce1">
            <text:p>0.36762505412666</text:p>
          </table:table-cell>
          <table:table-cell office:value-type="float" office:value="0.509576605142295" table:style-name="ce1">
            <text:p>0.509576605142295</text:p>
          </table:table-cell>
          <table:table-cell office:value-type="float" office:value="0.450178438405256" table:style-name="ce1">
            <text:p>0.450178438405256</text:p>
          </table:table-cell>
          <table:table-cell office:value-type="float" office:value="0.229905259890911" table:style-name="ce1">
            <text:p>0.229905259890911</text:p>
          </table:table-cell>
          <table:table-cell office:value-type="float" office:value="0.305053069804706" table:style-name="ce1">
            <text:p>0.305053069804706</text:p>
          </table:table-cell>
          <table:table-cell office:value-type="float" office:value="0.400233470281351" table:style-name="ce1">
            <text:p>0.400233470281351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329812259674124" table:style-name="ce1">
            <text:p>0.329812259674124</text:p>
          </table:table-cell>
          <table:table-cell office:value-type="float" office:value="0.770239171954994" table:style-name="ce1">
            <text:p>0.770239171954994</text:p>
          </table:table-cell>
          <table:table-cell office:value-type="float" office:value="0.117183545020219" table:style-name="ce1">
            <text:p>0.117183545020219</text:p>
          </table:table-cell>
          <table:table-cell office:value-type="float" office:value="0.385350654156782" table:style-name="ce1">
            <text:p>0.385350654156782</text:p>
          </table:table-cell>
          <table:table-cell office:value-type="float" office:value="0.291581264776257" table:style-name="ce1">
            <text:p>0.291581264776257</text:p>
          </table:table-cell>
          <table:table-cell office:value-type="float" office:value="0.568143787937408" table:style-name="ce1">
            <text:p>0.568143787937408</text:p>
          </table:table-cell>
          <table:table-cell office:value-type="float" office:value="0.185609005569382" table:style-name="ce1">
            <text:p>0.185609005569382</text:p>
          </table:table-cell>
          <table:table-cell office:value-type="float" office:value="0.232097172447049" table:style-name="ce1">
            <text:p>0.232097172447049</text:p>
          </table:table-cell>
          <table:table-cell office:value-type="float" office:value="0.396889622449566" table:style-name="ce1">
            <text:p>0.396889622449566</text:p>
          </table:table-cell>
          <table:table-cell office:value-type="float" office:value="0.320878160236" table:style-name="ce1">
            <text:p>0.320878160236</text:p>
          </table:table-cell>
          <table:table-cell office:value-type="float" office:value="0.188115596927411" table:style-name="ce1">
            <text:p>0.188115596927411</text:p>
          </table:table-cell>
          <table:table-cell office:value-type="float" office:value="0.289394651114636" table:style-name="ce1">
            <text:p>0.289394651114636</text:p>
          </table:table-cell>
          <table:table-cell office:value-type="float" office:value="0.31868277924514" table:style-name="ce1">
            <text:p>0.31868277924514</text:p>
          </table:table-cell>
          <table:table-cell office:value-type="float" office:value="0.266814200821738" table:style-name="ce1">
            <text:p>0.266814200821738</text:p>
          </table:table-cell>
          <table:table-cell office:value-type="float" office:value="0.306517856447559" table:style-name="ce1">
            <text:p>0.306517856447559</text:p>
          </table:table-cell>
          <table:table-cell office:value-type="float" office:value="0.259040904810462" table:style-name="ce1">
            <text:p>0.259040904810462</text:p>
          </table:table-cell>
          <table:table-cell office:value-type="float" office:value="0.082664591228866" table:style-name="ce1">
            <text:p>0.082664591228866</text:p>
          </table:table-cell>
          <table:table-cell office:value-type="float" office:value="0.289607273759128" table:style-name="ce1">
            <text:p>0.289607273759128</text:p>
          </table:table-cell>
          <table:table-cell office:value-type="float" office:value="0.251078738459932" table:style-name="ce1">
            <text:p>0.251078738459932</text:p>
          </table:table-cell>
          <table:table-cell office:value-type="float" office:value="0.290725555549933" table:style-name="ce1">
            <text:p>0.290725555549933</text:p>
          </table:table-cell>
          <table:table-cell office:value-type="float" office:value="0.139802245062911" table:style-name="ce1">
            <text:p>0.139802245062911</text:p>
          </table:table-cell>
          <table:table-cell office:value-type="float" office:value="0.361169397752114" table:style-name="ce1">
            <text:p>0.361169397752114</text:p>
          </table:table-cell>
          <table:table-cell office:value-type="float" office:value="0.361169397752114" table:style-name="ce1">
            <text:p>0.361169397752114</text:p>
          </table:table-cell>
          <table:table-cell office:value-type="float" office:value="0.361169397752114" table:style-name="ce1">
            <text:p>0.361169397752114</text:p>
          </table:table-cell>
          <table:table-cell office:value-type="float" office:value="0.361169397752114" table:style-name="ce1">
            <text:p>0.361169397752114</text:p>
          </table:table-cell>
          <table:table-cell office:value-type="float" office:value="0.361169397752114" table:style-name="ce1">
            <text:p>0.361169397752114</text:p>
          </table:table-cell>
          <table:table-cell office:value-type="float" office:value="0.361169397752114" table:style-name="ce1">
            <text:p>0.361169397752114</text:p>
          </table:table-cell>
          <table:table-cell office:value-type="float" office:value="0.361169397752114" table:style-name="ce1">
            <text:p>0.361169397752114</text:p>
          </table:table-cell>
          <table:table-cell office:value-type="float" office:value="0.361169397752114" table:style-name="ce1">
            <text:p>0.361169397752114</text:p>
          </table:table-cell>
          <table:table-cell office:value-type="float" office:value="0.361169397752114" table:style-name="ce1">
            <text:p>0.361169397752114</text:p>
          </table:table-cell>
          <table:table-cell office:value-type="float" office:value="0.361169397752114" table:style-name="ce1">
            <text:p>0.361169397752114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0.452695309877165" table:style-name="ce1">
            <text:p>0.452695309877165</text:p>
          </table:table-cell>
          <table:table-cell office:value-type="float" office:value="0.0806223671355022" table:style-name="ce1">
            <text:p>0.0806223671355022</text:p>
          </table:table-cell>
          <table:table-cell office:value-type="float" office:value="0.401963551347295" table:style-name="ce1">
            <text:p>0.401963551347295</text:p>
          </table:table-cell>
          <table:table-cell office:value-type="float" office:value="0.356887824474467" table:style-name="ce1">
            <text:p>0.356887824474467</text:p>
          </table:table-cell>
          <table:table-cell office:value-type="float" office:value="1.20609305674792" table:style-name="ce1">
            <text:p>1.20609305674792</text:p>
          </table:table-cell>
          <table:table-cell office:value-type="float" office:value="0.217329628949921" table:style-name="ce1">
            <text:p>0.217329628949921</text:p>
          </table:table-cell>
          <table:table-cell office:value-type="float" office:value="0.989061949960104" table:style-name="ce1">
            <text:p>0.989061949960104</text:p>
          </table:table-cell>
          <table:table-cell office:value-type="float" office:value="0.298210592108196" table:style-name="ce1">
            <text:p>0.298210592108196</text:p>
          </table:table-cell>
          <table:table-cell office:value-type="float" office:value="0.0673555858749705" table:style-name="ce1">
            <text:p>0.0673555858749705</text:p>
          </table:table-cell>
          <table:table-cell office:value-type="float" office:value="0.108835869764674" table:style-name="ce1">
            <text:p>0.108835869764674</text:p>
          </table:table-cell>
          <table:table-cell office:value-type="float" office:value="0.499167848546606" table:style-name="ce1">
            <text:p>0.499167848546606</text:p>
          </table:table-cell>
          <table:table-cell office:value-type="float" office:value="0.549164007276719" table:style-name="ce1">
            <text:p>0.549164007276719</text:p>
          </table:table-cell>
          <table:table-cell office:value-type="float" office:value="0.57868392352351" table:style-name="ce1">
            <text:p>0.57868392352351</text:p>
          </table:table-cell>
          <table:table-cell office:value-type="float" office:value="0.211152434483268" table:style-name="ce1">
            <text:p>0.211152434483268</text:p>
          </table:table-cell>
          <table:table-cell office:value-type="float" office:value="0.472258653216439" table:style-name="ce1">
            <text:p>0.472258653216439</text:p>
          </table:table-cell>
          <table:table-cell office:value-type="float" office:value="0.498673006019926" table:style-name="ce1">
            <text:p>0.498673006019926</text:p>
          </table:table-cell>
          <table:table-cell office:value-type="float" office:value="0.566705321670766" table:style-name="ce1">
            <text:p>0.566705321670766</text:p>
          </table:table-cell>
          <table:table-cell office:value-type="float" office:value="0.73539543266254" table:style-name="ce1">
            <text:p>0.73539543266254</text:p>
          </table:table-cell>
          <table:table-cell office:value-type="float" office:value="0.313653091647701" table:style-name="ce1">
            <text:p>0.313653091647701</text:p>
          </table:table-cell>
          <table:table-cell office:value-type="float" office:value="1.03632794302577" table:style-name="ce1">
            <text:p>1.03632794302577</text:p>
          </table:table-cell>
          <table:table-cell office:value-type="float" office:value="0.452695309877165" table:style-name="ce1">
            <text:p>0.452695309877165</text:p>
          </table:table-cell>
          <table:table-cell office:value-type="float" office:value="0.545887808479388" table:style-name="ce1">
            <text:p>0.545887808479388</text:p>
          </table:table-cell>
          <table:table-cell office:value-type="float" office:value="0.958705920478578" table:style-name="ce1">
            <text:p>0.958705920478578</text:p>
          </table:table-cell>
          <table:table-cell office:value-type="float" office:value="1.18937079205321" table:style-name="ce1">
            <text:p>1.18937079205321</text:p>
          </table:table-cell>
          <table:table-cell office:value-type="float" office:value="0.778941575010407" table:style-name="ce1">
            <text:p>0.778941575010407</text:p>
          </table:table-cell>
          <table:table-cell office:value-type="float" office:value="0.758755412628931" table:style-name="ce1">
            <text:p>0.758755412628931</text:p>
          </table:table-cell>
          <table:table-cell office:value-type="float" office:value="0.898778784144053" table:style-name="ce1">
            <text:p>0.898778784144053</text:p>
          </table:table-cell>
          <table:table-cell office:value-type="float" office:value="0.915262159343128" table:style-name="ce1">
            <text:p>0.915262159343128</text:p>
          </table:table-cell>
          <table:table-cell office:value-type="float" office:value="0.820969062707427" table:style-name="ce1">
            <text:p>0.820969062707427</text:p>
          </table:table-cell>
          <table:table-cell office:value-type="float" office:value="0.682532599984762" table:style-name="ce1">
            <text:p>0.682532599984762</text:p>
          </table:table-cell>
          <table:table-cell office:value-type="float" office:value="0.887619231990642" table:style-name="ce1">
            <text:p>0.887619231990642</text:p>
          </table:table-cell>
          <table:table-cell office:value-type="float" office:value="1.15304252518071" table:style-name="ce1">
            <text:p>1.15304252518071</text:p>
          </table:table-cell>
          <table:table-cell office:value-type="float" office:value="0.680297276846999" table:style-name="ce1">
            <text:p>0.680297276846999</text:p>
          </table:table-cell>
          <table:table-cell office:value-type="float" office:value="0.824381769787981" table:style-name="ce1">
            <text:p>0.824381769787981</text:p>
          </table:table-cell>
          <table:table-cell office:value-type="float" office:value="0.816276590471665" table:style-name="ce1">
            <text:p>0.816276590471665</text:p>
          </table:table-cell>
          <table:table-cell office:value-type="float" office:value="0.996484587860309" table:style-name="ce1">
            <text:p>0.996484587860309</text:p>
          </table:table-cell>
          <table:table-cell office:value-type="float" office:value="0.746418476532729" table:style-name="ce1">
            <text:p>0.746418476532729</text:p>
          </table:table-cell>
          <table:table-cell office:value-type="float" office:value="0.513603599497349" table:style-name="ce1">
            <text:p>0.513603599497349</text:p>
          </table:table-cell>
          <table:table-cell office:value-type="float" office:value="0.616036002520171" table:style-name="ce1">
            <text:p>0.616036002520171</text:p>
          </table:table-cell>
          <table:table-cell office:value-type="float" office:value="0.505925008566103" table:style-name="ce1">
            <text:p>0.505925008566103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604808196225149" table:style-name="ce1">
            <text:p>0.604808196225149</text:p>
          </table:table-cell>
          <table:table-cell office:value-type="float" office:value="1.19907994369739" table:style-name="ce1">
            <text:p>1.19907994369739</text:p>
          </table:table-cell>
          <table:table-cell office:value-type="float" office:value="0.136397085883737" table:style-name="ce1">
            <text:p>0.136397085883737</text:p>
          </table:table-cell>
          <table:table-cell office:value-type="float" office:value="0.861338083770907" table:style-name="ce1">
            <text:p>0.861338083770907</text:p>
          </table:table-cell>
          <table:table-cell office:value-type="float" office:value="0.40394338613579" table:style-name="ce1">
            <text:p>0.40394338613579</text:p>
          </table:table-cell>
          <table:table-cell office:value-type="float" office:value="0.86277037908857" table:style-name="ce1">
            <text:p>0.86277037908857</text:p>
          </table:table-cell>
          <table:table-cell office:value-type="float" office:value="0.258571226458324" table:style-name="ce1">
            <text:p>0.258571226458324</text:p>
          </table:table-cell>
          <table:table-cell office:value-type="float" office:value="0.37663688315944" table:style-name="ce1">
            <text:p>0.37663688315944</text:p>
          </table:table-cell>
          <table:table-cell office:value-type="float" office:value="0.593419998136068" table:style-name="ce1">
            <text:p>0.593419998136068</text:p>
          </table:table-cell>
          <table:table-cell office:value-type="float" office:value="0.396038774021427" table:style-name="ce1">
            <text:p>0.396038774021427</text:p>
          </table:table-cell>
          <table:table-cell office:value-type="float" office:value="0.298308251612783" table:style-name="ce1">
            <text:p>0.298308251612783</text:p>
          </table:table-cell>
          <table:table-cell office:value-type="float" office:value="0.341774821091696" table:style-name="ce1">
            <text:p>0.341774821091696</text:p>
          </table:table-cell>
          <table:table-cell office:value-type="float" office:value="0.48233567028198" table:style-name="ce1">
            <text:p>0.48233567028198</text:p>
          </table:table-cell>
          <table:table-cell office:value-type="float" office:value="0.386698973967168" table:style-name="ce1">
            <text:p>0.386698973967168</text:p>
          </table:table-cell>
          <table:table-cell office:value-type="float" office:value="0.42664043594341" table:style-name="ce1">
            <text:p>0.42664043594341</text:p>
          </table:table-cell>
          <table:table-cell office:value-type="float" office:value="0.510001976696915" table:style-name="ce1">
            <text:p>0.510001976696915</text:p>
          </table:table-cell>
          <table:table-cell office:value-type="float" office:value="0.118994763452426" table:style-name="ce1">
            <text:p>0.118994763452426</text:p>
          </table:table-cell>
          <table:table-cell office:value-type="float" office:value="0.594823650529463" table:style-name="ce1">
            <text:p>0.594823650529463</text:p>
          </table:table-cell>
          <table:table-cell office:value-type="float" office:value="0.507254731097505" table:style-name="ce1">
            <text:p>0.507254731097505</text:p>
          </table:table-cell>
          <table:table-cell office:value-type="float" office:value="0.569729407143802" table:style-name="ce1">
            <text:p>0.569729407143802</text:p>
          </table:table-cell>
          <table:table-cell office:value-type="float" office:value="0.217068061595587" table:style-name="ce1">
            <text:p>0.217068061595587</text:p>
          </table:table-cell>
          <table:table-cell office:value-type="float" office:value="0.57304923449296" table:style-name="ce1">
            <text:p>0.57304923449296</text:p>
          </table:table-cell>
          <table:table-cell office:value-type="float" office:value="0.57304923449296" table:style-name="ce1">
            <text:p>0.57304923449296</text:p>
          </table:table-cell>
          <table:table-cell office:value-type="float" office:value="0.57304923449296" table:style-name="ce1">
            <text:p>0.57304923449296</text:p>
          </table:table-cell>
          <table:table-cell office:value-type="float" office:value="0.57304923449296" table:style-name="ce1">
            <text:p>0.57304923449296</text:p>
          </table:table-cell>
          <table:table-cell office:value-type="float" office:value="0.57304923449296" table:style-name="ce1">
            <text:p>0.57304923449296</text:p>
          </table:table-cell>
          <table:table-cell office:value-type="float" office:value="0.57304923449296" table:style-name="ce1">
            <text:p>0.57304923449296</text:p>
          </table:table-cell>
          <table:table-cell office:value-type="float" office:value="0.57304923449296" table:style-name="ce1">
            <text:p>0.57304923449296</text:p>
          </table:table-cell>
          <table:table-cell office:value-type="float" office:value="0.57304923449296" table:style-name="ce1">
            <text:p>0.57304923449296</text:p>
          </table:table-cell>
          <table:table-cell office:value-type="float" office:value="0.57304923449296" table:style-name="ce1">
            <text:p>0.57304923449296</text:p>
          </table:table-cell>
          <table:table-cell office:value-type="float" office:value="0.57304923449296" table:style-name="ce1">
            <text:p>0.57304923449296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0.45143260825736" table:style-name="ce1">
            <text:p>0.45143260825736</text:p>
          </table:table-cell>
          <table:table-cell office:value-type="float" office:value="0.0716512971344616" table:style-name="ce1">
            <text:p>0.0716512971344616</text:p>
          </table:table-cell>
          <table:table-cell office:value-type="float" office:value="0.386051963028544" table:style-name="ce1">
            <text:p>0.386051963028544</text:p>
          </table:table-cell>
          <table:table-cell office:value-type="float" office:value="0.345913838268562" table:style-name="ce1">
            <text:p>0.345913838268562</text:p>
          </table:table-cell>
          <table:table-cell office:value-type="float" office:value="1.21863475526896" table:style-name="ce1">
            <text:p>1.21863475526896</text:p>
          </table:table-cell>
          <table:table-cell office:value-type="float" office:value="0.232965410498497" table:style-name="ce1">
            <text:p>0.232965410498497</text:p>
          </table:table-cell>
          <table:table-cell office:value-type="float" office:value="0.939236426584019" table:style-name="ce1">
            <text:p>0.939236426584019</text:p>
          </table:table-cell>
          <table:table-cell office:value-type="float" office:value="0.293091531487365" table:style-name="ce1">
            <text:p>0.293091531487365</text:p>
          </table:table-cell>
          <table:table-cell office:value-type="float" office:value="0.0586142026005752" table:style-name="ce1">
            <text:p>0.0586142026005752</text:p>
          </table:table-cell>
          <table:table-cell office:value-type="float" office:value="0.0922168012375666" table:style-name="ce1">
            <text:p>0.0922168012375666</text:p>
          </table:table-cell>
          <table:table-cell office:value-type="float" office:value="0.468231658861386" table:style-name="ce1">
            <text:p>0.468231658861386</text:p>
          </table:table-cell>
          <table:table-cell office:value-type="float" office:value="0.595406188218223" table:style-name="ce1">
            <text:p>0.595406188218223</text:p>
          </table:table-cell>
          <table:table-cell office:value-type="float" office:value="0.579451782616634" table:style-name="ce1">
            <text:p>0.579451782616634</text:p>
          </table:table-cell>
          <table:table-cell office:value-type="float" office:value="0.196972636563567" table:style-name="ce1">
            <text:p>0.196972636563567</text:p>
          </table:table-cell>
          <table:table-cell office:value-type="float" office:value="0.431135532895766" table:style-name="ce1">
            <text:p>0.431135532895766</text:p>
          </table:table-cell>
          <table:table-cell office:value-type="float" office:value="0.476626918279548" table:style-name="ce1">
            <text:p>0.476626918279548</text:p>
          </table:table-cell>
          <table:table-cell office:value-type="float" office:value="0.568787072989904" table:style-name="ce1">
            <text:p>0.568787072989904</text:p>
          </table:table-cell>
          <table:table-cell office:value-type="float" office:value="0.676867506231042" table:style-name="ce1">
            <text:p>0.676867506231042</text:p>
          </table:table-cell>
          <table:table-cell office:value-type="float" office:value="0.324317801274432" table:style-name="ce1">
            <text:p>0.324317801274432</text:p>
          </table:table-cell>
          <table:table-cell office:value-type="float" office:value="0.937717771933172" table:style-name="ce1">
            <text:p>0.937717771933172</text:p>
          </table:table-cell>
          <table:table-cell office:value-type="float" office:value="0.45143260825736" table:style-name="ce1">
            <text:p>0.45143260825736</text:p>
          </table:table-cell>
          <table:table-cell office:value-type="float" office:value="0.522681400331622" table:style-name="ce1">
            <text:p>0.522681400331622</text:p>
          </table:table-cell>
          <table:table-cell office:value-type="float" office:value="0.909716510337228" table:style-name="ce1">
            <text:p>0.909716510337228</text:p>
          </table:table-cell>
          <table:table-cell office:value-type="float" office:value="1.14261670504962" table:style-name="ce1">
            <text:p>1.14261670504962</text:p>
          </table:table-cell>
          <table:table-cell office:value-type="float" office:value="0.74556529976259" table:style-name="ce1">
            <text:p>0.74556529976259</text:p>
          </table:table-cell>
          <table:table-cell office:value-type="float" office:value="0.660384131031968" table:style-name="ce1">
            <text:p>0.660384131031968</text:p>
          </table:table-cell>
          <table:table-cell office:value-type="float" office:value="0.842998086912402" table:style-name="ce1">
            <text:p>0.842998086912402</text:p>
          </table:table-cell>
          <table:table-cell office:value-type="float" office:value="0.890247016442669" table:style-name="ce1">
            <text:p>0.890247016442669</text:p>
          </table:table-cell>
          <table:table-cell office:value-type="float" office:value="0.789674538778748" table:style-name="ce1">
            <text:p>0.789674538778748</text:p>
          </table:table-cell>
          <table:table-cell office:value-type="float" office:value="0.676884569766445" table:style-name="ce1">
            <text:p>0.676884569766445</text:p>
          </table:table-cell>
          <table:table-cell office:value-type="float" office:value="0.881646994599673" table:style-name="ce1">
            <text:p>0.881646994599673</text:p>
          </table:table-cell>
          <table:table-cell office:value-type="float" office:value="1.16976478987543" table:style-name="ce1">
            <text:p>1.16976478987543</text:p>
          </table:table-cell>
          <table:table-cell office:value-type="float" office:value="0.667482561759519" table:style-name="ce1">
            <text:p>0.667482561759519</text:p>
          </table:table-cell>
          <table:table-cell office:value-type="float" office:value="0.869446566786693" table:style-name="ce1">
            <text:p>0.869446566786693</text:p>
          </table:table-cell>
          <table:table-cell office:value-type="float" office:value="0.814928571174846" table:style-name="ce1">
            <text:p>0.814928571174846</text:p>
          </table:table-cell>
          <table:table-cell office:value-type="float" office:value="0.86098305322692" table:style-name="ce1">
            <text:p>0.86098305322692</text:p>
          </table:table-cell>
          <table:table-cell office:value-type="float" office:value="0.772849892871618" table:style-name="ce1">
            <text:p>0.772849892871618</text:p>
          </table:table-cell>
          <table:table-cell office:value-type="float" office:value="0.535581433096115" table:style-name="ce1">
            <text:p>0.535581433096115</text:p>
          </table:table-cell>
          <table:table-cell office:value-type="float" office:value="0.654599592530429" table:style-name="ce1">
            <text:p>0.654599592530429</text:p>
          </table:table-cell>
          <table:table-cell office:value-type="float" office:value="0.585168066976562" table:style-name="ce1">
            <text:p>0.585168066976562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532612377936033" table:style-name="ce1">
            <text:p>0.532612377936033</text:p>
          </table:table-cell>
          <table:table-cell office:value-type="float" office:value="1.13574010028231" table:style-name="ce1">
            <text:p>1.13574010028231</text:p>
          </table:table-cell>
          <table:table-cell office:value-type="float" office:value="0.149450690466855" table:style-name="ce1">
            <text:p>0.149450690466855</text:p>
          </table:table-cell>
          <table:table-cell office:value-type="float" office:value="0.735393908197213" table:style-name="ce1">
            <text:p>0.735393908197213</text:p>
          </table:table-cell>
          <table:table-cell office:value-type="float" office:value="0.414718254846553" table:style-name="ce1">
            <text:p>0.414718254846553</text:p>
          </table:table-cell>
          <table:table-cell office:value-type="float" office:value="0.794624076007788" table:style-name="ce1">
            <text:p>0.794624076007788</text:p>
          </table:table-cell>
          <table:table-cell office:value-type="float" office:value="0.279075295853328" table:style-name="ce1">
            <text:p>0.279075295853328</text:p>
          </table:table-cell>
          <table:table-cell office:value-type="float" office:value="0.413277609691519" table:style-name="ce1">
            <text:p>0.413277609691519</text:p>
          </table:table-cell>
          <table:table-cell office:value-type="float" office:value="0.62018071995681" table:style-name="ce1">
            <text:p>0.62018071995681</text:p>
          </table:table-cell>
          <table:table-cell office:value-type="float" office:value="0.431671555899393" table:style-name="ce1">
            <text:p>0.431671555899393</text:p>
          </table:table-cell>
          <table:table-cell office:value-type="float" office:value="0.310296083305972" table:style-name="ce1">
            <text:p>0.310296083305972</text:p>
          </table:table-cell>
          <table:table-cell office:value-type="float" office:value="0.364614310178617" table:style-name="ce1">
            <text:p>0.364614310178617</text:p>
          </table:table-cell>
          <table:table-cell office:value-type="float" office:value="0.483685018911612" table:style-name="ce1">
            <text:p>0.483685018911612</text:p>
          </table:table-cell>
          <table:table-cell office:value-type="float" office:value="0.365441689599573" table:style-name="ce1">
            <text:p>0.365441689599573</text:p>
          </table:table-cell>
          <table:table-cell office:value-type="float" office:value="0.48530287445443" table:style-name="ce1">
            <text:p>0.48530287445443</text:p>
          </table:table-cell>
          <table:table-cell office:value-type="float" office:value="0.472437027540796" table:style-name="ce1">
            <text:p>0.472437027540796</text:p>
          </table:table-cell>
          <table:table-cell office:value-type="float" office:value="0.114801191826484" table:style-name="ce1">
            <text:p>0.114801191826484</text:p>
          </table:table-cell>
          <table:table-cell office:value-type="float" office:value="0.536971205885159" table:style-name="ce1">
            <text:p>0.536971205885159</text:p>
          </table:table-cell>
          <table:table-cell office:value-type="float" office:value="0.492702157393164" table:style-name="ce1">
            <text:p>0.492702157393164</text:p>
          </table:table-cell>
          <table:table-cell office:value-type="float" office:value="0.516007149913537" table:style-name="ce1">
            <text:p>0.516007149913537</text:p>
          </table:table-cell>
          <table:table-cell office:value-type="float" office:value="0.221049144770852" table:style-name="ce1">
            <text:p>0.221049144770852</text:p>
          </table:table-cell>
          <table:table-cell office:value-type="float" office:value="0.559035878758304" table:style-name="ce1">
            <text:p>0.559035878758304</text:p>
          </table:table-cell>
          <table:table-cell office:value-type="float" office:value="0.559035878758304" table:style-name="ce1">
            <text:p>0.559035878758304</text:p>
          </table:table-cell>
          <table:table-cell office:value-type="float" office:value="0.559035878758304" table:style-name="ce1">
            <text:p>0.559035878758304</text:p>
          </table:table-cell>
          <table:table-cell office:value-type="float" office:value="0.559035878758304" table:style-name="ce1">
            <text:p>0.559035878758304</text:p>
          </table:table-cell>
          <table:table-cell office:value-type="float" office:value="0.559035878758304" table:style-name="ce1">
            <text:p>0.559035878758304</text:p>
          </table:table-cell>
          <table:table-cell office:value-type="float" office:value="0.559035878758304" table:style-name="ce1">
            <text:p>0.559035878758304</text:p>
          </table:table-cell>
          <table:table-cell office:value-type="float" office:value="0.559035878758304" table:style-name="ce1">
            <text:p>0.559035878758304</text:p>
          </table:table-cell>
          <table:table-cell office:value-type="float" office:value="0.559035878758304" table:style-name="ce1">
            <text:p>0.559035878758304</text:p>
          </table:table-cell>
          <table:table-cell office:value-type="float" office:value="0.559035878758304" table:style-name="ce1">
            <text:p>0.559035878758304</text:p>
          </table:table-cell>
          <table:table-cell office:value-type="float" office:value="0.559035878758304" table:style-name="ce1">
            <text:p>0.559035878758304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0.201468878142197" table:style-name="ce1">
            <text:p>0.201468878142197</text:p>
          </table:table-cell>
          <table:table-cell office:value-type="float" office:value="0.0687090291485088" table:style-name="ce1">
            <text:p>0.0687090291485088</text:p>
          </table:table-cell>
          <table:table-cell office:value-type="float" office:value="0.338317198072291" table:style-name="ce1">
            <text:p>0.338317198072291</text:p>
          </table:table-cell>
          <table:table-cell office:value-type="float" office:value="0.159740002314725" table:style-name="ce1">
            <text:p>0.159740002314725</text:p>
          </table:table-cell>
          <table:table-cell office:value-type="float" office:value="1.24322330978435" table:style-name="ce1">
            <text:p>1.24322330978435</text:p>
          </table:table-cell>
          <table:table-cell office:value-type="float" office:value="0.107497612390418" table:style-name="ce1">
            <text:p>0.107497612390418</text:p>
          </table:table-cell>
          <table:table-cell office:value-type="float" office:value="0.69669533436906" table:style-name="ce1">
            <text:p>0.69669533436906</text:p>
          </table:table-cell>
          <table:table-cell office:value-type="float" office:value="0.185847211480962" table:style-name="ce1">
            <text:p>0.185847211480962</text:p>
          </table:table-cell>
          <table:table-cell office:value-type="float" office:value="0.0489426829951368" table:style-name="ce1">
            <text:p>0.0489426829951368</text:p>
          </table:table-cell>
          <table:table-cell office:value-type="float" office:value="0.0765848161638109" table:style-name="ce1">
            <text:p>0.0765848161638109</text:p>
          </table:table-cell>
          <table:table-cell office:value-type="float" office:value="0.0997275483031865" table:style-name="ce1">
            <text:p>0.0997275483031865</text:p>
          </table:table-cell>
          <table:table-cell office:value-type="float" office:value="0.388425503782635" table:style-name="ce1">
            <text:p>0.388425503782635</text:p>
          </table:table-cell>
          <table:table-cell office:value-type="float" office:value="0.233062013940423" table:style-name="ce1">
            <text:p>0.233062013940423</text:p>
          </table:table-cell>
          <table:table-cell office:value-type="float" office:value="0.190659128464542" table:style-name="ce1">
            <text:p>0.190659128464542</text:p>
          </table:table-cell>
          <table:table-cell office:value-type="float" office:value="0.0332992049802067" table:style-name="ce1">
            <text:p>0.0332992049802067</text:p>
          </table:table-cell>
          <table:table-cell office:value-type="float" office:value="0.200044072936065" table:style-name="ce1">
            <text:p>0.200044072936065</text:p>
          </table:table-cell>
          <table:table-cell office:value-type="float" office:value="0.199344467984552" table:style-name="ce1">
            <text:p>0.199344467984552</text:p>
          </table:table-cell>
          <table:table-cell office:value-type="float" office:value="0.373938562225684" table:style-name="ce1">
            <text:p>0.373938562225684</text:p>
          </table:table-cell>
          <table:table-cell office:value-type="float" office:value="0.0751901843940046" table:style-name="ce1">
            <text:p>0.0751901843940046</text:p>
          </table:table-cell>
          <table:table-cell office:value-type="float" office:value="0.556774344066354" table:style-name="ce1">
            <text:p>0.556774344066354</text:p>
          </table:table-cell>
          <table:table-cell office:value-type="float" office:value="0.201468878142197" table:style-name="ce1">
            <text:p>0.201468878142197</text:p>
          </table:table-cell>
          <table:table-cell office:value-type="float" office:value="0.27167679455689" table:style-name="ce1">
            <text:p>0.27167679455689</text:p>
          </table:table-cell>
          <table:table-cell office:value-type="float" office:value="0.422723209942201" table:style-name="ce1">
            <text:p>0.422723209942201</text:p>
          </table:table-cell>
          <table:table-cell office:value-type="float" office:value="0.756724851916001" table:style-name="ce1">
            <text:p>0.756724851916001</text:p>
          </table:table-cell>
          <table:table-cell office:value-type="float" office:value="0.388835028632302" table:style-name="ce1">
            <text:p>0.388835028632302</text:p>
          </table:table-cell>
          <table:table-cell office:value-type="float" office:value="0.335067828578177" table:style-name="ce1">
            <text:p>0.335067828578177</text:p>
          </table:table-cell>
          <table:table-cell office:value-type="float" office:value="0.287853026118715" table:style-name="ce1">
            <text:p>0.287853026118715</text:p>
          </table:table-cell>
          <table:table-cell office:value-type="float" office:value="0.376310393646669" table:style-name="ce1">
            <text:p>0.376310393646669</text:p>
          </table:table-cell>
          <table:table-cell office:value-type="float" office:value="0.363256789063551" table:style-name="ce1">
            <text:p>0.363256789063551</text:p>
          </table:table-cell>
          <table:table-cell office:value-type="float" office:value="0.393049721876786" table:style-name="ce1">
            <text:p>0.393049721876786</text:p>
          </table:table-cell>
          <table:table-cell office:value-type="float" office:value="0.376822299708752" table:style-name="ce1">
            <text:p>0.376822299708752</text:p>
          </table:table-cell>
          <table:table-cell office:value-type="float" office:value="0.625267375173069" table:style-name="ce1">
            <text:p>0.625267375173069</text:p>
          </table:table-cell>
          <table:table-cell office:value-type="float" office:value="0.215827843183627" table:style-name="ce1">
            <text:p>0.215827843183627</text:p>
          </table:table-cell>
          <table:table-cell office:value-type="float" office:value="0.461269736417056" table:style-name="ce1">
            <text:p>0.461269736417056</text:p>
          </table:table-cell>
          <table:table-cell office:value-type="float" office:value="0.207449647300867" table:style-name="ce1">
            <text:p>0.207449647300867</text:p>
          </table:table-cell>
          <table:table-cell office:value-type="float" office:value="0.418798596799564" table:style-name="ce1">
            <text:p>0.418798596799564</text:p>
          </table:table-cell>
          <table:table-cell office:value-type="float" office:value="0.250825154294706" table:style-name="ce1">
            <text:p>0.250825154294706</text:p>
          </table:table-cell>
          <table:table-cell office:value-type="float" office:value="0.171633286490455" table:style-name="ce1">
            <text:p>0.171633286490455</text:p>
          </table:table-cell>
          <table:table-cell office:value-type="float" office:value="0.182280932581783" table:style-name="ce1">
            <text:p>0.182280932581783</text:p>
          </table:table-cell>
          <table:table-cell office:value-type="float" office:value="0.231594549895785" table:style-name="ce1">
            <text:p>0.231594549895785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188440868862183" table:style-name="ce1">
            <text:p>0.188440868862183</text:p>
          </table:table-cell>
          <table:table-cell office:value-type="float" office:value="0.395609252187201" table:style-name="ce1">
            <text:p>0.395609252187201</text:p>
          </table:table-cell>
          <table:table-cell office:value-type="float" office:value="0.0451924891559367" table:style-name="ce1">
            <text:p>0.0451924891559367</text:p>
          </table:table-cell>
          <table:table-cell office:value-type="float" office:value="0.184549798877979" table:style-name="ce1">
            <text:p>0.184549798877979</text:p>
          </table:table-cell>
          <table:table-cell office:value-type="float" office:value="0.230479838769068" table:style-name="ce1">
            <text:p>0.230479838769068</text:p>
          </table:table-cell>
          <table:table-cell office:value-type="float" office:value="0.310197749060501" table:style-name="ce1">
            <text:p>0.310197749060501</text:p>
          </table:table-cell>
          <table:table-cell office:value-type="float" office:value="0.105190081699352" table:style-name="ce1">
            <text:p>0.105190081699352</text:p>
          </table:table-cell>
          <table:table-cell office:value-type="float" office:value="0.139518201488047" table:style-name="ce1">
            <text:p>0.139518201488047</text:p>
          </table:table-cell>
          <table:table-cell office:value-type="float" office:value="0.202702494427517" table:style-name="ce1">
            <text:p>0.202702494427517</text:p>
          </table:table-cell>
          <table:table-cell office:value-type="float" office:value="0.153427986819033" table:style-name="ce1">
            <text:p>0.153427986819033</text:p>
          </table:table-cell>
          <table:table-cell office:value-type="float" office:value="0.136381048304242" table:style-name="ce1">
            <text:p>0.136381048304242</text:p>
          </table:table-cell>
          <table:table-cell office:value-type="float" office:value="0.0930920619737094" table:style-name="ce1">
            <text:p>0.0930920619737094</text:p>
          </table:table-cell>
          <table:table-cell office:value-type="float" office:value="0.200869392005606" table:style-name="ce1">
            <text:p>0.200869392005606</text:p>
          </table:table-cell>
          <table:table-cell office:value-type="float" office:value="0.103286621460291" table:style-name="ce1">
            <text:p>0.103286621460291</text:p>
          </table:table-cell>
          <table:table-cell office:value-type="float" office:value="0.240258720985668" table:style-name="ce1">
            <text:p>0.240258720985668</text:p>
          </table:table-cell>
          <table:table-cell office:value-type="float" office:value="0.141844973134115" table:style-name="ce1">
            <text:p>0.141844973134115</text:p>
          </table:table-cell>
          <table:table-cell office:value-type="float" office:value="0.034713577575011" table:style-name="ce1">
            <text:p>0.034713577575011</text:p>
          </table:table-cell>
          <table:table-cell office:value-type="float" office:value="0.156606292772739" table:style-name="ce1">
            <text:p>0.156606292772739</text:p>
          </table:table-cell>
          <table:table-cell office:value-type="float" office:value="0.230890024529935" table:style-name="ce1">
            <text:p>0.230890024529935</text:p>
          </table:table-cell>
          <table:table-cell office:value-type="float" office:value="0.120031023001482" table:style-name="ce1">
            <text:p>0.120031023001482</text:p>
          </table:table-cell>
          <table:table-cell office:value-type="float" office:value="0.0489232115301712" table:style-name="ce1">
            <text:p>0.0489232115301712</text:p>
          </table:table-cell>
          <table:table-cell office:value-type="float" office:value="0.256106914599627" table:style-name="ce1">
            <text:p>0.256106914599627</text:p>
          </table:table-cell>
          <table:table-cell office:value-type="float" office:value="0.256106914599627" table:style-name="ce1">
            <text:p>0.256106914599627</text:p>
          </table:table-cell>
          <table:table-cell office:value-type="float" office:value="0.256106914599627" table:style-name="ce1">
            <text:p>0.256106914599627</text:p>
          </table:table-cell>
          <table:table-cell office:value-type="float" office:value="0.256106914599627" table:style-name="ce1">
            <text:p>0.256106914599627</text:p>
          </table:table-cell>
          <table:table-cell office:value-type="float" office:value="0.256106914599627" table:style-name="ce1">
            <text:p>0.256106914599627</text:p>
          </table:table-cell>
          <table:table-cell office:value-type="float" office:value="0.256106914599627" table:style-name="ce1">
            <text:p>0.256106914599627</text:p>
          </table:table-cell>
          <table:table-cell office:value-type="float" office:value="0.256106914599627" table:style-name="ce1">
            <text:p>0.256106914599627</text:p>
          </table:table-cell>
          <table:table-cell office:value-type="float" office:value="0.256106914599627" table:style-name="ce1">
            <text:p>0.256106914599627</text:p>
          </table:table-cell>
          <table:table-cell office:value-type="float" office:value="0.256106914599627" table:style-name="ce1">
            <text:p>0.256106914599627</text:p>
          </table:table-cell>
          <table:table-cell office:value-type="float" office:value="0.256106914599627" table:style-name="ce1">
            <text:p>0.256106914599627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0.635650536465654" table:style-name="ce1">
            <text:p>0.635650536465654</text:p>
          </table:table-cell>
          <table:table-cell office:value-type="float" office:value="0.0976362690439506" table:style-name="ce1">
            <text:p>0.0976362690439506</text:p>
          </table:table-cell>
          <table:table-cell office:value-type="float" office:value="0.617764467920354" table:style-name="ce1">
            <text:p>0.617764467920354</text:p>
          </table:table-cell>
          <table:table-cell office:value-type="float" office:value="0.475266101331177" table:style-name="ce1">
            <text:p>0.475266101331177</text:p>
          </table:table-cell>
          <table:table-cell office:value-type="float" office:value="1.41820986533974" table:style-name="ce1">
            <text:p>1.41820986533974</text:p>
          </table:table-cell>
          <table:table-cell office:value-type="float" office:value="0.218876692439309" table:style-name="ce1">
            <text:p>0.218876692439309</text:p>
          </table:table-cell>
          <table:table-cell office:value-type="float" office:value="1.46204608778946" table:style-name="ce1">
            <text:p>1.46204608778946</text:p>
          </table:table-cell>
          <table:table-cell office:value-type="float" office:value="0.613118137966297" table:style-name="ce1">
            <text:p>0.613118137966297</text:p>
          </table:table-cell>
          <table:table-cell office:value-type="float" office:value="0.0941017509859867" table:style-name="ce1">
            <text:p>0.0941017509859867</text:p>
          </table:table-cell>
          <table:table-cell office:value-type="float" office:value="0.16273821926733" table:style-name="ce1">
            <text:p>0.16273821926733</text:p>
          </table:table-cell>
          <table:table-cell office:value-type="float" office:value="0.504850005835728" table:style-name="ce1">
            <text:p>0.504850005835728</text:p>
          </table:table-cell>
          <table:table-cell office:value-type="float" office:value="0.998003242511155" table:style-name="ce1">
            <text:p>0.998003242511155</text:p>
          </table:table-cell>
          <table:table-cell office:value-type="float" office:value="0.783634047246168" table:style-name="ce1">
            <text:p>0.783634047246168</text:p>
          </table:table-cell>
          <table:table-cell office:value-type="float" office:value="0.410881116372679" table:style-name="ce1">
            <text:p>0.410881116372679</text:p>
          </table:table-cell>
          <table:table-cell office:value-type="float" office:value="0.496915461873441" table:style-name="ce1">
            <text:p>0.496915461873441</text:p>
          </table:table-cell>
          <table:table-cell office:value-type="float" office:value="0.520070679414998" table:style-name="ce1">
            <text:p>0.520070679414998</text:p>
          </table:table-cell>
          <table:table-cell office:value-type="float" office:value="0.803410684777977" table:style-name="ce1">
            <text:p>0.803410684777977</text:p>
          </table:table-cell>
          <table:table-cell office:value-type="float" office:value="0.77883919379799" table:style-name="ce1">
            <text:p>0.77883919379799</text:p>
          </table:table-cell>
          <table:table-cell office:value-type="float" office:value="0.609876066239771" table:style-name="ce1">
            <text:p>0.609876066239771</text:p>
          </table:table-cell>
          <table:table-cell office:value-type="float" office:value="1.32845566912118" table:style-name="ce1">
            <text:p>1.32845566912118</text:p>
          </table:table-cell>
          <table:table-cell office:value-type="float" office:value="0.635650536465654" table:style-name="ce1">
            <text:p>0.635650536465654</text:p>
          </table:table-cell>
          <table:table-cell office:value-type="float" office:value="0.888950187752058" table:style-name="ce1">
            <text:p>0.888950187752058</text:p>
          </table:table-cell>
          <table:table-cell office:value-type="float" office:value="1.50009777173763" table:style-name="ce1">
            <text:p>1.50009777173763</text:p>
          </table:table-cell>
          <table:table-cell office:value-type="float" office:value="1.47970684693132" table:style-name="ce1">
            <text:p>1.47970684693132</text:p>
          </table:table-cell>
          <table:table-cell office:value-type="float" office:value="1.07342406899139" table:style-name="ce1">
            <text:p>1.07342406899139</text:p>
          </table:table-cell>
          <table:table-cell office:value-type="float" office:value="0.864378696772071" table:style-name="ce1">
            <text:p>0.864378696772071</text:p>
          </table:table-cell>
          <table:table-cell office:value-type="float" office:value="1.11052019495701" table:style-name="ce1">
            <text:p>1.11052019495701</text:p>
          </table:table-cell>
          <table:table-cell office:value-type="float" office:value="1.32596439295238" table:style-name="ce1">
            <text:p>1.32596439295238</text:p>
          </table:table-cell>
          <table:table-cell office:value-type="float" office:value="1.33314814135694" table:style-name="ce1">
            <text:p>1.33314814135694</text:p>
          </table:table-cell>
          <table:table-cell office:value-type="float" office:value="1.05110496468457" table:style-name="ce1">
            <text:p>1.05110496468457</text:p>
          </table:table-cell>
          <table:table-cell office:value-type="float" office:value="1.1856168142646" table:style-name="ce1">
            <text:p>1.1856168142646</text:p>
          </table:table-cell>
          <table:table-cell office:value-type="float" office:value="1.53758635901752" table:style-name="ce1">
            <text:p>1.53758635901752</text:p>
          </table:table-cell>
          <table:table-cell office:value-type="float" office:value="0.934714589702285" table:style-name="ce1">
            <text:p>0.934714589702285</text:p>
          </table:table-cell>
          <table:table-cell office:value-type="float" office:value="1.15807626812453" table:style-name="ce1">
            <text:p>1.15807626812453</text:p>
          </table:table-cell>
          <table:table-cell office:value-type="float" office:value="1.0124389934619" table:style-name="ce1">
            <text:p>1.0124389934619</text:p>
          </table:table-cell>
          <table:table-cell office:value-type="float" office:value="1.19367080297471" table:style-name="ce1">
            <text:p>1.19367080297471</text:p>
          </table:table-cell>
          <table:table-cell office:value-type="float" office:value="0.868064420419069" table:style-name="ce1">
            <text:p>0.868064420419069</text:p>
          </table:table-cell>
          <table:table-cell office:value-type="float" office:value="0.609483604925508" table:style-name="ce1">
            <text:p>0.609483604925508</text:p>
          </table:table-cell>
          <table:table-cell office:value-type="float" office:value="0.809638875199988" table:style-name="ce1">
            <text:p>0.809638875199988</text:p>
          </table:table-cell>
          <table:table-cell office:value-type="float" office:value="0.86511242879439" table:style-name="ce1">
            <text:p>0.86511242879439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941045161336712" table:style-name="ce1">
            <text:p>0.941045161336712</text:p>
          </table:table-cell>
          <table:table-cell office:value-type="float" office:value="2.14654981047154" table:style-name="ce1">
            <text:p>2.14654981047154</text:p>
          </table:table-cell>
          <table:table-cell office:value-type="float" office:value="0.516538527586625" table:style-name="ce1">
            <text:p>0.516538527586625</text:p>
          </table:table-cell>
          <table:table-cell office:value-type="float" office:value="0.773676719710909" table:style-name="ce1">
            <text:p>0.773676719710909</text:p>
          </table:table-cell>
          <table:table-cell office:value-type="float" office:value="0.64126678792702" table:style-name="ce1">
            <text:p>0.64126678792702</text:p>
          </table:table-cell>
          <table:table-cell office:value-type="float" office:value="0.948688148001192" table:style-name="ce1">
            <text:p>0.948688148001192</text:p>
          </table:table-cell>
          <table:table-cell office:value-type="float" office:value="0.475205520494232" table:style-name="ce1">
            <text:p>0.475205520494232</text:p>
          </table:table-cell>
          <table:table-cell office:value-type="float" office:value="0.41874898973333" table:style-name="ce1">
            <text:p>0.41874898973333</text:p>
          </table:table-cell>
          <table:table-cell office:value-type="float" office:value="0.749979135729844" table:style-name="ce1">
            <text:p>0.749979135729844</text:p>
          </table:table-cell>
          <table:table-cell office:value-type="float" office:value="0.470918475421002" table:style-name="ce1">
            <text:p>0.470918475421002</text:p>
          </table:table-cell>
          <table:table-cell office:value-type="float" office:value="0.366292031073301" table:style-name="ce1">
            <text:p>0.366292031073301</text:p>
          </table:table-cell>
          <table:table-cell office:value-type="float" office:value="0.435805470919402" table:style-name="ce1">
            <text:p>0.435805470919402</text:p>
          </table:table-cell>
          <table:table-cell office:value-type="float" office:value="0.737670282610575" table:style-name="ce1">
            <text:p>0.737670282610575</text:p>
          </table:table-cell>
          <table:table-cell office:value-type="float" office:value="0.487269783020216" table:style-name="ce1">
            <text:p>0.487269783020216</text:p>
          </table:table-cell>
          <table:table-cell office:value-type="float" office:value="0.548524115424268" table:style-name="ce1">
            <text:p>0.548524115424268</text:p>
          </table:table-cell>
          <table:table-cell office:value-type="float" office:value="0.474319468555317" table:style-name="ce1">
            <text:p>0.474319468555317</text:p>
          </table:table-cell>
          <table:table-cell office:value-type="float" office:value="0.226060925907067" table:style-name="ce1">
            <text:p>0.226060925907067</text:p>
          </table:table-cell>
          <table:table-cell office:value-type="float" office:value="0.670717708065418" table:style-name="ce1">
            <text:p>0.670717708065418</text:p>
          </table:table-cell>
          <table:table-cell office:value-type="float" office:value="0.483875186457745" table:style-name="ce1">
            <text:p>0.483875186457745</text:p>
          </table:table-cell>
          <table:table-cell office:value-type="float" office:value="0.518243713495147" table:style-name="ce1">
            <text:p>0.518243713495147</text:p>
          </table:table-cell>
          <table:table-cell office:value-type="float" office:value="0.320576224152483" table:style-name="ce1">
            <text:p>0.320576224152483</text:p>
          </table:table-cell>
          <table:table-cell office:value-type="float" office:value="0.771288086897065" table:style-name="ce1">
            <text:p>0.771288086897065</text:p>
          </table:table-cell>
          <table:table-cell office:value-type="float" office:value="0.771288086897065" table:style-name="ce1">
            <text:p>0.771288086897065</text:p>
          </table:table-cell>
          <table:table-cell office:value-type="float" office:value="0.771288086897065" table:style-name="ce1">
            <text:p>0.771288086897065</text:p>
          </table:table-cell>
          <table:table-cell office:value-type="float" office:value="0.771288086897065" table:style-name="ce1">
            <text:p>0.771288086897065</text:p>
          </table:table-cell>
          <table:table-cell office:value-type="float" office:value="0.771288086897065" table:style-name="ce1">
            <text:p>0.771288086897065</text:p>
          </table:table-cell>
          <table:table-cell office:value-type="float" office:value="0.771288086897065" table:style-name="ce1">
            <text:p>0.771288086897065</text:p>
          </table:table-cell>
          <table:table-cell office:value-type="float" office:value="0.771288086897065" table:style-name="ce1">
            <text:p>0.771288086897065</text:p>
          </table:table-cell>
          <table:table-cell office:value-type="float" office:value="0.771288086897065" table:style-name="ce1">
            <text:p>0.771288086897065</text:p>
          </table:table-cell>
          <table:table-cell office:value-type="float" office:value="0.771288086897065" table:style-name="ce1">
            <text:p>0.771288086897065</text:p>
          </table:table-cell>
          <table:table-cell office:value-type="float" office:value="0.771288086897065" table:style-name="ce1">
            <text:p>0.771288086897065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0.562157889485928" table:style-name="ce1">
            <text:p>0.562157889485928</text:p>
          </table:table-cell>
          <table:table-cell office:value-type="float" office:value="0.103169631094952" table:style-name="ce1">
            <text:p>0.103169631094952</text:p>
          </table:table-cell>
          <table:table-cell office:value-type="float" office:value="0.657543438717231" table:style-name="ce1">
            <text:p>0.657543438717231</text:p>
          </table:table-cell>
          <table:table-cell office:value-type="float" office:value="0.385911831723615" table:style-name="ce1">
            <text:p>0.385911831723615</text:p>
          </table:table-cell>
          <table:table-cell office:value-type="float" office:value="1.36951053530024" table:style-name="ce1">
            <text:p>1.36951053530024</text:p>
          </table:table-cell>
          <table:table-cell office:value-type="float" office:value="0.195547354666819" table:style-name="ce1">
            <text:p>0.195547354666819</text:p>
          </table:table-cell>
          <table:table-cell office:value-type="float" office:value="1.40822769712912" table:style-name="ce1">
            <text:p>1.40822769712912</text:p>
          </table:table-cell>
          <table:table-cell office:value-type="float" office:value="0.595969284886515" table:style-name="ce1">
            <text:p>0.595969284886515</text:p>
          </table:table-cell>
          <table:table-cell office:value-type="float" office:value="0.0866606603376415" table:style-name="ce1">
            <text:p>0.0866606603376415</text:p>
          </table:table-cell>
          <table:table-cell office:value-type="float" office:value="0.143850757034923" table:style-name="ce1">
            <text:p>0.143850757034923</text:p>
          </table:table-cell>
          <table:table-cell office:value-type="float" office:value="0.240399334163614" table:style-name="ce1">
            <text:p>0.240399334163614</text:p>
          </table:table-cell>
          <table:table-cell office:value-type="float" office:value="1.09026577843393" table:style-name="ce1">
            <text:p>1.09026577843393</text:p>
          </table:table-cell>
          <table:table-cell office:value-type="float" office:value="0.653183319091999" table:style-name="ce1">
            <text:p>0.653183319091999</text:p>
          </table:table-cell>
          <table:table-cell office:value-type="float" office:value="0.298927260595112" table:style-name="ce1">
            <text:p>0.298927260595112</text:p>
          </table:table-cell>
          <table:table-cell office:value-type="float" office:value="0.280464515289316" table:style-name="ce1">
            <text:p>0.280464515289316</text:p>
          </table:table-cell>
          <table:table-cell office:value-type="float" office:value="0.390285429141537" table:style-name="ce1">
            <text:p>0.390285429141537</text:p>
          </table:table-cell>
          <table:table-cell office:value-type="float" office:value="0.692770721226423" table:style-name="ce1">
            <text:p>0.692770721226423</text:p>
          </table:table-cell>
          <table:table-cell office:value-type="float" office:value="0.711165212390608" table:style-name="ce1">
            <text:p>0.711165212390608</text:p>
          </table:table-cell>
          <table:table-cell office:value-type="float" office:value="0.499048403798787" table:style-name="ce1">
            <text:p>0.499048403798787</text:p>
          </table:table-cell>
          <table:table-cell office:value-type="float" office:value="1.24557807766993" table:style-name="ce1">
            <text:p>1.24557807766993</text:p>
          </table:table-cell>
          <table:table-cell office:value-type="float" office:value="0.562157889485928" table:style-name="ce1">
            <text:p>0.562157889485928</text:p>
          </table:table-cell>
          <table:table-cell office:value-type="float" office:value="0.860198130598393" table:style-name="ce1">
            <text:p>0.860198130598393</text:p>
          </table:table-cell>
          <table:table-cell office:value-type="float" office:value="1.35585970697803" table:style-name="ce1">
            <text:p>1.35585970697803</text:p>
          </table:table-cell>
          <table:table-cell office:value-type="float" office:value="1.47381992721737" table:style-name="ce1">
            <text:p>1.47381992721737</text:p>
          </table:table-cell>
          <table:table-cell office:value-type="float" office:value="0.998395703825419" table:style-name="ce1">
            <text:p>0.998395703825419</text:p>
          </table:table-cell>
          <table:table-cell office:value-type="float" office:value="0.938178487389047" table:style-name="ce1">
            <text:p>0.938178487389047</text:p>
          </table:table-cell>
          <table:table-cell office:value-type="float" office:value="0.922343526535277" table:style-name="ce1">
            <text:p>0.922343526535277</text:p>
          </table:table-cell>
          <table:table-cell office:value-type="float" office:value="1.33802831248213" table:style-name="ce1">
            <text:p>1.33802831248213</text:p>
          </table:table-cell>
          <table:table-cell office:value-type="float" office:value="1.09820032239621" table:style-name="ce1">
            <text:p>1.09820032239621</text:p>
          </table:table-cell>
          <table:table-cell office:value-type="float" office:value="0.934202683640202" table:style-name="ce1">
            <text:p>0.934202683640202</text:p>
          </table:table-cell>
          <table:table-cell office:value-type="float" office:value="1.01225129457247" table:style-name="ce1">
            <text:p>1.01225129457247</text:p>
          </table:table-cell>
          <table:table-cell office:value-type="float" office:value="1.41309080471891" table:style-name="ce1">
            <text:p>1.41309080471891</text:p>
          </table:table-cell>
          <table:table-cell office:value-type="float" office:value="0.71382712391344" table:style-name="ce1">
            <text:p>0.71382712391344</text:p>
          </table:table-cell>
          <table:table-cell office:value-type="float" office:value="1.01516915912634" table:style-name="ce1">
            <text:p>1.01516915912634</text:p>
          </table:table-cell>
          <table:table-cell office:value-type="float" office:value="0.640624557035561" table:style-name="ce1">
            <text:p>0.640624557035561</text:p>
          </table:table-cell>
          <table:table-cell office:value-type="float" office:value="1.07054033150833" table:style-name="ce1">
            <text:p>1.07054033150833</text:p>
          </table:table-cell>
          <table:table-cell office:value-type="float" office:value="0.714270775833912" table:style-name="ce1">
            <text:p>0.714270775833912</text:p>
          </table:table-cell>
          <table:table-cell office:value-type="float" office:value="0.493980533784164" table:style-name="ce1">
            <text:p>0.493980533784164</text:p>
          </table:table-cell>
          <table:table-cell office:value-type="float" office:value="0.582625600201549" table:style-name="ce1">
            <text:p>0.582625600201549</text:p>
          </table:table-cell>
          <table:table-cell office:value-type="float" office:value="0.818068261688956" table:style-name="ce1">
            <text:p>0.818068261688956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0.772337986809535" table:style-name="ce1">
            <text:p>0.772337986809535</text:p>
          </table:table-cell>
          <table:table-cell office:value-type="float" office:value="1.30555640461066" table:style-name="ce1">
            <text:p>1.30555640461066</text:p>
          </table:table-cell>
          <table:table-cell office:value-type="float" office:value="0.297118525842418" table:style-name="ce1">
            <text:p>0.297118525842418</text:p>
          </table:table-cell>
          <table:table-cell office:value-type="float" office:value="0.732084241409147" table:style-name="ce1">
            <text:p>0.732084241409147</text:p>
          </table:table-cell>
          <table:table-cell office:value-type="float" office:value="0.536095069378123" table:style-name="ce1">
            <text:p>0.536095069378123</text:p>
          </table:table-cell>
          <table:table-cell office:value-type="float" office:value="0.695227761043562" table:style-name="ce1">
            <text:p>0.695227761043562</text:p>
          </table:table-cell>
          <table:table-cell office:value-type="float" office:value="0.239061384127465" table:style-name="ce1">
            <text:p>0.239061384127465</text:p>
          </table:table-cell>
          <table:table-cell office:value-type="float" office:value="0.41154203635219" table:style-name="ce1">
            <text:p>0.41154203635219</text:p>
          </table:table-cell>
          <table:table-cell office:value-type="float" office:value="0.585722268153003" table:style-name="ce1">
            <text:p>0.585722268153003</text:p>
          </table:table-cell>
          <table:table-cell office:value-type="float" office:value="0.342582071440418" table:style-name="ce1">
            <text:p>0.342582071440418</text:p>
          </table:table-cell>
          <table:table-cell office:value-type="float" office:value="0.255437055359295" table:style-name="ce1">
            <text:p>0.255437055359295</text:p>
          </table:table-cell>
          <table:table-cell office:value-type="float" office:value="0.298147069930669" table:style-name="ce1">
            <text:p>0.298147069930669</text:p>
          </table:table-cell>
          <table:table-cell office:value-type="float" office:value="0.430803828871424" table:style-name="ce1">
            <text:p>0.430803828871424</text:p>
          </table:table-cell>
          <table:table-cell office:value-type="float" office:value="0.291013818774754" table:style-name="ce1">
            <text:p>0.291013818774754</text:p>
          </table:table-cell>
          <table:table-cell office:value-type="float" office:value="0.513780919255675" table:style-name="ce1">
            <text:p>0.513780919255675</text:p>
          </table:table-cell>
          <table:table-cell office:value-type="float" office:value="0.458938441879501" table:style-name="ce1">
            <text:p>0.458938441879501</text:p>
          </table:table-cell>
          <table:table-cell office:value-type="float" office:value="0.249474943446831" table:style-name="ce1">
            <text:p>0.249474943446831</text:p>
          </table:table-cell>
          <table:table-cell office:value-type="float" office:value="0.434834802324983" table:style-name="ce1">
            <text:p>0.434834802324983</text:p>
          </table:table-cell>
          <table:table-cell office:value-type="float" office:value="0.55501281877681" table:style-name="ce1">
            <text:p>0.55501281877681</text:p>
          </table:table-cell>
          <table:table-cell office:value-type="float" office:value="0.569162811036461" table:style-name="ce1">
            <text:p>0.569162811036461</text:p>
          </table:table-cell>
          <table:table-cell office:value-type="float" office:value="0.254433583832346" table:style-name="ce1">
            <text:p>0.254433583832346</text:p>
          </table:table-cell>
          <table:table-cell office:value-type="float" office:value="0.657984420226839" table:style-name="ce1">
            <text:p>0.657984420226839</text:p>
          </table:table-cell>
          <table:table-cell office:value-type="float" office:value="0.657984420226839" table:style-name="ce1">
            <text:p>0.657984420226839</text:p>
          </table:table-cell>
          <table:table-cell office:value-type="float" office:value="0.657984420226839" table:style-name="ce1">
            <text:p>0.657984420226839</text:p>
          </table:table-cell>
          <table:table-cell office:value-type="float" office:value="0.657984420226839" table:style-name="ce1">
            <text:p>0.657984420226839</text:p>
          </table:table-cell>
          <table:table-cell office:value-type="float" office:value="0.657984420226839" table:style-name="ce1">
            <text:p>0.657984420226839</text:p>
          </table:table-cell>
          <table:table-cell office:value-type="float" office:value="0.657984420226839" table:style-name="ce1">
            <text:p>0.657984420226839</text:p>
          </table:table-cell>
          <table:table-cell office:value-type="float" office:value="0.657984420226839" table:style-name="ce1">
            <text:p>0.657984420226839</text:p>
          </table:table-cell>
          <table:table-cell office:value-type="float" office:value="0.657984420226839" table:style-name="ce1">
            <text:p>0.657984420226839</text:p>
          </table:table-cell>
          <table:table-cell office:value-type="float" office:value="0.657984420226839" table:style-name="ce1">
            <text:p>0.657984420226839</text:p>
          </table:table-cell>
          <table:table-cell office:value-type="float" office:value="0.657984420226839" table:style-name="ce1">
            <text:p>0.657984420226839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0.703196103830967" table:style-name="ce1">
            <text:p>0.703196103830967</text:p>
          </table:table-cell>
          <table:table-cell office:value-type="float" office:value="0.102488163864657" table:style-name="ce1">
            <text:p>0.102488163864657</text:p>
          </table:table-cell>
          <table:table-cell office:value-type="float" office:value="0.578979971393398" table:style-name="ce1">
            <text:p>0.578979971393398</text:p>
          </table:table-cell>
          <table:table-cell office:value-type="float" office:value="0.515141450625523" table:style-name="ce1">
            <text:p>0.515141450625523</text:p>
          </table:table-cell>
          <table:table-cell office:value-type="float" office:value="1.30125639368917" table:style-name="ce1">
            <text:p>1.30125639368917</text:p>
          </table:table-cell>
          <table:table-cell office:value-type="float" office:value="0.256554806796198" table:style-name="ce1">
            <text:p>0.256554806796198</text:p>
          </table:table-cell>
          <table:table-cell office:value-type="float" office:value="1.26062811589517" table:style-name="ce1">
            <text:p>1.26062811589517</text:p>
          </table:table-cell>
          <table:table-cell office:value-type="float" office:value="0.625745154164346" table:style-name="ce1">
            <text:p>0.625745154164346</text:p>
          </table:table-cell>
          <table:table-cell office:value-type="float" office:value="0.0818865932507568" table:style-name="ce1">
            <text:p>0.0818865932507568</text:p>
          </table:table-cell>
          <table:table-cell office:value-type="float" office:value="0.134915753544678" table:style-name="ce1">
            <text:p>0.134915753544678</text:p>
          </table:table-cell>
          <table:table-cell office:value-type="float" office:value="0.483059871126392" table:style-name="ce1">
            <text:p>0.483059871126392</text:p>
          </table:table-cell>
          <table:table-cell office:value-type="float" office:value="1.00151833080413" table:style-name="ce1">
            <text:p>1.00151833080413</text:p>
          </table:table-cell>
          <table:table-cell office:value-type="float" office:value="0.828169874647395" table:style-name="ce1">
            <text:p>0.828169874647395</text:p>
          </table:table-cell>
          <table:table-cell office:value-type="float" office:value="0.312339199421688" table:style-name="ce1">
            <text:p>0.312339199421688</text:p>
          </table:table-cell>
          <table:table-cell office:value-type="float" office:value="0.597931591457833" table:style-name="ce1">
            <text:p>0.597931591457833</text:p>
          </table:table-cell>
          <table:table-cell office:value-type="float" office:value="0.507767870389602" table:style-name="ce1">
            <text:p>0.507767870389602</text:p>
          </table:table-cell>
          <table:table-cell office:value-type="float" office:value="0.796243999908814" table:style-name="ce1">
            <text:p>0.796243999908814</text:p>
          </table:table-cell>
          <table:table-cell office:value-type="float" office:value="0.816873814210762" table:style-name="ce1">
            <text:p>0.816873814210762</text:p>
          </table:table-cell>
          <table:table-cell office:value-type="float" office:value="0.798769403148424" table:style-name="ce1">
            <text:p>0.798769403148424</text:p>
          </table:table-cell>
          <table:table-cell office:value-type="float" office:value="1.25885350821328" table:style-name="ce1">
            <text:p>1.25885350821328</text:p>
          </table:table-cell>
          <table:table-cell office:value-type="float" office:value="0.703196103830967" table:style-name="ce1">
            <text:p>0.703196103830967</text:p>
          </table:table-cell>
          <table:table-cell office:value-type="float" office:value="0.959934495027577" table:style-name="ce1">
            <text:p>0.959934495027577</text:p>
          </table:table-cell>
          <table:table-cell office:value-type="float" office:value="1.6003460422289" table:style-name="ce1">
            <text:p>1.6003460422289</text:p>
          </table:table-cell>
          <table:table-cell office:value-type="float" office:value="1.63158937555137" table:style-name="ce1">
            <text:p>1.63158937555137</text:p>
          </table:table-cell>
          <table:table-cell office:value-type="float" office:value="1.31233062816556" table:style-name="ce1">
            <text:p>1.31233062816556</text:p>
          </table:table-cell>
          <table:table-cell office:value-type="float" office:value="1.06504587310863" table:style-name="ce1">
            <text:p>1.06504587310863</text:p>
          </table:table-cell>
          <table:table-cell office:value-type="float" office:value="1.29134247962016" table:style-name="ce1">
            <text:p>1.29134247962016</text:p>
          </table:table-cell>
          <table:table-cell office:value-type="float" office:value="1.55581021482767" table:style-name="ce1">
            <text:p>1.55581021482767</text:p>
          </table:table-cell>
          <table:table-cell office:value-type="float" office:value="1.65837912613372" table:style-name="ce1">
            <text:p>1.65837912613372</text:p>
          </table:table-cell>
          <table:table-cell office:value-type="float" office:value="0.935124114551951" table:style-name="ce1">
            <text:p>0.935124114551951</text:p>
          </table:table-cell>
          <table:table-cell office:value-type="float" office:value="1.20936925554525" table:style-name="ce1">
            <text:p>1.20936925554525</text:p>
          </table:table-cell>
          <table:table-cell office:value-type="float" office:value="1.5713892226504" table:style-name="ce1">
            <text:p>1.5713892226504</text:p>
          </table:table-cell>
          <table:table-cell office:value-type="float" office:value="0.971742461526294" table:style-name="ce1">
            <text:p>0.971742461526294</text:p>
          </table:table-cell>
          <table:table-cell office:value-type="float" office:value="1.14140519403603" table:style-name="ce1">
            <text:p>1.14140519403603</text:p>
          </table:table-cell>
          <table:table-cell office:value-type="float" office:value="1.1116805153644" table:style-name="ce1">
            <text:p>1.1116805153644</text:p>
          </table:table-cell>
          <table:table-cell office:value-type="float" office:value="1.09176736954937" table:style-name="ce1">
            <text:p>1.09176736954937</text:p>
          </table:table-cell>
          <table:table-cell office:value-type="float" office:value="1.04436486820048" table:style-name="ce1">
            <text:p>1.04436486820048</text:p>
          </table:table-cell>
          <table:table-cell office:value-type="float" office:value="0.874821580438566" table:style-name="ce1">
            <text:p>0.874821580438566</text:p>
          </table:table-cell>
          <table:table-cell office:value-type="float" office:value="1.07059152211453" table:style-name="ce1">
            <text:p>1.07059152211453</text:p>
          </table:table-cell>
          <table:table-cell office:value-type="float" office:value="1.01295089952398" table:style-name="ce1">
            <text:p>1.01295089952398</text:p>
          </table:table-cell>
          <table:table-cell office:value-type="float" office:value="0.000195946298834863" table:style-name="ce1">
            <text:p>0.000195946298834863</text:p>
          </table:table-cell>
          <table:table-cell office:value-type="float" office:value="1.10669796302679" table:style-name="ce1">
            <text:p>1.10669796302679</text:p>
          </table:table-cell>
          <table:table-cell office:value-type="float" office:value="2.31078633872319" table:style-name="ce1">
            <text:p>2.31078633872319</text:p>
          </table:table-cell>
          <table:table-cell office:value-type="float" office:value="0.641034081885227" table:style-name="ce1">
            <text:p>0.641034081885227</text:p>
          </table:table-cell>
          <table:table-cell office:value-type="float" office:value="0.8077644834667" table:style-name="ce1">
            <text:p>0.8077644834667</text:p>
          </table:table-cell>
          <table:table-cell office:value-type="float" office:value="0.752482297690382" table:style-name="ce1">
            <text:p>0.752482297690382</text:p>
          </table:table-cell>
          <table:table-cell office:value-type="float" office:value="0.907606471000622" table:style-name="ce1">
            <text:p>0.907606471000622</text:p>
          </table:table-cell>
          <table:table-cell office:value-type="float" office:value="0.414771485059795" table:style-name="ce1">
            <text:p>0.414771485059795</text:p>
          </table:table-cell>
          <table:table-cell office:value-type="float" office:value="0.359971055078956" table:style-name="ce1">
            <text:p>0.359971055078956</text:p>
          </table:table-cell>
          <table:table-cell office:value-type="float" office:value="0.652636135237775" table:style-name="ce1">
            <text:p>0.652636135237775</text:p>
          </table:table-cell>
          <table:table-cell office:value-type="float" office:value="0.51391745400712" table:style-name="ce1">
            <text:p>0.51391745400712</text:p>
          </table:table-cell>
          <table:table-cell office:value-type="float" office:value="0.426109818688885" table:style-name="ce1">
            <text:p>0.426109818688885</text:p>
          </table:table-cell>
          <table:table-cell office:value-type="float" office:value="0.38719197222225" table:style-name="ce1">
            <text:p>0.38719197222225</text:p>
          </table:table-cell>
          <table:table-cell office:value-type="float" office:value="0.577071583159086" table:style-name="ce1">
            <text:p>0.577071583159086</text:p>
          </table:table-cell>
          <table:table-cell office:value-type="float" office:value="0.386554849809969" table:style-name="ce1">
            <text:p>0.386554849809969</text:p>
          </table:table-cell>
          <table:table-cell office:value-type="float" office:value="0.608801501945448" table:style-name="ce1">
            <text:p>0.608801501945448</text:p>
          </table:table-cell>
          <table:table-cell office:value-type="float" office:value="0.344309891359331" table:style-name="ce1">
            <text:p>0.344309891359331</text:p>
          </table:table-cell>
          <table:table-cell office:value-type="float" office:value="0.264595037704793" table:style-name="ce1">
            <text:p>0.264595037704793</text:p>
          </table:table-cell>
          <table:table-cell office:value-type="float" office:value="0.481355324822465" table:style-name="ce1">
            <text:p>0.481355324822465</text:p>
          </table:table-cell>
          <table:table-cell office:value-type="float" office:value="0.415659997218649" table:style-name="ce1">
            <text:p>0.415659997218649</text:p>
          </table:table-cell>
          <table:table-cell office:value-type="float" office:value="0.422742448560413" table:style-name="ce1">
            <text:p>0.422742448560413</text:p>
          </table:table-cell>
          <table:table-cell office:value-type="float" office:value="0.198161644119047" table:style-name="ce1">
            <text:p>0.198161644119047</text:p>
          </table:table-cell>
          <table:table-cell office:value-type="float" office:value="0.802514824088141" table:style-name="ce1">
            <text:p>0.802514824088141</text:p>
          </table:table-cell>
          <table:table-cell office:value-type="float" office:value="0.802514824088141" table:style-name="ce1">
            <text:p>0.802514824088141</text:p>
          </table:table-cell>
          <table:table-cell office:value-type="float" office:value="0.802514824088141" table:style-name="ce1">
            <text:p>0.802514824088141</text:p>
          </table:table-cell>
          <table:table-cell office:value-type="float" office:value="0.802514824088141" table:style-name="ce1">
            <text:p>0.802514824088141</text:p>
          </table:table-cell>
          <table:table-cell office:value-type="float" office:value="0.802514824088141" table:style-name="ce1">
            <text:p>0.802514824088141</text:p>
          </table:table-cell>
          <table:table-cell office:value-type="float" office:value="0.802514824088141" table:style-name="ce1">
            <text:p>0.802514824088141</text:p>
          </table:table-cell>
          <table:table-cell office:value-type="float" office:value="0.802514824088141" table:style-name="ce1">
            <text:p>0.802514824088141</text:p>
          </table:table-cell>
          <table:table-cell office:value-type="float" office:value="0.802514824088141" table:style-name="ce1">
            <text:p>0.802514824088141</text:p>
          </table:table-cell>
          <table:table-cell office:value-type="float" office:value="0.802514824088141" table:style-name="ce1">
            <text:p>0.802514824088141</text:p>
          </table:table-cell>
          <table:table-cell office:value-type="float" office:value="0.802514824088141" table:style-name="ce1">
            <text:p>0.802514824088141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Calculated sh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0.0397452604942317" table:style-name="ce1">
            <text:p>0.0397452604942317</text:p>
          </table:table-cell>
          <table:table-cell office:value-type="float" office:value="0.106301039023488" table:style-name="ce1">
            <text:p>0.106301039023488</text:p>
          </table:table-cell>
          <table:table-cell office:value-type="float" office:value="0.051897083802221" table:style-name="ce1">
            <text:p>0.051897083802221</text:p>
          </table:table-cell>
          <table:table-cell office:value-type="float" office:value="0.0303771674338031" table:style-name="ce1">
            <text:p>0.0303771674338031</text:p>
          </table:table-cell>
          <table:table-cell office:value-type="float" office:value="0.171354734881515" table:style-name="ce1">
            <text:p>0.171354734881515</text:p>
          </table:table-cell>
          <table:table-cell office:value-type="float" office:value="0.200684875461827" table:style-name="ce1">
            <text:p>0.200684875461827</text:p>
          </table:table-cell>
          <table:table-cell office:value-type="float" office:value="0.113870107560343" table:style-name="ce1">
            <text:p>0.113870107560343</text:p>
          </table:table-cell>
          <table:table-cell office:value-type="float" office:value="0.0322858516430525" table:style-name="ce1">
            <text:p>0.0322858516430525</text:p>
          </table:table-cell>
          <table:table-cell office:value-type="float" office:value="0.0669561638932341" table:style-name="ce1">
            <text:p>0.0669561638932341</text:p>
          </table:table-cell>
          <table:table-cell office:value-type="float" office:value="0.120541496809807" table:style-name="ce1">
            <text:p>0.120541496809807</text:p>
          </table:table-cell>
          <table:table-cell office:value-type="float" office:value="0.0338440392697433" table:style-name="ce1">
            <text:p>0.0338440392697433</text:p>
          </table:table-cell>
          <table:table-cell office:value-type="float" office:value="0.069674704007886" table:style-name="ce1">
            <text:p>0.069674704007886</text:p>
          </table:table-cell>
          <table:table-cell office:value-type="float" office:value="0.0613252665450619" table:style-name="ce1">
            <text:p>0.0613252665450619</text:p>
          </table:table-cell>
          <table:table-cell office:value-type="float" office:value="0.0352237111290554" table:style-name="ce1">
            <text:p>0.0352237111290554</text:p>
          </table:table-cell>
          <table:table-cell office:value-type="float" office:value="0.0258720351436625" table:style-name="ce1">
            <text:p>0.0258720351436625</text:p>
          </table:table-cell>
          <table:table-cell office:value-type="float" office:value="0.0432186672823705" table:style-name="ce1">
            <text:p>0.0432186672823705</text:p>
          </table:table-cell>
          <table:table-cell office:value-type="float" office:value="0.0613380176713032" table:style-name="ce1">
            <text:p>0.0613380176713032</text:p>
          </table:table-cell>
          <table:table-cell office:value-type="float" office:value="0.0663109569054227" table:style-name="ce1">
            <text:p>0.0663109569054227</text:p>
          </table:table-cell>
          <table:table-cell office:value-type="float" office:value="0.036684990196312" table:style-name="ce1">
            <text:p>0.036684990196312</text:p>
          </table:table-cell>
          <table:table-cell office:value-type="float" office:value="0.0995760950438095" table:style-name="ce1">
            <text:p>0.0995760950438095</text:p>
          </table:table-cell>
          <table:table-cell office:value-type="float" office:value="0.0397452604942317" table:style-name="ce1">
            <text:p>0.0397452604942317</text:p>
          </table:table-cell>
          <table:table-cell office:value-type="float" office:value="0.0456617830702097" table:style-name="ce1">
            <text:p>0.0456617830702097</text:p>
          </table:table-cell>
          <table:table-cell office:value-type="float" office:value="0.0868300692529741" table:style-name="ce1">
            <text:p>0.0868300692529741</text:p>
          </table:table-cell>
          <table:table-cell office:value-type="float" office:value="0.12000849973292" table:style-name="ce1">
            <text:p>0.12000849973292</text:p>
          </table:table-cell>
          <table:table-cell office:value-type="float" office:value="0.0775676511512705" table:style-name="ce1">
            <text:p>0.0775676511512705</text:p>
          </table:table-cell>
          <table:table-cell office:value-type="float" office:value="0.0586806829626096" table:style-name="ce1">
            <text:p>0.0586806829626096</text:p>
          </table:table-cell>
          <table:table-cell office:value-type="float" office:value="0.0710059215874811" table:style-name="ce1">
            <text:p>0.0710059215874811</text:p>
          </table:table-cell>
          <table:table-cell office:value-type="float" office:value="0.0750556792817281" table:style-name="ce1">
            <text:p>0.0750556792817281</text:p>
          </table:table-cell>
          <table:table-cell office:value-type="float" office:value="0.0731965650757419" table:style-name="ce1">
            <text:p>0.0731965650757419</text:p>
          </table:table-cell>
          <table:table-cell office:value-type="float" office:value="0.0649593375238415" table:style-name="ce1">
            <text:p>0.0649593375238415</text:p>
          </table:table-cell>
          <table:table-cell office:value-type="float" office:value="0.0901275104989825" table:style-name="ce1">
            <text:p>0.0901275104989825</text:p>
          </table:table-cell>
          <table:table-cell office:value-type="float" office:value="0.114204187067865" table:style-name="ce1">
            <text:p>0.114204187067865</text:p>
          </table:table-cell>
          <table:table-cell office:value-type="float" office:value="0.0470032015507978" table:style-name="ce1">
            <text:p>0.0470032015507978</text:p>
          </table:table-cell>
          <table:table-cell office:value-type="float" office:value="0.076088520507276" table:style-name="ce1">
            <text:p>0.076088520507276</text:p>
          </table:table-cell>
          <table:table-cell office:value-type="float" office:value="0.0423158875444842" table:style-name="ce1">
            <text:p>0.0423158875444842</text:p>
          </table:table-cell>
          <table:table-cell office:value-type="float" office:value="0.0731965650757419" table:style-name="ce1">
            <text:p>0.0731965650757419</text:p>
          </table:table-cell>
          <table:table-cell office:value-type="float" office:value="0.0396253999075632" table:style-name="ce1">
            <text:p>0.0396253999075632</text:p>
          </table:table-cell>
          <table:table-cell office:value-type="float" office:value="0.0446748458991306" table:style-name="ce1">
            <text:p>0.0446748458991306</text:p>
          </table:table-cell>
          <table:table-cell office:value-type="float" office:value="0.0140695926946857" table:style-name="ce1">
            <text:p>0.0140695926946857</text:p>
          </table:table-cell>
          <table:table-cell office:value-type="float" office:value="0.042706072007469" table:style-name="ce1">
            <text:p>0.042706072007469</text:p>
          </table:table-cell>
          <table:table-cell office:value-type="float" office:value="0" table:style-name="ce1">
            <text:p>0</text:p>
          </table:table-cell>
          <table:table-cell office:value-type="float" office:value="0.0428361334951306" table:style-name="ce1">
            <text:p>0.0428361334951306</text:p>
          </table:table-cell>
          <table:table-cell office:value-type="float" office:value="0.0913924222221226" table:style-name="ce1">
            <text:p>0.0913924222221226</text:p>
          </table:table-cell>
          <table:table-cell office:value-type="float" office:value="0.00630670703896278" table:style-name="ce1">
            <text:p>0.00630670703896278</text:p>
          </table:table-cell>
          <table:table-cell office:value-type="float" office:value="0.0963601523373478" table:style-name="ce1">
            <text:p>0.0963601523373478</text:p>
          </table:table-cell>
          <table:table-cell office:value-type="float" office:value="0.0582047663822294" table:style-name="ce1">
            <text:p>0.0582047663822294</text:p>
          </table:table-cell>
          <table:table-cell office:value-type="float" office:value="0.138819212142638" table:style-name="ce1">
            <text:p>0.138819212142638</text:p>
          </table:table-cell>
          <table:table-cell office:value-type="float" office:value="0.0178515043728012" table:style-name="ce1">
            <text:p>0.0178515043728012</text:p>
          </table:table-cell>
          <table:table-cell office:value-type="float" office:value="0.0567194194179503" table:style-name="ce1">
            <text:p>0.0567194194179503</text:p>
          </table:table-cell>
          <table:table-cell office:value-type="float" office:value="0.0705499399254853" table:style-name="ce1">
            <text:p>0.0705499399254853</text:p>
          </table:table-cell>
          <table:table-cell office:value-type="float" office:value="0.0486783970303834" table:style-name="ce1">
            <text:p>0.0486783970303834</text:p>
          </table:table-cell>
          <table:table-cell office:value-type="float" office:value="0.0235471957395859" table:style-name="ce1">
            <text:p>0.0235471957395859</text:p>
          </table:table-cell>
          <table:table-cell office:value-type="float" office:value="0.0385212429508125" table:style-name="ce1">
            <text:p>0.0385212429508125</text:p>
          </table:table-cell>
          <table:table-cell office:value-type="float" office:value="0.0464594361207169" table:style-name="ce1">
            <text:p>0.0464594361207169</text:p>
          </table:table-cell>
          <table:table-cell office:value-type="float" office:value="0.030973879586606" table:style-name="ce1">
            <text:p>0.030973879586606</text:p>
          </table:table-cell>
          <table:table-cell office:value-type="float" office:value="0.0545999373192599" table:style-name="ce1">
            <text:p>0.0545999373192599</text:p>
          </table:table-cell>
          <table:table-cell office:value-type="float" office:value="0.0515391484988677" table:style-name="ce1">
            <text:p>0.0515391484988677</text:p>
          </table:table-cell>
          <table:table-cell office:value-type="float" office:value="0.00821614253788075" table:style-name="ce1">
            <text:p>0.00821614253788075</text:p>
          </table:table-cell>
          <table:table-cell office:value-type="float" office:value="0.0316967935471542" table:style-name="ce1">
            <text:p>0.0316967935471542</text:p>
          </table:table-cell>
          <table:table-cell office:value-type="float" office:value="0.0435228486834608" table:style-name="ce1">
            <text:p>0.0435228486834608</text:p>
          </table:table-cell>
          <table:table-cell office:value-type="float" office:value="0.0663083945710861" table:style-name="ce1">
            <text:p>0.0663083945710861</text:p>
          </table:table-cell>
          <table:table-cell office:value-type="float" office:value="0.0101670709126398" table:style-name="ce1">
            <text:p>0.0101670709126398</text:p>
          </table:table-cell>
          <table:table-cell office:value-type="float" office:value="0.0612431651922303" table:style-name="ce1">
            <text:p>0.0612431651922303</text:p>
          </table:table-cell>
          <table:table-cell office:value-type="float" office:value="0.0612431651922303" table:style-name="ce1">
            <text:p>0.0612431651922303</text:p>
          </table:table-cell>
          <table:table-cell office:value-type="float" office:value="0.0612431651922303" table:style-name="ce1">
            <text:p>0.0612431651922303</text:p>
          </table:table-cell>
          <table:table-cell office:value-type="float" office:value="0.0612431651922303" table:style-name="ce1">
            <text:p>0.0612431651922303</text:p>
          </table:table-cell>
          <table:table-cell office:value-type="float" office:value="0.0612431651922303" table:style-name="ce1">
            <text:p>0.0612431651922303</text:p>
          </table:table-cell>
          <table:table-cell office:value-type="float" office:value="0.0612431651922303" table:style-name="ce1">
            <text:p>0.0612431651922303</text:p>
          </table:table-cell>
          <table:table-cell office:value-type="float" office:value="0.0612431651922303" table:style-name="ce1">
            <text:p>0.0612431651922303</text:p>
          </table:table-cell>
          <table:table-cell office:value-type="float" office:value="0.0612431651922303" table:style-name="ce1">
            <text:p>0.0612431651922303</text:p>
          </table:table-cell>
          <table:table-cell office:value-type="float" office:value="0.0612431651922303" table:style-name="ce1">
            <text:p>0.0612431651922303</text:p>
          </table:table-cell>
          <table:table-cell office:value-type="float" office:value="0.0612431651922303" table:style-name="ce1">
            <text:p>0.0612431651922303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0.0802377369862054" table:style-name="ce1">
            <text:p>0.0802377369862054</text:p>
          </table:table-cell>
          <table:table-cell office:value-type="float" office:value="0.129502988332216" table:style-name="ce1">
            <text:p>0.129502988332216</text:p>
          </table:table-cell>
          <table:table-cell office:value-type="float" office:value="0.0830225829573123" table:style-name="ce1">
            <text:p>0.0830225829573123</text:p>
          </table:table-cell>
          <table:table-cell office:value-type="float" office:value="0.0574509962257112" table:style-name="ce1">
            <text:p>0.0574509962257112</text:p>
          </table:table-cell>
          <table:table-cell office:value-type="float" office:value="0.190083589104784" table:style-name="ce1">
            <text:p>0.190083589104784</text:p>
          </table:table-cell>
          <table:table-cell office:value-type="float" office:value="0.284110394008365" table:style-name="ce1">
            <text:p>0.284110394008365</text:p>
          </table:table-cell>
          <table:table-cell office:value-type="float" office:value="0.193911477202431" table:style-name="ce1">
            <text:p>0.193911477202431</text:p>
          </table:table-cell>
          <table:table-cell office:value-type="float" office:value="0.0850627631559254" table:style-name="ce1">
            <text:p>0.0850627631559254</text:p>
          </table:table-cell>
          <table:table-cell office:value-type="float" office:value="0.127766284938146" table:style-name="ce1">
            <text:p>0.127766284938146</text:p>
          </table:table-cell>
          <table:table-cell office:value-type="float" office:value="0.200054969825505" table:style-name="ce1">
            <text:p>0.200054969825505</text:p>
          </table:table-cell>
          <table:table-cell office:value-type="float" office:value="0.0422266296607949" table:style-name="ce1">
            <text:p>0.0422266296607949</text:p>
          </table:table-cell>
          <table:table-cell office:value-type="float" office:value="0.16869995039807" table:style-name="ce1">
            <text:p>0.16869995039807</text:p>
          </table:table-cell>
          <table:table-cell office:value-type="float" office:value="0.112793912505574" table:style-name="ce1">
            <text:p>0.112793912505574</text:p>
          </table:table-cell>
          <table:table-cell office:value-type="float" office:value="0.0559213392439854" table:style-name="ce1">
            <text:p>0.0559213392439854</text:p>
          </table:table-cell>
          <table:table-cell office:value-type="float" office:value="0.0472301715978935" table:style-name="ce1">
            <text:p>0.0472301715978935</text:p>
          </table:table-cell>
          <table:table-cell office:value-type="float" office:value="0.0535394288621046" table:style-name="ce1">
            <text:p>0.0535394288621046</text:p>
          </table:table-cell>
          <table:table-cell office:value-type="float" office:value="0.108723753009341" table:style-name="ce1">
            <text:p>0.108723753009341</text:p>
          </table:table-cell>
          <table:table-cell office:value-type="float" office:value="0.0992802689150106" table:style-name="ce1">
            <text:p>0.0992802689150106</text:p>
          </table:table-cell>
          <table:table-cell office:value-type="float" office:value="0.0905329963134568" table:style-name="ce1">
            <text:p>0.0905329963134568</text:p>
          </table:table-cell>
          <table:table-cell office:value-type="float" office:value="0.188902834814836" table:style-name="ce1">
            <text:p>0.188902834814836</text:p>
          </table:table-cell>
          <table:table-cell office:value-type="float" office:value="0.0802377369862054" table:style-name="ce1">
            <text:p>0.0802377369862054</text:p>
          </table:table-cell>
          <table:table-cell office:value-type="float" office:value="0.124604005630296" table:style-name="ce1">
            <text:p>0.124604005630296</text:p>
          </table:table-cell>
          <table:table-cell office:value-type="float" office:value="0.19179479024637" table:style-name="ce1">
            <text:p>0.19179479024637</text:p>
          </table:table-cell>
          <table:table-cell office:value-type="float" office:value="0.206494288577378" table:style-name="ce1">
            <text:p>0.206494288577378</text:p>
          </table:table-cell>
          <table:table-cell office:value-type="float" office:value="0.160733046722486" table:style-name="ce1">
            <text:p>0.160733046722486</text:p>
          </table:table-cell>
          <table:table-cell office:value-type="float" office:value="0.133325775979367" table:style-name="ce1">
            <text:p>0.133325775979367</text:p>
          </table:table-cell>
          <table:table-cell office:value-type="float" office:value="0.147494827458735" table:style-name="ce1">
            <text:p>0.147494827458735</text:p>
          </table:table-cell>
          <table:table-cell office:value-type="float" office:value="0.196308688935802" table:style-name="ce1">
            <text:p>0.196308688935802</text:p>
          </table:table-cell>
          <table:table-cell office:value-type="float" office:value="0.170217334420788" table:style-name="ce1">
            <text:p>0.170217334420788</text:p>
          </table:table-cell>
          <table:table-cell office:value-type="float" office:value="0.135187440410601" table:style-name="ce1">
            <text:p>0.135187440410601</text:p>
          </table:table-cell>
          <table:table-cell office:value-type="float" office:value="0.158769373281321" table:style-name="ce1">
            <text:p>0.158769373281321</text:p>
          </table:table-cell>
          <table:table-cell office:value-type="float" office:value="0.223930178599775" table:style-name="ce1">
            <text:p>0.223930178599775</text:p>
          </table:table-cell>
          <table:table-cell office:value-type="float" office:value="0.105189140815244" table:style-name="ce1">
            <text:p>0.105189140815244</text:p>
          </table:table-cell>
          <table:table-cell office:value-type="float" office:value="0.121888015740892" table:style-name="ce1">
            <text:p>0.121888015740892</text:p>
          </table:table-cell>
          <table:table-cell office:value-type="float" office:value="0.0936901751708106" table:style-name="ce1">
            <text:p>0.0936901751708106</text:p>
          </table:table-cell>
          <table:table-cell office:value-type="float" office:value="0.16583094699377" table:style-name="ce1">
            <text:p>0.16583094699377</text:p>
          </table:table-cell>
          <table:table-cell office:value-type="float" office:value="0.0840069699031432" table:style-name="ce1">
            <text:p>0.0840069699031432</text:p>
          </table:table-cell>
          <table:table-cell office:value-type="float" office:value="0.0989028355782671" table:style-name="ce1">
            <text:p>0.0989028355782671</text:p>
          </table:table-cell>
          <table:table-cell office:value-type="float" office:value="0.0621285874982658" table:style-name="ce1">
            <text:p>0.0621285874982658</text:p>
          </table:table-cell>
          <table:table-cell office:value-type="float" office:value="0.120694510324703" table:style-name="ce1">
            <text:p>0.120694510324703</text:p>
          </table:table-cell>
          <table:table-cell office:value-type="float" office:value="0" table:style-name="ce1">
            <text:p>0</text:p>
          </table:table-cell>
          <table:table-cell office:value-type="float" office:value="0.12881952796568" table:style-name="ce1">
            <text:p>0.12881952796568</text:p>
          </table:table-cell>
          <table:table-cell office:value-type="float" office:value="0.223583347966011" table:style-name="ce1">
            <text:p>0.223583347966011</text:p>
          </table:table-cell>
          <table:table-cell office:value-type="float" office:value="0.0221436058306971" table:style-name="ce1">
            <text:p>0.0221436058306971</text:p>
          </table:table-cell>
          <table:table-cell office:value-type="float" office:value="0.199661466862313" table:style-name="ce1">
            <text:p>0.199661466862313</text:p>
          </table:table-cell>
          <table:table-cell office:value-type="float" office:value="0.131837715321829" table:style-name="ce1">
            <text:p>0.131837715321829</text:p>
          </table:table-cell>
          <table:table-cell office:value-type="float" office:value="0.209543618819623" table:style-name="ce1">
            <text:p>0.209543618819623</text:p>
          </table:table-cell>
          <table:table-cell office:value-type="float" office:value="0.0628720728917064" table:style-name="ce1">
            <text:p>0.0628720728917064</text:p>
          </table:table-cell>
          <table:table-cell office:value-type="float" office:value="0.111227663103596" table:style-name="ce1">
            <text:p>0.111227663103596</text:p>
          </table:table-cell>
          <table:table-cell office:value-type="float" office:value="0.198011829485515" table:style-name="ce1">
            <text:p>0.198011829485515</text:p>
          </table:table-cell>
          <table:table-cell office:value-type="float" office:value="0.0938793684985271" table:style-name="ce1">
            <text:p>0.0938793684985271</text:p>
          </table:table-cell>
          <table:table-cell office:value-type="float" office:value="0.0680390209626241" table:style-name="ce1">
            <text:p>0.0680390209626241</text:p>
          </table:table-cell>
          <table:table-cell office:value-type="float" office:value="0.100855628860753" table:style-name="ce1">
            <text:p>0.100855628860753</text:p>
          </table:table-cell>
          <table:table-cell office:value-type="float" office:value="0.154575257249753" table:style-name="ce1">
            <text:p>0.154575257249753</text:p>
          </table:table-cell>
          <table:table-cell office:value-type="float" office:value="0.0764183093065898" table:style-name="ce1">
            <text:p>0.0764183093065898</text:p>
          </table:table-cell>
          <table:table-cell office:value-type="float" office:value="0.142885183211378" table:style-name="ce1">
            <text:p>0.142885183211378</text:p>
          </table:table-cell>
          <table:table-cell office:value-type="float" office:value="0.127223065342334" table:style-name="ce1">
            <text:p>0.127223065342334</text:p>
          </table:table-cell>
          <table:table-cell office:value-type="float" office:value="0.0285977832131396" table:style-name="ce1">
            <text:p>0.0285977832131396</text:p>
          </table:table-cell>
          <table:table-cell office:value-type="float" office:value="0.116453278046781" table:style-name="ce1">
            <text:p>0.116453278046781</text:p>
          </table:table-cell>
          <table:table-cell office:value-type="float" office:value="0.144002611034768" table:style-name="ce1">
            <text:p>0.144002611034768</text:p>
          </table:table-cell>
          <table:table-cell office:value-type="float" office:value="0.171607552432487" table:style-name="ce1">
            <text:p>0.171607552432487</text:p>
          </table:table-cell>
          <table:table-cell office:value-type="float" office:value="0.0274381161685234" table:style-name="ce1">
            <text:p>0.0274381161685234</text:p>
          </table:table-cell>
          <table:table-cell office:value-type="float" office:value="0.124518705804944" table:style-name="ce1">
            <text:p>0.124518705804944</text:p>
          </table:table-cell>
          <table:table-cell office:value-type="float" office:value="0.124518705804944" table:style-name="ce1">
            <text:p>0.124518705804944</text:p>
          </table:table-cell>
          <table:table-cell office:value-type="float" office:value="0.124518705804944" table:style-name="ce1">
            <text:p>0.124518705804944</text:p>
          </table:table-cell>
          <table:table-cell office:value-type="float" office:value="0.124518705804944" table:style-name="ce1">
            <text:p>0.124518705804944</text:p>
          </table:table-cell>
          <table:table-cell office:value-type="float" office:value="0.124518705804944" table:style-name="ce1">
            <text:p>0.124518705804944</text:p>
          </table:table-cell>
          <table:table-cell office:value-type="float" office:value="0.124518705804944" table:style-name="ce1">
            <text:p>0.124518705804944</text:p>
          </table:table-cell>
          <table:table-cell office:value-type="float" office:value="0.124518705804944" table:style-name="ce1">
            <text:p>0.124518705804944</text:p>
          </table:table-cell>
          <table:table-cell office:value-type="float" office:value="0.124518705804944" table:style-name="ce1">
            <text:p>0.124518705804944</text:p>
          </table:table-cell>
          <table:table-cell office:value-type="float" office:value="0.124518705804944" table:style-name="ce1">
            <text:p>0.124518705804944</text:p>
          </table:table-cell>
          <table:table-cell office:value-type="float" office:value="0.124518705804944" table:style-name="ce1">
            <text:p>0.124518705804944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0.0780878971019169" table:style-name="ce1">
            <text:p>0.0780878971019169</text:p>
          </table:table-cell>
          <table:table-cell office:value-type="float" office:value="0.128421692826951" table:style-name="ce1">
            <text:p>0.128421692826951</text:p>
          </table:table-cell>
          <table:table-cell office:value-type="float" office:value="0.0812246741572845" table:style-name="ce1">
            <text:p>0.0812246741572845</text:p>
          </table:table-cell>
          <table:table-cell office:value-type="float" office:value="0.0405979920616208" table:style-name="ce1">
            <text:p>0.0405979920616208</text:p>
          </table:table-cell>
          <table:table-cell office:value-type="float" office:value="0.191937602860273" table:style-name="ce1">
            <text:p>0.191937602860273</text:p>
          </table:table-cell>
          <table:table-cell office:value-type="float" office:value="0.262856816789313" table:style-name="ce1">
            <text:p>0.262856816789313</text:p>
          </table:table-cell>
          <table:table-cell office:value-type="float" office:value="0.201472895063541" table:style-name="ce1">
            <text:p>0.201472895063541</text:p>
          </table:table-cell>
          <table:table-cell office:value-type="float" office:value="0.0749766222990319" table:style-name="ce1">
            <text:p>0.0749766222990319</text:p>
          </table:table-cell>
          <table:table-cell office:value-type="float" office:value="0.121722251099755" table:style-name="ce1">
            <text:p>0.121722251099755</text:p>
          </table:table-cell>
          <table:table-cell office:value-type="float" office:value="0.197866876562493" table:style-name="ce1">
            <text:p>0.197866876562493</text:p>
          </table:table-cell>
          <table:table-cell office:value-type="float" office:value="0.0455266211320516" table:style-name="ce1">
            <text:p>0.0455266211320516</text:p>
          </table:table-cell>
          <table:table-cell office:value-type="float" office:value="0.159154457293809" table:style-name="ce1">
            <text:p>0.159154457293809</text:p>
          </table:table-cell>
          <table:table-cell office:value-type="float" office:value="0.102258932004986" table:style-name="ce1">
            <text:p>0.102258932004986</text:p>
          </table:table-cell>
          <table:table-cell office:value-type="float" office:value="0.0474392900682514" table:style-name="ce1">
            <text:p>0.0474392900682514</text:p>
          </table:table-cell>
          <table:table-cell office:value-type="float" office:value="0.0517313191610837" table:style-name="ce1">
            <text:p>0.0517313191610837</text:p>
          </table:table-cell>
          <table:table-cell office:value-type="float" office:value="0.037766285701577" table:style-name="ce1">
            <text:p>0.037766285701577</text:p>
          </table:table-cell>
          <table:table-cell office:value-type="float" office:value="0.106767730243921" table:style-name="ce1">
            <text:p>0.106767730243921</text:p>
          </table:table-cell>
          <table:table-cell office:value-type="float" office:value="0.0810257565879197" table:style-name="ce1">
            <text:p>0.0810257565879197</text:p>
          </table:table-cell>
          <table:table-cell office:value-type="float" office:value="0.0868606719559532" table:style-name="ce1">
            <text:p>0.0868606719559532</text:p>
          </table:table-cell>
          <table:table-cell office:value-type="float" office:value="0.153197131113859" table:style-name="ce1">
            <text:p>0.153197131113859</text:p>
          </table:table-cell>
          <table:table-cell office:value-type="float" office:value="0.0780878971019169" table:style-name="ce1">
            <text:p>0.0780878971019169</text:p>
          </table:table-cell>
          <table:table-cell office:value-type="float" office:value="0.125381824331017" table:style-name="ce1">
            <text:p>0.125381824331017</text:p>
          </table:table-cell>
          <table:table-cell office:value-type="float" office:value="0.165172988879718" table:style-name="ce1">
            <text:p>0.165172988879718</text:p>
          </table:table-cell>
          <table:table-cell office:value-type="float" office:value="0.205619561317222" table:style-name="ce1">
            <text:p>0.205619561317222</text:p>
          </table:table-cell>
          <table:table-cell office:value-type="float" office:value="0.118641578999849" table:style-name="ce1">
            <text:p>0.118641578999849</text:p>
          </table:table-cell>
          <table:table-cell office:value-type="float" office:value="0.103947181119338" table:style-name="ce1">
            <text:p>0.103947181119338</text:p>
          </table:table-cell>
          <table:table-cell office:value-type="float" office:value="0.0915479859622668" table:style-name="ce1">
            <text:p>0.0915479859622668</text:p>
          </table:table-cell>
          <table:table-cell office:value-type="float" office:value="0.196099570465444" table:style-name="ce1">
            <text:p>0.196099570465444</text:p>
          </table:table-cell>
          <table:table-cell office:value-type="float" office:value="0.146671104703545" table:style-name="ce1">
            <text:p>0.146671104703545</text:p>
          </table:table-cell>
          <table:table-cell office:value-type="float" office:value="0.096125640282905" table:style-name="ce1">
            <text:p>0.096125640282905</text:p>
          </table:table-cell>
          <table:table-cell office:value-type="float" office:value="0.150529595504172" table:style-name="ce1">
            <text:p>0.150529595504172</text:p>
          </table:table-cell>
          <table:table-cell office:value-type="float" office:value="0.195467114603874" table:style-name="ce1">
            <text:p>0.195467114603874</text:p>
          </table:table-cell>
          <table:table-cell office:value-type="float" office:value="0.0644416417984434" table:style-name="ce1">
            <text:p>0.0644416417984434</text:p>
          </table:table-cell>
          <table:table-cell office:value-type="float" office:value="0.107583802323366" table:style-name="ce1">
            <text:p>0.107583802323366</text:p>
          </table:table-cell>
          <table:table-cell office:value-type="float" office:value="0.0133402282736815" table:style-name="ce1">
            <text:p>0.0133402282736815</text:p>
          </table:table-cell>
          <table:table-cell office:value-type="float" office:value="0.114624974233829" table:style-name="ce1">
            <text:p>0.114624974233829</text:p>
          </table:table-cell>
          <table:table-cell office:value-type="float" office:value="0.0526800029534388" table:style-name="ce1">
            <text:p>0.0526800029534388</text:p>
          </table:table-cell>
          <table:table-cell office:value-type="float" office:value="0.0953070179782115" table:style-name="ce1">
            <text:p>0.0953070179782115</text:p>
          </table:table-cell>
          <table:table-cell office:value-type="float" office:value="0.0267850157825419" table:style-name="ce1">
            <text:p>0.0267850157825419</text:p>
          </table:table-cell>
          <table:table-cell office:value-type="float" office:value="0.0857538741982056" table:style-name="ce1">
            <text:p>0.0857538741982056</text:p>
          </table:table-cell>
          <table:table-cell office:value-type="float" office:value="0" table:style-name="ce1">
            <text:p>0</text:p>
          </table:table-cell>
          <table:table-cell office:value-type="float" office:value="0.0634445037263713" table:style-name="ce1">
            <text:p>0.0634445037263713</text:p>
          </table:table-cell>
          <table:table-cell office:value-type="float" office:value="0.258279162468675" table:style-name="ce1">
            <text:p>0.258279162468675</text:p>
          </table:table-cell>
          <table:table-cell office:value-type="float" office:value="0.00622765005626652" table:style-name="ce1">
            <text:p>0.00622765005626652</text:p>
          </table:table-cell>
          <table:table-cell office:value-type="float" office:value="0.143065136659304" table:style-name="ce1">
            <text:p>0.143065136659304</text:p>
          </table:table-cell>
          <table:table-cell office:value-type="float" office:value="0.084007948964295" table:style-name="ce1">
            <text:p>0.084007948964295</text:p>
          </table:table-cell>
          <table:table-cell office:value-type="float" office:value="0.109345235021559" table:style-name="ce1">
            <text:p>0.109345235021559</text:p>
          </table:table-cell>
          <table:table-cell office:value-type="float" office:value="0.0207737263042099" table:style-name="ce1">
            <text:p>0.0207737263042099</text:p>
          </table:table-cell>
          <table:table-cell office:value-type="float" office:value="0.0238214378802468" table:style-name="ce1">
            <text:p>0.0238214378802468</text:p>
          </table:table-cell>
          <table:table-cell office:value-type="float" office:value="0.0621087686895564" table:style-name="ce1">
            <text:p>0.0621087686895564</text:p>
          </table:table-cell>
          <table:table-cell office:value-type="float" office:value="0.0371774193893009" table:style-name="ce1">
            <text:p>0.0371774193893009</text:p>
          </table:table-cell>
          <table:table-cell office:value-type="float" office:value="0.0220551757661389" table:style-name="ce1">
            <text:p>0.0220551757661389</text:p>
          </table:table-cell>
          <table:table-cell office:value-type="float" office:value="0.030374240202365" table:style-name="ce1">
            <text:p>0.030374240202365</text:p>
          </table:table-cell>
          <table:table-cell office:value-type="float" office:value="0.0322300564165221" table:style-name="ce1">
            <text:p>0.0322300564165221</text:p>
          </table:table-cell>
          <table:table-cell office:value-type="float" office:value="0.0101315450166792" table:style-name="ce1">
            <text:p>0.0101315450166792</text:p>
          </table:table-cell>
          <table:table-cell office:value-type="float" office:value="0.0285007451479473" table:style-name="ce1">
            <text:p>0.0285007451479473</text:p>
          </table:table-cell>
          <table:table-cell office:value-type="float" office:value="0.00908125878719863" table:style-name="ce1">
            <text:p>0.00908125878719863</text:p>
          </table:table-cell>
          <table:table-cell office:value-type="float" office:value="0.00181654138457375" table:style-name="ce1">
            <text:p>0.00181654138457375</text:p>
          </table:table-cell>
          <table:table-cell office:value-type="float" office:value="0.0123265308238933" table:style-name="ce1">
            <text:p>0.0123265308238933</text:p>
          </table:table-cell>
          <table:table-cell office:value-type="float" office:value="0.00946733175684736" table:style-name="ce1">
            <text:p>0.00946733175684736</text:p>
          </table:table-cell>
          <table:table-cell office:value-type="float" office:value="0.00767396054299522" table:style-name="ce1">
            <text:p>0.00767396054299522</text:p>
          </table:table-cell>
          <table:table-cell office:value-type="float" office:value="0.00300285412551987" table:style-name="ce1">
            <text:p>0.00300285412551987</text:p>
          </table:table-cell>
          <table:table-cell office:value-type="float" office:value="0.088058279774662" table:style-name="ce1">
            <text:p>0.088058279774662</text:p>
          </table:table-cell>
          <table:table-cell office:value-type="float" office:value="0.088058279774662" table:style-name="ce1">
            <text:p>0.088058279774662</text:p>
          </table:table-cell>
          <table:table-cell office:value-type="float" office:value="0.088058279774662" table:style-name="ce1">
            <text:p>0.088058279774662</text:p>
          </table:table-cell>
          <table:table-cell office:value-type="float" office:value="0.088058279774662" table:style-name="ce1">
            <text:p>0.088058279774662</text:p>
          </table:table-cell>
          <table:table-cell office:value-type="float" office:value="0.088058279774662" table:style-name="ce1">
            <text:p>0.088058279774662</text:p>
          </table:table-cell>
          <table:table-cell office:value-type="float" office:value="0.088058279774662" table:style-name="ce1">
            <text:p>0.088058279774662</text:p>
          </table:table-cell>
          <table:table-cell office:value-type="float" office:value="0.088058279774662" table:style-name="ce1">
            <text:p>0.088058279774662</text:p>
          </table:table-cell>
          <table:table-cell office:value-type="float" office:value="0.088058279774662" table:style-name="ce1">
            <text:p>0.088058279774662</text:p>
          </table:table-cell>
          <table:table-cell office:value-type="float" office:value="0.088058279774662" table:style-name="ce1">
            <text:p>0.088058279774662</text:p>
          </table:table-cell>
          <table:table-cell office:value-type="float" office:value="0.088058279774662" table:style-name="ce1">
            <text:p>0.088058279774662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0.0793132803337089" table:style-name="ce1">
            <text:p>0.0793132803337089</text:p>
          </table:table-cell>
          <table:table-cell office:value-type="float" office:value="0.130206850500737" table:style-name="ce1">
            <text:p>0.130206850500737</text:p>
          </table:table-cell>
          <table:table-cell office:value-type="float" office:value="0.082627298043831" table:style-name="ce1">
            <text:p>0.082627298043831</text:p>
          </table:table-cell>
          <table:table-cell office:value-type="float" office:value="0.0578462811391925" table:style-name="ce1">
            <text:p>0.0578462811391925</text:p>
          </table:table-cell>
          <table:table-cell office:value-type="float" office:value="0.201919184481988" table:style-name="ce1">
            <text:p>0.201919184481988</text:p>
          </table:table-cell>
          <table:table-cell office:value-type="float" office:value="0.301908416016017" table:style-name="ce1">
            <text:p>0.301908416016017</text:p>
          </table:table-cell>
          <table:table-cell office:value-type="float" office:value="0.210707260687514" table:style-name="ce1">
            <text:p>0.210707260687514</text:p>
          </table:table-cell>
          <table:table-cell office:value-type="float" office:value="0.0729364421004188" table:style-name="ce1">
            <text:p>0.0729364421004188</text:p>
          </table:table-cell>
          <table:table-cell office:value-type="float" office:value="0.116213764563499" table:style-name="ce1">
            <text:p>0.116213764563499</text:p>
          </table:table-cell>
          <table:table-cell office:value-type="float" office:value="0.188140317465605" table:style-name="ce1">
            <text:p>0.188140317465605</text:p>
          </table:table-cell>
          <table:table-cell office:value-type="float" office:value="0.0461488760926286" table:style-name="ce1">
            <text:p>0.0461488760926286</text:p>
          </table:table-cell>
          <table:table-cell office:value-type="float" office:value="0.156040632265676" table:style-name="ce1">
            <text:p>0.156040632265676</text:p>
          </table:table-cell>
          <table:table-cell office:value-type="float" office:value="0.109590829593752" table:style-name="ce1">
            <text:p>0.109590829593752</text:p>
          </table:table-cell>
          <table:table-cell office:value-type="float" office:value="0.0595681613490063" table:style-name="ce1">
            <text:p>0.0595681613490063</text:p>
          </table:table-cell>
          <table:table-cell office:value-type="float" office:value="0.0615879397456333" table:style-name="ce1">
            <text:p>0.0615879397456333</text:p>
          </table:table-cell>
          <table:table-cell office:value-type="float" office:value="0.0671117276333783" table:style-name="ce1">
            <text:p>0.0671117276333783</text:p>
          </table:table-cell>
          <table:table-cell office:value-type="float" office:value="0.104640842386866" table:style-name="ce1">
            <text:p>0.104640842386866</text:p>
          </table:table-cell>
          <table:table-cell office:value-type="float" office:value="0.0949907900474265" table:style-name="ce1">
            <text:p>0.0949907900474265</text:p>
          </table:table-cell>
          <table:table-cell office:value-type="float" office:value="0.0847822383786161" table:style-name="ce1">
            <text:p>0.0847822383786161</text:p>
          </table:table-cell>
          <table:table-cell office:value-type="float" office:value="0.182114135203951" table:style-name="ce1">
            <text:p>0.182114135203951</text:p>
          </table:table-cell>
          <table:table-cell office:value-type="float" office:value="0.0793132803337089" table:style-name="ce1">
            <text:p>0.0793132803337089</text:p>
          </table:table-cell>
          <table:table-cell office:value-type="float" office:value="0.104087443507993" table:style-name="ce1">
            <text:p>0.104087443507993</text:p>
          </table:table-cell>
          <table:table-cell office:value-type="float" office:value="0.185452380053932" table:style-name="ce1">
            <text:p>0.185452380053932</text:p>
          </table:table-cell>
          <table:table-cell office:value-type="float" office:value="0.213497207109117" table:style-name="ce1">
            <text:p>0.213497207109117</text:p>
          </table:table-cell>
          <table:table-cell office:value-type="float" office:value="0.142804963227173" table:style-name="ce1">
            <text:p>0.142804963227173</text:p>
          </table:table-cell>
          <table:table-cell office:value-type="float" office:value="0.119924342299727" table:style-name="ce1">
            <text:p>0.119924342299727</text:p>
          </table:table-cell>
          <table:table-cell office:value-type="float" office:value="0.139109686842435" table:style-name="ce1">
            <text:p>0.139109686842435</text:p>
          </table:table-cell>
          <table:table-cell office:value-type="float" office:value="0.178977358148584" table:style-name="ce1">
            <text:p>0.178977358148584</text:p>
          </table:table-cell>
          <table:table-cell office:value-type="float" office:value="0.171137965735413" table:style-name="ce1">
            <text:p>0.171137965735413</text:p>
          </table:table-cell>
          <table:table-cell office:value-type="float" office:value="0.109889205947799" table:style-name="ce1">
            <text:p>0.109889205947799</text:p>
          </table:table-cell>
          <table:table-cell office:value-type="float" office:value="0.155543338342264" table:style-name="ce1">
            <text:p>0.155543338342264</text:p>
          </table:table-cell>
          <table:table-cell office:value-type="float" office:value="0.194385819098609" table:style-name="ce1">
            <text:p>0.194385819098609</text:p>
          </table:table-cell>
          <table:table-cell office:value-type="float" office:value="0.108937971930195" table:style-name="ce1">
            <text:p>0.108937971930195</text:p>
          </table:table-cell>
          <table:table-cell office:value-type="float" office:value="0.134899264957547" table:style-name="ce1">
            <text:p>0.134899264957547</text:p>
          </table:table-cell>
          <table:table-cell office:value-type="float" office:value="0.089194128058117" table:style-name="ce1">
            <text:p>0.089194128058117</text:p>
          </table:table-cell>
          <table:table-cell office:value-type="float" office:value="0.162581960027479" table:style-name="ce1">
            <text:p>0.162581960027479</text:p>
          </table:table-cell>
          <table:table-cell office:value-type="float" office:value="0.0946541603146553" table:style-name="ce1">
            <text:p>0.0946541603146553</text:p>
          </table:table-cell>
          <table:table-cell office:value-type="float" office:value="0.10298829642599" table:style-name="ce1">
            <text:p>0.10298829642599</text:p>
          </table:table-cell>
          <table:table-cell office:value-type="float" office:value="0.0921676906975956" table:style-name="ce1">
            <text:p>0.0921676906975956</text:p>
          </table:table-cell>
          <table:table-cell office:value-type="float" office:value="0.10159077298994" table:style-name="ce1">
            <text:p>0.10159077298994</text:p>
          </table:table-cell>
          <table:table-cell office:value-type="float" office:value="0" table:style-name="ce1">
            <text:p>0</text:p>
          </table:table-cell>
          <table:table-cell office:value-type="float" office:value="0.119189877428226" table:style-name="ce1">
            <text:p>0.119189877428226</text:p>
          </table:table-cell>
          <table:table-cell office:value-type="float" office:value="0.162189225339246" table:style-name="ce1">
            <text:p>0.162189225339246</text:p>
          </table:table-cell>
          <table:table-cell office:value-type="float" office:value="0.0358893199188529" table:style-name="ce1">
            <text:p>0.0358893199188529</text:p>
          </table:table-cell>
          <table:table-cell office:value-type="float" office:value="0.17521813233183" table:style-name="ce1">
            <text:p>0.17521813233183</text:p>
          </table:table-cell>
          <table:table-cell office:value-type="float" office:value="0.138799054094111" table:style-name="ce1">
            <text:p>0.138799054094111</text:p>
          </table:table-cell>
          <table:table-cell office:value-type="float" office:value="0.246343665638381" table:style-name="ce1">
            <text:p>0.246343665638381</text:p>
          </table:table-cell>
          <table:table-cell office:value-type="float" office:value="0.0675925317728188" table:style-name="ce1">
            <text:p>0.0675925317728188</text:p>
          </table:table-cell>
          <table:table-cell office:value-type="float" office:value="0.104065207249451" table:style-name="ce1">
            <text:p>0.104065207249451</text:p>
          </table:table-cell>
          <table:table-cell office:value-type="float" office:value="0.181371049945532" table:style-name="ce1">
            <text:p>0.181371049945532</text:p>
          </table:table-cell>
          <table:table-cell office:value-type="float" office:value="0.115528278491233" table:style-name="ce1">
            <text:p>0.115528278491233</text:p>
          </table:table-cell>
          <table:table-cell office:value-type="float" office:value="0.0767902554231496" table:style-name="ce1">
            <text:p>0.0767902554231496</text:p>
          </table:table-cell>
          <table:table-cell office:value-type="float" office:value="0.101828266287305" table:style-name="ce1">
            <text:p>0.101828266287305</text:p>
          </table:table-cell>
          <table:table-cell office:value-type="float" office:value="0.16401765326887" table:style-name="ce1">
            <text:p>0.16401765326887</text:p>
          </table:table-cell>
          <table:table-cell office:value-type="float" office:value="0.0842189365388859" table:style-name="ce1">
            <text:p>0.0842189365388859</text:p>
          </table:table-cell>
          <table:table-cell office:value-type="float" office:value="0.123053333615069" table:style-name="ce1">
            <text:p>0.123053333615069</text:p>
          </table:table-cell>
          <table:table-cell office:value-type="float" office:value="0.0972249326191902" table:style-name="ce1">
            <text:p>0.0972249326191902</text:p>
          </table:table-cell>
          <table:table-cell office:value-type="float" office:value="0.0385725417087901" table:style-name="ce1">
            <text:p>0.0385725417087901</text:p>
          </table:table-cell>
          <table:table-cell office:value-type="float" office:value="0.146574499984866" table:style-name="ce1">
            <text:p>0.146574499984866</text:p>
          </table:table-cell>
          <table:table-cell office:value-type="float" office:value="0.129975389679909" table:style-name="ce1">
            <text:p>0.129975389679909</text:p>
          </table:table-cell>
          <table:table-cell office:value-type="float" office:value="0.171167319188777" table:style-name="ce1">
            <text:p>0.171167319188777</text:p>
          </table:table-cell>
          <table:table-cell office:value-type="float" office:value="0.0432170024299356" table:style-name="ce1">
            <text:p>0.0432170024299356</text:p>
          </table:table-cell>
          <table:table-cell office:value-type="float" office:value="0.122779983500519" table:style-name="ce1">
            <text:p>0.122779983500519</text:p>
          </table:table-cell>
          <table:table-cell office:value-type="float" office:value="0.122779983500519" table:style-name="ce1">
            <text:p>0.122779983500519</text:p>
          </table:table-cell>
          <table:table-cell office:value-type="float" office:value="0.122779983500519" table:style-name="ce1">
            <text:p>0.122779983500519</text:p>
          </table:table-cell>
          <table:table-cell office:value-type="float" office:value="0.122779983500519" table:style-name="ce1">
            <text:p>0.122779983500519</text:p>
          </table:table-cell>
          <table:table-cell office:value-type="float" office:value="0.122779983500519" table:style-name="ce1">
            <text:p>0.122779983500519</text:p>
          </table:table-cell>
          <table:table-cell office:value-type="float" office:value="0.122779983500519" table:style-name="ce1">
            <text:p>0.122779983500519</text:p>
          </table:table-cell>
          <table:table-cell office:value-type="float" office:value="0.122779983500519" table:style-name="ce1">
            <text:p>0.122779983500519</text:p>
          </table:table-cell>
          <table:table-cell office:value-type="float" office:value="0.122779983500519" table:style-name="ce1">
            <text:p>0.122779983500519</text:p>
          </table:table-cell>
          <table:table-cell office:value-type="float" office:value="0.122779983500519" table:style-name="ce1">
            <text:p>0.122779983500519</text:p>
          </table:table-cell>
          <table:table-cell office:value-type="float" office:value="0.122779983500519" table:style-name="ce1">
            <text:p>0.122779983500519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0.0411682861827643" table:style-name="ce1">
            <text:p>0.0411682861827643</text:p>
          </table:table-cell>
          <table:table-cell office:value-type="float" office:value="0.104041539453524" table:style-name="ce1">
            <text:p>0.104041539453524</text:p>
          </table:table-cell>
          <table:table-cell office:value-type="float" office:value="0.0629905636321798" table:style-name="ce1">
            <text:p>0.0629905636321798</text:p>
          </table:table-cell>
          <table:table-cell office:value-type="float" office:value="0.0300392625884078" table:style-name="ce1">
            <text:p>0.0300392625884078</text:p>
          </table:table-cell>
          <table:table-cell office:value-type="float" office:value="0.187857242463047" table:style-name="ce1">
            <text:p>0.187857242463047</text:p>
          </table:table-cell>
          <table:table-cell office:value-type="float" office:value="0.149588562387562" table:style-name="ce1">
            <text:p>0.149588562387562</text:p>
          </table:table-cell>
          <table:table-cell office:value-type="float" office:value="0.124757019145192" table:style-name="ce1">
            <text:p>0.124757019145192</text:p>
          </table:table-cell>
          <table:table-cell office:value-type="float" office:value="0.0392352154445784" table:style-name="ce1">
            <text:p>0.0392352154445784</text:p>
          </table:table-cell>
          <table:table-cell office:value-type="float" office:value="0.070411719104635" table:style-name="ce1">
            <text:p>0.070411719104635</text:p>
          </table:table-cell>
          <table:table-cell office:value-type="float" office:value="0.108721202784093" table:style-name="ce1">
            <text:p>0.108721202784093</text:p>
          </table:table-cell>
          <table:table-cell office:value-type="float" office:value="0.0315003822665864" table:style-name="ce1">
            <text:p>0.0315003822665864</text:p>
          </table:table-cell>
          <table:table-cell office:value-type="float" office:value="0.0845195651780447" table:style-name="ce1">
            <text:p>0.0845195651780447</text:p>
          </table:table-cell>
          <table:table-cell office:value-type="float" office:value="0.0400563879745202" table:style-name="ce1">
            <text:p>0.0400563879745202</text:p>
          </table:table-cell>
          <table:table-cell office:value-type="float" office:value="0.031008188793671" table:style-name="ce1">
            <text:p>0.031008188793671</text:p>
          </table:table-cell>
          <table:table-cell office:value-type="float" office:value="0.0250687141904586" table:style-name="ce1">
            <text:p>0.0250687141904586</text:p>
          </table:table-cell>
          <table:table-cell office:value-type="float" office:value="0.0528457675945761" table:style-name="ce1">
            <text:p>0.0528457675945761</text:p>
          </table:table-cell>
          <table:table-cell office:value-type="float" office:value="0.0536822414760075" table:style-name="ce1">
            <text:p>0.0536822414760075</text:p>
          </table:table-cell>
          <table:table-cell office:value-type="float" office:value="0.0808727430730238" table:style-name="ce1">
            <text:p>0.0808727430730238</text:p>
          </table:table-cell>
          <table:table-cell office:value-type="float" office:value="0.0140389899917065" table:style-name="ce1">
            <text:p>0.0140389899917065</text:p>
          </table:table-cell>
          <table:table-cell office:value-type="float" office:value="0.0954880839708384" table:style-name="ce1">
            <text:p>0.0954880839708384</text:p>
          </table:table-cell>
          <table:table-cell office:value-type="float" office:value="0.0411682861827643" table:style-name="ce1">
            <text:p>0.0411682861827643</text:p>
          </table:table-cell>
          <table:table-cell office:value-type="float" office:value="0.0541412820206955" table:style-name="ce1">
            <text:p>0.0541412820206955</text:p>
          </table:table-cell>
          <table:table-cell office:value-type="float" office:value="0.0795848793226492" table:style-name="ce1">
            <text:p>0.0795848793226492</text:p>
          </table:table-cell>
          <table:table-cell office:value-type="float" office:value="0.126261652041669" table:style-name="ce1">
            <text:p>0.126261652041669</text:p>
          </table:table-cell>
          <table:table-cell office:value-type="float" office:value="0.0687591731437584" table:style-name="ce1">
            <text:p>0.0687591731437584</text:p>
          </table:table-cell>
          <table:table-cell office:value-type="float" office:value="0.0681547697599193" table:style-name="ce1">
            <text:p>0.0681547697599193</text:p>
          </table:table-cell>
          <table:table-cell office:value-type="float" office:value="0.0484491792665649" table:style-name="ce1">
            <text:p>0.0484491792665649</text:p>
          </table:table-cell>
          <table:table-cell office:value-type="float" office:value="0.0865214919979338" table:style-name="ce1">
            <text:p>0.0865214919979338</text:p>
          </table:table-cell>
          <table:table-cell office:value-type="float" office:value="0.0650485954075308" table:style-name="ce1">
            <text:p>0.0650485954075308</text:p>
          </table:table-cell>
          <table:table-cell office:value-type="float" office:value="0.0706820429809513" table:style-name="ce1">
            <text:p>0.0706820429809513</text:p>
          </table:table-cell>
          <table:table-cell office:value-type="float" office:value="0.0912037055537509" table:style-name="ce1">
            <text:p>0.0912037055537509</text:p>
          </table:table-cell>
          <table:table-cell office:value-type="float" office:value="0.143088038229731" table:style-name="ce1">
            <text:p>0.143088038229731</text:p>
          </table:table-cell>
          <table:table-cell office:value-type="float" office:value="0.0461233738401459" table:style-name="ce1">
            <text:p>0.0461233738401459</text:p>
          </table:table-cell>
          <table:table-cell office:value-type="float" office:value="0.0806049694219558" table:style-name="ce1">
            <text:p>0.0806049694219558</text:p>
          </table:table-cell>
          <table:table-cell office:value-type="float" office:value="0.0484440788160683" table:style-name="ce1">
            <text:p>0.0484440788160683</text:p>
          </table:table-cell>
          <table:table-cell office:value-type="float" office:value="0.0902983755906163" table:style-name="ce1">
            <text:p>0.0902983755906163</text:p>
          </table:table-cell>
          <table:table-cell office:value-type="float" office:value="0.0528814707480519" table:style-name="ce1">
            <text:p>0.0528814707480519</text:p>
          </table:table-cell>
          <table:table-cell office:value-type="float" office:value="0.0447590033323234" table:style-name="ce1">
            <text:p>0.0447590033323234</text:p>
          </table:table-cell>
          <table:table-cell office:value-type="float" office:value="0.0418772488017824" table:style-name="ce1">
            <text:p>0.0418772488017824</text:p>
          </table:table-cell>
          <table:table-cell office:value-type="float" office:value="0.065941174244424" table:style-name="ce1">
            <text:p>0.065941174244424</text:p>
          </table:table-cell>
          <table:table-cell office:value-type="float" office:value="0" table:style-name="ce1">
            <text:p>0</text:p>
          </table:table-cell>
          <table:table-cell office:value-type="float" office:value="0.0585582721506928" table:style-name="ce1">
            <text:p>0.0585582721506928</text:p>
          </table:table-cell>
          <table:table-cell office:value-type="float" office:value="0.0674203048884185" table:style-name="ce1">
            <text:p>0.0674203048884185</text:p>
          </table:table-cell>
          <table:table-cell office:value-type="float" office:value="0.0108818111343527" table:style-name="ce1">
            <text:p>0.0108818111343527</text:p>
          </table:table-cell>
          <table:table-cell office:value-type="float" office:value="0.0876005071048504" table:style-name="ce1">
            <text:p>0.0876005071048504</text:p>
          </table:table-cell>
          <table:table-cell office:value-type="float" office:value="0.0840292655213589" table:style-name="ce1">
            <text:p>0.0840292655213589</text:p>
          </table:table-cell>
          <table:table-cell office:value-type="float" office:value="0.139769768396492" table:style-name="ce1">
            <text:p>0.139769768396492</text:p>
          </table:table-cell>
          <table:table-cell office:value-type="float" office:value="0.0417740105377356" table:style-name="ce1">
            <text:p>0.0417740105377356</text:p>
          </table:table-cell>
          <table:table-cell office:value-type="float" office:value="0.0668308355805168" table:style-name="ce1">
            <text:p>0.0668308355805168</text:p>
          </table:table-cell>
          <table:table-cell office:value-type="float" office:value="0.0997406246372201" table:style-name="ce1">
            <text:p>0.0997406246372201</text:p>
          </table:table-cell>
          <table:table-cell office:value-type="float" office:value="0.0651872826905506" table:style-name="ce1">
            <text:p>0.0651872826905506</text:p>
          </table:table-cell>
          <table:table-cell office:value-type="float" office:value="0.0349532220210513" table:style-name="ce1">
            <text:p>0.0349532220210513</text:p>
          </table:table-cell>
          <table:table-cell office:value-type="float" office:value="0.0595292660213592" table:style-name="ce1">
            <text:p>0.0595292660213592</text:p>
          </table:table-cell>
          <table:table-cell office:value-type="float" office:value="0.0765802363616948" table:style-name="ce1">
            <text:p>0.0765802363616948</text:p>
          </table:table-cell>
          <table:table-cell office:value-type="float" office:value="0.0617253348023528" table:style-name="ce1">
            <text:p>0.0617253348023528</text:p>
          </table:table-cell>
          <table:table-cell office:value-type="float" office:value="0.0909955302719358" table:style-name="ce1">
            <text:p>0.0909955302719358</text:p>
          </table:table-cell>
          <table:table-cell office:value-type="float" office:value="0.0817504467926501" table:style-name="ce1">
            <text:p>0.0817504467926501</text:p>
          </table:table-cell>
          <table:table-cell office:value-type="float" office:value="0.0153357567463616" table:style-name="ce1">
            <text:p>0.0153357567463616</text:p>
          </table:table-cell>
          <table:table-cell office:value-type="float" office:value="0.05908393534009" table:style-name="ce1">
            <text:p>0.05908393534009</text:p>
          </table:table-cell>
          <table:table-cell office:value-type="float" office:value="0.0647513590985943" table:style-name="ce1">
            <text:p>0.0647513590985943</text:p>
          </table:table-cell>
          <table:table-cell office:value-type="float" office:value="0.0720545969100438" table:style-name="ce1">
            <text:p>0.0720545969100438</text:p>
          </table:table-cell>
          <table:table-cell office:value-type="float" office:value="0.0239255182871282" table:style-name="ce1">
            <text:p>0.0239255182871282</text:p>
          </table:table-cell>
          <table:table-cell office:value-type="float" office:value="0.067812296027325" table:style-name="ce1">
            <text:p>0.067812296027325</text:p>
          </table:table-cell>
          <table:table-cell office:value-type="float" office:value="0.067812296027325" table:style-name="ce1">
            <text:p>0.067812296027325</text:p>
          </table:table-cell>
          <table:table-cell office:value-type="float" office:value="0.067812296027325" table:style-name="ce1">
            <text:p>0.067812296027325</text:p>
          </table:table-cell>
          <table:table-cell office:value-type="float" office:value="0.067812296027325" table:style-name="ce1">
            <text:p>0.067812296027325</text:p>
          </table:table-cell>
          <table:table-cell office:value-type="float" office:value="0.067812296027325" table:style-name="ce1">
            <text:p>0.067812296027325</text:p>
          </table:table-cell>
          <table:table-cell office:value-type="float" office:value="0.067812296027325" table:style-name="ce1">
            <text:p>0.067812296027325</text:p>
          </table:table-cell>
          <table:table-cell office:value-type="float" office:value="0.067812296027325" table:style-name="ce1">
            <text:p>0.067812296027325</text:p>
          </table:table-cell>
          <table:table-cell office:value-type="float" office:value="0.067812296027325" table:style-name="ce1">
            <text:p>0.067812296027325</text:p>
          </table:table-cell>
          <table:table-cell office:value-type="float" office:value="0.067812296027325" table:style-name="ce1">
            <text:p>0.067812296027325</text:p>
          </table:table-cell>
          <table:table-cell office:value-type="float" office:value="0.067812296027325" table:style-name="ce1">
            <text:p>0.067812296027325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0.085517978362741" table:style-name="ce1">
            <text:p>0.085517978362741</text:p>
          </table:table-cell>
          <table:table-cell office:value-type="float" office:value="0.126123939878263" table:style-name="ce1">
            <text:p>0.126123939878263</text:p>
          </table:table-cell>
          <table:table-cell office:value-type="float" office:value="0.0882377935900171" table:style-name="ce1">
            <text:p>0.0882377935900171</text:p>
          </table:table-cell>
          <table:table-cell office:value-type="float" office:value="0.0604339628207928" table:style-name="ce1">
            <text:p>0.0604339628207928</text:p>
          </table:table-cell>
          <table:table-cell office:value-type="float" office:value="0.188392789765183" table:style-name="ce1">
            <text:p>0.188392789765183</text:p>
          </table:table-cell>
          <table:table-cell office:value-type="float" office:value="0.259319654369968" table:style-name="ce1">
            <text:p>0.259319654369968</text:p>
          </table:table-cell>
          <table:table-cell office:value-type="float" office:value="0.219426480811337" table:style-name="ce1">
            <text:p>0.219426480811337</text:p>
          </table:table-cell>
          <table:table-cell office:value-type="float" office:value="0.095072397255371" table:style-name="ce1">
            <text:p>0.095072397255371</text:p>
          </table:table-cell>
          <table:table-cell office:value-type="float" office:value="0.128008556336731" table:style-name="ce1">
            <text:p>0.128008556336731</text:p>
          </table:table-cell>
          <table:table-cell office:value-type="float" office:value="0.198960923193999" table:style-name="ce1">
            <text:p>0.198960923193999</text:p>
          </table:table-cell>
          <table:table-cell office:value-type="float" office:value="0.0359709271267974" table:style-name="ce1">
            <text:p>0.0359709271267974</text:p>
          </table:table-cell>
          <table:table-cell office:value-type="float" office:value="0.16127114424987" table:style-name="ce1">
            <text:p>0.16127114424987</text:p>
          </table:table-cell>
          <table:table-cell office:value-type="float" office:value="0.107022752768747" table:style-name="ce1">
            <text:p>0.107022752768747</text:p>
          </table:table-cell>
          <table:table-cell office:value-type="float" office:value="0.0456796346469476" table:style-name="ce1">
            <text:p>0.0456796346469476</text:p>
          </table:table-cell>
          <table:table-cell office:value-type="float" office:value="0.0625187719612506" table:style-name="ce1">
            <text:p>0.0625187719612506</text:p>
          </table:table-cell>
          <table:table-cell office:value-type="float" office:value="0.0620469802903213" table:style-name="ce1">
            <text:p>0.0620469802903213</text:p>
          </table:table-cell>
          <table:table-cell office:value-type="float" office:value="0.118307499492326" table:style-name="ce1">
            <text:p>0.118307499492326</text:p>
          </table:table-cell>
          <table:table-cell office:value-type="float" office:value="0.107917881830889" table:style-name="ce1">
            <text:p>0.107917881830889</text:p>
          </table:table-cell>
          <table:table-cell office:value-type="float" office:value="0.0834561212495176" table:style-name="ce1">
            <text:p>0.0834561212495176</text:p>
          </table:table-cell>
          <table:table-cell office:value-type="float" office:value="0.202125752727098" table:style-name="ce1">
            <text:p>0.202125752727098</text:p>
          </table:table-cell>
          <table:table-cell office:value-type="float" office:value="0.085517978362741" table:style-name="ce1">
            <text:p>0.085517978362741</text:p>
          </table:table-cell>
          <table:table-cell office:value-type="float" office:value="0.134524381846052" table:style-name="ce1">
            <text:p>0.134524381846052</text:p>
          </table:table-cell>
          <table:table-cell office:value-type="float" office:value="0.201870730202271" table:style-name="ce1">
            <text:p>0.201870730202271</text:p>
          </table:table-cell>
          <table:table-cell office:value-type="float" office:value="0.228923519635881" table:style-name="ce1">
            <text:p>0.228923519635881</text:p>
          </table:table-cell>
          <table:table-cell office:value-type="float" office:value="0.156410414926674" table:style-name="ce1">
            <text:p>0.156410414926674</text:p>
          </table:table-cell>
          <table:table-cell office:value-type="float" office:value="0.157565666964139" table:style-name="ce1">
            <text:p>0.157565666964139</text:p>
          </table:table-cell>
          <table:table-cell office:value-type="float" office:value="0.136707374658568" table:style-name="ce1">
            <text:p>0.136707374658568</text:p>
          </table:table-cell>
          <table:table-cell office:value-type="float" office:value="0.212808646292085" table:style-name="ce1">
            <text:p>0.212808646292085</text:p>
          </table:table-cell>
          <table:table-cell office:value-type="float" office:value="0.174147231528367" table:style-name="ce1">
            <text:p>0.174147231528367</text:p>
          </table:table-cell>
          <table:table-cell office:value-type="float" office:value="0.150789718479495" table:style-name="ce1">
            <text:p>0.150789718479495</text:p>
          </table:table-cell>
          <table:table-cell office:value-type="float" office:value="0.161266043799373" table:style-name="ce1">
            <text:p>0.161266043799373</text:p>
          </table:table-cell>
          <table:table-cell office:value-type="float" office:value="0.229795696670788" table:style-name="ce1">
            <text:p>0.229795696670788</text:p>
          </table:table-cell>
          <table:table-cell office:value-type="float" office:value="0.111829927361729" table:style-name="ce1">
            <text:p>0.111829927361729</text:p>
          </table:table-cell>
          <table:table-cell office:value-type="float" office:value="0.142636648360787" table:style-name="ce1">
            <text:p>0.142636648360787</text:p>
          </table:table-cell>
          <table:table-cell office:value-type="float" office:value="0.11185797983946" table:style-name="ce1">
            <text:p>0.11185797983946</text:p>
          </table:table-cell>
          <table:table-cell office:value-type="float" office:value="0.160990619472561" table:style-name="ce1">
            <text:p>0.160990619472561</text:p>
          </table:table-cell>
          <table:table-cell office:value-type="float" office:value="0.0962506013200701" table:style-name="ce1">
            <text:p>0.0962506013200701</text:p>
          </table:table-cell>
          <table:table-cell office:value-type="float" office:value="0.104918816938928" table:style-name="ce1">
            <text:p>0.104918816938928</text:p>
          </table:table-cell>
          <table:table-cell office:value-type="float" office:value="0.0917494537568799" table:style-name="ce1">
            <text:p>0.0917494537568799</text:p>
          </table:table-cell>
          <table:table-cell office:value-type="float" office:value="0.123831287380071" table:style-name="ce1">
            <text:p>0.123831287380071</text:p>
          </table:table-cell>
          <table:table-cell office:value-type="float" office:value="0" table:style-name="ce1">
            <text:p>0</text:p>
          </table:table-cell>
          <table:table-cell office:value-type="float" office:value="0.138436427376893" table:style-name="ce1">
            <text:p>0.138436427376893</text:p>
          </table:table-cell>
          <table:table-cell office:value-type="float" office:value="0.237252555296719" table:style-name="ce1">
            <text:p>0.237252555296719</text:p>
          </table:table-cell>
          <table:table-cell office:value-type="float" office:value="0.0389189875137934" table:style-name="ce1">
            <text:p>0.0389189875137934</text:p>
          </table:table-cell>
          <table:table-cell office:value-type="float" office:value="0.257447659476422" table:style-name="ce1">
            <text:p>0.257447659476422</text:p>
          </table:table-cell>
          <table:table-cell office:value-type="float" office:value="0.146513238053478" table:style-name="ce1">
            <text:p>0.146513238053478</text:p>
          </table:table-cell>
          <table:table-cell office:value-type="float" office:value="0.266561831491131" table:style-name="ce1">
            <text:p>0.266561831491131</text:p>
          </table:table-cell>
          <table:table-cell office:value-type="float" office:value="0.0843086050995785" table:style-name="ce1">
            <text:p>0.0843086050995785</text:p>
          </table:table-cell>
          <table:table-cell office:value-type="float" office:value="0.111206624588581" table:style-name="ce1">
            <text:p>0.111206624588581</text:p>
          </table:table-cell>
          <table:table-cell office:value-type="float" office:value="0.172609273057328" table:style-name="ce1">
            <text:p>0.172609273057328</text:p>
          </table:table-cell>
          <table:table-cell office:value-type="float" office:value="0.127214941880479" table:style-name="ce1">
            <text:p>0.127214941880479</text:p>
          </table:table-cell>
          <table:table-cell office:value-type="float" office:value="0.0868911986685499" table:style-name="ce1">
            <text:p>0.0868911986685499</text:p>
          </table:table-cell>
          <table:table-cell office:value-type="float" office:value="0.113872445410785" table:style-name="ce1">
            <text:p>0.113872445410785</text:p>
          </table:table-cell>
          <table:table-cell office:value-type="float" office:value="0.163244802956383" table:style-name="ce1">
            <text:p>0.163244802956383</text:p>
          </table:table-cell>
          <table:table-cell office:value-type="float" office:value="0.109903844667486" table:style-name="ce1">
            <text:p>0.109903844667486</text:p>
          </table:table-cell>
          <table:table-cell office:value-type="float" office:value="0.154179047330414" table:style-name="ce1">
            <text:p>0.154179047330414</text:p>
          </table:table-cell>
          <table:table-cell office:value-type="float" office:value="0.151909431793516" table:style-name="ce1">
            <text:p>0.151909431793516</text:p>
          </table:table-cell>
          <table:table-cell office:value-type="float" office:value="0.060268510318232" table:style-name="ce1">
            <text:p>0.060268510318232</text:p>
          </table:table-cell>
          <table:table-cell office:value-type="float" office:value="0.156120610322167" table:style-name="ce1">
            <text:p>0.156120610322167</text:p>
          </table:table-cell>
          <table:table-cell office:value-type="float" office:value="0.144206508537118" table:style-name="ce1">
            <text:p>0.144206508537118</text:p>
          </table:table-cell>
          <table:table-cell office:value-type="float" office:value="0.158442261428472" table:style-name="ce1">
            <text:p>0.158442261428472</text:p>
          </table:table-cell>
          <table:table-cell office:value-type="float" office:value="0.0624389760605782" table:style-name="ce1">
            <text:p>0.0624389760605782</text:p>
          </table:table-cell>
          <table:table-cell office:value-type="float" office:value="0.134712136481503" table:style-name="ce1">
            <text:p>0.134712136481503</text:p>
          </table:table-cell>
          <table:table-cell office:value-type="float" office:value="0.134712136481503" table:style-name="ce1">
            <text:p>0.134712136481503</text:p>
          </table:table-cell>
          <table:table-cell office:value-type="float" office:value="0.134712136481503" table:style-name="ce1">
            <text:p>0.134712136481503</text:p>
          </table:table-cell>
          <table:table-cell office:value-type="float" office:value="0.134712136481503" table:style-name="ce1">
            <text:p>0.134712136481503</text:p>
          </table:table-cell>
          <table:table-cell office:value-type="float" office:value="0.134712136481503" table:style-name="ce1">
            <text:p>0.134712136481503</text:p>
          </table:table-cell>
          <table:table-cell office:value-type="float" office:value="0.134712136481503" table:style-name="ce1">
            <text:p>0.134712136481503</text:p>
          </table:table-cell>
          <table:table-cell office:value-type="float" office:value="0.134712136481503" table:style-name="ce1">
            <text:p>0.134712136481503</text:p>
          </table:table-cell>
          <table:table-cell office:value-type="float" office:value="0.134712136481503" table:style-name="ce1">
            <text:p>0.134712136481503</text:p>
          </table:table-cell>
          <table:table-cell office:value-type="float" office:value="0.134712136481503" table:style-name="ce1">
            <text:p>0.134712136481503</text:p>
          </table:table-cell>
          <table:table-cell office:value-type="float" office:value="0.134712136481503" table:style-name="ce1">
            <text:p>0.134712136481503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0.0730524773492149" table:style-name="ce1">
            <text:p>0.0730524773492149</text:p>
          </table:table-cell>
          <table:table-cell office:value-type="float" office:value="0.135108383427905" table:style-name="ce1">
            <text:p>0.135108383427905</text:p>
          </table:table-cell>
          <table:table-cell office:value-type="float" office:value="0.0564874892491005" table:style-name="ce1">
            <text:p>0.0564874892491005</text:p>
          </table:table-cell>
          <table:table-cell office:value-type="float" office:value="0.0544975166100627" table:style-name="ce1">
            <text:p>0.0544975166100627</text:p>
          </table:table-cell>
          <table:table-cell office:value-type="float" office:value="0.179303786980362" table:style-name="ce1">
            <text:p>0.179303786980362</text:p>
          </table:table-cell>
          <table:table-cell office:value-type="float" office:value="0.330861123259585" table:style-name="ce1">
            <text:p>0.330861123259585</text:p>
          </table:table-cell>
          <table:table-cell office:value-type="float" office:value="0.150613752937365" table:style-name="ce1">
            <text:p>0.150613752937365</text:p>
          </table:table-cell>
          <table:table-cell office:value-type="float" office:value="0.0520245950646343" table:style-name="ce1">
            <text:p>0.0520245950646343</text:p>
          </table:table-cell>
          <table:table-cell office:value-type="float" office:value="0.0841064286878255" table:style-name="ce1">
            <text:p>0.0841064286878255</text:p>
          </table:table-cell>
          <table:table-cell office:value-type="float" office:value="0.135972909787067" table:style-name="ce1">
            <text:p>0.135972909787067</text:p>
          </table:table-cell>
          <table:table-cell office:value-type="float" office:value="0.0493366576529616" table:style-name="ce1">
            <text:p>0.0493366576529616</text:p>
          </table:table-cell>
          <table:table-cell office:value-type="float" office:value="0.0874625251145441" table:style-name="ce1">
            <text:p>0.0874625251145441</text:p>
          </table:table-cell>
          <table:table-cell office:value-type="float" office:value="0.113974666795521" table:style-name="ce1">
            <text:p>0.113974666795521</text:p>
          </table:table-cell>
          <table:table-cell office:value-type="float" office:value="0.0388042273776214" table:style-name="ce1">
            <text:p>0.0388042273776214</text:p>
          </table:table-cell>
          <table:table-cell office:value-type="float" office:value="0.0716358272238029" table:style-name="ce1">
            <text:p>0.0716358272238029</text:p>
          </table:table-cell>
          <table:table-cell office:value-type="float" office:value="0.0564160829421491" table:style-name="ce1">
            <text:p>0.0564160829421491</text:p>
          </table:table-cell>
          <table:table-cell office:value-type="float" office:value="0.106630018080514" table:style-name="ce1">
            <text:p>0.106630018080514</text:p>
          </table:table-cell>
          <table:table-cell office:value-type="float" office:value="0.0954345292406249" table:style-name="ce1">
            <text:p>0.0954345292406249</text:p>
          </table:table-cell>
          <table:table-cell office:value-type="float" office:value="0.111827377136481" table:style-name="ce1">
            <text:p>0.111827377136481</text:p>
          </table:table-cell>
          <table:table-cell office:value-type="float" office:value="0.151756253848588" table:style-name="ce1">
            <text:p>0.151756253848588</text:p>
          </table:table-cell>
          <table:table-cell office:value-type="float" office:value="0.0730524773492149" table:style-name="ce1">
            <text:p>0.0730524773492149</text:p>
          </table:table-cell>
          <table:table-cell office:value-type="float" office:value="0.0898954400013902" table:style-name="ce1">
            <text:p>0.0898954400013902</text:p>
          </table:table-cell>
          <table:table-cell office:value-type="float" office:value="0.21358136454231" table:style-name="ce1">
            <text:p>0.21358136454231</text:p>
          </table:table-cell>
          <table:table-cell office:value-type="float" office:value="0.187459407324318" table:style-name="ce1">
            <text:p>0.187459407324318</text:p>
          </table:table-cell>
          <table:table-cell office:value-type="float" office:value="0.150394433566014" table:style-name="ce1">
            <text:p>0.150394433566014</text:p>
          </table:table-cell>
          <table:table-cell office:value-type="float" office:value="0.108996627110906" table:style-name="ce1">
            <text:p>0.108996627110906</text:p>
          </table:table-cell>
          <table:table-cell office:value-type="float" office:value="0.148961206976488" table:style-name="ce1">
            <text:p>0.148961206976488</text:p>
          </table:table-cell>
          <table:table-cell office:value-type="float" office:value="0.153375646881237" table:style-name="ce1">
            <text:p>0.153375646881237</text:p>
          </table:table-cell>
          <table:table-cell office:value-type="float" office:value="0.184506246486825" table:style-name="ce1">
            <text:p>0.184506246486825</text:p>
          </table:table-cell>
          <table:table-cell office:value-type="float" office:value="0.105997562218944" table:style-name="ce1">
            <text:p>0.105997562218944</text:p>
          </table:table-cell>
          <table:table-cell office:value-type="float" office:value="0.170066871131141" table:style-name="ce1">
            <text:p>0.170066871131141</text:p>
          </table:table-cell>
          <table:table-cell office:value-type="float" office:value="0.204420955450537" table:style-name="ce1">
            <text:p>0.204420955450537</text:p>
          </table:table-cell>
          <table:table-cell office:value-type="float" office:value="0.134672294910452" table:style-name="ce1">
            <text:p>0.134672294910452</text:p>
          </table:table-cell>
          <table:table-cell office:value-type="float" office:value="0.127784136514884" table:style-name="ce1">
            <text:p>0.127784136514884</text:p>
          </table:table-cell>
          <table:table-cell office:value-type="float" office:value="0.0922059440763196" table:style-name="ce1">
            <text:p>0.0922059440763196</text:p>
          </table:table-cell>
          <table:table-cell office:value-type="float" office:value="0.122234846374656" table:style-name="ce1">
            <text:p>0.122234846374656</text:p>
          </table:table-cell>
          <table:table-cell office:value-type="float" office:value="0.0746297916652676" table:style-name="ce1">
            <text:p>0.0746297916652676</text:p>
          </table:table-cell>
          <table:table-cell office:value-type="float" office:value="0.0777334157924078" table:style-name="ce1">
            <text:p>0.0777334157924078</text:p>
          </table:table-cell>
          <table:table-cell office:value-type="float" office:value="0.0413187494724121" table:style-name="ce1">
            <text:p>0.0413187494724121</text:p>
          </table:table-cell>
          <table:table-cell office:value-type="float" office:value="0.08114306694934" table:style-name="ce1">
            <text:p>0.08114306694934</text:p>
          </table:table-cell>
          <table:table-cell office:value-type="float" office:value="0" table:style-name="ce1">
            <text:p>0</text:p>
          </table:table-cell>
          <table:table-cell office:value-type="float" office:value="0.0875007784932681" table:style-name="ce1">
            <text:p>0.0875007784932681</text:p>
          </table:table-cell>
          <table:table-cell office:value-type="float" office:value="0.153095122103928" table:style-name="ce1">
            <text:p>0.153095122103928</text:p>
          </table:table-cell>
          <table:table-cell office:value-type="float" office:value="0.0145056812121392" table:style-name="ce1">
            <text:p>0.0145056812121392</text:p>
          </table:table-cell>
          <table:table-cell office:value-type="float" office:value="0.193751608973514" table:style-name="ce1">
            <text:p>0.193751608973514</text:p>
          </table:table-cell>
          <table:table-cell office:value-type="float" office:value="0.119233188789618" table:style-name="ce1">
            <text:p>0.119233188789618</text:p>
          </table:table-cell>
          <table:table-cell office:value-type="float" office:value="0.229546974019613" table:style-name="ce1">
            <text:p>0.229546974019613</text:p>
          </table:table-cell>
          <table:table-cell office:value-type="float" office:value="0.0573567381338187" table:style-name="ce1">
            <text:p>0.0573567381338187</text:p>
          </table:table-cell>
          <table:table-cell office:value-type="float" office:value="0.108717082425228" table:style-name="ce1">
            <text:p>0.108717082425228</text:p>
          </table:table-cell>
          <table:table-cell office:value-type="float" office:value="0.14085344654921" table:style-name="ce1">
            <text:p>0.14085344654921</text:p>
          </table:table-cell>
          <table:table-cell office:value-type="float" office:value="0.1057884655267" table:style-name="ce1">
            <text:p>0.1057884655267</text:p>
          </table:table-cell>
          <table:table-cell office:value-type="float" office:value="0.0544778907620009" table:style-name="ce1">
            <text:p>0.0544778907620009</text:p>
          </table:table-cell>
          <table:table-cell office:value-type="float" office:value="0.0761080792567641" table:style-name="ce1">
            <text:p>0.0761080792567641</text:p>
          </table:table-cell>
          <table:table-cell office:value-type="float" office:value="0.0903315056172937" table:style-name="ce1">
            <text:p>0.0903315056172937</text:p>
          </table:table-cell>
          <table:table-cell office:value-type="float" office:value="0.0954240310998535" table:style-name="ce1">
            <text:p>0.0954240310998535</text:p>
          </table:table-cell>
          <table:table-cell office:value-type="float" office:value="0.108521933979342" table:style-name="ce1">
            <text:p>0.108521933979342</text:p>
          </table:table-cell>
          <table:table-cell office:value-type="float" office:value="0.116163650912761" table:style-name="ce1">
            <text:p>0.116163650912761</text:p>
          </table:table-cell>
          <table:table-cell office:value-type="float" office:value="0.0245560365578898" table:style-name="ce1">
            <text:p>0.0245560365578898</text:p>
          </table:table-cell>
          <table:table-cell office:value-type="float" office:value="0.118353232045953" table:style-name="ce1">
            <text:p>0.118353232045953</text:p>
          </table:table-cell>
          <table:table-cell office:value-type="float" office:value="0.116573762934534" table:style-name="ce1">
            <text:p>0.116573762934534</text:p>
          </table:table-cell>
          <table:table-cell office:value-type="float" office:value="0.123700907448499" table:style-name="ce1">
            <text:p>0.123700907448499</text:p>
          </table:table-cell>
          <table:table-cell office:value-type="float" office:value="0.0307653526841457" table:style-name="ce1">
            <text:p>0.0307653526841457</text:p>
          </table:table-cell>
          <table:table-cell office:value-type="float" office:value="0.110371977146566" table:style-name="ce1">
            <text:p>0.110371977146566</text:p>
          </table:table-cell>
          <table:table-cell office:value-type="float" office:value="0.110371977146566" table:style-name="ce1">
            <text:p>0.110371977146566</text:p>
          </table:table-cell>
          <table:table-cell office:value-type="float" office:value="0.110371977146566" table:style-name="ce1">
            <text:p>0.110371977146566</text:p>
          </table:table-cell>
          <table:table-cell office:value-type="float" office:value="0.110371977146566" table:style-name="ce1">
            <text:p>0.110371977146566</text:p>
          </table:table-cell>
          <table:table-cell office:value-type="float" office:value="0.110371977146566" table:style-name="ce1">
            <text:p>0.110371977146566</text:p>
          </table:table-cell>
          <table:table-cell office:value-type="float" office:value="0.110371977146566" table:style-name="ce1">
            <text:p>0.110371977146566</text:p>
          </table:table-cell>
          <table:table-cell office:value-type="float" office:value="0.110371977146566" table:style-name="ce1">
            <text:p>0.110371977146566</text:p>
          </table:table-cell>
          <table:table-cell office:value-type="float" office:value="0.110371977146566" table:style-name="ce1">
            <text:p>0.110371977146566</text:p>
          </table:table-cell>
          <table:table-cell office:value-type="float" office:value="0.110371977146566" table:style-name="ce1">
            <text:p>0.110371977146566</text:p>
          </table:table-cell>
          <table:table-cell office:value-type="float" office:value="0.110371977146566" table:style-name="ce1">
            <text:p>0.110371977146566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0.0431536365385397" table:style-name="ce1">
            <text:p>0.0431536365385397</text:p>
          </table:table-cell>
          <table:table-cell office:value-type="float" office:value="0.111036807309519" table:style-name="ce1">
            <text:p>0.111036807309519</text:p>
          </table:table-cell>
          <table:table-cell office:value-type="float" office:value="0.0503669486532612" table:style-name="ce1">
            <text:p>0.0503669486532612</text:p>
          </table:table-cell>
          <table:table-cell office:value-type="float" office:value="0.0328333531260397" table:style-name="ce1">
            <text:p>0.0328333531260397</text:p>
          </table:table-cell>
          <table:table-cell office:value-type="float" office:value="0.18154288474834" table:style-name="ce1">
            <text:p>0.18154288474834</text:p>
          </table:table-cell>
          <table:table-cell office:value-type="float" office:value="0.209633615857994" table:style-name="ce1">
            <text:p>0.209633615857994</text:p>
          </table:table-cell>
          <table:table-cell office:value-type="float" office:value="0.113201948545297" table:style-name="ce1">
            <text:p>0.113201948545297</text:p>
          </table:table-cell>
          <table:table-cell office:value-type="float" office:value="0.0291235723352022" table:style-name="ce1">
            <text:p>0.0291235723352022</text:p>
          </table:table-cell>
          <table:table-cell office:value-type="float" office:value="0.0693023711216391" table:style-name="ce1">
            <text:p>0.0693023711216391</text:p>
          </table:table-cell>
          <table:table-cell office:value-type="float" office:value="0.109947861128509" table:style-name="ce1">
            <text:p>0.109947861128509</text:p>
          </table:table-cell>
          <table:table-cell office:value-type="float" office:value="0.0444835790055106" table:style-name="ce1">
            <text:p>0.0444835790055106</text:p>
          </table:table-cell>
          <table:table-cell office:value-type="float" office:value="0.0571581984893946" table:style-name="ce1">
            <text:p>0.0571581984893946</text:p>
          </table:table-cell>
          <table:table-cell office:value-type="float" office:value="0.0589178539106984" table:style-name="ce1">
            <text:p>0.0589178539106984</text:p>
          </table:table-cell>
          <table:table-cell office:value-type="float" office:value="0.0311586520833187" table:style-name="ce1">
            <text:p>0.0311586520833187</text:p>
          </table:table-cell>
          <table:table-cell office:value-type="float" office:value="0.0363662120402787" table:style-name="ce1">
            <text:p>0.0363662120402787</text:p>
          </table:table-cell>
          <table:table-cell office:value-type="float" office:value="0.0473372810583207" table:style-name="ce1">
            <text:p>0.0473372810583207</text:p>
          </table:table-cell>
          <table:table-cell office:value-type="float" office:value="0.0635159100333227" table:style-name="ce1">
            <text:p>0.0635159100333227</text:p>
          </table:table-cell>
          <table:table-cell office:value-type="float" office:value="0.0620163775873421" table:style-name="ce1">
            <text:p>0.0620163775873421</text:p>
          </table:table-cell>
          <table:table-cell office:value-type="float" office:value="0.0236915925563948" table:style-name="ce1">
            <text:p>0.0236915925563948</text:p>
          </table:table-cell>
          <table:table-cell office:value-type="float" office:value="0.0921421884451129" table:style-name="ce1">
            <text:p>0.0921421884451129</text:p>
          </table:table-cell>
          <table:table-cell office:value-type="float" office:value="0.0431536365385397" table:style-name="ce1">
            <text:p>0.0431536365385397</text:p>
          </table:table-cell>
          <table:table-cell office:value-type="float" office:value="0.042678019529738" table:style-name="ce1">
            <text:p>0.042678019529738</text:p>
          </table:table-cell>
          <table:table-cell office:value-type="float" office:value="0.093090872237468" table:style-name="ce1">
            <text:p>0.093090872237468</text:p>
          </table:table-cell>
          <table:table-cell office:value-type="float" office:value="0.131902750290834" table:style-name="ce1">
            <text:p>0.131902750290834</text:p>
          </table:table-cell>
          <table:table-cell office:value-type="float" office:value="0.0798399018474759" table:style-name="ce1">
            <text:p>0.0798399018474759</text:p>
          </table:table-cell>
          <table:table-cell office:value-type="float" office:value="0.0554036435185873" table:style-name="ce1">
            <text:p>0.0554036435185873</text:p>
          </table:table-cell>
          <table:table-cell office:value-type="float" office:value="0.0744461754473925" table:style-name="ce1">
            <text:p>0.0744461754473925</text:p>
          </table:table-cell>
          <table:table-cell office:value-type="float" office:value="0.0839891183264053" table:style-name="ce1">
            <text:p>0.0839891183264053</text:p>
          </table:table-cell>
          <table:table-cell office:value-type="float" office:value="0.0763613946088405" table:style-name="ce1">
            <text:p>0.0763613946088405</text:p>
          </table:table-cell>
          <table:table-cell office:value-type="float" office:value="0.0637301289541771" table:style-name="ce1">
            <text:p>0.0637301289541771</text:p>
          </table:table-cell>
          <table:table-cell office:value-type="float" office:value="0.0826349487195758" table:style-name="ce1">
            <text:p>0.0826349487195758</text:p>
          </table:table-cell>
          <table:table-cell office:value-type="float" office:value="0.089903090677135" table:style-name="ce1">
            <text:p>0.089903090677135</text:p>
          </table:table-cell>
          <table:table-cell office:value-type="float" office:value="0.0507928362697217" table:style-name="ce1">
            <text:p>0.0507928362697217</text:p>
          </table:table-cell>
          <table:table-cell office:value-type="float" office:value="0.0699858314881745" table:style-name="ce1">
            <text:p>0.0699858314881745</text:p>
          </table:table-cell>
          <table:table-cell office:value-type="float" office:value="0.0549140002709202" table:style-name="ce1">
            <text:p>0.0549140002709202</text:p>
          </table:table-cell>
          <table:table-cell office:value-type="float" office:value="0.0761293241112483" table:style-name="ce1">
            <text:p>0.0761293241112483</text:p>
          </table:table-cell>
          <table:table-cell office:value-type="float" office:value="0.067251990022033" table:style-name="ce1">
            <text:p>0.067251990022033</text:p>
          </table:table-cell>
          <table:table-cell office:value-type="float" office:value="0.0343311322921621" table:style-name="ce1">
            <text:p>0.0343311322921621</text:p>
          </table:table-cell>
          <table:table-cell office:value-type="float" office:value="0.0455623242855273" table:style-name="ce1">
            <text:p>0.0455623242855273</text:p>
          </table:table-cell>
          <table:table-cell office:value-type="float" office:value="0.0597874807203572" table:style-name="ce1">
            <text:p>0.0597874807203572</text:p>
          </table:table-cell>
          <table:table-cell office:value-type="float" office:value="0" table:style-name="ce1">
            <text:p>0</text:p>
          </table:table-cell>
          <table:table-cell office:value-type="float" office:value="0.0492627011207619" table:style-name="ce1">
            <text:p>0.0492627011207619</text:p>
          </table:table-cell>
          <table:table-cell office:value-type="float" office:value="0.115086565003766" table:style-name="ce1">
            <text:p>0.115086565003766</text:p>
          </table:table-cell>
          <table:table-cell office:value-type="float" office:value="0.0174843443021144" table:style-name="ce1">
            <text:p>0.0174843443021144</text:p>
          </table:table-cell>
          <table:table-cell office:value-type="float" office:value="0.119702838882076" table:style-name="ce1">
            <text:p>0.119702838882076</text:p>
          </table:table-cell>
          <table:table-cell office:value-type="float" office:value="0.090560102521633" table:style-name="ce1">
            <text:p>0.090560102521633</text:p>
          </table:table-cell>
          <table:table-cell office:value-type="float" office:value="0.176513405117611" table:style-name="ce1">
            <text:p>0.176513405117611</text:p>
          </table:table-cell>
          <table:table-cell office:value-type="float" office:value="0.0576248170090677" table:style-name="ce1">
            <text:p>0.0576248170090677</text:p>
          </table:table-cell>
          <table:table-cell office:value-type="float" office:value="0.0720729476852554" table:style-name="ce1">
            <text:p>0.0720729476852554</text:p>
          </table:table-cell>
          <table:table-cell office:value-type="float" office:value="0.123289053029888" table:style-name="ce1">
            <text:p>0.123289053029888</text:p>
          </table:table-cell>
          <table:table-cell office:value-type="float" office:value="0.0996653308504431" table:style-name="ce1">
            <text:p>0.0996653308504431</text:p>
          </table:table-cell>
          <table:table-cell office:value-type="float" office:value="0.0584038444890695" table:style-name="ce1">
            <text:p>0.0584038444890695</text:p>
          </table:table-cell>
          <table:table-cell office:value-type="float" office:value="0.0898805214143684" table:style-name="ce1">
            <text:p>0.0898805214143684</text:p>
          </table:table-cell>
          <table:table-cell office:value-type="float" office:value="0.0989830249311016" table:style-name="ce1">
            <text:p>0.0989830249311016</text:p>
          </table:table-cell>
          <table:table-cell office:value-type="float" office:value="0.08286270766797" table:style-name="ce1">
            <text:p>0.08286270766797</text:p>
          </table:table-cell>
          <table:table-cell office:value-type="float" office:value="0.0952022693958771" table:style-name="ce1">
            <text:p>0.0952022693958771</text:p>
          </table:table-cell>
          <table:table-cell office:value-type="float" office:value="0.0804468327454088" table:style-name="ce1">
            <text:p>0.0804468327454088</text:p>
          </table:table-cell>
          <table:table-cell office:value-type="float" office:value="0.0256305601761554" table:style-name="ce1">
            <text:p>0.0256305601761554</text:p>
          </table:table-cell>
          <table:table-cell office:value-type="float" office:value="0.0899466027412664" table:style-name="ce1">
            <text:p>0.0899466027412664</text:p>
          </table:table-cell>
          <table:table-cell office:value-type="float" office:value="0.0779722585123415" table:style-name="ce1">
            <text:p>0.0779722585123415</text:p>
          </table:table-cell>
          <table:table-cell office:value-type="float" office:value="0.0902941553020905" table:style-name="ce1">
            <text:p>0.0902941553020905</text:p>
          </table:table-cell>
          <table:table-cell office:value-type="float" office:value="0.0433884616932755" table:style-name="ce1">
            <text:p>0.0433884616932755</text:p>
          </table:table-cell>
          <table:table-cell office:value-type="float" office:value="0.0741466578922885" table:style-name="ce1">
            <text:p>0.0741466578922885</text:p>
          </table:table-cell>
          <table:table-cell office:value-type="float" office:value="0.0741466578922885" table:style-name="ce1">
            <text:p>0.0741466578922885</text:p>
          </table:table-cell>
          <table:table-cell office:value-type="float" office:value="0.0741466578922885" table:style-name="ce1">
            <text:p>0.0741466578922885</text:p>
          </table:table-cell>
          <table:table-cell office:value-type="float" office:value="0.0741466578922885" table:style-name="ce1">
            <text:p>0.0741466578922885</text:p>
          </table:table-cell>
          <table:table-cell office:value-type="float" office:value="0.0741466578922885" table:style-name="ce1">
            <text:p>0.0741466578922885</text:p>
          </table:table-cell>
          <table:table-cell office:value-type="float" office:value="0.0741466578922885" table:style-name="ce1">
            <text:p>0.0741466578922885</text:p>
          </table:table-cell>
          <table:table-cell office:value-type="float" office:value="0.0741466578922885" table:style-name="ce1">
            <text:p>0.0741466578922885</text:p>
          </table:table-cell>
          <table:table-cell office:value-type="float" office:value="0.0741466578922885" table:style-name="ce1">
            <text:p>0.0741466578922885</text:p>
          </table:table-cell>
          <table:table-cell office:value-type="float" office:value="0.0741466578922885" table:style-name="ce1">
            <text:p>0.0741466578922885</text:p>
          </table:table-cell>
          <table:table-cell office:value-type="float" office:value="0.0741466578922885" table:style-name="ce1">
            <text:p>0.0741466578922885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0.0676281482461523" table:style-name="ce1">
            <text:p>0.0676281482461523</text:p>
          </table:table-cell>
          <table:table-cell office:value-type="float" office:value="0.108050493543799" table:style-name="ce1">
            <text:p>0.108050493543799</text:p>
          </table:table-cell>
          <table:table-cell office:value-type="float" office:value="0.0515145500149811" table:style-name="ce1">
            <text:p>0.0515145500149811</text:p>
          </table:table-cell>
          <table:table-cell office:value-type="float" office:value="0.0533092710334485" table:style-name="ce1">
            <text:p>0.0533092710334485</text:p>
          </table:table-cell>
          <table:table-cell office:value-type="float" office:value="0.180226968520234" table:style-name="ce1">
            <text:p>0.180226968520234</text:p>
          </table:table-cell>
          <table:table-cell office:value-type="float" office:value="0.291712615473448" table:style-name="ce1">
            <text:p>0.291712615473448</text:p>
          </table:table-cell>
          <table:table-cell office:value-type="float" office:value="0.147790653587534" table:style-name="ce1">
            <text:p>0.147790653587534</text:p>
          </table:table-cell>
          <table:table-cell office:value-type="float" office:value="0.0445396839609725" table:style-name="ce1">
            <text:p>0.0445396839609725</text:p>
          </table:table-cell>
          <table:table-cell office:value-type="float" office:value="0.0902269692836649" table:style-name="ce1">
            <text:p>0.0902269692836649</text:p>
          </table:table-cell>
          <table:table-cell office:value-type="float" office:value="0.145954491408782" table:style-name="ce1">
            <text:p>0.145954491408782</text:p>
          </table:table-cell>
          <table:table-cell office:value-type="float" office:value="0.0745736867098058" table:style-name="ce1">
            <text:p>0.0745736867098058</text:p>
          </table:table-cell>
          <table:table-cell office:value-type="float" office:value="0.0820458466872263" table:style-name="ce1">
            <text:p>0.0820458466872263</text:p>
          </table:table-cell>
          <table:table-cell office:value-type="float" office:value="0.0864577363667272" table:style-name="ce1">
            <text:p>0.0864577363667272</text:p>
          </table:table-cell>
          <table:table-cell office:value-type="float" office:value="0.0315284347443174" table:style-name="ce1">
            <text:p>0.0315284347443174</text:p>
          </table:table-cell>
          <table:table-cell office:value-type="float" office:value="0.0705519814932897" table:style-name="ce1">
            <text:p>0.0705519814932897</text:p>
          </table:table-cell>
          <table:table-cell office:value-type="float" office:value="0.0744997301776061" table:style-name="ce1">
            <text:p>0.0744997301776061</text:p>
          </table:table-cell>
          <table:table-cell office:value-type="float" office:value="0.0846674782424442" table:style-name="ce1">
            <text:p>0.0846674782424442</text:p>
          </table:table-cell>
          <table:table-cell office:value-type="float" office:value="0.109879005046806" table:style-name="ce1">
            <text:p>0.109879005046806</text:p>
          </table:table-cell>
          <table:table-cell office:value-type="float" office:value="0.0468476378106536" table:style-name="ce1">
            <text:p>0.0468476378106536</text:p>
          </table:table-cell>
          <table:table-cell office:value-type="float" office:value="0.154854777525232" table:style-name="ce1">
            <text:p>0.154854777525232</text:p>
          </table:table-cell>
          <table:table-cell office:value-type="float" office:value="0.0676281482461523" table:style-name="ce1">
            <text:p>0.0676281482461523</text:p>
          </table:table-cell>
          <table:table-cell office:value-type="float" office:value="0.0815562034395591" table:style-name="ce1">
            <text:p>0.0815562034395591</text:p>
          </table:table-cell>
          <table:table-cell office:value-type="float" office:value="0.143253802870868" table:style-name="ce1">
            <text:p>0.143253802870868</text:p>
          </table:table-cell>
          <table:table-cell office:value-type="float" office:value="0.177727747776933" table:style-name="ce1">
            <text:p>0.177727747776933</text:p>
          </table:table-cell>
          <table:table-cell office:value-type="float" office:value="0.116387179880381" table:style-name="ce1">
            <text:p>0.116387179880381</text:p>
          </table:table-cell>
          <table:table-cell office:value-type="float" office:value="0.113370263411682" table:style-name="ce1">
            <text:p>0.113370263411682</text:p>
          </table:table-cell>
          <table:table-cell office:value-type="float" office:value="0.134297411798956" table:style-name="ce1">
            <text:p>0.134297411798956</text:p>
          </table:table-cell>
          <table:table-cell office:value-type="float" office:value="0.136760929388782" table:style-name="ce1">
            <text:p>0.136760929388782</text:p>
          </table:table-cell>
          <table:table-cell office:value-type="float" office:value="0.122668384666862" table:style-name="ce1">
            <text:p>0.122668384666862</text:p>
          </table:table-cell>
          <table:table-cell office:value-type="float" office:value="0.101978407227676" table:style-name="ce1">
            <text:p>0.101978407227676</text:p>
          </table:table-cell>
          <table:table-cell office:value-type="float" office:value="0.13262956448659" table:style-name="ce1">
            <text:p>0.13262956448659</text:p>
          </table:table-cell>
          <table:table-cell office:value-type="float" office:value="0.172298318223374" table:style-name="ce1">
            <text:p>0.172298318223374</text:p>
          </table:table-cell>
          <table:table-cell office:value-type="float" office:value="0.101644327720153" table:style-name="ce1">
            <text:p>0.101644327720153</text:p>
          </table:table-cell>
          <table:table-cell office:value-type="float" office:value="0.123178429716515" table:style-name="ce1">
            <text:p>0.123178429716515</text:p>
          </table:table-cell>
          <table:table-cell office:value-type="float" office:value="0.121967072723588" table:style-name="ce1">
            <text:p>0.121967072723588</text:p>
          </table:table-cell>
          <table:table-cell office:value-type="float" office:value="0.14890000157053" table:style-name="ce1">
            <text:p>0.14890000157053</text:p>
          </table:table-cell>
          <table:table-cell office:value-type="float" office:value="0.111526450557186" table:style-name="ce1">
            <text:p>0.111526450557186</text:p>
          </table:table-cell>
          <table:table-cell office:value-type="float" office:value="0.0767311772698391" table:style-name="ce1">
            <text:p>0.0767311772698391</text:p>
          </table:table-cell>
          <table:table-cell office:value-type="float" office:value="0.0920401794351823" table:style-name="ce1">
            <text:p>0.0920401794351823</text:p>
          </table:table-cell>
          <table:table-cell office:value-type="float" office:value="0.0755835759081193" table:style-name="ce1">
            <text:p>0.0755835759081193</text:p>
          </table:table-cell>
          <table:table-cell office:value-type="float" office:value="0" table:style-name="ce1">
            <text:p>0</text:p>
          </table:table-cell>
          <table:table-cell office:value-type="float" office:value="0.090362131221823" table:style-name="ce1">
            <text:p>0.090362131221823</text:p>
          </table:table-cell>
          <table:table-cell office:value-type="float" office:value="0.179178825943197" table:style-name="ce1">
            <text:p>0.179178825943197</text:p>
          </table:table-cell>
          <table:table-cell office:value-type="float" office:value="0.0203558979316623" table:style-name="ce1">
            <text:p>0.0203558979316623</text:p>
          </table:table-cell>
          <table:table-cell office:value-type="float" office:value="0.267635722563736" table:style-name="ce1">
            <text:p>0.267635722563736</text:p>
          </table:table-cell>
          <table:table-cell office:value-type="float" office:value="0.125481303366747" table:style-name="ce1">
            <text:p>0.125481303366747</text:p>
          </table:table-cell>
          <table:table-cell office:value-type="float" office:value="0.268080867883639" table:style-name="ce1">
            <text:p>0.268080867883639</text:p>
          </table:table-cell>
          <table:table-cell office:value-type="float" office:value="0.0803008606698627" table:style-name="ce1">
            <text:p>0.0803008606698627</text:p>
          </table:table-cell>
          <table:table-cell office:value-type="float" office:value="0.116994672255862" table:style-name="ce1">
            <text:p>0.116994672255862</text:p>
          </table:table-cell>
          <table:table-cell office:value-type="float" office:value="0.184369038335201" table:style-name="ce1">
            <text:p>0.184369038335201</text:p>
          </table:table-cell>
          <table:table-cell office:value-type="float" office:value="0.123024616505477" table:style-name="ce1">
            <text:p>0.123024616505477</text:p>
          </table:table-cell>
          <table:table-cell office:value-type="float" office:value="0.0926507933661848" table:style-name="ce1">
            <text:p>0.0926507933661848</text:p>
          </table:table-cell>
          <table:table-cell office:value-type="float" office:value="0.106159837023026" table:style-name="ce1">
            <text:p>0.106159837023026</text:p>
          </table:table-cell>
          <table:table-cell office:value-type="float" office:value="0.149844964948187" table:style-name="ce1">
            <text:p>0.149844964948187</text:p>
          </table:table-cell>
          <table:table-cell office:value-type="float" office:value="0.120121885321679" table:style-name="ce1">
            <text:p>0.120121885321679</text:p>
          </table:table-cell>
          <table:table-cell office:value-type="float" office:value="0.132535355260154" table:style-name="ce1">
            <text:p>0.132535355260154</text:p>
          </table:table-cell>
          <table:table-cell office:value-type="float" office:value="0.158443419937008" table:style-name="ce1">
            <text:p>0.158443419937008</text:p>
          </table:table-cell>
          <table:table-cell office:value-type="float" office:value="0.03692167167891" table:style-name="ce1">
            <text:p>0.03692167167891</text:p>
          </table:table-cell>
          <table:table-cell office:value-type="float" office:value="0.184805281675513" table:style-name="ce1">
            <text:p>0.184805281675513</text:p>
          </table:table-cell>
          <table:table-cell office:value-type="float" office:value="0.157589599145917" table:style-name="ce1">
            <text:p>0.157589599145917</text:p>
          </table:table-cell>
          <table:table-cell office:value-type="float" office:value="0.177006202210621" table:style-name="ce1">
            <text:p>0.177006202210621</text:p>
          </table:table-cell>
          <table:table-cell office:value-type="float" office:value="0.0674020266291458" table:style-name="ce1">
            <text:p>0.0674020266291458</text:p>
          </table:table-cell>
          <table:table-cell office:value-type="float" office:value="0.115939559839832" table:style-name="ce1">
            <text:p>0.115939559839832</text:p>
          </table:table-cell>
          <table:table-cell office:value-type="float" office:value="0.115939559839832" table:style-name="ce1">
            <text:p>0.115939559839832</text:p>
          </table:table-cell>
          <table:table-cell office:value-type="float" office:value="0.115939559839832" table:style-name="ce1">
            <text:p>0.115939559839832</text:p>
          </table:table-cell>
          <table:table-cell office:value-type="float" office:value="0.115939559839832" table:style-name="ce1">
            <text:p>0.115939559839832</text:p>
          </table:table-cell>
          <table:table-cell office:value-type="float" office:value="0.115939559839832" table:style-name="ce1">
            <text:p>0.115939559839832</text:p>
          </table:table-cell>
          <table:table-cell office:value-type="float" office:value="0.115939559839832" table:style-name="ce1">
            <text:p>0.115939559839832</text:p>
          </table:table-cell>
          <table:table-cell office:value-type="float" office:value="0.115939559839832" table:style-name="ce1">
            <text:p>0.115939559839832</text:p>
          </table:table-cell>
          <table:table-cell office:value-type="float" office:value="0.115939559839832" table:style-name="ce1">
            <text:p>0.115939559839832</text:p>
          </table:table-cell>
          <table:table-cell office:value-type="float" office:value="0.115939559839832" table:style-name="ce1">
            <text:p>0.115939559839832</text:p>
          </table:table-cell>
          <table:table-cell office:value-type="float" office:value="0.115939559839832" table:style-name="ce1">
            <text:p>0.115939559839832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0.0674394315777806" table:style-name="ce1">
            <text:p>0.0674394315777806</text:p>
          </table:table-cell>
          <table:table-cell office:value-type="float" office:value="0.0959981290204917" table:style-name="ce1">
            <text:p>0.0959981290204917</text:p>
          </table:table-cell>
          <table:table-cell office:value-type="float" office:value="0.049474369816368" table:style-name="ce1">
            <text:p>0.049474369816368</text:p>
          </table:table-cell>
          <table:table-cell office:value-type="float" office:value="0.0516691574206572" table:style-name="ce1">
            <text:p>0.0516691574206572</text:p>
          </table:table-cell>
          <table:table-cell office:value-type="float" office:value="0.18210138407771" table:style-name="ce1">
            <text:p>0.18210138407771</text:p>
          </table:table-cell>
          <table:table-cell office:value-type="float" office:value="0.312718820843418" table:style-name="ce1">
            <text:p>0.312718820843418</text:p>
          </table:table-cell>
          <table:table-cell office:value-type="float" office:value="0.140343995862596" table:style-name="ce1">
            <text:p>0.140343995862596</text:p>
          </table:table-cell>
          <table:table-cell office:value-type="float" office:value="0.0437746163864926" table:style-name="ce1">
            <text:p>0.0437746163864926</text:p>
          </table:table-cell>
          <table:table-cell office:value-type="float" office:value="0.0784831820153982" table:style-name="ce1">
            <text:p>0.0784831820153982</text:p>
          </table:table-cell>
          <table:table-cell office:value-type="float" office:value="0.12362726936021" table:style-name="ce1">
            <text:p>0.12362726936021</text:p>
          </table:table-cell>
          <table:table-cell office:value-type="float" office:value="0.0699501283346988" table:style-name="ce1">
            <text:p>0.0699501283346988</text:p>
          </table:table-cell>
          <table:table-cell office:value-type="float" office:value="0.0889569571100282" table:style-name="ce1">
            <text:p>0.0889569571100282</text:p>
          </table:table-cell>
          <table:table-cell office:value-type="float" office:value="0.0865724965028991" table:style-name="ce1">
            <text:p>0.0865724965028991</text:p>
          </table:table-cell>
          <table:table-cell office:value-type="float" office:value="0.029409197563008" table:style-name="ce1">
            <text:p>0.029409197563008</text:p>
          </table:table-cell>
          <table:table-cell office:value-type="float" office:value="0.0644059386449677" table:style-name="ce1">
            <text:p>0.0644059386449677</text:p>
          </table:table-cell>
          <table:table-cell office:value-type="float" office:value="0.0712048391568459" table:style-name="ce1">
            <text:p>0.0712048391568459</text:p>
          </table:table-cell>
          <table:table-cell office:value-type="float" office:value="0.0849786057227327" table:style-name="ce1">
            <text:p>0.0849786057227327</text:p>
          </table:table-cell>
          <table:table-cell office:value-type="float" office:value="0.101131732445252" table:style-name="ce1">
            <text:p>0.101131732445252</text:p>
          </table:table-cell>
          <table:table-cell office:value-type="float" office:value="0.0484415285908201" table:style-name="ce1">
            <text:p>0.0484415285908201</text:p>
          </table:table-cell>
          <table:table-cell office:value-type="float" office:value="0.1401170258155" table:style-name="ce1">
            <text:p>0.1401170258155</text:p>
          </table:table-cell>
          <table:table-cell office:value-type="float" office:value="0.0674394315777806" table:style-name="ce1">
            <text:p>0.0674394315777806</text:p>
          </table:table-cell>
          <table:table-cell office:value-type="float" office:value="0.0780878971019169" table:style-name="ce1">
            <text:p>0.0780878971019169</text:p>
          </table:table-cell>
          <table:table-cell office:value-type="float" office:value="0.135932106183095" table:style-name="ce1">
            <text:p>0.135932106183095</text:p>
          </table:table-cell>
          <table:table-cell office:value-type="float" office:value="0.170740130596683" table:style-name="ce1">
            <text:p>0.170740130596683</text:p>
          </table:table-cell>
          <table:table-cell office:value-type="float" office:value="0.111398939294772" table:style-name="ce1">
            <text:p>0.111398939294772</text:p>
          </table:table-cell>
          <table:table-cell office:value-type="float" office:value="0.0986682148554266" table:style-name="ce1">
            <text:p>0.0986682148554266</text:p>
          </table:table-cell>
          <table:table-cell office:value-type="float" office:value="0.125960725462374" table:style-name="ce1">
            <text:p>0.125960725462374</text:p>
          </table:table-cell>
          <table:table-cell office:value-type="float" office:value="0.133022299174823" table:style-name="ce1">
            <text:p>0.133022299174823</text:p>
          </table:table-cell>
          <table:table-cell office:value-type="float" office:value="0.117991271561541" table:style-name="ce1">
            <text:p>0.117991271561541</text:p>
          </table:table-cell>
          <table:table-cell office:value-type="float" office:value="0.1011342826705" table:style-name="ce1">
            <text:p>0.1011342826705</text:p>
          </table:table-cell>
          <table:table-cell office:value-type="float" office:value="0.131736985649697" table:style-name="ce1">
            <text:p>0.131736985649697</text:p>
          </table:table-cell>
          <table:table-cell office:value-type="float" office:value="0.174797538966675" table:style-name="ce1">
            <text:p>0.174797538966675</text:p>
          </table:table-cell>
          <table:table-cell office:value-type="float" office:value="0.0997291085587055" table:style-name="ce1">
            <text:p>0.0997291085587055</text:p>
          </table:table-cell>
          <table:table-cell office:value-type="float" office:value="0.129913574597186" table:style-name="ce1">
            <text:p>0.129913574597186</text:p>
          </table:table-cell>
          <table:table-cell office:value-type="float" office:value="0.121765604928975" table:style-name="ce1">
            <text:p>0.121765604928975</text:p>
          </table:table-cell>
          <table:table-cell office:value-type="float" office:value="0.128648662874046" table:style-name="ce1">
            <text:p>0.128648662874046</text:p>
          </table:table-cell>
          <table:table-cell office:value-type="float" office:value="0.11547674946675" table:style-name="ce1">
            <text:p>0.11547674946675</text:p>
          </table:table-cell>
          <table:table-cell office:value-type="float" office:value="0.0800158673896063" table:style-name="ce1">
            <text:p>0.0800158673896063</text:p>
          </table:table-cell>
          <table:table-cell office:value-type="float" office:value="0.0978036884962643" table:style-name="ce1">
            <text:p>0.0978036884962643</text:p>
          </table:table-cell>
          <table:table-cell office:value-type="float" office:value="0.0874268219610684" table:style-name="ce1">
            <text:p>0.0874268219610684</text:p>
          </table:table-cell>
          <table:table-cell office:value-type="float" office:value="0" table:style-name="ce1">
            <text:p>0</text:p>
          </table:table-cell>
          <table:table-cell office:value-type="float" office:value="0.0795721281964079" table:style-name="ce1">
            <text:p>0.0795721281964079</text:p>
          </table:table-cell>
          <table:table-cell office:value-type="float" office:value="0.169712389821632" table:style-name="ce1">
            <text:p>0.169712389821632</text:p>
          </table:table-cell>
          <table:table-cell office:value-type="float" office:value="0.0223068202465861" table:style-name="ce1">
            <text:p>0.0223068202465861</text:p>
          </table:table-cell>
          <table:table-cell office:value-type="float" office:value="0.228493333676219" table:style-name="ce1">
            <text:p>0.228493333676219</text:p>
          </table:table-cell>
          <table:table-cell office:value-type="float" office:value="0.128830041800799" table:style-name="ce1">
            <text:p>0.128830041800799</text:p>
          </table:table-cell>
          <table:table-cell office:value-type="float" office:value="0.246901570911119" table:style-name="ce1">
            <text:p>0.246901570911119</text:p>
          </table:table-cell>
          <table:table-cell office:value-type="float" office:value="0.0866733527234254" table:style-name="ce1">
            <text:p>0.0866733527234254</text:p>
          </table:table-cell>
          <table:table-cell office:value-type="float" office:value="0.128382301421775" table:style-name="ce1">
            <text:p>0.128382301421775</text:p>
          </table:table-cell>
          <table:table-cell office:value-type="float" office:value="0.192686045260267" table:style-name="ce1">
            <text:p>0.192686045260267</text:p>
          </table:table-cell>
          <table:table-cell office:value-type="float" office:value="0.134098984963233" table:style-name="ce1">
            <text:p>0.134098984963233</text:p>
          </table:table-cell>
          <table:table-cell office:value-type="float" office:value="0.0963765104778773" table:style-name="ce1">
            <text:p>0.0963765104778773</text:p>
          </table:table-cell>
          <table:table-cell office:value-type="float" office:value="0.113258157844614" table:style-name="ce1">
            <text:p>0.113258157844614</text:p>
          </table:table-cell>
          <table:table-cell office:value-type="float" office:value="0.150264331136145" table:style-name="ce1">
            <text:p>0.150264331136145</text:p>
          </table:table-cell>
          <table:table-cell office:value-type="float" office:value="0.113515300399282" table:style-name="ce1">
            <text:p>0.113515300399282</text:p>
          </table:table-cell>
          <table:table-cell office:value-type="float" office:value="0.150767147010975" table:style-name="ce1">
            <text:p>0.150767147010975</text:p>
          </table:table-cell>
          <table:table-cell office:value-type="float" office:value="0.14676855016466" table:style-name="ce1">
            <text:p>0.14676855016466</text:p>
          </table:table-cell>
          <table:table-cell office:value-type="float" office:value="0.0356183449417856" table:style-name="ce1">
            <text:p>0.0356183449417856</text:p>
          </table:table-cell>
          <table:table-cell office:value-type="float" office:value="0.166825229195548" table:style-name="ce1">
            <text:p>0.166825229195548</text:p>
          </table:table-cell>
          <table:table-cell office:value-type="float" office:value="0.15306678182106" table:style-name="ce1">
            <text:p>0.15306678182106</text:p>
          </table:table-cell>
          <table:table-cell office:value-type="float" office:value="0.160309777188633" table:style-name="ce1">
            <text:p>0.160309777188633</text:p>
          </table:table-cell>
          <table:table-cell office:value-type="float" office:value="0.0686393137456794" table:style-name="ce1">
            <text:p>0.0686393137456794</text:p>
          </table:table-cell>
          <table:table-cell office:value-type="float" office:value="0.113089598719088" table:style-name="ce1">
            <text:p>0.113089598719088</text:p>
          </table:table-cell>
          <table:table-cell office:value-type="float" office:value="0.113089598719088" table:style-name="ce1">
            <text:p>0.113089598719088</text:p>
          </table:table-cell>
          <table:table-cell office:value-type="float" office:value="0.113089598719088" table:style-name="ce1">
            <text:p>0.113089598719088</text:p>
          </table:table-cell>
          <table:table-cell office:value-type="float" office:value="0.113089598719088" table:style-name="ce1">
            <text:p>0.113089598719088</text:p>
          </table:table-cell>
          <table:table-cell office:value-type="float" office:value="0.113089598719088" table:style-name="ce1">
            <text:p>0.113089598719088</text:p>
          </table:table-cell>
          <table:table-cell office:value-type="float" office:value="0.113089598719088" table:style-name="ce1">
            <text:p>0.113089598719088</text:p>
          </table:table-cell>
          <table:table-cell office:value-type="float" office:value="0.113089598719088" table:style-name="ce1">
            <text:p>0.113089598719088</text:p>
          </table:table-cell>
          <table:table-cell office:value-type="float" office:value="0.113089598719088" table:style-name="ce1">
            <text:p>0.113089598719088</text:p>
          </table:table-cell>
          <table:table-cell office:value-type="float" office:value="0.113089598719088" table:style-name="ce1">
            <text:p>0.113089598719088</text:p>
          </table:table-cell>
          <table:table-cell office:value-type="float" office:value="0.113089598719088" table:style-name="ce1">
            <text:p>0.113089598719088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0.0300811819159262" table:style-name="ce1">
            <text:p>0.0300811819159262</text:p>
          </table:table-cell>
          <table:table-cell office:value-type="float" office:value="0.0920452798856788" table:style-name="ce1">
            <text:p>0.0920452798856788</text:p>
          </table:table-cell>
          <table:table-cell office:value-type="float" office:value="0.0433538292205286" table:style-name="ce1">
            <text:p>0.0433538292205286</text:p>
          </table:table-cell>
          <table:table-cell office:value-type="float" office:value="0.0238446060712907" table:style-name="ce1">
            <text:p>0.0238446060712907</text:p>
          </table:table-cell>
          <table:table-cell office:value-type="float" office:value="0.185776258660462" table:style-name="ce1">
            <text:p>0.185776258660462</text:p>
          </table:table-cell>
          <table:table-cell office:value-type="float" office:value="0.144156582608754" table:style-name="ce1">
            <text:p>0.144156582608754</text:p>
          </table:table-cell>
          <table:table-cell office:value-type="float" office:value="0.104095094183738" table:style-name="ce1">
            <text:p>0.104095094183738</text:p>
          </table:table-cell>
          <table:table-cell office:value-type="float" office:value="0.0277464507011383" table:style-name="ce1">
            <text:p>0.0277464507011383</text:p>
          </table:table-cell>
          <table:table-cell office:value-type="float" office:value="0.0654897843754809" table:style-name="ce1">
            <text:p>0.0654897843754809</text:p>
          </table:table-cell>
          <table:table-cell office:value-type="float" office:value="0.102626164440736" table:style-name="ce1">
            <text:p>0.102626164440736</text:p>
          </table:table-cell>
          <table:table-cell office:value-type="float" office:value="0.0148754638731379" table:style-name="ce1">
            <text:p>0.0148754638731379</text:p>
          </table:table-cell>
          <table:table-cell office:value-type="float" office:value="0.0580227248485569" table:style-name="ce1">
            <text:p>0.0580227248485569</text:p>
          </table:table-cell>
          <table:table-cell office:value-type="float" office:value="0.0348029239630914" table:style-name="ce1">
            <text:p>0.0348029239630914</text:p>
          </table:table-cell>
          <table:table-cell office:value-type="float" office:value="0.0284656142211494" table:style-name="ce1">
            <text:p>0.0284656142211494</text:p>
          </table:table-cell>
          <table:table-cell office:value-type="float" office:value="0.0049474369816368" table:style-name="ce1">
            <text:p>0.0049474369816368</text:p>
          </table:table-cell>
          <table:table-cell office:value-type="float" office:value="0.029868238107696" table:style-name="ce1">
            <text:p>0.029868238107696</text:p>
          </table:table-cell>
          <table:table-cell office:value-type="float" office:value="0.029763678872517" table:style-name="ce1">
            <text:p>0.029763678872517</text:p>
          </table:table-cell>
          <table:table-cell office:value-type="float" office:value="0.0558575836127787" table:style-name="ce1">
            <text:p>0.0558575836127787</text:p>
          </table:table-cell>
          <table:table-cell office:value-type="float" office:value="0.0112082399661308" table:style-name="ce1">
            <text:p>0.0112082399661308</text:p>
          </table:table-cell>
          <table:table-cell office:value-type="float" office:value="0.0831832471479531" table:style-name="ce1">
            <text:p>0.0831832471479531</text:p>
          </table:table-cell>
          <table:table-cell office:value-type="float" office:value="0.0300811819159262" table:style-name="ce1">
            <text:p>0.0300811819159262</text:p>
          </table:table-cell>
          <table:table-cell office:value-type="float" office:value="0.0405740836999183" table:style-name="ce1">
            <text:p>0.0405740836999183</text:p>
          </table:table-cell>
          <table:table-cell office:value-type="float" office:value="0.0631486775975724" table:style-name="ce1">
            <text:p>0.0631486775975724</text:p>
          </table:table-cell>
          <table:table-cell office:value-type="float" office:value="0.113066786607139" table:style-name="ce1">
            <text:p>0.113066786607139</text:p>
          </table:table-cell>
          <table:table-cell office:value-type="float" office:value="0.0580839302545153" table:style-name="ce1">
            <text:p>0.0580839302545153</text:p>
          </table:table-cell>
          <table:table-cell office:value-type="float" office:value="0.0500481704972279" table:style-name="ce1">
            <text:p>0.0500481704972279</text:p>
          </table:table-cell>
          <table:table-cell office:value-type="float" office:value="0.0429916972352748" table:style-name="ce1">
            <text:p>0.0429916972352748</text:p>
          </table:table-cell>
          <table:table-cell office:value-type="float" office:value="0.0562120649222878" table:style-name="ce1">
            <text:p>0.0562120649222878</text:p>
          </table:table-cell>
          <table:table-cell office:value-type="float" office:value="0.054261142607364" table:style-name="ce1">
            <text:p>0.054261142607364</text:p>
          </table:table-cell>
          <table:table-cell office:value-type="float" office:value="0.0587138358908371" table:style-name="ce1">
            <text:p>0.0587138358908371</text:p>
          </table:table-cell>
          <table:table-cell office:value-type="float" office:value="0.0562885716797358" table:style-name="ce1">
            <text:p>0.0562885716797358</text:p>
          </table:table-cell>
          <table:table-cell office:value-type="float" office:value="0.0934198512944944" table:style-name="ce1">
            <text:p>0.0934198512944944</text:p>
          </table:table-cell>
          <table:table-cell office:value-type="float" office:value="0.0322271964623424" table:style-name="ce1">
            <text:p>0.0322271964623424</text:p>
          </table:table-cell>
          <table:table-cell office:value-type="float" office:value="0.0689096364334061" table:style-name="ce1">
            <text:p>0.0689096364334061</text:p>
          </table:table-cell>
          <table:table-cell office:value-type="float" office:value="0.0309750358654436" table:style-name="ce1">
            <text:p>0.0309750358654436</text:p>
          </table:table-cell>
          <table:table-cell office:value-type="float" office:value="0.0625621257904711" table:style-name="ce1">
            <text:p>0.0625621257904711</text:p>
          </table:table-cell>
          <table:table-cell office:value-type="float" office:value="0.0374577084465367" table:style-name="ce1">
            <text:p>0.0374577084465367</text:p>
          </table:table-cell>
          <table:table-cell office:value-type="float" office:value="0.0256221130693324" table:style-name="ce1">
            <text:p>0.0256221130693324</text:p>
          </table:table-cell>
          <table:table-cell office:value-type="float" office:value="0.0272134536242506" table:style-name="ce1">
            <text:p>0.0272134536242506</text:p>
          </table:table-cell>
          <table:table-cell office:value-type="float" office:value="0.0345836045917405" table:style-name="ce1">
            <text:p>0.0345836045917405</text:p>
          </table:table-cell>
          <table:table-cell office:value-type="float" office:value="0" table:style-name="ce1">
            <text:p>0</text:p>
          </table:table-cell>
          <table:table-cell office:value-type="float" office:value="0.0281340849388748" table:style-name="ce1">
            <text:p>0.0281340849388748</text:p>
          </table:table-cell>
          <table:table-cell office:value-type="float" office:value="0.059096369678077" table:style-name="ce1">
            <text:p>0.059096369678077</text:p>
          </table:table-cell>
          <table:table-cell office:value-type="float" office:value="0.00672494397967847" table:style-name="ce1">
            <text:p>0.00672494397967847</text:p>
          </table:table-cell>
          <table:table-cell office:value-type="float" office:value="0.0572956244915234" table:style-name="ce1">
            <text:p>0.0572956244915234</text:p>
          </table:table-cell>
          <table:table-cell office:value-type="float" office:value="0.0715702940016209" table:style-name="ce1">
            <text:p>0.0715702940016209</text:p>
          </table:table-cell>
          <table:table-cell office:value-type="float" office:value="0.0963459490226955" table:style-name="ce1">
            <text:p>0.0963459490226955</text:p>
          </table:table-cell>
          <table:table-cell office:value-type="float" office:value="0.0326312928726979" table:style-name="ce1">
            <text:p>0.0326312928726979</text:p>
          </table:table-cell>
          <table:table-cell office:value-type="float" office:value="0.0433001833428262" table:style-name="ce1">
            <text:p>0.0433001833428262</text:p>
          </table:table-cell>
          <table:table-cell office:value-type="float" office:value="0.0629373293605268" table:style-name="ce1">
            <text:p>0.0629373293605268</text:p>
          </table:table-cell>
          <table:table-cell office:value-type="float" office:value="0.0476232274557216" table:style-name="ce1">
            <text:p>0.0476232274557216</text:p>
          </table:table-cell>
          <table:table-cell office:value-type="float" office:value="0.0423251825588611" table:style-name="ce1">
            <text:p>0.0423251825588611</text:p>
          </table:table-cell>
          <table:table-cell office:value-type="float" office:value="0.0288713302486789" table:style-name="ce1">
            <text:p>0.0288713302486789</text:p>
          </table:table-cell>
          <table:table-cell office:value-type="float" office:value="0.0623676165687898" table:style-name="ce1">
            <text:p>0.0623676165687898</text:p>
          </table:table-cell>
          <table:table-cell office:value-type="float" office:value="0.0320397134640441" table:style-name="ce1">
            <text:p>0.0320397134640441</text:p>
          </table:table-cell>
          <table:table-cell office:value-type="float" office:value="0.0746094882229005" table:style-name="ce1">
            <text:p>0.0746094882229005</text:p>
          </table:table-cell>
          <table:table-cell office:value-type="float" office:value="0.0440233243710474" table:style-name="ce1">
            <text:p>0.0440233243710474</text:p>
          </table:table-cell>
          <table:table-cell office:value-type="float" office:value="0.0107277890441026" table:style-name="ce1">
            <text:p>0.0107277890441026</text:p>
          </table:table-cell>
          <table:table-cell office:value-type="float" office:value="0.048611018173925" table:style-name="ce1">
            <text:p>0.048611018173925</text:p>
          </table:table-cell>
          <table:table-cell office:value-type="float" office:value="0.0716977762809312" table:style-name="ce1">
            <text:p>0.0716977762809312</text:p>
          </table:table-cell>
          <table:table-cell office:value-type="float" office:value="0.0372437324179061" table:style-name="ce1">
            <text:p>0.0372437324179061</text:p>
          </table:table-cell>
          <table:table-cell office:value-type="float" office:value="0.0151440235836403" table:style-name="ce1">
            <text:p>0.0151440235836403</text:p>
          </table:table-cell>
          <table:table-cell office:value-type="float" office:value="0.0512898636487624" table:style-name="ce1">
            <text:p>0.0512898636487624</text:p>
          </table:table-cell>
          <table:table-cell office:value-type="float" office:value="0.0512898636487624" table:style-name="ce1">
            <text:p>0.0512898636487624</text:p>
          </table:table-cell>
          <table:table-cell office:value-type="float" office:value="0.0512898636487624" table:style-name="ce1">
            <text:p>0.0512898636487624</text:p>
          </table:table-cell>
          <table:table-cell office:value-type="float" office:value="0.0512898636487624" table:style-name="ce1">
            <text:p>0.0512898636487624</text:p>
          </table:table-cell>
          <table:table-cell office:value-type="float" office:value="0.0512898636487624" table:style-name="ce1">
            <text:p>0.0512898636487624</text:p>
          </table:table-cell>
          <table:table-cell office:value-type="float" office:value="0.0512898636487624" table:style-name="ce1">
            <text:p>0.0512898636487624</text:p>
          </table:table-cell>
          <table:table-cell office:value-type="float" office:value="0.0512898636487624" table:style-name="ce1">
            <text:p>0.0512898636487624</text:p>
          </table:table-cell>
          <table:table-cell office:value-type="float" office:value="0.0512898636487624" table:style-name="ce1">
            <text:p>0.0512898636487624</text:p>
          </table:table-cell>
          <table:table-cell office:value-type="float" office:value="0.0512898636487624" table:style-name="ce1">
            <text:p>0.0512898636487624</text:p>
          </table:table-cell>
          <table:table-cell office:value-type="float" office:value="0.0512898636487624" table:style-name="ce1">
            <text:p>0.0512898636487624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0.0949716633580645" table:style-name="ce1">
            <text:p>0.0949716633580645</text:p>
          </table:table-cell>
          <table:table-cell office:value-type="float" office:value="0.13090816244401" table:style-name="ce1">
            <text:p>0.13090816244401</text:p>
          </table:table-cell>
          <table:table-cell office:value-type="float" office:value="0.0791844939586714" table:style-name="ce1">
            <text:p>0.0791844939586714</text:p>
          </table:table-cell>
          <table:table-cell office:value-type="float" office:value="0.0710014586932966" table:style-name="ce1">
            <text:p>0.0710014586932966</text:p>
          </table:table-cell>
          <table:table-cell office:value-type="float" office:value="0.211928818581434" table:style-name="ce1">
            <text:p>0.211928818581434</text:p>
          </table:table-cell>
          <table:table-cell office:value-type="float" office:value="0.293791049050785" table:style-name="ce1">
            <text:p>0.293791049050785</text:p>
          </table:table-cell>
          <table:table-cell office:value-type="float" office:value="0.21848034724423" table:style-name="ce1">
            <text:p>0.21848034724423</text:p>
          </table:table-cell>
          <table:table-cell office:value-type="float" office:value="0.0916040909177287" table:style-name="ce1">
            <text:p>0.0916040909177287</text:p>
          </table:table-cell>
          <table:table-cell office:value-type="float" office:value="0.126159643031738" table:style-name="ce1">
            <text:p>0.126159643031738</text:p>
          </table:table-cell>
          <table:table-cell office:value-type="float" office:value="0.218370687558554" table:style-name="ce1">
            <text:p>0.218370687558554</text:p>
          </table:table-cell>
          <table:table-cell office:value-type="float" office:value="0.0754229117174785" table:style-name="ce1">
            <text:p>0.0754229117174785</text:p>
          </table:table-cell>
          <table:table-cell office:value-type="float" office:value="0.149126971617625" table:style-name="ce1">
            <text:p>0.149126971617625</text:p>
          </table:table-cell>
          <table:table-cell office:value-type="float" office:value="0.117088491823655" table:style-name="ce1">
            <text:p>0.117088491823655</text:p>
          </table:table-cell>
          <table:table-cell office:value-type="float" office:value="0.0613788212752755" table:style-name="ce1">
            <text:p>0.0613788212752755</text:p>
          </table:table-cell>
          <table:table-cell office:value-type="float" office:value="0.0742370569770346" table:style-name="ce1">
            <text:p>0.0742370569770346</text:p>
          </table:table-cell>
          <table:table-cell office:value-type="float" office:value="0.0776977126389321" table:style-name="ce1">
            <text:p>0.0776977126389321</text:p>
          </table:table-cell>
          <table:table-cell office:value-type="float" office:value="0.120044202886396" table:style-name="ce1">
            <text:p>0.120044202886396</text:p>
          </table:table-cell>
          <table:table-cell office:value-type="float" office:value="0.116371878528892" table:style-name="ce1">
            <text:p>0.116371878528892</text:p>
          </table:table-cell>
          <table:table-cell office:value-type="float" office:value="0.0911195481205581" table:style-name="ce1">
            <text:p>0.0911195481205581</text:p>
          </table:table-cell>
          <table:table-cell office:value-type="float" office:value="0.198514633775552" table:style-name="ce1">
            <text:p>0.198514633775552</text:p>
          </table:table-cell>
          <table:table-cell office:value-type="float" office:value="0.0949716633580645" table:style-name="ce1">
            <text:p>0.0949716633580645</text:p>
          </table:table-cell>
          <table:table-cell office:value-type="float" office:value="0.132828482055955" table:style-name="ce1">
            <text:p>0.132828482055955</text:p>
          </table:table-cell>
          <table:table-cell office:value-type="float" office:value="0.224167349547864" table:style-name="ce1">
            <text:p>0.224167349547864</text:p>
          </table:table-cell>
          <table:table-cell office:value-type="float" office:value="0.221119830376186" table:style-name="ce1">
            <text:p>0.221119830376186</text:p>
          </table:table-cell>
          <table:table-cell office:value-type="float" office:value="0.160398967214963" table:style-name="ce1">
            <text:p>0.160398967214963</text:p>
          </table:table-cell>
          <table:table-cell office:value-type="float" office:value="0.129156157698451" table:style-name="ce1">
            <text:p>0.129156157698451</text:p>
          </table:table-cell>
          <table:table-cell office:value-type="float" office:value="0.165943156904694" table:style-name="ce1">
            <text:p>0.165943156904694</text:p>
          </table:table-cell>
          <table:table-cell office:value-type="float" office:value="0.198142300889305" table:style-name="ce1">
            <text:p>0.198142300889305</text:p>
          </table:table-cell>
          <table:table-cell office:value-type="float" office:value="0.199215945718826" table:style-name="ce1">
            <text:p>0.199215945718826</text:p>
          </table:table-cell>
          <table:table-cell office:value-type="float" office:value="0.15706327259023" table:style-name="ce1">
            <text:p>0.15706327259023</text:p>
          </table:table-cell>
          <table:table-cell office:value-type="float" office:value="0.177166698222314" table:style-name="ce1">
            <text:p>0.177166698222314</text:p>
          </table:table-cell>
          <table:table-cell office:value-type="float" office:value="0.229770194418305" table:style-name="ce1">
            <text:p>0.229770194418305</text:p>
          </table:table-cell>
          <table:table-cell office:value-type="float" office:value="0.139668186171805" table:style-name="ce1">
            <text:p>0.139668186171805</text:p>
          </table:table-cell>
          <table:table-cell office:value-type="float" office:value="0.173050634671612" table:style-name="ce1">
            <text:p>0.173050634671612</text:p>
          </table:table-cell>
          <table:table-cell office:value-type="float" office:value="0.151284462177659" table:style-name="ce1">
            <text:p>0.151284462177659</text:p>
          </table:table-cell>
          <table:table-cell office:value-type="float" office:value="0.178370404539496" table:style-name="ce1">
            <text:p>0.178370404539496</text:p>
          </table:table-cell>
          <table:table-cell office:value-type="float" office:value="0.129707006352077" table:style-name="ce1">
            <text:p>0.129707006352077</text:p>
          </table:table-cell>
          <table:table-cell office:value-type="float" office:value="0.091060892939848" table:style-name="ce1">
            <text:p>0.091060892939848</text:p>
          </table:table-cell>
          <table:table-cell office:value-type="float" office:value="0.120975035102013" table:style-name="ce1">
            <text:p>0.120975035102013</text:p>
          </table:table-cell>
          <table:table-cell office:value-type="float" office:value="0.129265817384127" table:style-name="ce1">
            <text:p>0.129265817384127</text:p>
          </table:table-cell>
          <table:table-cell office:value-type="float" office:value="0" table:style-name="ce1">
            <text:p>0</text:p>
          </table:table-cell>
          <table:table-cell office:value-type="float" office:value="0.140614319738912" table:style-name="ce1">
            <text:p>0.140614319738912</text:p>
          </table:table-cell>
          <table:table-cell office:value-type="float" office:value="0.320782633078436" table:style-name="ce1">
            <text:p>0.320782633078436</text:p>
          </table:table-cell>
          <table:table-cell office:value-type="float" office:value="0.077169816012541" table:style-name="ce1">
            <text:p>0.077169816012541</text:p>
          </table:table-cell>
          <table:table-cell office:value-type="float" office:value="0.240391309022445" table:style-name="ce1">
            <text:p>0.240391309022445</text:p>
          </table:table-cell>
          <table:table-cell office:value-type="float" office:value="0.199239417568585" table:style-name="ce1">
            <text:p>0.199239417568585</text:p>
          </table:table-cell>
          <table:table-cell office:value-type="float" office:value="0.294783386740162" table:style-name="ce1">
            <text:p>0.294783386740162</text:p>
          </table:table-cell>
          <table:table-cell office:value-type="float" office:value="0.147628974454407" table:style-name="ce1">
            <text:p>0.147628974454407</text:p>
          </table:table-cell>
          <table:table-cell office:value-type="float" office:value="0.130082760251033" table:style-name="ce1">
            <text:p>0.130082760251033</text:p>
          </table:table-cell>
          <table:table-cell office:value-type="float" office:value="0.233026299535852" table:style-name="ce1">
            <text:p>0.233026299535852</text:p>
          </table:table-cell>
          <table:table-cell office:value-type="float" office:value="0.146296596957231" table:style-name="ce1">
            <text:p>0.146296596957231</text:p>
          </table:table-cell>
          <table:table-cell office:value-type="float" office:value="0.113779579366533" table:style-name="ce1">
            <text:p>0.113779579366533</text:p>
          </table:table-cell>
          <table:table-cell office:value-type="float" office:value="0.135383770929746" table:style-name="ce1">
            <text:p>0.135383770929746</text:p>
          </table:table-cell>
          <table:table-cell office:value-type="float" office:value="0.229200811669032" table:style-name="ce1">
            <text:p>0.229200811669032</text:p>
          </table:table-cell>
          <table:table-cell office:value-type="float" office:value="0.151378445625123" table:style-name="ce1">
            <text:p>0.151378445625123</text:p>
          </table:table-cell>
          <table:table-cell office:value-type="float" office:value="0.170415776165285" table:style-name="ce1">
            <text:p>0.170415776165285</text:p>
          </table:table-cell>
          <table:table-cell office:value-type="float" office:value="0.14735359697538" table:style-name="ce1">
            <text:p>0.14735359697538</text:p>
          </table:table-cell>
          <table:table-cell office:value-type="float" office:value="0.0701969331064734" table:style-name="ce1">
            <text:p>0.0701969331064734</text:p>
          </table:table-cell>
          <table:table-cell office:value-type="float" office:value="0.208392515470106" table:style-name="ce1">
            <text:p>0.208392515470106</text:p>
          </table:table-cell>
          <table:table-cell office:value-type="float" office:value="0.150323433607622" table:style-name="ce1">
            <text:p>0.150323433607622</text:p>
          </table:table-cell>
          <table:table-cell office:value-type="float" office:value="0.161004882310281" table:style-name="ce1">
            <text:p>0.161004882310281</text:p>
          </table:table-cell>
          <table:table-cell office:value-type="float" office:value="0.0995714916590207" table:style-name="ce1">
            <text:p>0.0995714916590207</text:p>
          </table:table-cell>
          <table:table-cell office:value-type="float" office:value="0.151415255689966" table:style-name="ce1">
            <text:p>0.151415255689966</text:p>
          </table:table-cell>
          <table:table-cell office:value-type="float" office:value="0.151415255689966" table:style-name="ce1">
            <text:p>0.151415255689966</text:p>
          </table:table-cell>
          <table:table-cell office:value-type="float" office:value="0.151415255689966" table:style-name="ce1">
            <text:p>0.151415255689966</text:p>
          </table:table-cell>
          <table:table-cell office:value-type="float" office:value="0.151415255689966" table:style-name="ce1">
            <text:p>0.151415255689966</text:p>
          </table:table-cell>
          <table:table-cell office:value-type="float" office:value="0.151415255689966" table:style-name="ce1">
            <text:p>0.151415255689966</text:p>
          </table:table-cell>
          <table:table-cell office:value-type="float" office:value="0.151415255689966" table:style-name="ce1">
            <text:p>0.151415255689966</text:p>
          </table:table-cell>
          <table:table-cell office:value-type="float" office:value="0.151415255689966" table:style-name="ce1">
            <text:p>0.151415255689966</text:p>
          </table:table-cell>
          <table:table-cell office:value-type="float" office:value="0.151415255689966" table:style-name="ce1">
            <text:p>0.151415255689966</text:p>
          </table:table-cell>
          <table:table-cell office:value-type="float" office:value="0.151415255689966" table:style-name="ce1">
            <text:p>0.151415255689966</text:p>
          </table:table-cell>
          <table:table-cell office:value-type="float" office:value="0.151415255689966" table:style-name="ce1">
            <text:p>0.151415255689966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0.0839878432137812" table:style-name="ce1">
            <text:p>0.0839878432137812</text:p>
          </table:table-cell>
          <table:table-cell office:value-type="float" office:value="0.138342069042707" table:style-name="ce1">
            <text:p>0.138342069042707</text:p>
          </table:table-cell>
          <table:table-cell office:value-type="float" office:value="0.0842849444552042" table:style-name="ce1">
            <text:p>0.0842849444552042</text:p>
          </table:table-cell>
          <table:table-cell office:value-type="float" office:value="0.0576470447916717" table:style-name="ce1">
            <text:p>0.0576470447916717</text:p>
          </table:table-cell>
          <table:table-cell office:value-type="float" office:value="0.204650475722881" table:style-name="ce1">
            <text:p>0.204650475722881</text:p>
          </table:table-cell>
          <table:table-cell office:value-type="float" office:value="0.262448780749591" table:style-name="ce1">
            <text:p>0.262448780749591</text:p>
          </table:table-cell>
          <table:table-cell office:value-type="float" office:value="0.210436936811198" table:style-name="ce1">
            <text:p>0.210436936811198</text:p>
          </table:table-cell>
          <table:table-cell office:value-type="float" office:value="0.089041114543221" table:style-name="ce1">
            <text:p>0.089041114543221</text:p>
          </table:table-cell>
          <table:table-cell office:value-type="float" office:value="0.116162760058534" table:style-name="ce1">
            <text:p>0.116162760058534</text:p>
          </table:table-cell>
          <table:table-cell office:value-type="float" office:value="0.192995946338304" table:style-name="ce1">
            <text:p>0.192995946338304</text:p>
          </table:table-cell>
          <table:table-cell office:value-type="float" office:value="0.035899520819846" table:style-name="ce1">
            <text:p>0.035899520819846</text:p>
          </table:table-cell>
          <table:table-cell office:value-type="float" office:value="0.162916039535002" table:style-name="ce1">
            <text:p>0.162916039535002</text:p>
          </table:table-cell>
          <table:table-cell office:value-type="float" office:value="0.0975920198006582" table:style-name="ce1">
            <text:p>0.0975920198006582</text:p>
          </table:table-cell>
          <table:table-cell office:value-type="float" office:value="0.0446467934213997" table:style-name="ce1">
            <text:p>0.0446467934213997</text:p>
          </table:table-cell>
          <table:table-cell office:value-type="float" office:value="0.0418874497027755" table:style-name="ce1">
            <text:p>0.0418874497027755</text:p>
          </table:table-cell>
          <table:table-cell office:value-type="float" office:value="0.0583006994006179" table:style-name="ce1">
            <text:p>0.0583006994006179</text:p>
          </table:table-cell>
          <table:table-cell office:value-type="float" office:value="0.103508542376636" table:style-name="ce1">
            <text:p>0.103508542376636</text:p>
          </table:table-cell>
          <table:table-cell office:value-type="float" office:value="0.106257685194267" table:style-name="ce1">
            <text:p>0.106257685194267</text:p>
          </table:table-cell>
          <table:table-cell office:value-type="float" office:value="0.0745558351330679" table:style-name="ce1">
            <text:p>0.0745558351330679</text:p>
          </table:table-cell>
          <table:table-cell office:value-type="float" office:value="0.186128189744722" table:style-name="ce1">
            <text:p>0.186128189744722</text:p>
          </table:table-cell>
          <table:table-cell office:value-type="float" office:value="0.0839878432137812" table:style-name="ce1">
            <text:p>0.0839878432137812</text:p>
          </table:table-cell>
          <table:table-cell office:value-type="float" office:value="0.128531352512626" table:style-name="ce1">
            <text:p>0.128531352512626</text:p>
          </table:table-cell>
          <table:table-cell office:value-type="float" office:value="0.202610295524268" table:style-name="ce1">
            <text:p>0.202610295524268</text:p>
          </table:table-cell>
          <table:table-cell office:value-type="float" office:value="0.220240002665534" table:style-name="ce1">
            <text:p>0.220240002665534</text:p>
          </table:table-cell>
          <table:table-cell office:value-type="float" office:value="0.149185626798336" table:style-name="ce1">
            <text:p>0.149185626798336</text:p>
          </table:table-cell>
          <table:table-cell office:value-type="float" office:value="0.140185881897203" table:style-name="ce1">
            <text:p>0.140185881897203</text:p>
          </table:table-cell>
          <table:table-cell office:value-type="float" office:value="0.137819272866812" table:style-name="ce1">
            <text:p>0.137819272866812</text:p>
          </table:table-cell>
          <table:table-cell office:value-type="float" office:value="0.19994531013983" table:style-name="ce1">
            <text:p>0.19994531013983</text:p>
          </table:table-cell>
          <table:table-cell office:value-type="float" office:value="0.164101894275446" table:style-name="ce1">
            <text:p>0.164101894275446</text:p>
          </table:table-cell>
          <table:table-cell office:value-type="float" office:value="0.139591679414357" table:style-name="ce1">
            <text:p>0.139591679414357</text:p>
          </table:table-cell>
          <table:table-cell office:value-type="float" office:value="0.151256409699928" table:style-name="ce1">
            <text:p>0.151256409699928</text:p>
          </table:table-cell>
          <table:table-cell office:value-type="float" office:value="0.211163751006954" table:style-name="ce1">
            <text:p>0.211163751006954</text:p>
          </table:table-cell>
          <table:table-cell office:value-type="float" office:value="0.106655520332997" table:style-name="ce1">
            <text:p>0.106655520332997</text:p>
          </table:table-cell>
          <table:table-cell office:value-type="float" office:value="0.151692498217381" table:style-name="ce1">
            <text:p>0.151692498217381</text:p>
          </table:table-cell>
          <table:table-cell office:value-type="float" office:value="0.0957150540179341" table:style-name="ce1">
            <text:p>0.0957150540179341</text:p>
          </table:table-cell>
          <table:table-cell office:value-type="float" office:value="0.159967979148006" table:style-name="ce1">
            <text:p>0.159967979148006</text:p>
          </table:table-cell>
          <table:table-cell office:value-type="float" office:value="0.106721826189452" table:style-name="ce1">
            <text:p>0.106721826189452</text:p>
          </table:table-cell>
          <table:table-cell office:value-type="float" office:value="0.0737984182343328" table:style-name="ce1">
            <text:p>0.0737984182343328</text:p>
          </table:table-cell>
          <table:table-cell office:value-type="float" office:value="0.0870468383990767" table:style-name="ce1">
            <text:p>0.0870468383990767</text:p>
          </table:table-cell>
          <table:table-cell office:value-type="float" office:value="0.122234846374656" table:style-name="ce1">
            <text:p>0.122234846374656</text:p>
          </table:table-cell>
          <table:table-cell office:value-type="float" office:value="0" table:style-name="ce1">
            <text:p>0</text:p>
          </table:table-cell>
          <table:table-cell office:value-type="float" office:value="0.115400242709302" table:style-name="ce1">
            <text:p>0.115400242709302</text:p>
          </table:table-cell>
          <table:table-cell office:value-type="float" office:value="0.195092231492379" table:style-name="ce1">
            <text:p>0.195092231492379</text:p>
          </table:table-cell>
          <table:table-cell office:value-type="float" office:value="0.0443764695450835" table:style-name="ce1">
            <text:p>0.0443764695450835</text:p>
          </table:table-cell>
          <table:table-cell office:value-type="float" office:value="0.227464717117204" table:style-name="ce1">
            <text:p>0.227464717117204</text:p>
          </table:table-cell>
          <table:table-cell office:value-type="float" office:value="0.166552933349228" table:style-name="ce1">
            <text:p>0.166552933349228</text:p>
          </table:table-cell>
          <table:table-cell office:value-type="float" office:value="0.216010033477223" table:style-name="ce1">
            <text:p>0.216010033477223</text:p>
          </table:table-cell>
          <table:table-cell office:value-type="float" office:value="0.0742373660130433" table:style-name="ce1">
            <text:p>0.0742373660130433</text:p>
          </table:table-cell>
          <table:table-cell office:value-type="float" office:value="0.127842899847376" table:style-name="ce1">
            <text:p>0.127842899847376</text:p>
          </table:table-cell>
          <table:table-cell office:value-type="float" office:value="0.181976648697683" table:style-name="ce1">
            <text:p>0.181976648697683</text:p>
          </table:table-cell>
          <table:table-cell office:value-type="float" office:value="0.106410723631599" table:style-name="ce1">
            <text:p>0.106410723631599</text:p>
          </table:table-cell>
          <table:table-cell office:value-type="float" office:value="0.0793267866927265" table:style-name="ce1">
            <text:p>0.0793267866927265</text:p>
          </table:table-cell>
          <table:table-cell office:value-type="float" office:value="0.0926006994570847" table:style-name="ce1">
            <text:p>0.0926006994570847</text:p>
          </table:table-cell>
          <table:table-cell office:value-type="float" office:value="0.13382930271217" table:style-name="ce1">
            <text:p>0.13382930271217</text:p>
          </table:table-cell>
          <table:table-cell office:value-type="float" office:value="0.0903837450842026" table:style-name="ce1">
            <text:p>0.0903837450842026</text:p>
          </table:table-cell>
          <table:table-cell office:value-type="float" office:value="0.159617883452647" table:style-name="ce1">
            <text:p>0.159617883452647</text:p>
          </table:table-cell>
          <table:table-cell office:value-type="float" office:value="0.142573303445396" table:style-name="ce1">
            <text:p>0.142573303445396</text:p>
          </table:table-cell>
          <table:table-cell office:value-type="float" office:value="0.0774738125317101" table:style-name="ce1">
            <text:p>0.0774738125317101</text:p>
          </table:table-cell>
          <table:table-cell office:value-type="float" office:value="0.135082095306951" table:style-name="ce1">
            <text:p>0.135082095306951</text:p>
          </table:table-cell>
          <table:table-cell office:value-type="float" office:value="0.172432410510176" table:style-name="ce1">
            <text:p>0.172432410510176</text:p>
          </table:table-cell>
          <table:table-cell office:value-type="float" office:value="0.176830108913137" table:style-name="ce1">
            <text:p>0.176830108913137</text:p>
          </table:table-cell>
          <table:table-cell office:value-type="float" office:value="0.0790149161948137" table:style-name="ce1">
            <text:p>0.0790149161948137</text:p>
          </table:table-cell>
          <table:table-cell office:value-type="float" office:value="0.128688263257518" table:style-name="ce1">
            <text:p>0.128688263257518</text:p>
          </table:table-cell>
          <table:table-cell office:value-type="float" office:value="0.128688263257518" table:style-name="ce1">
            <text:p>0.128688263257518</text:p>
          </table:table-cell>
          <table:table-cell office:value-type="float" office:value="0.128688263257518" table:style-name="ce1">
            <text:p>0.128688263257518</text:p>
          </table:table-cell>
          <table:table-cell office:value-type="float" office:value="0.128688263257518" table:style-name="ce1">
            <text:p>0.128688263257518</text:p>
          </table:table-cell>
          <table:table-cell office:value-type="float" office:value="0.128688263257518" table:style-name="ce1">
            <text:p>0.128688263257518</text:p>
          </table:table-cell>
          <table:table-cell office:value-type="float" office:value="0.128688263257518" table:style-name="ce1">
            <text:p>0.128688263257518</text:p>
          </table:table-cell>
          <table:table-cell office:value-type="float" office:value="0.128688263257518" table:style-name="ce1">
            <text:p>0.128688263257518</text:p>
          </table:table-cell>
          <table:table-cell office:value-type="float" office:value="0.128688263257518" table:style-name="ce1">
            <text:p>0.128688263257518</text:p>
          </table:table-cell>
          <table:table-cell office:value-type="float" office:value="0.128688263257518" table:style-name="ce1">
            <text:p>0.128688263257518</text:p>
          </table:table-cell>
          <table:table-cell office:value-type="float" office:value="0.128688263257518" table:style-name="ce1">
            <text:p>0.128688263257518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0.105066664612936" table:style-name="ce1">
            <text:p>0.105066664612936</text:p>
          </table:table-cell>
          <table:table-cell office:value-type="float" office:value="0.137426538178579" table:style-name="ce1">
            <text:p>0.137426538178579</text:p>
          </table:table-cell>
          <table:table-cell office:value-type="float" office:value="0.0742115547245519" table:style-name="ce1">
            <text:p>0.0742115547245519</text:p>
          </table:table-cell>
          <table:table-cell office:value-type="float" office:value="0.0769610163203392" table:style-name="ce1">
            <text:p>0.0769610163203392</text:p>
          </table:table-cell>
          <table:table-cell office:value-type="float" office:value="0.194449574729816" table:style-name="ce1">
            <text:p>0.194449574729816</text:p>
          </table:table-cell>
          <table:table-cell office:value-type="float" office:value="0.344410470003624" table:style-name="ce1">
            <text:p>0.344410470003624</text:p>
          </table:table-cell>
          <table:table-cell office:value-type="float" office:value="0.188377488413693" table:style-name="ce1">
            <text:p>0.188377488413693</text:p>
          </table:table-cell>
          <table:table-cell office:value-type="float" office:value="0.0934912576014458" table:style-name="ce1">
            <text:p>0.0934912576014458</text:p>
          </table:table-cell>
          <table:table-cell office:value-type="float" office:value="0.109748943559144" table:style-name="ce1">
            <text:p>0.109748943559144</text:p>
          </table:table-cell>
          <table:table-cell office:value-type="float" office:value="0.180992036094714" table:style-name="ce1">
            <text:p>0.180992036094714</text:p>
          </table:table-cell>
          <table:table-cell office:value-type="float" office:value="0.0721662740754423" table:style-name="ce1">
            <text:p>0.0721662740754423</text:p>
          </table:table-cell>
          <table:table-cell office:value-type="float" office:value="0.149652318018768" table:style-name="ce1">
            <text:p>0.149652318018768</text:p>
          </table:table-cell>
          <table:table-cell office:value-type="float" office:value="0.12374457972163" table:style-name="ce1">
            <text:p>0.12374457972163</text:p>
          </table:table-cell>
          <table:table-cell office:value-type="float" office:value="0.0466512704665371" table:style-name="ce1">
            <text:p>0.0466512704665371</text:p>
          </table:table-cell>
          <table:table-cell office:value-type="float" office:value="0.0893343904467716" table:style-name="ce1">
            <text:p>0.0893343904467716</text:p>
          </table:table-cell>
          <table:table-cell office:value-type="float" office:value="0.075859000234932" table:style-name="ce1">
            <text:p>0.075859000234932</text:p>
          </table:table-cell>
          <table:table-cell office:value-type="float" office:value="0.118973108282124" table:style-name="ce1">
            <text:p>0.118973108282124</text:p>
          </table:table-cell>
          <table:table-cell office:value-type="float" office:value="0.122056330607278" table:style-name="ce1">
            <text:p>0.122056330607278</text:p>
          </table:table-cell>
          <table:table-cell office:value-type="float" office:value="0.119350541618867" table:style-name="ce1">
            <text:p>0.119350541618867</text:p>
          </table:table-cell>
          <table:table-cell office:value-type="float" office:value="0.188112264987874" table:style-name="ce1">
            <text:p>0.188112264987874</text:p>
          </table:table-cell>
          <table:table-cell office:value-type="float" office:value="0.105066664612936" table:style-name="ce1">
            <text:p>0.105066664612936</text:p>
          </table:table-cell>
          <table:table-cell office:value-type="float" office:value="0.143437419088743" table:style-name="ce1">
            <text:p>0.143437419088743</text:p>
          </table:table-cell>
          <table:table-cell office:value-type="float" office:value="0.239149922881429" table:style-name="ce1">
            <text:p>0.239149922881429</text:p>
          </table:table-cell>
          <table:table-cell office:value-type="float" office:value="0.243819385311005" table:style-name="ce1">
            <text:p>0.243819385311005</text:p>
          </table:table-cell>
          <table:table-cell office:value-type="float" office:value="0.196104670915941" table:style-name="ce1">
            <text:p>0.196104670915941</text:p>
          </table:table-cell>
          <table:table-cell office:value-type="float" office:value="0.159146806618064" table:style-name="ce1">
            <text:p>0.159146806618064</text:p>
          </table:table-cell>
          <table:table-cell office:value-type="float" office:value="0.192967893860573" table:style-name="ce1">
            <text:p>0.192967893860573</text:p>
          </table:table-cell>
          <table:table-cell office:value-type="float" office:value="0.232493834983454" table:style-name="ce1">
            <text:p>0.232493834983454</text:p>
          </table:table-cell>
          <table:table-cell office:value-type="float" office:value="0.247823238950783" table:style-name="ce1">
            <text:p>0.247823238950783</text:p>
          </table:table-cell>
          <table:table-cell office:value-type="float" office:value="0.139729391577764" table:style-name="ce1">
            <text:p>0.139729391577764</text:p>
          </table:table-cell>
          <table:table-cell office:value-type="float" office:value="0.180716611767901" table:style-name="ce1">
            <text:p>0.180716611767901</text:p>
          </table:table-cell>
          <table:table-cell office:value-type="float" office:value="0.234822190635121" table:style-name="ce1">
            <text:p>0.234822190635121</text:p>
          </table:table-cell>
          <table:table-cell office:value-type="float" office:value="0.145202174960543" table:style-name="ce1">
            <text:p>0.145202174960543</text:p>
          </table:table-cell>
          <table:table-cell office:value-type="float" office:value="0.170559064604056" table:style-name="ce1">
            <text:p>0.170559064604056</text:p>
          </table:table-cell>
          <table:table-cell office:value-type="float" office:value="0.166116572221576" table:style-name="ce1">
            <text:p>0.166116572221576</text:p>
          </table:table-cell>
          <table:table-cell office:value-type="float" office:value="0.163140459356849" table:style-name="ce1">
            <text:p>0.163140459356849</text:p>
          </table:table-cell>
          <table:table-cell office:value-type="float" office:value="0.156055933617165" table:style-name="ce1">
            <text:p>0.156055933617165</text:p>
          </table:table-cell>
          <table:table-cell office:value-type="float" office:value="0.13071689555039" table:style-name="ce1">
            <text:p>0.13071689555039</text:p>
          </table:table-cell>
          <table:table-cell office:value-type="float" office:value="0.159975629823751" table:style-name="ce1">
            <text:p>0.159975629823751</text:p>
          </table:table-cell>
          <table:table-cell office:value-type="float" office:value="0.151360968935107" table:style-name="ce1">
            <text:p>0.151360968935107</text:p>
          </table:table-cell>
          <table:table-cell office:value-type="float" office:value="0" table:style-name="ce1">
            <text:p>0</text:p>
          </table:table-cell>
          <table:table-cell office:value-type="float" office:value="0.165371906449082" table:style-name="ce1">
            <text:p>0.165371906449082</text:p>
          </table:table-cell>
          <table:table-cell office:value-type="float" office:value="0.345328551093" table:style-name="ce1">
            <text:p>0.345328551093</text:p>
          </table:table-cell>
          <table:table-cell office:value-type="float" office:value="0.0957762594238925" table:style-name="ce1">
            <text:p>0.0957762594238925</text:p>
          </table:table-cell>
          <table:table-cell office:value-type="float" office:value="0.250985498862167" table:style-name="ce1">
            <text:p>0.250985498862167</text:p>
          </table:table-cell>
          <table:table-cell office:value-type="float" office:value="0.233804261188" table:style-name="ce1">
            <text:p>0.233804261188</text:p>
          </table:table-cell>
          <table:table-cell office:value-type="float" office:value="0.282015547576636" table:style-name="ce1">
            <text:p>0.282015547576636</text:p>
          </table:table-cell>
          <table:table-cell office:value-type="float" office:value="0.128846585302694" table:style-name="ce1">
            <text:p>0.128846585302694</text:p>
          </table:table-cell>
          <table:table-cell office:value-type="float" office:value="0.111815073271731" table:style-name="ce1">
            <text:p>0.111815073271731</text:p>
          </table:table-cell>
          <table:table-cell office:value-type="float" office:value="0.202772914943971" table:style-name="ce1">
            <text:p>0.202772914943971</text:p>
          </table:table-cell>
          <table:table-cell office:value-type="float" office:value="0.159660317303307" table:style-name="ce1">
            <text:p>0.159660317303307</text:p>
          </table:table-cell>
          <table:table-cell office:value-type="float" office:value="0.13237044388706" table:style-name="ce1">
            <text:p>0.13237044388706</text:p>
          </table:table-cell>
          <table:table-cell office:value-type="float" office:value="0.120275105026627" table:style-name="ce1">
            <text:p>0.120275105026627</text:p>
          </table:table-cell>
          <table:table-cell office:value-type="float" office:value="0.179288088669933" table:style-name="ce1">
            <text:p>0.179288088669933</text:p>
          </table:table-cell>
          <table:table-cell office:value-type="float" office:value="0.12007709274764" table:style-name="ce1">
            <text:p>0.12007709274764</text:p>
          </table:table-cell>
          <table:table-cell office:value-type="float" office:value="0.189149480154277" table:style-name="ce1">
            <text:p>0.189149480154277</text:p>
          </table:table-cell>
          <table:table-cell office:value-type="float" office:value="0.106947715508243" table:style-name="ce1">
            <text:p>0.106947715508243</text:p>
          </table:table-cell>
          <table:table-cell office:value-type="float" office:value="0.0821730104641683" table:style-name="ce1">
            <text:p>0.0821730104641683</text:p>
          </table:table-cell>
          <table:table-cell office:value-type="float" office:value="0.149540281837232" table:style-name="ce1">
            <text:p>0.149540281837232</text:p>
          </table:table-cell>
          <table:table-cell office:value-type="float" office:value="0.129122727397354" table:style-name="ce1">
            <text:p>0.129122727397354</text:p>
          </table:table-cell>
          <table:table-cell office:value-type="float" office:value="0.131323893615907" table:style-name="ce1">
            <text:p>0.131323893615907</text:p>
          </table:table-cell>
          <table:table-cell office:value-type="float" office:value="0.061526071334147" table:style-name="ce1">
            <text:p>0.061526071334147</text:p>
          </table:table-cell>
          <table:table-cell office:value-type="float" office:value="0.153993744823053" table:style-name="ce1">
            <text:p>0.153993744823053</text:p>
          </table:table-cell>
          <table:table-cell office:value-type="float" office:value="0.153993744823053" table:style-name="ce1">
            <text:p>0.153993744823053</text:p>
          </table:table-cell>
          <table:table-cell office:value-type="float" office:value="0.153993744823053" table:style-name="ce1">
            <text:p>0.153993744823053</text:p>
          </table:table-cell>
          <table:table-cell office:value-type="float" office:value="0.153993744823053" table:style-name="ce1">
            <text:p>0.153993744823053</text:p>
          </table:table-cell>
          <table:table-cell office:value-type="float" office:value="0.153993744823053" table:style-name="ce1">
            <text:p>0.153993744823053</text:p>
          </table:table-cell>
          <table:table-cell office:value-type="float" office:value="0.153993744823053" table:style-name="ce1">
            <text:p>0.153993744823053</text:p>
          </table:table-cell>
          <table:table-cell office:value-type="float" office:value="0.153993744823053" table:style-name="ce1">
            <text:p>0.153993744823053</text:p>
          </table:table-cell>
          <table:table-cell office:value-type="float" office:value="0.153993744823053" table:style-name="ce1">
            <text:p>0.153993744823053</text:p>
          </table:table-cell>
          <table:table-cell office:value-type="float" office:value="0.153993744823053" table:style-name="ce1">
            <text:p>0.153993744823053</text:p>
          </table:table-cell>
          <table:table-cell office:value-type="float" office:value="0.153993744823053" table:style-name="ce1">
            <text:p>0.153993744823053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Predicted SOC stock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43.3152" table:style-name="ce1">
            <text:p>43.3152</text:p>
          </table:table-cell>
          <table:table-cell office:value-type="float" office:value="42.7550848885678" table:style-name="ce1">
            <text:p>42.7550848885678</text:p>
          </table:table-cell>
          <table:table-cell office:value-type="float" office:value="42.1391013432891" table:style-name="ce1">
            <text:p>42.1391013432891</text:p>
          </table:table-cell>
          <table:table-cell office:value-type="float" office:value="41.5390438583608" table:style-name="ce1">
            <text:p>41.5390438583608</text:p>
          </table:table-cell>
          <table:table-cell office:value-type="float" office:value="41.1547513180826" table:style-name="ce1">
            <text:p>41.1547513180826</text:p>
          </table:table-cell>
          <table:table-cell office:value-type="float" office:value="40.6356755237552" table:style-name="ce1">
            <text:p>40.6356755237552</text:p>
          </table:table-cell>
          <table:table-cell office:value-type="float" office:value="40.0501227566147" table:style-name="ce1">
            <text:p>40.0501227566147</text:p>
          </table:table-cell>
          <table:table-cell office:value-type="float" office:value="39.6359615251832" table:style-name="ce1">
            <text:p>39.6359615251832</text:p>
          </table:table-cell>
          <table:table-cell office:value-type="float" office:value="39.1844151811765" table:style-name="ce1">
            <text:p>39.1844151811765</text:p>
          </table:table-cell>
          <table:table-cell office:value-type="float" office:value="38.8157147452378" table:style-name="ce1">
            <text:p>38.8157147452378</text:p>
          </table:table-cell>
          <table:table-cell office:value-type="float" office:value="38.4216942469643" table:style-name="ce1">
            <text:p>38.4216942469643</text:p>
          </table:table-cell>
          <table:table-cell office:value-type="float" office:value="38.0849692255201" table:style-name="ce1">
            <text:p>38.0849692255201</text:p>
          </table:table-cell>
          <table:table-cell office:value-type="float" office:value="37.679237913582" table:style-name="ce1">
            <text:p>37.679237913582</text:p>
          </table:table-cell>
          <table:table-cell office:value-type="float" office:value="37.3250418122706" table:style-name="ce1">
            <text:p>37.3250418122706</text:p>
          </table:table-cell>
          <table:table-cell office:value-type="float" office:value="37.0069233631156" table:style-name="ce1">
            <text:p>37.0069233631156</text:p>
          </table:table-cell>
          <table:table-cell office:value-type="float" office:value="36.6910447466578" table:style-name="ce1">
            <text:p>36.6910447466578</text:p>
          </table:table-cell>
          <table:table-cell office:value-type="float" office:value="36.373730933936" table:style-name="ce1">
            <text:p>36.373730933936</text:p>
          </table:table-cell>
          <table:table-cell office:value-type="float" office:value="36.0397892602874" table:style-name="ce1">
            <text:p>36.0397892602874</text:p>
          </table:table-cell>
          <table:table-cell office:value-type="float" office:value="35.6808678952145" table:style-name="ce1">
            <text:p>35.6808678952145</text:p>
          </table:table-cell>
          <table:table-cell office:value-type="float" office:value="35.3302452284393" table:style-name="ce1">
            <text:p>35.3302452284393</text:p>
          </table:table-cell>
          <table:table-cell office:value-type="float" office:value="34.9365619813253" table:style-name="ce1">
            <text:p>34.9365619813253</text:p>
          </table:table-cell>
          <table:table-cell office:value-type="float" office:value="34.6814065841677" table:style-name="ce1">
            <text:p>34.6814065841677</text:p>
          </table:table-cell>
          <table:table-cell office:value-type="float" office:value="34.3767260482677" table:style-name="ce1">
            <text:p>34.3767260482677</text:p>
          </table:table-cell>
          <table:table-cell office:value-type="float" office:value="34.0398562918797" table:style-name="ce1">
            <text:p>34.0398562918797</text:p>
          </table:table-cell>
          <table:table-cell office:value-type="float" office:value="33.6557343543962" table:style-name="ce1">
            <text:p>33.6557343543962</text:p>
          </table:table-cell>
          <table:table-cell office:value-type="float" office:value="33.3020602871319" table:style-name="ce1">
            <text:p>33.3020602871319</text:p>
          </table:table-cell>
          <table:table-cell office:value-type="float" office:value="32.9691719916206" table:style-name="ce1">
            <text:p>32.9691719916206</text:p>
          </table:table-cell>
          <table:table-cell office:value-type="float" office:value="32.653581236557" table:style-name="ce1">
            <text:p>32.653581236557</text:p>
          </table:table-cell>
          <table:table-cell office:value-type="float" office:value="32.3095491455938" table:style-name="ce1">
            <text:p>32.3095491455938</text:p>
          </table:table-cell>
          <table:table-cell office:value-type="float" office:value="31.9571941103342" table:style-name="ce1">
            <text:p>31.9571941103342</text:p>
          </table:table-cell>
          <table:table-cell office:value-type="float" office:value="31.6601678334366" table:style-name="ce1">
            <text:p>31.6601678334366</text:p>
          </table:table-cell>
          <table:table-cell office:value-type="float" office:value="31.3253321261047" table:style-name="ce1">
            <text:p>31.3253321261047</text:p>
          </table:table-cell>
          <table:table-cell office:value-type="float" office:value="31.0324536387475" table:style-name="ce1">
            <text:p>31.0324536387475</text:p>
          </table:table-cell>
          <table:table-cell office:value-type="float" office:value="30.6867406899395" table:style-name="ce1">
            <text:p>30.6867406899395</text:p>
          </table:table-cell>
          <table:table-cell office:value-type="float" office:value="30.4099927042453" table:style-name="ce1">
            <text:p>30.4099927042453</text:p>
          </table:table-cell>
          <table:table-cell office:value-type="float" office:value="30.0986900807121" table:style-name="ce1">
            <text:p>30.0986900807121</text:p>
          </table:table-cell>
          <table:table-cell office:value-type="float" office:value="29.8145041699646" table:style-name="ce1">
            <text:p>29.8145041699646</text:p>
          </table:table-cell>
          <table:table-cell office:value-type="float" office:value="29.5536063639222" table:style-name="ce1">
            <text:p>29.5536063639222</text:p>
          </table:table-cell>
          <table:table-cell office:value-type="float" office:value="29.3337521889715" table:style-name="ce1">
            <text:p>29.3337521889715</text:p>
          </table:table-cell>
          <table:table-cell office:value-type="float" office:value="29.0992736109653" table:style-name="ce1">
            <text:p>29.0992736109653</text:p>
          </table:table-cell>
          <table:table-cell office:value-type="float" office:value="28.881285754181" table:style-name="ce1">
            <text:p>28.881285754181</text:p>
          </table:table-cell>
          <table:table-cell office:value-type="float" office:value="28.6828581714826" table:style-name="ce1">
            <text:p>28.6828581714826</text:p>
          </table:table-cell>
          <table:table-cell office:value-type="float" office:value="28.4114029679182" table:style-name="ce1">
            <text:p>28.4114029679182</text:p>
          </table:table-cell>
          <table:table-cell office:value-type="float" office:value="28.1592523688396" table:style-name="ce1">
            <text:p>28.1592523688396</text:p>
          </table:table-cell>
          <table:table-cell office:value-type="float" office:value="27.9503969103235" table:style-name="ce1">
            <text:p>27.9503969103235</text:p>
          </table:table-cell>
          <table:table-cell office:value-type="float" office:value="27.7034289424515" table:style-name="ce1">
            <text:p>27.7034289424515</text:p>
          </table:table-cell>
          <table:table-cell office:value-type="float" office:value="27.4397256220029" table:style-name="ce1">
            <text:p>27.4397256220029</text:p>
          </table:table-cell>
          <table:table-cell office:value-type="float" office:value="27.2024418544104" table:style-name="ce1">
            <text:p>27.2024418544104</text:p>
          </table:table-cell>
          <table:table-cell office:value-type="float" office:value="26.962237789182" table:style-name="ce1">
            <text:p>26.962237789182</text:p>
          </table:table-cell>
          <table:table-cell office:value-type="float" office:value="26.6999128552406" table:style-name="ce1">
            <text:p>26.6999128552406</text:p>
          </table:table-cell>
          <table:table-cell office:value-type="float" office:value="26.450477258963" table:style-name="ce1">
            <text:p>26.450477258963</text:p>
          </table:table-cell>
          <table:table-cell office:value-type="float" office:value="26.1819555756141" table:style-name="ce1">
            <text:p>26.1819555756141</text:p>
          </table:table-cell>
          <table:table-cell office:value-type="float" office:value="25.9353304106833" table:style-name="ce1">
            <text:p>25.9353304106833</text:p>
          </table:table-cell>
          <table:table-cell office:value-type="float" office:value="25.6998757336433" table:style-name="ce1">
            <text:p>25.6998757336433</text:p>
          </table:table-cell>
          <table:table-cell office:value-type="float" office:value="25.4636232377484" table:style-name="ce1">
            <text:p>25.4636232377484</text:p>
          </table:table-cell>
          <table:table-cell office:value-type="float" office:value="25.2366782762983" table:style-name="ce1">
            <text:p>25.2366782762983</text:p>
          </table:table-cell>
          <table:table-cell office:value-type="float" office:value="24.9929997001754" table:style-name="ce1">
            <text:p>24.9929997001754</text:p>
          </table:table-cell>
          <table:table-cell office:value-type="float" office:value="24.7334998448573" table:style-name="ce1">
            <text:p>24.7334998448573</text:p>
          </table:table-cell>
          <table:table-cell office:value-type="float" office:value="24.5209828593231" table:style-name="ce1">
            <text:p>24.5209828593231</text:p>
          </table:table-cell>
          <table:table-cell office:value-type="float" office:value="24.2767063033785" table:style-name="ce1">
            <text:p>24.2767063033785</text:p>
          </table:table-cell>
          <table:table-cell office:value-type="float" office:value="24.0458638431857" table:style-name="ce1">
            <text:p>24.0458638431857</text:p>
          </table:table-cell>
          <table:table-cell office:value-type="float" office:value="23.8346154263087" table:style-name="ce1">
            <text:p>23.8346154263087</text:p>
          </table:table-cell>
          <table:table-cell office:value-type="float" office:value="23.6453330451249" table:style-name="ce1">
            <text:p>23.6453330451249</text:p>
          </table:table-cell>
          <table:table-cell office:value-type="float" office:value="23.4499834208811" table:style-name="ce1">
            <text:p>23.4499834208811</text:p>
          </table:table-cell>
          <table:table-cell office:value-type="float" office:value="23.2562477276407" table:style-name="ce1">
            <text:p>23.2562477276407</text:p>
          </table:table-cell>
          <table:table-cell office:value-type="float" office:value="23.0641126270579" table:style-name="ce1">
            <text:p>23.0641126270579</text:p>
          </table:table-cell>
          <table:table-cell office:value-type="float" office:value="22.8735648920347" table:style-name="ce1">
            <text:p>22.8735648920347</text:p>
          </table:table-cell>
          <table:table-cell office:value-type="float" office:value="22.6845914055619" table:style-name="ce1">
            <text:p>22.6845914055619</text:p>
          </table:table-cell>
          <table:table-cell office:value-type="float" office:value="22.4971791596251" table:style-name="ce1">
            <text:p>22.4971791596251</text:p>
          </table:table-cell>
          <table:table-cell office:value-type="float" office:value="22.3113152541608" table:style-name="ce1">
            <text:p>22.3113152541608</text:p>
          </table:table-cell>
          <table:table-cell office:value-type="float" office:value="22.1269868960545" table:style-name="ce1">
            <text:p>22.1269868960545</text:p>
          </table:table-cell>
          <table:table-cell office:value-type="float" office:value="21.9441813981719" table:style-name="ce1">
            <text:p>21.9441813981719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951089657066" table:style-name="ce1">
            <text:p>42.9951089657066</text:p>
          </table:table-cell>
          <table:table-cell office:value-type="float" office:value="42.4818292972814" table:style-name="ce1">
            <text:p>42.4818292972814</text:p>
          </table:table-cell>
          <table:table-cell office:value-type="float" office:value="43.1600835739969" table:style-name="ce1">
            <text:p>43.1600835739969</text:p>
          </table:table-cell>
          <table:table-cell office:value-type="float" office:value="42.6652100929504" table:style-name="ce1">
            <text:p>42.6652100929504</text:p>
          </table:table-cell>
          <table:table-cell office:value-type="float" office:value="42.8196501710768" table:style-name="ce1">
            <text:p>42.8196501710768</text:p>
          </table:table-cell>
          <table:table-cell office:value-type="float" office:value="41.8725487351368" table:style-name="ce1">
            <text:p>41.8725487351368</text:p>
          </table:table-cell>
          <table:table-cell office:value-type="float" office:value="41.8969949068434" table:style-name="ce1">
            <text:p>41.8969949068434</text:p>
          </table:table-cell>
          <table:table-cell office:value-type="float" office:value="41.3595650928944" table:style-name="ce1">
            <text:p>41.3595650928944</text:p>
          </table:table-cell>
          <table:table-cell office:value-type="float" office:value="40.9212437535587" table:style-name="ce1">
            <text:p>40.9212437535587</text:p>
          </table:table-cell>
          <table:table-cell office:value-type="float" office:value="40.5577215113443" table:style-name="ce1">
            <text:p>40.5577215113443</text:p>
          </table:table-cell>
          <table:table-cell office:value-type="float" office:value="40.2306499674751" table:style-name="ce1">
            <text:p>40.2306499674751</text:p>
          </table:table-cell>
          <table:table-cell office:value-type="float" office:value="40.0794633507406" table:style-name="ce1">
            <text:p>40.0794633507406</text:p>
          </table:table-cell>
          <table:table-cell office:value-type="float" office:value="39.9081163737536" table:style-name="ce1">
            <text:p>39.9081163737536</text:p>
          </table:table-cell>
          <table:table-cell office:value-type="float" office:value="39.6130195569931" table:style-name="ce1">
            <text:p>39.6130195569931</text:p>
          </table:table-cell>
          <table:table-cell office:value-type="float" office:value="39.2789027335504" table:style-name="ce1">
            <text:p>39.2789027335504</text:p>
          </table:table-cell>
          <table:table-cell office:value-type="float" office:value="39.0586544107046" table:style-name="ce1">
            <text:p>39.0586544107046</text:p>
          </table:table-cell>
          <table:table-cell office:value-type="float" office:value="38.9236413230735" table:style-name="ce1">
            <text:p>38.9236413230735</text:p>
          </table:table-cell>
          <table:table-cell office:value-type="float" office:value="38.7658165351624" table:style-name="ce1">
            <text:p>38.7658165351624</text:p>
          </table:table-cell>
          <table:table-cell office:value-type="float" office:value="38.4226455884773" table:style-name="ce1">
            <text:p>38.4226455884773</text:p>
          </table:table-cell>
          <table:table-cell office:value-type="float" office:value="38.4073002100545" table:style-name="ce1">
            <text:p>38.4073002100545</text:p>
          </table:table-cell>
          <table:table-cell office:value-type="float" office:value="38.2186418118824" table:style-name="ce1">
            <text:p>38.2186418118824</text:p>
          </table:table-cell>
          <table:table-cell office:value-type="float" office:value="37.9932782450732" table:style-name="ce1">
            <text:p>37.9932782450732</text:p>
          </table:table-cell>
          <table:table-cell office:value-type="float" office:value="37.9636207628475" table:style-name="ce1">
            <text:p>37.9636207628475</text:p>
          </table:table-cell>
          <table:table-cell office:value-type="float" office:value="38.0187768736775" table:style-name="ce1">
            <text:p>38.0187768736775</text:p>
          </table:table-cell>
          <table:table-cell office:value-type="float" office:value="37.8231559949251" table:style-name="ce1">
            <text:p>37.8231559949251</text:p>
          </table:table-cell>
          <table:table-cell office:value-type="float" office:value="37.5645716664566" table:style-name="ce1">
            <text:p>37.5645716664566</text:p>
          </table:table-cell>
          <table:table-cell office:value-type="float" office:value="37.4103278403667" table:style-name="ce1">
            <text:p>37.4103278403667</text:p>
          </table:table-cell>
          <table:table-cell office:value-type="float" office:value="37.2177161165731" table:style-name="ce1">
            <text:p>37.2177161165731</text:p>
          </table:table-cell>
          <table:table-cell office:value-type="float" office:value="36.9926260249778" table:style-name="ce1">
            <text:p>36.9926260249778</text:p>
          </table:table-cell>
          <table:table-cell office:value-type="float" office:value="36.8257611312811" table:style-name="ce1">
            <text:p>36.8257611312811</text:p>
          </table:table-cell>
          <table:table-cell office:value-type="float" office:value="36.7374459383523" table:style-name="ce1">
            <text:p>36.7374459383523</text:p>
          </table:table-cell>
          <table:table-cell office:value-type="float" office:value="36.887365784242" table:style-name="ce1">
            <text:p>36.887365784242</text:p>
          </table:table-cell>
          <table:table-cell office:value-type="float" office:value="36.4348602759495" table:style-name="ce1">
            <text:p>36.4348602759495</text:p>
          </table:table-cell>
          <table:table-cell office:value-type="float" office:value="36.3080729644825" table:style-name="ce1">
            <text:p>36.3080729644825</text:p>
          </table:table-cell>
          <table:table-cell office:value-type="float" office:value="35.8756824873503" table:style-name="ce1">
            <text:p>35.8756824873503</text:p>
          </table:table-cell>
          <table:table-cell office:value-type="float" office:value="35.6528512430216" table:style-name="ce1">
            <text:p>35.6528512430216</text:p>
          </table:table-cell>
          <table:table-cell office:value-type="float" office:value="35.2515916318263" table:style-name="ce1">
            <text:p>35.2515916318263</text:p>
          </table:table-cell>
          <table:table-cell office:value-type="float" office:value="35.0133839988973" table:style-name="ce1">
            <text:p>35.0133839988973</text:p>
          </table:table-cell>
          <table:table-cell office:value-type="float" office:value="34.5513470763688" table:style-name="ce1">
            <text:p>34.5513470763688</text:p>
          </table:table-cell>
          <table:table-cell office:value-type="float" office:value="34.3571606289039" table:style-name="ce1">
            <text:p>34.3571606289039</text:p>
          </table:table-cell>
          <table:table-cell office:value-type="float" office:value="33.9438447633754" table:style-name="ce1">
            <text:p>33.9438447633754</text:p>
          </table:table-cell>
          <table:table-cell office:value-type="float" office:value="33.7154513990627" table:style-name="ce1">
            <text:p>33.7154513990627</text:p>
          </table:table-cell>
          <table:table-cell office:value-type="float" office:value="33.8535735418767" table:style-name="ce1">
            <text:p>33.8535735418767</text:p>
          </table:table-cell>
          <table:table-cell office:value-type="float" office:value="33.4421748491363" table:style-name="ce1">
            <text:p>33.4421748491363</text:p>
          </table:table-cell>
          <table:table-cell office:value-type="float" office:value="33.2845956804902" table:style-name="ce1">
            <text:p>33.2845956804902</text:p>
          </table:table-cell>
          <table:table-cell office:value-type="float" office:value="32.9761821399614" table:style-name="ce1">
            <text:p>32.9761821399614</text:p>
          </table:table-cell>
          <table:table-cell office:value-type="float" office:value="32.9930108362398" table:style-name="ce1">
            <text:p>32.9930108362398</text:p>
          </table:table-cell>
          <table:table-cell office:value-type="float" office:value="32.560976768748" table:style-name="ce1">
            <text:p>32.560976768748</text:p>
          </table:table-cell>
          <table:table-cell office:value-type="float" office:value="32.2573671800624" table:style-name="ce1">
            <text:p>32.2573671800624</text:p>
          </table:table-cell>
          <table:table-cell office:value-type="float" office:value="32.0417996662248" table:style-name="ce1">
            <text:p>32.0417996662248</text:p>
          </table:table-cell>
          <table:table-cell office:value-type="float" office:value="31.7077528962776" table:style-name="ce1">
            <text:p>31.7077528962776</text:p>
          </table:table-cell>
          <table:table-cell office:value-type="float" office:value="31.3622591449219" table:style-name="ce1">
            <text:p>31.3622591449219</text:p>
          </table:table-cell>
          <table:table-cell office:value-type="float" office:value="31.0998811519605" table:style-name="ce1">
            <text:p>31.0998811519605</text:p>
          </table:table-cell>
          <table:table-cell office:value-type="float" office:value="30.8544814746977" table:style-name="ce1">
            <text:p>30.8544814746977</text:p>
          </table:table-cell>
          <table:table-cell office:value-type="float" office:value="30.5837232182317" table:style-name="ce1">
            <text:p>30.5837232182317</text:p>
          </table:table-cell>
          <table:table-cell office:value-type="float" office:value="30.3723969601566" table:style-name="ce1">
            <text:p>30.3723969601566</text:p>
          </table:table-cell>
          <table:table-cell office:value-type="float" office:value="30.1218247633125" table:style-name="ce1">
            <text:p>30.1218247633125</text:p>
          </table:table-cell>
          <table:table-cell office:value-type="float" office:value="29.7977863074834" table:style-name="ce1">
            <text:p>29.7977863074834</text:p>
          </table:table-cell>
          <table:table-cell office:value-type="float" office:value="29.5128896627453" table:style-name="ce1">
            <text:p>29.5128896627453</text:p>
          </table:table-cell>
          <table:table-cell office:value-type="float" office:value="29.3087085438689" table:style-name="ce1">
            <text:p>29.3087085438689</text:p>
          </table:table-cell>
          <table:table-cell office:value-type="float" office:value="29.1918998856876" table:style-name="ce1">
            <text:p>29.1918998856876</text:p>
          </table:table-cell>
          <table:table-cell office:value-type="float" office:value="28.9089111150466" table:style-name="ce1">
            <text:p>28.9089111150466</text:p>
          </table:table-cell>
          <table:table-cell office:value-type="float" office:value="28.9375101260482" table:style-name="ce1">
            <text:p>28.9375101260482</text:p>
          </table:table-cell>
          <table:table-cell office:value-type="float" office:value="28.9318396512142" table:style-name="ce1">
            <text:p>28.9318396512142</text:p>
          </table:table-cell>
          <table:table-cell office:value-type="float" office:value="28.8997807239422" table:style-name="ce1">
            <text:p>28.8997807239422</text:p>
          </table:table-cell>
          <table:table-cell office:value-type="float" office:value="28.8474518817818" table:style-name="ce1">
            <text:p>28.8474518817818</text:p>
          </table:table-cell>
          <table:table-cell office:value-type="float" office:value="28.7796029355168" table:style-name="ce1">
            <text:p>28.7796029355168</text:p>
          </table:table-cell>
          <table:table-cell office:value-type="float" office:value="28.6999207672442" table:style-name="ce1">
            <text:p>28.6999207672442</text:p>
          </table:table-cell>
          <table:table-cell office:value-type="float" office:value="28.6112668108133" table:style-name="ce1">
            <text:p>28.6112668108133</text:p>
          </table:table-cell>
          <table:table-cell office:value-type="float" office:value="28.5158614772854" table:style-name="ce1">
            <text:p>28.5158614772854</text:p>
          </table:table-cell>
          <table:table-cell office:value-type="float" office:value="28.4154273782851" table:style-name="ce1">
            <text:p>28.4154273782851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43.3152" table:style-name="ce1">
            <text:p>43.3152</text:p>
          </table:table-cell>
          <table:table-cell office:value-type="float" office:value="43.2454041915684" table:style-name="ce1">
            <text:p>43.2454041915684</text:p>
          </table:table-cell>
          <table:table-cell office:value-type="float" office:value="42.7490253734805" table:style-name="ce1">
            <text:p>42.7490253734805</text:p>
          </table:table-cell>
          <table:table-cell office:value-type="float" office:value="44.5362461606565" table:style-name="ce1">
            <text:p>44.5362461606565</text:p>
          </table:table-cell>
          <table:table-cell office:value-type="float" office:value="44.0746717837725" table:style-name="ce1">
            <text:p>44.0746717837725</text:p>
          </table:table-cell>
          <table:table-cell office:value-type="float" office:value="44.1438072450183" table:style-name="ce1">
            <text:p>44.1438072450183</text:p>
          </table:table-cell>
          <table:table-cell office:value-type="float" office:value="43.0705407871016" table:style-name="ce1">
            <text:p>43.0705407871016</text:p>
          </table:table-cell>
          <table:table-cell office:value-type="float" office:value="43.4418630377925" table:style-name="ce1">
            <text:p>43.4418630377925</text:p>
          </table:table-cell>
          <table:table-cell office:value-type="float" office:value="42.9608559698199" table:style-name="ce1">
            <text:p>42.9608559698199</text:p>
          </table:table-cell>
          <table:table-cell office:value-type="float" office:value="42.3277427012757" table:style-name="ce1">
            <text:p>42.3277427012757</text:p>
          </table:table-cell>
          <table:table-cell office:value-type="float" office:value="42.1026732223732" table:style-name="ce1">
            <text:p>42.1026732223732</text:p>
          </table:table-cell>
          <table:table-cell office:value-type="float" office:value="41.6815018772106" table:style-name="ce1">
            <text:p>41.6815018772106</text:p>
          </table:table-cell>
          <table:table-cell office:value-type="float" office:value="41.9533697181477" table:style-name="ce1">
            <text:p>41.9533697181477</text:p>
          </table:table-cell>
          <table:table-cell office:value-type="float" office:value="41.8813402884453" table:style-name="ce1">
            <text:p>41.8813402884453</text:p>
          </table:table-cell>
          <table:table-cell office:value-type="float" office:value="41.5173907433321" table:style-name="ce1">
            <text:p>41.5173907433321</text:p>
          </table:table-cell>
          <table:table-cell office:value-type="float" office:value="41.1800075314033" table:style-name="ce1">
            <text:p>41.1800075314033</text:p>
          </table:table-cell>
          <table:table-cell office:value-type="float" office:value="40.880530018198" table:style-name="ce1">
            <text:p>40.880530018198</text:p>
          </table:table-cell>
          <table:table-cell office:value-type="float" office:value="40.9191026115108" table:style-name="ce1">
            <text:p>40.9191026115108</text:p>
          </table:table-cell>
          <table:table-cell office:value-type="float" office:value="40.8195816553938" table:style-name="ce1">
            <text:p>40.8195816553938</text:p>
          </table:table-cell>
          <table:table-cell office:value-type="float" office:value="40.687113848247" table:style-name="ce1">
            <text:p>40.687113848247</text:p>
          </table:table-cell>
          <table:table-cell office:value-type="float" office:value="41.0442774372175" table:style-name="ce1">
            <text:p>41.0442774372175</text:p>
          </table:table-cell>
          <table:table-cell office:value-type="float" office:value="40.9589399673702" table:style-name="ce1">
            <text:p>40.9589399673702</text:p>
          </table:table-cell>
          <table:table-cell office:value-type="float" office:value="41.0699251984058" table:style-name="ce1">
            <text:p>41.0699251984058</text:p>
          </table:table-cell>
          <table:table-cell office:value-type="float" office:value="41.4664540487057" table:style-name="ce1">
            <text:p>41.4664540487057</text:p>
          </table:table-cell>
          <table:table-cell office:value-type="float" office:value="41.7398026152775" table:style-name="ce1">
            <text:p>41.7398026152775</text:p>
          </table:table-cell>
          <table:table-cell office:value-type="float" office:value="41.7647374737381" table:style-name="ce1">
            <text:p>41.7647374737381</text:p>
          </table:table-cell>
          <table:table-cell office:value-type="float" office:value="41.7113342204267" table:style-name="ce1">
            <text:p>41.7113342204267</text:p>
          </table:table-cell>
          <table:table-cell office:value-type="float" office:value="41.746062994116" table:style-name="ce1">
            <text:p>41.746062994116</text:p>
          </table:table-cell>
          <table:table-cell office:value-type="float" office:value="41.9842458853874" table:style-name="ce1">
            <text:p>41.9842458853874</text:p>
          </table:table-cell>
          <table:table-cell office:value-type="float" office:value="42.0006889307185" table:style-name="ce1">
            <text:p>42.0006889307185</text:p>
          </table:table-cell>
          <table:table-cell office:value-type="float" office:value="41.9466265361167" table:style-name="ce1">
            <text:p>41.9466265361167</text:p>
          </table:table-cell>
          <table:table-cell office:value-type="float" office:value="41.9253144069351" table:style-name="ce1">
            <text:p>41.9253144069351</text:p>
          </table:table-cell>
          <table:table-cell office:value-type="float" office:value="42.5944958499328" table:style-name="ce1">
            <text:p>42.5944958499328</text:p>
          </table:table-cell>
          <table:table-cell office:value-type="float" office:value="42.0015359796272" table:style-name="ce1">
            <text:p>42.0015359796272</text:p>
          </table:table-cell>
          <table:table-cell office:value-type="float" office:value="41.8175546999534" table:style-name="ce1">
            <text:p>41.8175546999534</text:p>
          </table:table-cell>
          <table:table-cell office:value-type="float" office:value="41.3109217059319" table:style-name="ce1">
            <text:p>41.3109217059319</text:p>
          </table:table-cell>
          <table:table-cell office:value-type="float" office:value="41.3465265608109" table:style-name="ce1">
            <text:p>41.3465265608109</text:p>
          </table:table-cell>
          <table:table-cell office:value-type="float" office:value="40.8864406699352" table:style-name="ce1">
            <text:p>40.8864406699352</text:p>
          </table:table-cell>
          <table:table-cell office:value-type="float" office:value="40.7722473664471" table:style-name="ce1">
            <text:p>40.7722473664471</text:p>
          </table:table-cell>
          <table:table-cell office:value-type="float" office:value="40.3464740790374" table:style-name="ce1">
            <text:p>40.3464740790374</text:p>
          </table:table-cell>
          <table:table-cell office:value-type="float" office:value="40.4281919742618" table:style-name="ce1">
            <text:p>40.4281919742618</text:p>
          </table:table-cell>
          <table:table-cell office:value-type="float" office:value="39.6949737878846" table:style-name="ce1">
            <text:p>39.6949737878846</text:p>
          </table:table-cell>
          <table:table-cell office:value-type="float" office:value="39.7499916726133" table:style-name="ce1">
            <text:p>39.7499916726133</text:p>
          </table:table-cell>
          <table:table-cell office:value-type="float" office:value="40.5375164751537" table:style-name="ce1">
            <text:p>40.5375164751537</text:p>
          </table:table-cell>
          <table:table-cell office:value-type="float" office:value="39.8722140965943" table:style-name="ce1">
            <text:p>39.8722140965943</text:p>
          </table:table-cell>
          <table:table-cell office:value-type="float" office:value="39.6324062904349" table:style-name="ce1">
            <text:p>39.6324062904349</text:p>
          </table:table-cell>
          <table:table-cell office:value-type="float" office:value="39.3415854914505" table:style-name="ce1">
            <text:p>39.3415854914505</text:p>
          </table:table-cell>
          <table:table-cell office:value-type="float" office:value="39.4648020959443" table:style-name="ce1">
            <text:p>39.4648020959443</text:p>
          </table:table-cell>
          <table:table-cell office:value-type="float" office:value="38.8968576979601" table:style-name="ce1">
            <text:p>38.8968576979601</text:p>
          </table:table-cell>
          <table:table-cell office:value-type="float" office:value="38.532494347361" table:style-name="ce1">
            <text:p>38.532494347361</text:p>
          </table:table-cell>
          <table:table-cell office:value-type="float" office:value="38.6265745341369" table:style-name="ce1">
            <text:p>38.6265745341369</text:p>
          </table:table-cell>
          <table:table-cell office:value-type="float" office:value="38.1192624740982" table:style-name="ce1">
            <text:p>38.1192624740982</text:p>
          </table:table-cell>
          <table:table-cell office:value-type="float" office:value="37.6704212900153" table:style-name="ce1">
            <text:p>37.6704212900153</text:p>
          </table:table-cell>
          <table:table-cell office:value-type="float" office:value="37.411065437572" table:style-name="ce1">
            <text:p>37.411065437572</text:p>
          </table:table-cell>
          <table:table-cell office:value-type="float" office:value="37.34061984374" table:style-name="ce1">
            <text:p>37.34061984374</text:p>
          </table:table-cell>
          <table:table-cell office:value-type="float" office:value="36.9728993080901" table:style-name="ce1">
            <text:p>36.9728993080901</text:p>
          </table:table-cell>
          <table:table-cell office:value-type="float" office:value="36.8598482735093" table:style-name="ce1">
            <text:p>36.8598482735093</text:p>
          </table:table-cell>
          <table:table-cell office:value-type="float" office:value="36.6049878496614" table:style-name="ce1">
            <text:p>36.6049878496614</text:p>
          </table:table-cell>
          <table:table-cell office:value-type="float" office:value="36.058529857403" table:style-name="ce1">
            <text:p>36.058529857403</text:p>
          </table:table-cell>
          <table:table-cell office:value-type="float" office:value="35.813908615695" table:style-name="ce1">
            <text:p>35.813908615695</text:p>
          </table:table-cell>
          <table:table-cell office:value-type="float" office:value="35.7858541797223" table:style-name="ce1">
            <text:p>35.7858541797223</text:p>
          </table:table-cell>
          <table:table-cell office:value-type="float" office:value="35.8938526103395" table:style-name="ce1">
            <text:p>35.8938526103395</text:p>
          </table:table-cell>
          <table:table-cell office:value-type="float" office:value="35.3595230927817" table:style-name="ce1">
            <text:p>35.3595230927817</text:p>
          </table:table-cell>
          <table:table-cell office:value-type="float" office:value="35.4548699166742" table:style-name="ce1">
            <text:p>35.4548699166742</text:p>
          </table:table-cell>
          <table:table-cell office:value-type="float" office:value="35.5157585712944" table:style-name="ce1">
            <text:p>35.5157585712944</text:p>
          </table:table-cell>
          <table:table-cell office:value-type="float" office:value="35.5512090370165" table:style-name="ce1">
            <text:p>35.5512090370165</text:p>
          </table:table-cell>
          <table:table-cell office:value-type="float" office:value="35.5630693371738" table:style-name="ce1">
            <text:p>35.5630693371738</text:p>
          </table:table-cell>
          <table:table-cell office:value-type="float" office:value="35.5569319659833" table:style-name="ce1">
            <text:p>35.5569319659833</text:p>
          </table:table-cell>
          <table:table-cell office:value-type="float" office:value="35.5370949172735" table:style-name="ce1">
            <text:p>35.5370949172735</text:p>
          </table:table-cell>
          <table:table-cell office:value-type="float" office:value="35.5068610515899" table:style-name="ce1">
            <text:p>35.5068610515899</text:p>
          </table:table-cell>
          <table:table-cell office:value-type="float" office:value="35.4687682338696" table:style-name="ce1">
            <text:p>35.4687682338696</text:p>
          </table:table-cell>
          <table:table-cell office:value-type="float" office:value="35.4247662511506" table:style-name="ce1">
            <text:p>35.4247662511506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43.3152" table:style-name="ce1">
            <text:p>43.3152</text:p>
          </table:table-cell>
          <table:table-cell office:value-type="float" office:value="43.231738030685" table:style-name="ce1">
            <text:p>43.231738030685</text:p>
          </table:table-cell>
          <table:table-cell office:value-type="float" office:value="42.735137195592" table:style-name="ce1">
            <text:p>42.735137195592</text:p>
          </table:table-cell>
          <table:table-cell office:value-type="float" office:value="44.4576926732992" table:style-name="ce1">
            <text:p>44.4576926732992</text:p>
          </table:table-cell>
          <table:table-cell office:value-type="float" office:value="43.8890840648415" table:style-name="ce1">
            <text:p>43.8890840648415</text:p>
          </table:table-cell>
          <table:table-cell office:value-type="float" office:value="43.9962324779883" table:style-name="ce1">
            <text:p>43.9962324779883</text:p>
          </table:table-cell>
          <table:table-cell office:value-type="float" office:value="42.935303574726" table:style-name="ce1">
            <text:p>42.935303574726</text:p>
          </table:table-cell>
          <table:table-cell office:value-type="float" office:value="43.3691059758155" table:style-name="ce1">
            <text:p>43.3691059758155</text:p>
          </table:table-cell>
          <table:table-cell office:value-type="float" office:value="42.8312202331566" table:style-name="ce1">
            <text:p>42.8312202331566</text:p>
          </table:table-cell>
          <table:table-cell office:value-type="float" office:value="42.2013705488376" table:style-name="ce1">
            <text:p>42.2013705488376</text:p>
          </table:table-cell>
          <table:table-cell office:value-type="float" office:value="41.9628489123498" table:style-name="ce1">
            <text:p>41.9628489123498</text:p>
          </table:table-cell>
          <table:table-cell office:value-type="float" office:value="41.5736071647793" table:style-name="ce1">
            <text:p>41.5736071647793</text:p>
          </table:table-cell>
          <table:table-cell office:value-type="float" office:value="41.7946030261214" table:style-name="ce1">
            <text:p>41.7946030261214</text:p>
          </table:table-cell>
          <table:table-cell office:value-type="float" office:value="41.6709166314002" table:style-name="ce1">
            <text:p>41.6709166314002</text:p>
          </table:table-cell>
          <table:table-cell office:value-type="float" office:value="41.2822998078959" table:style-name="ce1">
            <text:p>41.2822998078959</text:p>
          </table:table-cell>
          <table:table-cell office:value-type="float" office:value="40.9947447245613" table:style-name="ce1">
            <text:p>40.9947447245613</text:p>
          </table:table-cell>
          <table:table-cell office:value-type="float" office:value="40.6055641426247" table:style-name="ce1">
            <text:p>40.6055641426247</text:p>
          </table:table-cell>
          <table:table-cell office:value-type="float" office:value="40.6568671474892" table:style-name="ce1">
            <text:p>40.6568671474892</text:p>
          </table:table-cell>
          <table:table-cell office:value-type="float" office:value="40.4605792365223" table:style-name="ce1">
            <text:p>40.4605792365223</text:p>
          </table:table-cell>
          <table:table-cell office:value-type="float" office:value="40.3390075373035" table:style-name="ce1">
            <text:p>40.3390075373035</text:p>
          </table:table-cell>
          <table:table-cell office:value-type="float" office:value="40.5047644427654" table:style-name="ce1">
            <text:p>40.5047644427654</text:p>
          </table:table-cell>
          <table:table-cell office:value-type="float" office:value="40.4477799252957" table:style-name="ce1">
            <text:p>40.4477799252957</text:p>
          </table:table-cell>
          <table:table-cell office:value-type="float" office:value="40.5976939785252" table:style-name="ce1">
            <text:p>40.5976939785252</text:p>
          </table:table-cell>
          <table:table-cell office:value-type="float" office:value="40.8601736627929" table:style-name="ce1">
            <text:p>40.8601736627929</text:p>
          </table:table-cell>
          <table:table-cell office:value-type="float" office:value="41.1814595313475" table:style-name="ce1">
            <text:p>41.1814595313475</text:p>
          </table:table-cell>
          <table:table-cell office:value-type="float" office:value="40.9874228247426" table:style-name="ce1">
            <text:p>40.9874228247426</text:p>
          </table:table-cell>
          <table:table-cell office:value-type="float" office:value="40.8071374005636" table:style-name="ce1">
            <text:p>40.8071374005636</text:p>
          </table:table-cell>
          <table:table-cell office:value-type="float" office:value="40.5600911755228" table:style-name="ce1">
            <text:p>40.5600911755228</text:p>
          </table:table-cell>
          <table:table-cell office:value-type="float" office:value="40.9196129989224" table:style-name="ce1">
            <text:p>40.9196129989224</text:p>
          </table:table-cell>
          <table:table-cell office:value-type="float" office:value="40.8707176646581" table:style-name="ce1">
            <text:p>40.8707176646581</text:p>
          </table:table-cell>
          <table:table-cell office:value-type="float" office:value="40.6450484263371" table:style-name="ce1">
            <text:p>40.6450484263371</text:p>
          </table:table-cell>
          <table:table-cell office:value-type="float" office:value="40.6755535328809" table:style-name="ce1">
            <text:p>40.6755535328809</text:p>
          </table:table-cell>
          <table:table-cell office:value-type="float" office:value="41.1367005163587" table:style-name="ce1">
            <text:p>41.1367005163587</text:p>
          </table:table-cell>
          <table:table-cell office:value-type="float" office:value="40.4691063714145" table:style-name="ce1">
            <text:p>40.4691063714145</text:p>
          </table:table-cell>
          <table:table-cell office:value-type="float" office:value="40.3176946321504" table:style-name="ce1">
            <text:p>40.3176946321504</text:p>
          </table:table-cell>
          <table:table-cell office:value-type="float" office:value="39.4702396655438" table:style-name="ce1">
            <text:p>39.4702396655438</text:p>
          </table:table-cell>
          <table:table-cell office:value-type="float" office:value="39.3389523405313" table:style-name="ce1">
            <text:p>39.3389523405313</text:p>
          </table:table-cell>
          <table:table-cell office:value-type="float" office:value="38.857365266103" table:style-name="ce1">
            <text:p>38.857365266103</text:p>
          </table:table-cell>
          <table:table-cell office:value-type="float" office:value="38.8211111952255" table:style-name="ce1">
            <text:p>38.8211111952255</text:p>
          </table:table-cell>
          <table:table-cell office:value-type="float" office:value="38.2997277320738" table:style-name="ce1">
            <text:p>38.2997277320738</text:p>
          </table:table-cell>
          <table:table-cell office:value-type="float" office:value="38.2401437074377" table:style-name="ce1">
            <text:p>38.2401437074377</text:p>
          </table:table-cell>
          <table:table-cell office:value-type="float" office:value="37.6709149192417" table:style-name="ce1">
            <text:p>37.6709149192417</text:p>
          </table:table-cell>
          <table:table-cell office:value-type="float" office:value="37.3889681374012" table:style-name="ce1">
            <text:p>37.3889681374012</text:p>
          </table:table-cell>
          <table:table-cell office:value-type="float" office:value="38.5547908106711" table:style-name="ce1">
            <text:p>38.5547908106711</text:p>
          </table:table-cell>
          <table:table-cell office:value-type="float" office:value="37.8541566153312" table:style-name="ce1">
            <text:p>37.8541566153312</text:p>
          </table:table-cell>
          <table:table-cell office:value-type="float" office:value="37.4994387642731" table:style-name="ce1">
            <text:p>37.4994387642731</text:p>
          </table:table-cell>
          <table:table-cell office:value-type="float" office:value="37.0295786794718" table:style-name="ce1">
            <text:p>37.0295786794718</text:p>
          </table:table-cell>
          <table:table-cell office:value-type="float" office:value="36.7832524885446" table:style-name="ce1">
            <text:p>36.7832524885446</text:p>
          </table:table-cell>
          <table:table-cell office:value-type="float" office:value="36.1781070241328" table:style-name="ce1">
            <text:p>36.1781070241328</text:p>
          </table:table-cell>
          <table:table-cell office:value-type="float" office:value="35.5922503741622" table:style-name="ce1">
            <text:p>35.5922503741622</text:p>
          </table:table-cell>
          <table:table-cell office:value-type="float" office:value="35.2374592582892" table:style-name="ce1">
            <text:p>35.2374592582892</text:p>
          </table:table-cell>
          <table:table-cell office:value-type="float" office:value="34.770882295285" table:style-name="ce1">
            <text:p>34.770882295285</text:p>
          </table:table-cell>
          <table:table-cell office:value-type="float" office:value="34.3570945472191" table:style-name="ce1">
            <text:p>34.3570945472191</text:p>
          </table:table-cell>
          <table:table-cell office:value-type="float" office:value="33.9999676270252" table:style-name="ce1">
            <text:p>33.9999676270252</text:p>
          </table:table-cell>
          <table:table-cell office:value-type="float" office:value="33.6561032929491" table:style-name="ce1">
            <text:p>33.6561032929491</text:p>
          </table:table-cell>
          <table:table-cell office:value-type="float" office:value="33.2807704170388" table:style-name="ce1">
            <text:p>33.2807704170388</text:p>
          </table:table-cell>
          <table:table-cell office:value-type="float" office:value="32.9591642098539" table:style-name="ce1">
            <text:p>32.9591642098539</text:p>
          </table:table-cell>
          <table:table-cell office:value-type="float" office:value="32.5634272597824" table:style-name="ce1">
            <text:p>32.5634272597824</text:p>
          </table:table-cell>
          <table:table-cell office:value-type="float" office:value="32.234620897694" table:style-name="ce1">
            <text:p>32.234620897694</text:p>
          </table:table-cell>
          <table:table-cell office:value-type="float" office:value="31.9024947564856" table:style-name="ce1">
            <text:p>31.9024947564856</text:p>
          </table:table-cell>
          <table:table-cell office:value-type="float" office:value="31.589992802659" table:style-name="ce1">
            <text:p>31.589992802659</text:p>
          </table:table-cell>
          <table:table-cell office:value-type="float" office:value="31.3048433773028" table:style-name="ce1">
            <text:p>31.3048433773028</text:p>
          </table:table-cell>
          <table:table-cell office:value-type="float" office:value="31.0393137419495" table:style-name="ce1">
            <text:p>31.0393137419495</text:p>
          </table:table-cell>
          <table:table-cell office:value-type="float" office:value="31.2810600261978" table:style-name="ce1">
            <text:p>31.2810600261978</text:p>
          </table:table-cell>
          <table:table-cell office:value-type="float" office:value="31.4485138757402" table:style-name="ce1">
            <text:p>31.4485138757402</text:p>
          </table:table-cell>
          <table:table-cell office:value-type="float" office:value="31.5584354210143" table:style-name="ce1">
            <text:p>31.5584354210143</text:p>
          </table:table-cell>
          <table:table-cell office:value-type="float" office:value="31.6238393716044" table:style-name="ce1">
            <text:p>31.6238393716044</text:p>
          </table:table-cell>
          <table:table-cell office:value-type="float" office:value="31.6548317286236" table:style-name="ce1">
            <text:p>31.6548317286236</text:p>
          </table:table-cell>
          <table:table-cell office:value-type="float" office:value="31.6592595811141" table:style-name="ce1">
            <text:p>31.6592595811141</text:p>
          </table:table-cell>
          <table:table-cell office:value-type="float" office:value="31.6432157422354" table:style-name="ce1">
            <text:p>31.6432157422354</text:p>
          </table:table-cell>
          <table:table-cell office:value-type="float" office:value="31.6114306530515" table:style-name="ce1">
            <text:p>31.6114306530515</text:p>
          </table:table-cell>
          <table:table-cell office:value-type="float" office:value="31.5675767375742" table:style-name="ce1">
            <text:p>31.5675767375742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43.3152" table:style-name="ce1">
            <text:p>43.3152</text:p>
          </table:table-cell>
          <table:table-cell office:value-type="float" office:value="43.2395275802751" table:style-name="ce1">
            <text:p>43.2395275802751</text:p>
          </table:table-cell>
          <table:table-cell office:value-type="float" office:value="42.7453041558298" table:style-name="ce1">
            <text:p>42.7453041558298</text:p>
          </table:table-cell>
          <table:table-cell office:value-type="float" office:value="44.5175620661796" table:style-name="ce1">
            <text:p>44.5175620661796</text:p>
          </table:table-cell>
          <table:table-cell office:value-type="float" office:value="44.0622781890532" table:style-name="ce1">
            <text:p>44.0622781890532</text:p>
          </table:table-cell>
          <table:table-cell office:value-type="float" office:value="44.2094424415652" table:style-name="ce1">
            <text:p>44.2094424415652</text:p>
          </table:table-cell>
          <table:table-cell office:value-type="float" office:value="43.1391526133795" table:style-name="ce1">
            <text:p>43.1391526133795</text:p>
          </table:table-cell>
          <table:table-cell office:value-type="float" office:value="43.6044767619267" table:style-name="ce1">
            <text:p>43.6044767619267</text:p>
          </table:table-cell>
          <table:table-cell office:value-type="float" office:value="43.0206296808677" table:style-name="ce1">
            <text:p>43.0206296808677</text:p>
          </table:table-cell>
          <table:table-cell office:value-type="float" office:value="42.3715430607602" table:style-name="ce1">
            <text:p>42.3715430607602</text:p>
          </table:table-cell>
          <table:table-cell office:value-type="float" office:value="42.1157665870563" table:style-name="ce1">
            <text:p>42.1157665870563</text:p>
          </table:table-cell>
          <table:table-cell office:value-type="float" office:value="41.7225001586387" table:style-name="ce1">
            <text:p>41.7225001586387</text:p>
          </table:table-cell>
          <table:table-cell office:value-type="float" office:value="41.9148767090022" table:style-name="ce1">
            <text:p>41.9148767090022</text:p>
          </table:table-cell>
          <table:table-cell office:value-type="float" office:value="41.8340922308124" table:style-name="ce1">
            <text:p>41.8340922308124</text:p>
          </table:table-cell>
          <table:table-cell office:value-type="float" office:value="41.5102583745536" table:style-name="ce1">
            <text:p>41.5102583745536</text:p>
          </table:table-cell>
          <table:table-cell office:value-type="float" office:value="41.2696799502453" table:style-name="ce1">
            <text:p>41.2696799502453</text:p>
          </table:table-cell>
          <table:table-cell office:value-type="float" office:value="41.049758415116" table:style-name="ce1">
            <text:p>41.049758415116</text:p>
          </table:table-cell>
          <table:table-cell office:value-type="float" office:value="41.0427401537374" table:style-name="ce1">
            <text:p>41.0427401537374</text:p>
          </table:table-cell>
          <table:table-cell office:value-type="float" office:value="40.9028893756165" table:style-name="ce1">
            <text:p>40.9028893756165</text:p>
          </table:table-cell>
          <table:table-cell office:value-type="float" office:value="40.7222967787162" table:style-name="ce1">
            <text:p>40.7222967787162</text:p>
          </table:table-cell>
          <table:table-cell office:value-type="float" office:value="41.0374623555825" table:style-name="ce1">
            <text:p>41.0374623555825</text:p>
          </table:table-cell>
          <table:table-cell office:value-type="float" office:value="40.9511397141501" table:style-name="ce1">
            <text:p>40.9511397141501</text:p>
          </table:table-cell>
          <table:table-cell office:value-type="float" office:value="40.9305532491245" table:style-name="ce1">
            <text:p>40.9305532491245</text:p>
          </table:table-cell>
          <table:table-cell office:value-type="float" office:value="41.3088457096662" table:style-name="ce1">
            <text:p>41.3088457096662</text:p>
          </table:table-cell>
          <table:table-cell office:value-type="float" office:value="41.6521813404342" table:style-name="ce1">
            <text:p>41.6521813404342</text:p>
          </table:table-cell>
          <table:table-cell office:value-type="float" office:value="41.5751523940549" table:style-name="ce1">
            <text:p>41.5751523940549</text:p>
          </table:table-cell>
          <table:table-cell office:value-type="float" office:value="41.4610065856337" table:style-name="ce1">
            <text:p>41.4610065856337</text:p>
          </table:table-cell>
          <table:table-cell office:value-type="float" office:value="41.4696891903937" table:style-name="ce1">
            <text:p>41.4696891903937</text:p>
          </table:table-cell>
          <table:table-cell office:value-type="float" office:value="41.6333158967164" table:style-name="ce1">
            <text:p>41.6333158967164</text:p>
          </table:table-cell>
          <table:table-cell office:value-type="float" office:value="41.6825208075566" table:style-name="ce1">
            <text:p>41.6825208075566</text:p>
          </table:table-cell>
          <table:table-cell office:value-type="float" office:value="41.4933452616908" table:style-name="ce1">
            <text:p>41.4933452616908</text:p>
          </table:table-cell>
          <table:table-cell office:value-type="float" office:value="41.4935722682404" table:style-name="ce1">
            <text:p>41.4935722682404</text:p>
          </table:table-cell>
          <table:table-cell office:value-type="float" office:value="41.954944027969" table:style-name="ce1">
            <text:p>41.954944027969</text:p>
          </table:table-cell>
          <table:table-cell office:value-type="float" office:value="41.475733960225" table:style-name="ce1">
            <text:p>41.475733960225</text:p>
          </table:table-cell>
          <table:table-cell office:value-type="float" office:value="41.4479106819644" table:style-name="ce1">
            <text:p>41.4479106819644</text:p>
          </table:table-cell>
          <table:table-cell office:value-type="float" office:value="40.9612899887951" table:style-name="ce1">
            <text:p>40.9612899887951</text:p>
          </table:table-cell>
          <table:table-cell office:value-type="float" office:value="40.9911696092974" table:style-name="ce1">
            <text:p>40.9911696092974</text:p>
          </table:table-cell>
          <table:table-cell office:value-type="float" office:value="40.6240255305594" table:style-name="ce1">
            <text:p>40.6240255305594</text:p>
          </table:table-cell>
          <table:table-cell office:value-type="float" office:value="40.54397134564" table:style-name="ce1">
            <text:p>40.54397134564</text:p>
          </table:table-cell>
          <table:table-cell office:value-type="float" office:value="40.3253677047864" table:style-name="ce1">
            <text:p>40.3253677047864</text:p>
          </table:table-cell>
          <table:table-cell office:value-type="float" office:value="40.2449996776675" table:style-name="ce1">
            <text:p>40.2449996776675</text:p>
          </table:table-cell>
          <table:table-cell office:value-type="float" office:value="39.4996721799254" table:style-name="ce1">
            <text:p>39.4996721799254</text:p>
          </table:table-cell>
          <table:table-cell office:value-type="float" office:value="39.4990854800668" table:style-name="ce1">
            <text:p>39.4990854800668</text:p>
          </table:table-cell>
          <table:table-cell office:value-type="float" office:value="39.8758525656814" table:style-name="ce1">
            <text:p>39.8758525656814</text:p>
          </table:table-cell>
          <table:table-cell office:value-type="float" office:value="39.3750892777824" table:style-name="ce1">
            <text:p>39.3750892777824</text:p>
          </table:table-cell>
          <table:table-cell office:value-type="float" office:value="39.1002929118009" table:style-name="ce1">
            <text:p>39.1002929118009</text:p>
          </table:table-cell>
          <table:table-cell office:value-type="float" office:value="38.8553414505397" table:style-name="ce1">
            <text:p>38.8553414505397</text:p>
          </table:table-cell>
          <table:table-cell office:value-type="float" office:value="39.1733941910516" table:style-name="ce1">
            <text:p>39.1733941910516</text:p>
          </table:table-cell>
          <table:table-cell office:value-type="float" office:value="38.6274011712581" table:style-name="ce1">
            <text:p>38.6274011712581</text:p>
          </table:table-cell>
          <table:table-cell office:value-type="float" office:value="38.2280465834809" table:style-name="ce1">
            <text:p>38.2280465834809</text:p>
          </table:table-cell>
          <table:table-cell office:value-type="float" office:value="38.2566094129436" table:style-name="ce1">
            <text:p>38.2566094129436</text:p>
          </table:table-cell>
          <table:table-cell office:value-type="float" office:value="37.8550571956033" table:style-name="ce1">
            <text:p>37.8550571956033</text:p>
          </table:table-cell>
          <table:table-cell office:value-type="float" office:value="37.4315650278895" table:style-name="ce1">
            <text:p>37.4315650278895</text:p>
          </table:table-cell>
          <table:table-cell office:value-type="float" office:value="37.1598372286266" table:style-name="ce1">
            <text:p>37.1598372286266</text:p>
          </table:table-cell>
          <table:table-cell office:value-type="float" office:value="37.1324320922516" table:style-name="ce1">
            <text:p>37.1324320922516</text:p>
          </table:table-cell>
          <table:table-cell office:value-type="float" office:value="36.7939046345004" table:style-name="ce1">
            <text:p>36.7939046345004</text:p>
          </table:table-cell>
          <table:table-cell office:value-type="float" office:value="36.5833261358394" table:style-name="ce1">
            <text:p>36.5833261358394</text:p>
          </table:table-cell>
          <table:table-cell office:value-type="float" office:value="36.2124282861557" table:style-name="ce1">
            <text:p>36.2124282861557</text:p>
          </table:table-cell>
          <table:table-cell office:value-type="float" office:value="35.7411564637851" table:style-name="ce1">
            <text:p>35.7411564637851</text:p>
          </table:table-cell>
          <table:table-cell office:value-type="float" office:value="35.6411125833244" table:style-name="ce1">
            <text:p>35.6411125833244</text:p>
          </table:table-cell>
          <table:table-cell office:value-type="float" office:value="35.561911995653" table:style-name="ce1">
            <text:p>35.561911995653</text:p>
          </table:table-cell>
          <table:table-cell office:value-type="float" office:value="35.6808264640824" table:style-name="ce1">
            <text:p>35.6808264640824</text:p>
          </table:table-cell>
          <table:table-cell office:value-type="float" office:value="35.2206495485964" table:style-name="ce1">
            <text:p>35.2206495485964</text:p>
          </table:table-cell>
          <table:table-cell office:value-type="float" office:value="35.2918486371919" table:style-name="ce1">
            <text:p>35.2918486371919</text:p>
          </table:table-cell>
          <table:table-cell office:value-type="float" office:value="35.333245079391" table:style-name="ce1">
            <text:p>35.333245079391</text:p>
          </table:table-cell>
          <table:table-cell office:value-type="float" office:value="35.3537283563158" table:style-name="ce1">
            <text:p>35.3537283563158</text:p>
          </table:table-cell>
          <table:table-cell office:value-type="float" office:value="35.3535167318759" table:style-name="ce1">
            <text:p>35.3535167318759</text:p>
          </table:table-cell>
          <table:table-cell office:value-type="float" office:value="35.3375354878548" table:style-name="ce1">
            <text:p>35.3375354878548</text:p>
          </table:table-cell>
          <table:table-cell office:value-type="float" office:value="35.3095702882378" table:style-name="ce1">
            <text:p>35.3095702882378</text:p>
          </table:table-cell>
          <table:table-cell office:value-type="float" office:value="35.2725305835662" table:style-name="ce1">
            <text:p>35.2725305835662</text:p>
          </table:table-cell>
          <table:table-cell office:value-type="float" office:value="35.2286521361118" table:style-name="ce1">
            <text:p>35.2286521361118</text:p>
          </table:table-cell>
          <table:table-cell office:value-type="float" office:value="35.1796527365162" table:style-name="ce1">
            <text:p>35.1796527365162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43.3152" table:style-name="ce1">
            <text:p>43.3152</text:p>
          </table:table-cell>
          <table:table-cell office:value-type="float" office:value="43.0034252886589" table:style-name="ce1">
            <text:p>43.0034252886589</text:p>
          </table:table-cell>
          <table:table-cell office:value-type="float" office:value="45.2534699693935" table:style-name="ce1">
            <text:p>45.2534699693935</text:p>
          </table:table-cell>
          <table:table-cell office:value-type="float" office:value="45.6116872693627" table:style-name="ce1">
            <text:p>45.6116872693627</text:p>
          </table:table-cell>
          <table:table-cell office:value-type="float" office:value="47.666821072864" table:style-name="ce1">
            <text:p>47.666821072864</text:p>
          </table:table-cell>
          <table:table-cell office:value-type="float" office:value="46.7926378368715" table:style-name="ce1">
            <text:p>46.7926378368715</text:p>
          </table:table-cell>
          <table:table-cell office:value-type="float" office:value="47.706790835237" table:style-name="ce1">
            <text:p>47.706790835237</text:p>
          </table:table-cell>
          <table:table-cell office:value-type="float" office:value="46.7954139953455" table:style-name="ce1">
            <text:p>46.7954139953455</text:p>
          </table:table-cell>
          <table:table-cell office:value-type="float" office:value="48.1771922894459" table:style-name="ce1">
            <text:p>48.1771922894459</text:p>
          </table:table-cell>
          <table:table-cell office:value-type="float" office:value="46.697451550738" table:style-name="ce1">
            <text:p>46.697451550738</text:p>
          </table:table-cell>
          <table:table-cell office:value-type="float" office:value="48.1907323458873" table:style-name="ce1">
            <text:p>48.1907323458873</text:p>
          </table:table-cell>
          <table:table-cell office:value-type="float" office:value="46.7199225171138" table:style-name="ce1">
            <text:p>46.7199225171138</text:p>
          </table:table-cell>
          <table:table-cell office:value-type="float" office:value="48.3762613876974" table:style-name="ce1">
            <text:p>48.3762613876974</text:p>
          </table:table-cell>
          <table:table-cell office:value-type="float" office:value="46.7173354758089" table:style-name="ce1">
            <text:p>46.7173354758089</text:p>
          </table:table-cell>
          <table:table-cell office:value-type="float" office:value="48.3432537530364" table:style-name="ce1">
            <text:p>48.3432537530364</text:p>
          </table:table-cell>
          <table:table-cell office:value-type="float" office:value="46.7257510933518" table:style-name="ce1">
            <text:p>46.7257510933518</text:p>
          </table:table-cell>
          <table:table-cell office:value-type="float" office:value="48.41010975459" table:style-name="ce1">
            <text:p>48.41010975459</text:p>
          </table:table-cell>
          <table:table-cell office:value-type="float" office:value="46.7508173854887" table:style-name="ce1">
            <text:p>46.7508173854887</text:p>
          </table:table-cell>
          <table:table-cell office:value-type="float" office:value="48.2630817373241" table:style-name="ce1">
            <text:p>48.2630817373241</text:p>
          </table:table-cell>
          <table:table-cell office:value-type="float" office:value="46.2711205920314" table:style-name="ce1">
            <text:p>46.2711205920314</text:p>
          </table:table-cell>
          <table:table-cell office:value-type="float" office:value="47.6472946259838" table:style-name="ce1">
            <text:p>47.6472946259838</text:p>
          </table:table-cell>
          <table:table-cell office:value-type="float" office:value="46.3749005572006" table:style-name="ce1">
            <text:p>46.3749005572006</text:p>
          </table:table-cell>
          <table:table-cell office:value-type="float" office:value="48.0589157025427" table:style-name="ce1">
            <text:p>48.0589157025427</text:p>
          </table:table-cell>
          <table:table-cell office:value-type="float" office:value="46.4783285650151" table:style-name="ce1">
            <text:p>46.4783285650151</text:p>
          </table:table-cell>
          <table:table-cell office:value-type="float" office:value="48.0060053849033" table:style-name="ce1">
            <text:p>48.0060053849033</text:p>
          </table:table-cell>
          <table:table-cell office:value-type="float" office:value="46.2144075270101" table:style-name="ce1">
            <text:p>46.2144075270101</text:p>
          </table:table-cell>
          <table:table-cell office:value-type="float" office:value="47.7430725730422" table:style-name="ce1">
            <text:p>47.7430725730422</text:p>
          </table:table-cell>
          <table:table-cell office:value-type="float" office:value="46.0258259062538" table:style-name="ce1">
            <text:p>46.0258259062538</text:p>
          </table:table-cell>
          <table:table-cell office:value-type="float" office:value="47.5293304498574" table:style-name="ce1">
            <text:p>47.5293304498574</text:p>
          </table:table-cell>
          <table:table-cell office:value-type="float" office:value="45.7025260270347" table:style-name="ce1">
            <text:p>45.7025260270347</text:p>
          </table:table-cell>
          <table:table-cell office:value-type="float" office:value="47.4177767602264" table:style-name="ce1">
            <text:p>47.4177767602264</text:p>
          </table:table-cell>
          <table:table-cell office:value-type="float" office:value="45.8394966942406" table:style-name="ce1">
            <text:p>45.8394966942406</text:p>
          </table:table-cell>
          <table:table-cell office:value-type="float" office:value="48.0945224749134" table:style-name="ce1">
            <text:p>48.0945224749134</text:p>
          </table:table-cell>
          <table:table-cell office:value-type="float" office:value="45.9466887661088" table:style-name="ce1">
            <text:p>45.9466887661088</text:p>
          </table:table-cell>
          <table:table-cell office:value-type="float" office:value="47.5938609538057" table:style-name="ce1">
            <text:p>47.5938609538057</text:p>
          </table:table-cell>
          <table:table-cell office:value-type="float" office:value="45.5566415909897" table:style-name="ce1">
            <text:p>45.5566415909897</text:p>
          </table:table-cell>
          <table:table-cell office:value-type="float" office:value="46.9109036686329" table:style-name="ce1">
            <text:p>46.9109036686329</text:p>
          </table:table-cell>
          <table:table-cell office:value-type="float" office:value="45.0364137810521" table:style-name="ce1">
            <text:p>45.0364137810521</text:p>
          </table:table-cell>
          <table:table-cell office:value-type="float" office:value="46.625991743681" table:style-name="ce1">
            <text:p>46.625991743681</text:p>
          </table:table-cell>
          <table:table-cell office:value-type="float" office:value="44.9255115720919" table:style-name="ce1">
            <text:p>44.9255115720919</text:p>
          </table:table-cell>
          <table:table-cell office:value-type="float" office:value="46.633662068104" table:style-name="ce1">
            <text:p>46.633662068104</text:p>
          </table:table-cell>
          <table:table-cell office:value-type="float" office:value="44.8938456220742" table:style-name="ce1">
            <text:p>44.8938456220742</text:p>
          </table:table-cell>
          <table:table-cell office:value-type="float" office:value="46.0858133657529" table:style-name="ce1">
            <text:p>46.0858133657529</text:p>
          </table:table-cell>
          <table:table-cell office:value-type="float" office:value="44.4942247830041" table:style-name="ce1">
            <text:p>44.4942247830041</text:p>
          </table:table-cell>
          <table:table-cell office:value-type="float" office:value="45.9461150691522" table:style-name="ce1">
            <text:p>45.9461150691522</text:p>
          </table:table-cell>
          <table:table-cell office:value-type="float" office:value="44.1951131909106" table:style-name="ce1">
            <text:p>44.1951131909106</text:p>
          </table:table-cell>
          <table:table-cell office:value-type="float" office:value="45.4451596218428" table:style-name="ce1">
            <text:p>45.4451596218428</text:p>
          </table:table-cell>
          <table:table-cell office:value-type="float" office:value="43.9708114302499" table:style-name="ce1">
            <text:p>43.9708114302499</text:p>
          </table:table-cell>
          <table:table-cell office:value-type="float" office:value="45.1963091857582" table:style-name="ce1">
            <text:p>45.1963091857582</text:p>
          </table:table-cell>
          <table:table-cell office:value-type="float" office:value="43.2942814174418" table:style-name="ce1">
            <text:p>43.2942814174418</text:p>
          </table:table-cell>
          <table:table-cell office:value-type="float" office:value="44.7323606208871" table:style-name="ce1">
            <text:p>44.7323606208871</text:p>
          </table:table-cell>
          <table:table-cell office:value-type="float" office:value="42.786145813054" table:style-name="ce1">
            <text:p>42.786145813054</text:p>
          </table:table-cell>
          <table:table-cell office:value-type="float" office:value="44.0953357545439" table:style-name="ce1">
            <text:p>44.0953357545439</text:p>
          </table:table-cell>
          <table:table-cell office:value-type="float" office:value="42.4428233770962" table:style-name="ce1">
            <text:p>42.4428233770962</text:p>
          </table:table-cell>
          <table:table-cell office:value-type="float" office:value="43.8065216837446" table:style-name="ce1">
            <text:p>43.8065216837446</text:p>
          </table:table-cell>
          <table:table-cell office:value-type="float" office:value="42.1744848843951" table:style-name="ce1">
            <text:p>42.1744848843951</text:p>
          </table:table-cell>
          <table:table-cell office:value-type="float" office:value="43.5442064235384" table:style-name="ce1">
            <text:p>43.5442064235384</text:p>
          </table:table-cell>
          <table:table-cell office:value-type="float" office:value="41.7057426907755" table:style-name="ce1">
            <text:p>41.7057426907755</text:p>
          </table:table-cell>
          <table:table-cell office:value-type="float" office:value="43.1109404276016" table:style-name="ce1">
            <text:p>43.1109404276016</text:p>
          </table:table-cell>
          <table:table-cell office:value-type="float" office:value="41.2471817706782" table:style-name="ce1">
            <text:p>41.2471817706782</text:p>
          </table:table-cell>
          <table:table-cell office:value-type="float" office:value="42.6638533761671" table:style-name="ce1">
            <text:p>42.6638533761671</text:p>
          </table:table-cell>
          <table:table-cell office:value-type="float" office:value="41.1292819633457" table:style-name="ce1">
            <text:p>41.1292819633457</text:p>
          </table:table-cell>
          <table:table-cell office:value-type="float" office:value="42.6701906960975" table:style-name="ce1">
            <text:p>42.6701906960975</text:p>
          </table:table-cell>
          <table:table-cell office:value-type="float" office:value="42.7023186650085" table:style-name="ce1">
            <text:p>42.7023186650085</text:p>
          </table:table-cell>
          <table:table-cell office:value-type="float" office:value="42.7184307632432" table:style-name="ce1">
            <text:p>42.7184307632432</text:p>
          </table:table-cell>
          <table:table-cell office:value-type="float" office:value="42.7285513065448" table:style-name="ce1">
            <text:p>42.7285513065448</text:p>
          </table:table-cell>
          <table:table-cell office:value-type="float" office:value="42.7302737125314" table:style-name="ce1">
            <text:p>42.7302737125314</text:p>
          </table:table-cell>
          <table:table-cell office:value-type="float" office:value="42.7243335831583" table:style-name="ce1">
            <text:p>42.7243335831583</text:p>
          </table:table-cell>
          <table:table-cell office:value-type="float" office:value="42.7124838401741" table:style-name="ce1">
            <text:p>42.7124838401741</text:p>
          </table:table-cell>
          <table:table-cell office:value-type="float" office:value="42.6960894068692" table:style-name="ce1">
            <text:p>42.6960894068692</text:p>
          </table:table-cell>
          <table:table-cell office:value-type="float" office:value="42.6762129873713" table:style-name="ce1">
            <text:p>42.6762129873713</text:p>
          </table:table-cell>
          <table:table-cell office:value-type="float" office:value="42.653681882545" table:style-name="ce1">
            <text:p>42.653681882545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43.3152" table:style-name="ce1">
            <text:p>43.3152</text:p>
          </table:table-cell>
          <table:table-cell office:value-type="float" office:value="43.2789697741415" table:style-name="ce1">
            <text:p>43.2789697741415</text:p>
          </table:table-cell>
          <table:table-cell office:value-type="float" office:value="45.5416467601699" table:style-name="ce1">
            <text:p>45.5416467601699</text:p>
          </table:table-cell>
          <table:table-cell office:value-type="float" office:value="46.7838878403888" table:style-name="ce1">
            <text:p>46.7838878403888</text:p>
          </table:table-cell>
          <table:table-cell office:value-type="float" office:value="48.93535879454" table:style-name="ce1">
            <text:p>48.93535879454</text:p>
          </table:table-cell>
          <table:table-cell office:value-type="float" office:value="47.9021646670307" table:style-name="ce1">
            <text:p>47.9021646670307</text:p>
          </table:table-cell>
          <table:table-cell office:value-type="float" office:value="48.6700793241721" table:style-name="ce1">
            <text:p>48.6700793241721</text:p>
          </table:table-cell>
          <table:table-cell office:value-type="float" office:value="48.1508637537625" table:style-name="ce1">
            <text:p>48.1508637537625</text:p>
          </table:table-cell>
          <table:table-cell office:value-type="float" office:value="49.7315047993398" table:style-name="ce1">
            <text:p>49.7315047993398</text:p>
          </table:table-cell>
          <table:table-cell office:value-type="float" office:value="48.1990480681828" table:style-name="ce1">
            <text:p>48.1990480681828</text:p>
          </table:table-cell>
          <table:table-cell office:value-type="float" office:value="50.1385009293938" table:style-name="ce1">
            <text:p>50.1385009293938</text:p>
          </table:table-cell>
          <table:table-cell office:value-type="float" office:value="48.373449553845" table:style-name="ce1">
            <text:p>48.373449553845</text:p>
          </table:table-cell>
          <table:table-cell office:value-type="float" office:value="50.1967224716725" table:style-name="ce1">
            <text:p>50.1967224716725</text:p>
          </table:table-cell>
          <table:table-cell office:value-type="float" office:value="48.7219977608709" table:style-name="ce1">
            <text:p>48.7219977608709</text:p>
          </table:table-cell>
          <table:table-cell office:value-type="float" office:value="50.2672672783601" table:style-name="ce1">
            <text:p>50.2672672783601</text:p>
          </table:table-cell>
          <table:table-cell office:value-type="float" office:value="48.7737022931423" table:style-name="ce1">
            <text:p>48.7737022931423</text:p>
          </table:table-cell>
          <table:table-cell office:value-type="float" office:value="50.3569207599648" table:style-name="ce1">
            <text:p>50.3569207599648</text:p>
          </table:table-cell>
          <table:table-cell office:value-type="float" office:value="48.9675326814218" table:style-name="ce1">
            <text:p>48.9675326814218</text:p>
          </table:table-cell>
          <table:table-cell office:value-type="float" office:value="50.5433396198226" table:style-name="ce1">
            <text:p>50.5433396198226</text:p>
          </table:table-cell>
          <table:table-cell office:value-type="float" office:value="48.8812728902488" table:style-name="ce1">
            <text:p>48.8812728902488</text:p>
          </table:table-cell>
          <table:table-cell office:value-type="float" office:value="50.8401674127545" table:style-name="ce1">
            <text:p>50.8401674127545</text:p>
          </table:table-cell>
          <table:table-cell office:value-type="float" office:value="49.6535976162896" table:style-name="ce1">
            <text:p>49.6535976162896</text:p>
          </table:table-cell>
          <table:table-cell office:value-type="float" office:value="51.7104991779485" table:style-name="ce1">
            <text:p>51.7104991779485</text:p>
          </table:table-cell>
          <table:table-cell office:value-type="float" office:value="50.693840550002" table:style-name="ce1">
            <text:p>50.693840550002</text:p>
          </table:table-cell>
          <table:table-cell office:value-type="float" office:value="52.5037470208472" table:style-name="ce1">
            <text:p>52.5037470208472</text:p>
          </table:table-cell>
          <table:table-cell office:value-type="float" office:value="50.9127949879755" table:style-name="ce1">
            <text:p>50.9127949879755</text:p>
          </table:table-cell>
          <table:table-cell office:value-type="float" office:value="52.7655420585911" table:style-name="ce1">
            <text:p>52.7655420585911</text:p>
          </table:table-cell>
          <table:table-cell office:value-type="float" office:value="51.2591837231883" table:style-name="ce1">
            <text:p>51.2591837231883</text:p>
          </table:table-cell>
          <table:table-cell office:value-type="float" office:value="53.19387436615" table:style-name="ce1">
            <text:p>53.19387436615</text:p>
          </table:table-cell>
          <table:table-cell office:value-type="float" office:value="51.61022819635" table:style-name="ce1">
            <text:p>51.61022819635</text:p>
          </table:table-cell>
          <table:table-cell office:value-type="float" office:value="53.4379142415476" table:style-name="ce1">
            <text:p>53.4379142415476</text:p>
          </table:table-cell>
          <table:table-cell office:value-type="float" office:value="51.8337275770101" table:style-name="ce1">
            <text:p>51.8337275770101</text:p>
          </table:table-cell>
          <table:table-cell office:value-type="float" office:value="54.279679479071" table:style-name="ce1">
            <text:p>54.279679479071</text:p>
          </table:table-cell>
          <table:table-cell office:value-type="float" office:value="52.0839488575496" table:style-name="ce1">
            <text:p>52.0839488575496</text:p>
          </table:table-cell>
          <table:table-cell office:value-type="float" office:value="53.7523549840857" table:style-name="ce1">
            <text:p>53.7523549840857</text:p>
          </table:table-cell>
          <table:table-cell office:value-type="float" office:value="51.6951685739023" table:style-name="ce1">
            <text:p>51.6951685739023</text:p>
          </table:table-cell>
          <table:table-cell office:value-type="float" office:value="53.0832721357034" table:style-name="ce1">
            <text:p>53.0832721357034</text:p>
          </table:table-cell>
          <table:table-cell office:value-type="float" office:value="51.1014804473026" table:style-name="ce1">
            <text:p>51.1014804473026</text:p>
          </table:table-cell>
          <table:table-cell office:value-type="float" office:value="52.8700730355086" table:style-name="ce1">
            <text:p>52.8700730355086</text:p>
          </table:table-cell>
          <table:table-cell office:value-type="float" office:value="51.2414713892152" table:style-name="ce1">
            <text:p>51.2414713892152</text:p>
          </table:table-cell>
          <table:table-cell office:value-type="float" office:value="53.0573140283362" table:style-name="ce1">
            <text:p>53.0573140283362</text:p>
          </table:table-cell>
          <table:table-cell office:value-type="float" office:value="51.0363721639311" table:style-name="ce1">
            <text:p>51.0363721639311</text:p>
          </table:table-cell>
          <table:table-cell office:value-type="float" office:value="52.5305498325849" table:style-name="ce1">
            <text:p>52.5305498325849</text:p>
          </table:table-cell>
          <table:table-cell office:value-type="float" office:value="51.8666841464194" table:style-name="ce1">
            <text:p>51.8666841464194</text:p>
          </table:table-cell>
          <table:table-cell office:value-type="float" office:value="53.1566621909778" table:style-name="ce1">
            <text:p>53.1566621909778</text:p>
          </table:table-cell>
          <table:table-cell office:value-type="float" office:value="51.6117596944493" table:style-name="ce1">
            <text:p>51.6117596944493</text:p>
          </table:table-cell>
          <table:table-cell office:value-type="float" office:value="52.7145949437759" table:style-name="ce1">
            <text:p>52.7145949437759</text:p>
          </table:table-cell>
          <table:table-cell office:value-type="float" office:value="51.4010029377412" table:style-name="ce1">
            <text:p>51.4010029377412</text:p>
          </table:table-cell>
          <table:table-cell office:value-type="float" office:value="52.4902799174101" table:style-name="ce1">
            <text:p>52.4902799174101</text:p>
          </table:table-cell>
          <table:table-cell office:value-type="float" office:value="50.4374819274431" table:style-name="ce1">
            <text:p>50.4374819274431</text:p>
          </table:table-cell>
          <table:table-cell office:value-type="float" office:value="51.9065851664872" table:style-name="ce1">
            <text:p>51.9065851664872</text:p>
          </table:table-cell>
          <table:table-cell office:value-type="float" office:value="49.8646885646722" table:style-name="ce1">
            <text:p>49.8646885646722</text:p>
          </table:table-cell>
          <table:table-cell office:value-type="float" office:value="51.120175587675" table:style-name="ce1">
            <text:p>51.120175587675</text:p>
          </table:table-cell>
          <table:table-cell office:value-type="float" office:value="49.4342024106009" table:style-name="ce1">
            <text:p>49.4342024106009</text:p>
          </table:table-cell>
          <table:table-cell office:value-type="float" office:value="50.9091282363308" table:style-name="ce1">
            <text:p>50.9091282363308</text:p>
          </table:table-cell>
          <table:table-cell office:value-type="float" office:value="49.2326539941939" table:style-name="ce1">
            <text:p>49.2326539941939</text:p>
          </table:table-cell>
          <table:table-cell office:value-type="float" office:value="50.6321468005554" table:style-name="ce1">
            <text:p>50.6321468005554</text:p>
          </table:table-cell>
          <table:table-cell office:value-type="float" office:value="48.8308799836701" table:style-name="ce1">
            <text:p>48.8308799836701</text:p>
          </table:table-cell>
          <table:table-cell office:value-type="float" office:value="50.1241356483896" table:style-name="ce1">
            <text:p>50.1241356483896</text:p>
          </table:table-cell>
          <table:table-cell office:value-type="float" office:value="48.369591504039" table:style-name="ce1">
            <text:p>48.369591504039</text:p>
          </table:table-cell>
          <table:table-cell office:value-type="float" office:value="49.9259757134896" table:style-name="ce1">
            <text:p>49.9259757134896</text:p>
          </table:table-cell>
          <table:table-cell office:value-type="float" office:value="48.5943420437741" table:style-name="ce1">
            <text:p>48.5943420437741</text:p>
          </table:table-cell>
          <table:table-cell office:value-type="float" office:value="49.9517246659364" table:style-name="ce1">
            <text:p>49.9517246659364</text:p>
          </table:table-cell>
          <table:table-cell office:value-type="float" office:value="50.073376708543" table:style-name="ce1">
            <text:p>50.073376708543</text:p>
          </table:table-cell>
          <table:table-cell office:value-type="float" office:value="50.1704569874152" table:style-name="ce1">
            <text:p>50.1704569874152</text:p>
          </table:table-cell>
          <table:table-cell office:value-type="float" office:value="50.248661041616" table:style-name="ce1">
            <text:p>50.248661041616</text:p>
          </table:table-cell>
          <table:table-cell office:value-type="float" office:value="50.3193061764793" table:style-name="ce1">
            <text:p>50.3193061764793</text:p>
          </table:table-cell>
          <table:table-cell office:value-type="float" office:value="50.4068240569762" table:style-name="ce1">
            <text:p>50.4068240569762</text:p>
          </table:table-cell>
          <table:table-cell office:value-type="float" office:value="50.4829009368331" table:style-name="ce1">
            <text:p>50.4829009368331</text:p>
          </table:table-cell>
          <table:table-cell office:value-type="float" office:value="50.5501669385765" table:style-name="ce1">
            <text:p>50.5501669385765</text:p>
          </table:table-cell>
          <table:table-cell office:value-type="float" office:value="50.6106267965946" table:style-name="ce1">
            <text:p>50.6106267965946</text:p>
          </table:table-cell>
          <table:table-cell office:value-type="float" office:value="50.6658087774022" table:style-name="ce1">
            <text:p>50.6658087774022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43.3152" table:style-name="ce1">
            <text:p>43.3152</text:p>
          </table:table-cell>
          <table:table-cell office:value-type="float" office:value="43.1997287368958" table:style-name="ce1">
            <text:p>43.1997287368958</text:p>
          </table:table-cell>
          <table:table-cell office:value-type="float" office:value="45.475479418293" table:style-name="ce1">
            <text:p>45.475479418293</text:p>
          </table:table-cell>
          <table:table-cell office:value-type="float" office:value="45.5128565443701" table:style-name="ce1">
            <text:p>45.5128565443701</text:p>
          </table:table-cell>
          <table:table-cell office:value-type="float" office:value="47.7443422989101" table:style-name="ce1">
            <text:p>47.7443422989101</text:p>
          </table:table-cell>
          <table:table-cell office:value-type="float" office:value="46.8608442715366" table:style-name="ce1">
            <text:p>46.8608442715366</text:p>
          </table:table-cell>
          <table:table-cell office:value-type="float" office:value="48.0124703403569" table:style-name="ce1">
            <text:p>48.0124703403569</text:p>
          </table:table-cell>
          <table:table-cell office:value-type="float" office:value="47.2105853745537" table:style-name="ce1">
            <text:p>47.2105853745537</text:p>
          </table:table-cell>
          <table:table-cell office:value-type="float" office:value="48.6054042250947" table:style-name="ce1">
            <text:p>48.6054042250947</text:p>
          </table:table-cell>
          <table:table-cell office:value-type="float" office:value="47.1666207493648" table:style-name="ce1">
            <text:p>47.1666207493648</text:p>
          </table:table-cell>
          <table:table-cell office:value-type="float" office:value="49.0033763072299" table:style-name="ce1">
            <text:p>49.0033763072299</text:p>
          </table:table-cell>
          <table:table-cell office:value-type="float" office:value="47.4553441450171" table:style-name="ce1">
            <text:p>47.4553441450171</text:p>
          </table:table-cell>
          <table:table-cell office:value-type="float" office:value="48.9225643288701" table:style-name="ce1">
            <text:p>48.9225643288701</text:p>
          </table:table-cell>
          <table:table-cell office:value-type="float" office:value="47.6903172310179" table:style-name="ce1">
            <text:p>47.6903172310179</text:p>
          </table:table-cell>
          <table:table-cell office:value-type="float" office:value="49.2447157463216" table:style-name="ce1">
            <text:p>49.2447157463216</text:p>
          </table:table-cell>
          <table:table-cell office:value-type="float" office:value="47.8829151171316" table:style-name="ce1">
            <text:p>47.8829151171316</text:p>
          </table:table-cell>
          <table:table-cell office:value-type="float" office:value="49.4641061532425" table:style-name="ce1">
            <text:p>49.4641061532425</text:p>
          </table:table-cell>
          <table:table-cell office:value-type="float" office:value="48.1295455699378" table:style-name="ce1">
            <text:p>48.1295455699378</text:p>
          </table:table-cell>
          <table:table-cell office:value-type="float" office:value="49.6475660524685" table:style-name="ce1">
            <text:p>49.6475660524685</text:p>
          </table:table-cell>
          <table:table-cell office:value-type="float" office:value="48.2383780530922" table:style-name="ce1">
            <text:p>48.2383780530922</text:p>
          </table:table-cell>
          <table:table-cell office:value-type="float" office:value="49.8591634417806" table:style-name="ce1">
            <text:p>49.8591634417806</text:p>
          </table:table-cell>
          <table:table-cell office:value-type="float" office:value="48.6425839765363" table:style-name="ce1">
            <text:p>48.6425839765363</text:p>
          </table:table-cell>
          <table:table-cell office:value-type="float" office:value="50.4159714763314" table:style-name="ce1">
            <text:p>50.4159714763314</text:p>
          </table:table-cell>
          <table:table-cell office:value-type="float" office:value="49.5971659147717" table:style-name="ce1">
            <text:p>49.5971659147717</text:p>
          </table:table-cell>
          <table:table-cell office:value-type="float" office:value="51.1990457240003" table:style-name="ce1">
            <text:p>51.1990457240003</text:p>
          </table:table-cell>
          <table:table-cell office:value-type="float" office:value="49.6679074272644" table:style-name="ce1">
            <text:p>49.6679074272644</text:p>
          </table:table-cell>
          <table:table-cell office:value-type="float" office:value="51.2480660732894" table:style-name="ce1">
            <text:p>51.2480660732894</text:p>
          </table:table-cell>
          <table:table-cell office:value-type="float" office:value="49.9523276386593" table:style-name="ce1">
            <text:p>49.9523276386593</text:p>
          </table:table-cell>
          <table:table-cell office:value-type="float" office:value="51.5435405797272" table:style-name="ce1">
            <text:p>51.5435405797272</text:p>
          </table:table-cell>
          <table:table-cell office:value-type="float" office:value="50.1879989438135" table:style-name="ce1">
            <text:p>50.1879989438135</text:p>
          </table:table-cell>
          <table:table-cell office:value-type="float" office:value="51.7710340314201" table:style-name="ce1">
            <text:p>51.7710340314201</text:p>
          </table:table-cell>
          <table:table-cell office:value-type="float" office:value="50.372187782192" table:style-name="ce1">
            <text:p>50.372187782192</text:p>
          </table:table-cell>
          <table:table-cell office:value-type="float" office:value="52.7012374008344" table:style-name="ce1">
            <text:p>52.7012374008344</text:p>
          </table:table-cell>
          <table:table-cell office:value-type="float" office:value="50.7803611321688" table:style-name="ce1">
            <text:p>50.7803611321688</text:p>
          </table:table-cell>
          <table:table-cell office:value-type="float" office:value="52.3785157304487" table:style-name="ce1">
            <text:p>52.3785157304487</text:p>
          </table:table-cell>
          <table:table-cell office:value-type="float" office:value="50.2558750842083" table:style-name="ce1">
            <text:p>50.2558750842083</text:p>
          </table:table-cell>
          <table:table-cell office:value-type="float" office:value="51.4405384137533" table:style-name="ce1">
            <text:p>51.4405384137533</text:p>
          </table:table-cell>
          <table:table-cell office:value-type="float" office:value="49.4077624069238" table:style-name="ce1">
            <text:p>49.4077624069238</text:p>
          </table:table-cell>
          <table:table-cell office:value-type="float" office:value="51.0025142088654" table:style-name="ce1">
            <text:p>51.0025142088654</text:p>
          </table:table-cell>
          <table:table-cell office:value-type="float" office:value="49.03332534214" table:style-name="ce1">
            <text:p>49.03332534214</text:p>
          </table:table-cell>
          <table:table-cell office:value-type="float" office:value="50.6756854832862" table:style-name="ce1">
            <text:p>50.6756854832862</text:p>
          </table:table-cell>
          <table:table-cell office:value-type="float" office:value="48.7953034091992" table:style-name="ce1">
            <text:p>48.7953034091992</text:p>
          </table:table-cell>
          <table:table-cell office:value-type="float" office:value="50.0573393142792" table:style-name="ce1">
            <text:p>50.0573393142792</text:p>
          </table:table-cell>
          <table:table-cell office:value-type="float" office:value="48.971253555526" table:style-name="ce1">
            <text:p>48.971253555526</text:p>
          </table:table-cell>
          <table:table-cell office:value-type="float" office:value="50.2435194364403" table:style-name="ce1">
            <text:p>50.2435194364403</text:p>
          </table:table-cell>
          <table:table-cell office:value-type="float" office:value="48.7024382604927" table:style-name="ce1">
            <text:p>48.7024382604927</text:p>
          </table:table-cell>
          <table:table-cell office:value-type="float" office:value="49.8765085363742" table:style-name="ce1">
            <text:p>49.8765085363742</text:p>
          </table:table-cell>
          <table:table-cell office:value-type="float" office:value="48.5846140165538" table:style-name="ce1">
            <text:p>48.5846140165538</text:p>
          </table:table-cell>
          <table:table-cell office:value-type="float" office:value="49.6698480495756" table:style-name="ce1">
            <text:p>49.6698480495756</text:p>
          </table:table-cell>
          <table:table-cell office:value-type="float" office:value="47.7295152588298" table:style-name="ce1">
            <text:p>47.7295152588298</text:p>
          </table:table-cell>
          <table:table-cell office:value-type="float" office:value="49.1346184026813" table:style-name="ce1">
            <text:p>49.1346184026813</text:p>
          </table:table-cell>
          <table:table-cell office:value-type="float" office:value="47.1688931920441" table:style-name="ce1">
            <text:p>47.1688931920441</text:p>
          </table:table-cell>
          <table:table-cell office:value-type="float" office:value="48.3777734177264" table:style-name="ce1">
            <text:p>48.3777734177264</text:p>
          </table:table-cell>
          <table:table-cell office:value-type="float" office:value="46.6711722691756" table:style-name="ce1">
            <text:p>46.6711722691756</text:p>
          </table:table-cell>
          <table:table-cell office:value-type="float" office:value="47.9499687134631" table:style-name="ce1">
            <text:p>47.9499687134631</text:p>
          </table:table-cell>
          <table:table-cell office:value-type="float" office:value="46.3560243788718" table:style-name="ce1">
            <text:p>46.3560243788718</text:p>
          </table:table-cell>
          <table:table-cell office:value-type="float" office:value="47.685260020058" table:style-name="ce1">
            <text:p>47.685260020058</text:p>
          </table:table-cell>
          <table:table-cell office:value-type="float" office:value="45.8837602175255" table:style-name="ce1">
            <text:p>45.8837602175255</text:p>
          </table:table-cell>
          <table:table-cell office:value-type="float" office:value="47.1560762138853" table:style-name="ce1">
            <text:p>47.1560762138853</text:p>
          </table:table-cell>
          <table:table-cell office:value-type="float" office:value="45.3667103962695" table:style-name="ce1">
            <text:p>45.3667103962695</text:p>
          </table:table-cell>
          <table:table-cell office:value-type="float" office:value="46.9170077537175" table:style-name="ce1">
            <text:p>46.9170077537175</text:p>
          </table:table-cell>
          <table:table-cell office:value-type="float" office:value="45.516694899355" table:style-name="ce1">
            <text:p>45.516694899355</text:p>
          </table:table-cell>
          <table:table-cell office:value-type="float" office:value="46.8585013787883" table:style-name="ce1">
            <text:p>46.8585013787883</text:p>
          </table:table-cell>
          <table:table-cell office:value-type="float" office:value="46.9646859997259" table:style-name="ce1">
            <text:p>46.9646859997259</text:p>
          </table:table-cell>
          <table:table-cell office:value-type="float" office:value="47.043666650879" table:style-name="ce1">
            <text:p>47.043666650879</text:p>
          </table:table-cell>
          <table:table-cell office:value-type="float" office:value="47.1082181489638" table:style-name="ce1">
            <text:p>47.1082181489638</text:p>
          </table:table-cell>
          <table:table-cell office:value-type="float" office:value="47.1752119832484" table:style-name="ce1">
            <text:p>47.1752119832484</text:p>
          </table:table-cell>
          <table:table-cell office:value-type="float" office:value="47.2289676764674" table:style-name="ce1">
            <text:p>47.2289676764674</text:p>
          </table:table-cell>
          <table:table-cell office:value-type="float" office:value="47.2726305677679" table:style-name="ce1">
            <text:p>47.2726305677679</text:p>
          </table:table-cell>
          <table:table-cell office:value-type="float" office:value="47.3085921704697" table:style-name="ce1">
            <text:p>47.3085921704697</text:p>
          </table:table-cell>
          <table:table-cell office:value-type="float" office:value="47.3386709037202" table:style-name="ce1">
            <text:p>47.3386709037202</text:p>
          </table:table-cell>
          <table:table-cell office:value-type="float" office:value="47.3642494926037" table:style-name="ce1">
            <text:p>47.3642494926037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43.3152" table:style-name="ce1">
            <text:p>43.3152</text:p>
          </table:table-cell>
          <table:table-cell office:value-type="float" office:value="43.0150279005197" table:style-name="ce1">
            <text:p>43.0150279005197</text:p>
          </table:table-cell>
          <table:table-cell office:value-type="float" office:value="46.1058230479329" table:style-name="ce1">
            <text:p>46.1058230479329</text:p>
          </table:table-cell>
          <table:table-cell office:value-type="float" office:value="46.4092167011442" table:style-name="ce1">
            <text:p>46.4092167011442</text:p>
          </table:table-cell>
          <table:table-cell office:value-type="float" office:value="49.4729719656381" table:style-name="ce1">
            <text:p>49.4729719656381</text:p>
          </table:table-cell>
          <table:table-cell office:value-type="float" office:value="49.2272883671384" table:style-name="ce1">
            <text:p>49.2272883671384</text:p>
          </table:table-cell>
          <table:table-cell office:value-type="float" office:value="51.6621549370839" table:style-name="ce1">
            <text:p>51.6621549370839</text:p>
          </table:table-cell>
          <table:table-cell office:value-type="float" office:value="51.2319908369" table:style-name="ce1">
            <text:p>51.2319908369</text:p>
          </table:table-cell>
          <table:table-cell office:value-type="float" office:value="53.8993080998893" table:style-name="ce1">
            <text:p>53.8993080998893</text:p>
          </table:table-cell>
          <table:table-cell office:value-type="float" office:value="53.022905045201" table:style-name="ce1">
            <text:p>53.022905045201</text:p>
          </table:table-cell>
          <table:table-cell office:value-type="float" office:value="55.823293465402" table:style-name="ce1">
            <text:p>55.823293465402</text:p>
          </table:table-cell>
          <table:table-cell office:value-type="float" office:value="55.0687636283589" table:style-name="ce1">
            <text:p>55.0687636283589</text:p>
          </table:table-cell>
          <table:table-cell office:value-type="float" office:value="57.9398902903957" table:style-name="ce1">
            <text:p>57.9398902903957</text:p>
          </table:table-cell>
          <table:table-cell office:value-type="float" office:value="57.1216402345763" table:style-name="ce1">
            <text:p>57.1216402345763</text:p>
          </table:table-cell>
          <table:table-cell office:value-type="float" office:value="60.0118750571132" table:style-name="ce1">
            <text:p>60.0118750571132</text:p>
          </table:table-cell>
          <table:table-cell office:value-type="float" office:value="59.1430493107906" table:style-name="ce1">
            <text:p>59.1430493107906</text:p>
          </table:table-cell>
          <table:table-cell office:value-type="float" office:value="62.0805288791575" table:style-name="ce1">
            <text:p>62.0805288791575</text:p>
          </table:table-cell>
          <table:table-cell office:value-type="float" office:value="61.2239806962477" table:style-name="ce1">
            <text:p>61.2239806962477</text:p>
          </table:table-cell>
          <table:table-cell office:value-type="float" office:value="64.0215230875318" table:style-name="ce1">
            <text:p>64.0215230875318</text:p>
          </table:table-cell>
          <table:table-cell office:value-type="float" office:value="62.8483847099864" table:style-name="ce1">
            <text:p>62.8483847099864</text:p>
          </table:table-cell>
          <table:table-cell office:value-type="float" office:value="65.6583094827255" table:style-name="ce1">
            <text:p>65.6583094827255</text:p>
          </table:table-cell>
          <table:table-cell office:value-type="float" office:value="64.9142503783754" table:style-name="ce1">
            <text:p>64.9142503783754</text:p>
          </table:table-cell>
          <table:table-cell office:value-type="float" office:value="67.7590227513981" table:style-name="ce1">
            <text:p>67.7590227513981</text:p>
          </table:table-cell>
          <table:table-cell office:value-type="float" office:value="66.9243605907556" table:style-name="ce1">
            <text:p>66.9243605907556</text:p>
          </table:table-cell>
          <table:table-cell office:value-type="float" office:value="69.8664315447214" table:style-name="ce1">
            <text:p>69.8664315447214</text:p>
          </table:table-cell>
          <table:table-cell office:value-type="float" office:value="68.8288640193144" table:style-name="ce1">
            <text:p>68.8288640193144</text:p>
          </table:table-cell>
          <table:table-cell office:value-type="float" office:value="71.534220746093" table:style-name="ce1">
            <text:p>71.534220746093</text:p>
          </table:table-cell>
          <table:table-cell office:value-type="float" office:value="70.6026853911032" table:style-name="ce1">
            <text:p>70.6026853911032</text:p>
          </table:table-cell>
          <table:table-cell office:value-type="float" office:value="73.3449227872532" table:style-name="ce1">
            <text:p>73.3449227872532</text:p>
          </table:table-cell>
          <table:table-cell office:value-type="float" office:value="72.214438365205" table:style-name="ce1">
            <text:p>72.214438365205</text:p>
          </table:table-cell>
          <table:table-cell office:value-type="float" office:value="75.0273174232964" table:style-name="ce1">
            <text:p>75.0273174232964</text:p>
          </table:table-cell>
          <table:table-cell office:value-type="float" office:value="73.9708507285601" table:style-name="ce1">
            <text:p>73.9708507285601</text:p>
          </table:table-cell>
          <table:table-cell office:value-type="float" office:value="76.9432021011089" table:style-name="ce1">
            <text:p>76.9432021011089</text:p>
          </table:table-cell>
          <table:table-cell office:value-type="float" office:value="75.5931627694811" table:style-name="ce1">
            <text:p>75.5931627694811</text:p>
          </table:table-cell>
          <table:table-cell office:value-type="float" office:value="78.42484467391" table:style-name="ce1">
            <text:p>78.42484467391</text:p>
          </table:table-cell>
          <table:table-cell office:value-type="float" office:value="77.1499882418462" table:style-name="ce1">
            <text:p>77.1499882418462</text:p>
          </table:table-cell>
          <table:table-cell office:value-type="float" office:value="79.7493675980814" table:style-name="ce1">
            <text:p>79.7493675980814</text:p>
          </table:table-cell>
          <table:table-cell office:value-type="float" office:value="78.6045631023865" table:style-name="ce1">
            <text:p>78.6045631023865</text:p>
          </table:table-cell>
          <table:table-cell office:value-type="float" office:value="81.2659525563524" table:style-name="ce1">
            <text:p>81.2659525563524</text:p>
          </table:table-cell>
          <table:table-cell office:value-type="float" office:value="80.1255738040913" table:style-name="ce1">
            <text:p>80.1255738040913</text:p>
          </table:table-cell>
          <table:table-cell office:value-type="float" office:value="82.9441226822944" table:style-name="ce1">
            <text:p>82.9441226822944</text:p>
          </table:table-cell>
          <table:table-cell office:value-type="float" office:value="81.650251158006" table:style-name="ce1">
            <text:p>81.650251158006</text:p>
          </table:table-cell>
          <table:table-cell office:value-type="float" office:value="84.0857077142485" table:style-name="ce1">
            <text:p>84.0857077142485</text:p>
          </table:table-cell>
          <table:table-cell office:value-type="float" office:value="83.3762077131144" table:style-name="ce1">
            <text:p>83.3762077131144</text:p>
          </table:table-cell>
          <table:table-cell office:value-type="float" office:value="85.9122417595326" table:style-name="ce1">
            <text:p>85.9122417595326</text:p>
          </table:table-cell>
          <table:table-cell office:value-type="float" office:value="84.6708699683977" table:style-name="ce1">
            <text:p>84.6708699683977</text:p>
          </table:table-cell>
          <table:table-cell office:value-type="float" office:value="87.0519223663886" table:style-name="ce1">
            <text:p>87.0519223663886</text:p>
          </table:table-cell>
          <table:table-cell office:value-type="float" office:value="86.0627781154758" table:style-name="ce1">
            <text:p>86.0627781154758</text:p>
          </table:table-cell>
          <table:table-cell office:value-type="float" office:value="88.415542994831" table:style-name="ce1">
            <text:p>88.415542994831</text:p>
          </table:table-cell>
          <table:table-cell office:value-type="float" office:value="86.9342214556691" table:style-name="ce1">
            <text:p>86.9342214556691</text:p>
          </table:table-cell>
          <table:table-cell office:value-type="float" office:value="89.4687292796173" table:style-name="ce1">
            <text:p>89.4687292796173</text:p>
          </table:table-cell>
          <table:table-cell office:value-type="float" office:value="87.9777875533862" table:style-name="ce1">
            <text:p>87.9777875533862</text:p>
          </table:table-cell>
          <table:table-cell office:value-type="float" office:value="90.3297449961833" table:style-name="ce1">
            <text:p>90.3297449961833</text:p>
          </table:table-cell>
          <table:table-cell office:value-type="float" office:value="89.0397294829403" table:style-name="ce1">
            <text:p>89.0397294829403</text:p>
          </table:table-cell>
          <table:table-cell office:value-type="float" office:value="91.4608459947498" table:style-name="ce1">
            <text:p>91.4608459947498</text:p>
          </table:table-cell>
          <table:table-cell office:value-type="float" office:value="90.1726803052129" table:style-name="ce1">
            <text:p>90.1726803052129</text:p>
          </table:table-cell>
          <table:table-cell office:value-type="float" office:value="92.5349401878139" table:style-name="ce1">
            <text:p>92.5349401878139</text:p>
          </table:table-cell>
          <table:table-cell office:value-type="float" office:value="90.9912000288481" table:style-name="ce1">
            <text:p>90.9912000288481</text:p>
          </table:table-cell>
          <table:table-cell office:value-type="float" office:value="93.3847012596114" table:style-name="ce1">
            <text:p>93.3847012596114</text:p>
          </table:table-cell>
          <table:table-cell office:value-type="float" office:value="91.9363568190334" table:style-name="ce1">
            <text:p>91.9363568190334</text:p>
          </table:table-cell>
          <table:table-cell office:value-type="float" office:value="94.3647076613917" table:style-name="ce1">
            <text:p>94.3647076613917</text:p>
          </table:table-cell>
          <table:table-cell office:value-type="float" office:value="93.1806333431381" table:style-name="ce1">
            <text:p>93.1806333431381</text:p>
          </table:table-cell>
          <table:table-cell office:value-type="float" office:value="95.6892897629982" table:style-name="ce1">
            <text:p>95.6892897629982</text:p>
          </table:table-cell>
          <table:table-cell office:value-type="float" office:value="96.4400775726738" table:style-name="ce1">
            <text:p>96.4400775726738</text:p>
          </table:table-cell>
          <table:table-cell office:value-type="float" office:value="97.1675637303748" table:style-name="ce1">
            <text:p>97.1675637303748</text:p>
          </table:table-cell>
          <table:table-cell office:value-type="float" office:value="97.8756166671192" table:style-name="ce1">
            <text:p>97.8756166671192</text:p>
          </table:table-cell>
          <table:table-cell office:value-type="float" office:value="98.5672852257575" table:style-name="ce1">
            <text:p>98.5672852257575</text:p>
          </table:table-cell>
          <table:table-cell office:value-type="float" office:value="99.2449741735937" table:style-name="ce1">
            <text:p>99.2449741735937</text:p>
          </table:table-cell>
          <table:table-cell office:value-type="float" office:value="99.9105821139973" table:style-name="ce1">
            <text:p>99.9105821139973</text:p>
          </table:table-cell>
          <table:table-cell office:value-type="float" office:value="100.565609852601" table:style-name="ce1">
            <text:p>100.565609852601</text:p>
          </table:table-cell>
          <table:table-cell office:value-type="float" office:value="101.211245547852" table:style-name="ce1">
            <text:p>101.211245547852</text:p>
          </table:table-cell>
          <table:table-cell office:value-type="float" office:value="101.848431619607" table:style-name="ce1">
            <text:p>101.848431619607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43.3152" table:style-name="ce1">
            <text:p>43.3152</text:p>
          </table:table-cell>
          <table:table-cell office:value-type="float" office:value="43.1652472135281" table:style-name="ce1">
            <text:p>43.1652472135281</text:p>
          </table:table-cell>
          <table:table-cell office:value-type="float" office:value="45.7540916097403" table:style-name="ce1">
            <text:p>45.7540916097403</text:p>
          </table:table-cell>
          <table:table-cell office:value-type="float" office:value="45.7674487067077" table:style-name="ce1">
            <text:p>45.7674487067077</text:p>
          </table:table-cell>
          <table:table-cell office:value-type="float" office:value="48.424728685797" table:style-name="ce1">
            <text:p>48.424728685797</text:p>
          </table:table-cell>
          <table:table-cell office:value-type="float" office:value="47.705274708228" table:style-name="ce1">
            <text:p>47.705274708228</text:p>
          </table:table-cell>
          <table:table-cell office:value-type="float" office:value="49.2541006037056" table:style-name="ce1">
            <text:p>49.2541006037056</text:p>
          </table:table-cell>
          <table:table-cell office:value-type="float" office:value="48.5471624907303" table:style-name="ce1">
            <text:p>48.5471624907303</text:p>
          </table:table-cell>
          <table:table-cell office:value-type="float" office:value="50.3261710901797" table:style-name="ce1">
            <text:p>50.3261710901797</text:p>
          </table:table-cell>
          <table:table-cell office:value-type="float" office:value="49.1273157886492" table:style-name="ce1">
            <text:p>49.1273157886492</text:p>
          </table:table-cell>
          <table:table-cell office:value-type="float" office:value="51.2736240461599" table:style-name="ce1">
            <text:p>51.2736240461599</text:p>
          </table:table-cell>
          <table:table-cell office:value-type="float" office:value="50.1112326298579" table:style-name="ce1">
            <text:p>50.1112326298579</text:p>
          </table:table-cell>
          <table:table-cell office:value-type="float" office:value="52.0690955740591" table:style-name="ce1">
            <text:p>52.0690955740591</text:p>
          </table:table-cell>
          <table:table-cell office:value-type="float" office:value="50.7733178557639" table:style-name="ce1">
            <text:p>50.7733178557639</text:p>
          </table:table-cell>
          <table:table-cell office:value-type="float" office:value="52.8035307271532" table:style-name="ce1">
            <text:p>52.8035307271532</text:p>
          </table:table-cell>
          <table:table-cell office:value-type="float" office:value="51.5825841083571" table:style-name="ce1">
            <text:p>51.5825841083571</text:p>
          </table:table-cell>
          <table:table-cell office:value-type="float" office:value="53.7869627584914" table:style-name="ce1">
            <text:p>53.7869627584914</text:p>
          </table:table-cell>
          <table:table-cell office:value-type="float" office:value="52.4063943694245" table:style-name="ce1">
            <text:p>52.4063943694245</text:p>
          </table:table-cell>
          <table:table-cell office:value-type="float" office:value="54.4967756648964" table:style-name="ce1">
            <text:p>54.4967756648964</text:p>
          </table:table-cell>
          <table:table-cell office:value-type="float" office:value="52.8045233937198" table:style-name="ce1">
            <text:p>52.8045233937198</text:p>
          </table:table-cell>
          <table:table-cell office:value-type="float" office:value="54.9053204822709" table:style-name="ce1">
            <text:p>54.9053204822709</text:p>
          </table:table-cell>
          <table:table-cell office:value-type="float" office:value="53.797504531152" table:style-name="ce1">
            <text:p>53.797504531152</text:p>
          </table:table-cell>
          <table:table-cell office:value-type="float" office:value="55.9854707345948" table:style-name="ce1">
            <text:p>55.9854707345948</text:p>
          </table:table-cell>
          <table:table-cell office:value-type="float" office:value="54.7634637674211" table:style-name="ce1">
            <text:p>54.7634637674211</text:p>
          </table:table-cell>
          <table:table-cell office:value-type="float" office:value="56.8368479827042" table:style-name="ce1">
            <text:p>56.8368479827042</text:p>
          </table:table-cell>
          <table:table-cell office:value-type="float" office:value="55.3121491417755" table:style-name="ce1">
            <text:p>55.3121491417755</text:p>
          </table:table-cell>
          <table:table-cell office:value-type="float" office:value="57.4345267537849" table:style-name="ce1">
            <text:p>57.4345267537849</text:p>
          </table:table-cell>
          <table:table-cell office:value-type="float" office:value="56.20715415557" table:style-name="ce1">
            <text:p>56.20715415557</text:p>
          </table:table-cell>
          <table:table-cell office:value-type="float" office:value="58.2142597650093" table:style-name="ce1">
            <text:p>58.2142597650093</text:p>
          </table:table-cell>
          <table:table-cell office:value-type="float" office:value="56.6456867090819" table:style-name="ce1">
            <text:p>56.6456867090819</text:p>
          </table:table-cell>
          <table:table-cell office:value-type="float" office:value="58.7716239107703" table:style-name="ce1">
            <text:p>58.7716239107703</text:p>
          </table:table-cell>
          <table:table-cell office:value-type="float" office:value="57.3292441423987" table:style-name="ce1">
            <text:p>57.3292441423987</text:p>
          </table:table-cell>
          <table:table-cell office:value-type="float" office:value="59.901449727434" table:style-name="ce1">
            <text:p>59.901449727434</text:p>
          </table:table-cell>
          <table:table-cell office:value-type="float" office:value="58.0783269255017" table:style-name="ce1">
            <text:p>58.0783269255017</text:p>
          </table:table-cell>
          <table:table-cell office:value-type="float" office:value="60.2638293921584" table:style-name="ce1">
            <text:p>60.2638293921584</text:p>
          </table:table-cell>
          <table:table-cell office:value-type="float" office:value="58.6361443499123" table:style-name="ce1">
            <text:p>58.6361443499123</text:p>
          </table:table-cell>
          <table:table-cell office:value-type="float" office:value="60.5771102876221" table:style-name="ce1">
            <text:p>60.5771102876221</text:p>
          </table:table-cell>
          <table:table-cell office:value-type="float" office:value="58.9558144275801" table:style-name="ce1">
            <text:p>58.9558144275801</text:p>
          </table:table-cell>
          <table:table-cell office:value-type="float" office:value="60.9633385020277" table:style-name="ce1">
            <text:p>60.9633385020277</text:p>
          </table:table-cell>
          <table:table-cell office:value-type="float" office:value="59.4642954020542" table:style-name="ce1">
            <text:p>59.4642954020542</text:p>
          </table:table-cell>
          <table:table-cell office:value-type="float" office:value="61.4161952475793" table:style-name="ce1">
            <text:p>61.4161952475793</text:p>
          </table:table-cell>
          <table:table-cell office:value-type="float" office:value="59.4828702516809" table:style-name="ce1">
            <text:p>59.4828702516809</text:p>
          </table:table-cell>
          <table:table-cell office:value-type="float" office:value="61.1836483250893" table:style-name="ce1">
            <text:p>61.1836483250893</text:p>
          </table:table-cell>
          <table:table-cell office:value-type="float" office:value="60.4259403997724" table:style-name="ce1">
            <text:p>60.4259403997724</text:p>
          </table:table-cell>
          <table:table-cell office:value-type="float" office:value="62.0668911397945" table:style-name="ce1">
            <text:p>62.0668911397945</text:p>
          </table:table-cell>
          <table:table-cell office:value-type="float" office:value="60.6686180581858" table:style-name="ce1">
            <text:p>60.6686180581858</text:p>
          </table:table-cell>
          <table:table-cell office:value-type="float" office:value="62.1907085268916" table:style-name="ce1">
            <text:p>62.1907085268916</text:p>
          </table:table-cell>
          <table:table-cell office:value-type="float" office:value="61.0313783134242" table:style-name="ce1">
            <text:p>61.0313783134242</text:p>
          </table:table-cell>
          <table:table-cell office:value-type="float" office:value="62.5966119975549" table:style-name="ce1">
            <text:p>62.5966119975549</text:p>
          </table:table-cell>
          <table:table-cell office:value-type="float" office:value="60.6771074857925" table:style-name="ce1">
            <text:p>60.6771074857925</text:p>
          </table:table-cell>
          <table:table-cell office:value-type="float" office:value="62.6026512993276" table:style-name="ce1">
            <text:p>62.6026512993276</text:p>
          </table:table-cell>
          <table:table-cell office:value-type="float" office:value="60.636281562269" table:style-name="ce1">
            <text:p>60.636281562269</text:p>
          </table:table-cell>
          <table:table-cell office:value-type="float" office:value="62.2885578608265" table:style-name="ce1">
            <text:p>62.2885578608265</text:p>
          </table:table-cell>
          <table:table-cell office:value-type="float" office:value="60.6464583283674" table:style-name="ce1">
            <text:p>60.6464583283674</text:p>
          </table:table-cell>
          <table:table-cell office:value-type="float" office:value="62.4357214274649" table:style-name="ce1">
            <text:p>62.4357214274649</text:p>
          </table:table-cell>
          <table:table-cell office:value-type="float" office:value="60.9150485270692" table:style-name="ce1">
            <text:p>60.9150485270692</text:p>
          </table:table-cell>
          <table:table-cell office:value-type="float" office:value="62.6094113328545" table:style-name="ce1">
            <text:p>62.6094113328545</text:p>
          </table:table-cell>
          <table:table-cell office:value-type="float" office:value="60.9082405187825" table:style-name="ce1">
            <text:p>60.9082405187825</text:p>
          </table:table-cell>
          <table:table-cell office:value-type="float" office:value="62.5376589088425" table:style-name="ce1">
            <text:p>62.5376589088425</text:p>
          </table:table-cell>
          <table:table-cell office:value-type="float" office:value="60.9366824323919" table:style-name="ce1">
            <text:p>60.9366824323919</text:p>
          </table:table-cell>
          <table:table-cell office:value-type="float" office:value="62.913181322297" table:style-name="ce1">
            <text:p>62.913181322297</text:p>
          </table:table-cell>
          <table:table-cell office:value-type="float" office:value="61.7104763975605" table:style-name="ce1">
            <text:p>61.7104763975605</text:p>
          </table:table-cell>
          <table:table-cell office:value-type="float" office:value="63.4363814844076" table:style-name="ce1">
            <text:p>63.4363814844076</text:p>
          </table:table-cell>
          <table:table-cell office:value-type="float" office:value="63.6044712265342" table:style-name="ce1">
            <text:p>63.6044712265342</text:p>
          </table:table-cell>
          <table:table-cell office:value-type="float" office:value="63.776969070106" table:style-name="ce1">
            <text:p>63.776969070106</text:p>
          </table:table-cell>
          <table:table-cell office:value-type="float" office:value="63.9523338106218" table:style-name="ce1">
            <text:p>63.9523338106218</text:p>
          </table:table-cell>
          <table:table-cell office:value-type="float" office:value="64.1294122962075" table:style-name="ce1">
            <text:p>64.1294122962075</text:p>
          </table:table-cell>
          <table:table-cell office:value-type="float" office:value="64.3073427511687" table:style-name="ce1">
            <text:p>64.3073427511687</text:p>
          </table:table-cell>
          <table:table-cell office:value-type="float" office:value="64.4854821750112" table:style-name="ce1">
            <text:p>64.4854821750112</text:p>
          </table:table-cell>
          <table:table-cell office:value-type="float" office:value="64.695451562016" table:style-name="ce1">
            <text:p>64.695451562016</text:p>
          </table:table-cell>
          <table:table-cell office:value-type="float" office:value="64.9119272283739" table:style-name="ce1">
            <text:p>64.9119272283739</text:p>
          </table:table-cell>
          <table:table-cell office:value-type="float" office:value="65.123486124165" table:style-name="ce1">
            <text:p>65.123486124165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43.3152" table:style-name="ce1">
            <text:p>43.3152</text:p>
          </table:table-cell>
          <table:table-cell office:value-type="float" office:value="43.1640475742572" table:style-name="ce1">
            <text:p>43.1640475742572</text:p>
          </table:table-cell>
          <table:table-cell office:value-type="float" office:value="45.7284605938674" table:style-name="ce1">
            <text:p>45.7284605938674</text:p>
          </table:table-cell>
          <table:table-cell office:value-type="float" office:value="45.6805336130813" table:style-name="ce1">
            <text:p>45.6805336130813</text:p>
          </table:table-cell>
          <table:table-cell office:value-type="float" office:value="48.3361086213121" table:style-name="ce1">
            <text:p>48.3361086213121</text:p>
          </table:table-cell>
          <table:table-cell office:value-type="float" office:value="47.6478884380979" table:style-name="ce1">
            <text:p>47.6478884380979</text:p>
          </table:table-cell>
          <table:table-cell office:value-type="float" office:value="49.2856811269845" table:style-name="ce1">
            <text:p>49.2856811269845</text:p>
          </table:table-cell>
          <table:table-cell office:value-type="float" office:value="48.5259616582388" table:style-name="ce1">
            <text:p>48.5259616582388</text:p>
          </table:table-cell>
          <table:table-cell office:value-type="float" office:value="50.2931696182489" table:style-name="ce1">
            <text:p>50.2931696182489</text:p>
          </table:table-cell>
          <table:table-cell office:value-type="float" office:value="49.0594504863978" table:style-name="ce1">
            <text:p>49.0594504863978</text:p>
          </table:table-cell>
          <table:table-cell office:value-type="float" office:value="51.1575537025314" table:style-name="ce1">
            <text:p>51.1575537025314</text:p>
          </table:table-cell>
          <table:table-cell office:value-type="float" office:value="49.9792736923683" table:style-name="ce1">
            <text:p>49.9792736923683</text:p>
          </table:table-cell>
          <table:table-cell office:value-type="float" office:value="51.9974921677546" table:style-name="ce1">
            <text:p>51.9974921677546</text:p>
          </table:table-cell>
          <table:table-cell office:value-type="float" office:value="50.7308264093208" table:style-name="ce1">
            <text:p>50.7308264093208</text:p>
          </table:table-cell>
          <table:table-cell office:value-type="float" office:value="52.7506462336848" table:style-name="ce1">
            <text:p>52.7506462336848</text:p>
          </table:table-cell>
          <table:table-cell office:value-type="float" office:value="51.4971831547112" table:style-name="ce1">
            <text:p>51.4971831547112</text:p>
          </table:table-cell>
          <table:table-cell office:value-type="float" office:value="53.6875072764373" table:style-name="ce1">
            <text:p>53.6875072764373</text:p>
          </table:table-cell>
          <table:table-cell office:value-type="float" office:value="52.3184907598473" table:style-name="ce1">
            <text:p>52.3184907598473</text:p>
          </table:table-cell>
          <table:table-cell office:value-type="float" office:value="54.360624680142" table:style-name="ce1">
            <text:p>54.360624680142</text:p>
          </table:table-cell>
          <table:table-cell office:value-type="float" office:value="52.6883890538701" table:style-name="ce1">
            <text:p>52.6883890538701</text:p>
          </table:table-cell>
          <table:table-cell office:value-type="float" office:value="54.7138904421062" table:style-name="ce1">
            <text:p>54.7138904421062</text:p>
          </table:table-cell>
          <table:table-cell office:value-type="float" office:value="53.6194320882307" table:style-name="ce1">
            <text:p>53.6194320882307</text:p>
          </table:table-cell>
          <table:table-cell office:value-type="float" office:value="55.7980780056552" table:style-name="ce1">
            <text:p>55.7980780056552</text:p>
          </table:table-cell>
          <table:table-cell office:value-type="float" office:value="54.5455427104583" table:style-name="ce1">
            <text:p>54.5455427104583</text:p>
          </table:table-cell>
          <table:table-cell office:value-type="float" office:value="56.5973242249475" table:style-name="ce1">
            <text:p>56.5973242249475</text:p>
          </table:table-cell>
          <table:table-cell office:value-type="float" office:value="55.0643058234492" table:style-name="ce1">
            <text:p>55.0643058234492</text:p>
          </table:table-cell>
          <table:table-cell office:value-type="float" office:value="57.1161518827472" table:style-name="ce1">
            <text:p>57.1161518827472</text:p>
          </table:table-cell>
          <table:table-cell office:value-type="float" office:value="55.8666986601868" table:style-name="ce1">
            <text:p>55.8666986601868</text:p>
          </table:table-cell>
          <table:table-cell office:value-type="float" office:value="57.8819834294892" table:style-name="ce1">
            <text:p>57.8819834294892</text:p>
          </table:table-cell>
          <table:table-cell office:value-type="float" office:value="56.3144798570165" table:style-name="ce1">
            <text:p>56.3144798570165</text:p>
          </table:table-cell>
          <table:table-cell office:value-type="float" office:value="58.4565043941649" table:style-name="ce1">
            <text:p>58.4565043941649</text:p>
          </table:table-cell>
          <table:table-cell office:value-type="float" office:value="57.0314054170302" table:style-name="ce1">
            <text:p>57.0314054170302</text:p>
          </table:table-cell>
          <table:table-cell office:value-type="float" office:value="59.6235720023229" table:style-name="ce1">
            <text:p>59.6235720023229</text:p>
          </table:table-cell>
          <table:table-cell office:value-type="float" office:value="57.8035962153928" table:style-name="ce1">
            <text:p>57.8035962153928</text:p>
          </table:table-cell>
          <table:table-cell office:value-type="float" office:value="60.0488752929975" table:style-name="ce1">
            <text:p>60.0488752929975</text:p>
          </table:table-cell>
          <table:table-cell office:value-type="float" office:value="58.4260192008041" table:style-name="ce1">
            <text:p>58.4260192008041</text:p>
          </table:table-cell>
          <table:table-cell office:value-type="float" office:value="60.2254746503575" table:style-name="ce1">
            <text:p>60.2254746503575</text:p>
          </table:table-cell>
          <table:table-cell office:value-type="float" office:value="58.6649037170895" table:style-name="ce1">
            <text:p>58.6649037170895</text:p>
          </table:table-cell>
          <table:table-cell office:value-type="float" office:value="60.7064863565474" table:style-name="ce1">
            <text:p>60.7064863565474</text:p>
          </table:table-cell>
          <table:table-cell office:value-type="float" office:value="59.2570377354744" table:style-name="ce1">
            <text:p>59.2570377354744</text:p>
          </table:table-cell>
          <table:table-cell office:value-type="float" office:value="61.3006353441118" table:style-name="ce1">
            <text:p>61.3006353441118</text:p>
          </table:table-cell>
          <table:table-cell office:value-type="float" office:value="59.3567280011115" table:style-name="ce1">
            <text:p>59.3567280011115</text:p>
          </table:table-cell>
          <table:table-cell office:value-type="float" office:value="60.9724587645674" table:style-name="ce1">
            <text:p>60.9724587645674</text:p>
          </table:table-cell>
          <table:table-cell office:value-type="float" office:value="60.131109996609" table:style-name="ce1">
            <text:p>60.131109996609</text:p>
          </table:table-cell>
          <table:table-cell office:value-type="float" office:value="61.8098412557401" table:style-name="ce1">
            <text:p>61.8098412557401</text:p>
          </table:table-cell>
          <table:table-cell office:value-type="float" office:value="60.3158329654897" table:style-name="ce1">
            <text:p>60.3158329654897</text:p>
          </table:table-cell>
          <table:table-cell office:value-type="float" office:value="61.8703375909753" table:style-name="ce1">
            <text:p>61.8703375909753</text:p>
          </table:table-cell>
          <table:table-cell office:value-type="float" office:value="60.6702939452123" table:style-name="ce1">
            <text:p>60.6702939452123</text:p>
          </table:table-cell>
          <table:table-cell office:value-type="float" office:value="62.2804234281197" table:style-name="ce1">
            <text:p>62.2804234281197</text:p>
          </table:table-cell>
          <table:table-cell office:value-type="float" office:value="60.416362491803" table:style-name="ce1">
            <text:p>60.416362491803</text:p>
          </table:table-cell>
          <table:table-cell office:value-type="float" office:value="62.3719884686233" table:style-name="ce1">
            <text:p>62.3719884686233</text:p>
          </table:table-cell>
          <table:table-cell office:value-type="float" office:value="60.4346399668267" table:style-name="ce1">
            <text:p>60.4346399668267</text:p>
          </table:table-cell>
          <table:table-cell office:value-type="float" office:value="62.1129931793101" table:style-name="ce1">
            <text:p>62.1129931793101</text:p>
          </table:table-cell>
          <table:table-cell office:value-type="float" office:value="60.4915210910003" table:style-name="ce1">
            <text:p>60.4915210910003</text:p>
          </table:table-cell>
          <table:table-cell office:value-type="float" office:value="62.2689933070119" table:style-name="ce1">
            <text:p>62.2689933070119</text:p>
          </table:table-cell>
          <table:table-cell office:value-type="float" office:value="60.7144030409736" table:style-name="ce1">
            <text:p>60.7144030409736</text:p>
          </table:table-cell>
          <table:table-cell office:value-type="float" office:value="62.4701099429265" table:style-name="ce1">
            <text:p>62.4701099429265</text:p>
          </table:table-cell>
          <table:table-cell office:value-type="float" office:value="60.712616352426" table:style-name="ce1">
            <text:p>60.712616352426</text:p>
          </table:table-cell>
          <table:table-cell office:value-type="float" office:value="62.3418259531473" table:style-name="ce1">
            <text:p>62.3418259531473</text:p>
          </table:table-cell>
          <table:table-cell office:value-type="float" office:value="60.6748070641683" table:style-name="ce1">
            <text:p>60.6748070641683</text:p>
          </table:table-cell>
          <table:table-cell office:value-type="float" office:value="62.6249323575664" table:style-name="ce1">
            <text:p>62.6249323575664</text:p>
          </table:table-cell>
          <table:table-cell office:value-type="float" office:value="61.3632457172586" table:style-name="ce1">
            <text:p>61.3632457172586</text:p>
          </table:table-cell>
          <table:table-cell office:value-type="float" office:value="63.1196726308487" table:style-name="ce1">
            <text:p>63.1196726308487</text:p>
          </table:table-cell>
          <table:table-cell office:value-type="float" office:value="63.2907854171017" table:style-name="ce1">
            <text:p>63.2907854171017</text:p>
          </table:table-cell>
          <table:table-cell office:value-type="float" office:value="63.4647857848915" table:style-name="ce1">
            <text:p>63.4647857848915</text:p>
          </table:table-cell>
          <table:table-cell office:value-type="float" office:value="63.6405181917762" table:style-name="ce1">
            <text:p>63.6405181917762</text:p>
          </table:table-cell>
          <table:table-cell office:value-type="float" office:value="63.8171191012139" table:style-name="ce1">
            <text:p>63.8171191012139</text:p>
          </table:table-cell>
          <table:table-cell office:value-type="float" office:value="63.9939442095217" table:style-name="ce1">
            <text:p>63.9939442095217</text:p>
          </table:table-cell>
          <table:table-cell office:value-type="float" office:value="64.1736756298202" table:style-name="ce1">
            <text:p>64.1736756298202</text:p>
          </table:table-cell>
          <table:table-cell office:value-type="float" office:value="64.3990584986752" table:style-name="ce1">
            <text:p>64.3990584986752</text:p>
          </table:table-cell>
          <table:table-cell office:value-type="float" office:value="64.616835151584" table:style-name="ce1">
            <text:p>64.616835151584</text:p>
          </table:table-cell>
          <table:table-cell office:value-type="float" office:value="64.8283047426966" table:style-name="ce1">
            <text:p>64.8283047426966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43.3152" table:style-name="ce1">
            <text:p>43.3152</text:p>
          </table:table-cell>
          <table:table-cell office:value-type="float" office:value="42.9386309982734" table:style-name="ce1">
            <text:p>42.9386309982734</text:p>
          </table:table-cell>
          <table:table-cell office:value-type="float" office:value="45.3893016372898" table:style-name="ce1">
            <text:p>45.3893016372898</text:p>
          </table:table-cell>
          <table:table-cell office:value-type="float" office:value="45.1272985757277" table:style-name="ce1">
            <text:p>45.1272985757277</text:p>
          </table:table-cell>
          <table:table-cell office:value-type="float" office:value="47.4817833332696" table:style-name="ce1">
            <text:p>47.4817833332696</text:p>
          </table:table-cell>
          <table:table-cell office:value-type="float" office:value="46.9037768396314" table:style-name="ce1">
            <text:p>46.9037768396314</text:p>
          </table:table-cell>
          <table:table-cell office:value-type="float" office:value="48.2749102477998" table:style-name="ce1">
            <text:p>48.2749102477998</text:p>
          </table:table-cell>
          <table:table-cell office:value-type="float" office:value="47.3768546117372" table:style-name="ce1">
            <text:p>47.3768546117372</text:p>
          </table:table-cell>
          <table:table-cell office:value-type="float" office:value="49.0495456950324" table:style-name="ce1">
            <text:p>49.0495456950324</text:p>
          </table:table-cell>
          <table:table-cell office:value-type="float" office:value="47.6871086942692" table:style-name="ce1">
            <text:p>47.6871086942692</text:p>
          </table:table-cell>
          <table:table-cell office:value-type="float" office:value="49.517542377416" table:style-name="ce1">
            <text:p>49.517542377416</text:p>
          </table:table-cell>
          <table:table-cell office:value-type="float" office:value="48.075864652856" table:style-name="ce1">
            <text:p>48.075864652856</text:p>
          </table:table-cell>
          <table:table-cell office:value-type="float" office:value="49.974615640638" table:style-name="ce1">
            <text:p>49.974615640638</text:p>
          </table:table-cell>
          <table:table-cell office:value-type="float" office:value="48.4870341219109" table:style-name="ce1">
            <text:p>48.4870341219109</text:p>
          </table:table-cell>
          <table:table-cell office:value-type="float" office:value="50.4653017025897" table:style-name="ce1">
            <text:p>50.4653017025897</text:p>
          </table:table-cell>
          <table:table-cell office:value-type="float" office:value="48.8909004175637" table:style-name="ce1">
            <text:p>48.8909004175637</text:p>
          </table:table-cell>
          <table:table-cell office:value-type="float" office:value="50.8118382898199" table:style-name="ce1">
            <text:p>50.8118382898199</text:p>
          </table:table-cell>
          <table:table-cell office:value-type="float" office:value="49.2247243479524" table:style-name="ce1">
            <text:p>49.2247243479524</text:p>
          </table:table-cell>
          <table:table-cell office:value-type="float" office:value="51.0276702813556" table:style-name="ce1">
            <text:p>51.0276702813556</text:p>
          </table:table-cell>
          <table:table-cell office:value-type="float" office:value="49.2454822263855" table:style-name="ce1">
            <text:p>49.2454822263855</text:p>
          </table:table-cell>
          <table:table-cell office:value-type="float" office:value="51.0297489638988" table:style-name="ce1">
            <text:p>51.0297489638988</text:p>
          </table:table-cell>
          <table:table-cell office:value-type="float" office:value="49.8382308762322" table:style-name="ce1">
            <text:p>49.8382308762322</text:p>
          </table:table-cell>
          <table:table-cell office:value-type="float" office:value="51.7960311972217" table:style-name="ce1">
            <text:p>51.7960311972217</text:p>
          </table:table-cell>
          <table:table-cell office:value-type="float" office:value="50.313817921118" table:style-name="ce1">
            <text:p>50.313817921118</text:p>
          </table:table-cell>
          <table:table-cell office:value-type="float" office:value="52.1907996858315" table:style-name="ce1">
            <text:p>52.1907996858315</text:p>
          </table:table-cell>
          <table:table-cell office:value-type="float" office:value="50.5311093578138" table:style-name="ce1">
            <text:p>50.5311093578138</text:p>
          </table:table-cell>
          <table:table-cell office:value-type="float" office:value="52.3002057854324" table:style-name="ce1">
            <text:p>52.3002057854324</text:p>
          </table:table-cell>
          <table:table-cell office:value-type="float" office:value="50.7439338748223" table:style-name="ce1">
            <text:p>50.7439338748223</text:p>
          </table:table-cell>
          <table:table-cell office:value-type="float" office:value="52.4304708219241" table:style-name="ce1">
            <text:p>52.4304708219241</text:p>
          </table:table-cell>
          <table:table-cell office:value-type="float" office:value="50.7632430374998" table:style-name="ce1">
            <text:p>50.7632430374998</text:p>
          </table:table-cell>
          <table:table-cell office:value-type="float" office:value="52.7634035193425" table:style-name="ce1">
            <text:p>52.7634035193425</text:p>
          </table:table-cell>
          <table:table-cell office:value-type="float" office:value="51.1524165364998" table:style-name="ce1">
            <text:p>51.1524165364998</text:p>
          </table:table-cell>
          <table:table-cell office:value-type="float" office:value="53.3861035699816" table:style-name="ce1">
            <text:p>53.3861035699816</text:p>
          </table:table-cell>
          <table:table-cell office:value-type="float" office:value="51.4690039714444" table:style-name="ce1">
            <text:p>51.4690039714444</text:p>
          </table:table-cell>
          <table:table-cell office:value-type="float" office:value="53.4374480189201" table:style-name="ce1">
            <text:p>53.4374480189201</text:p>
          </table:table-cell>
          <table:table-cell office:value-type="float" office:value="51.5652317829963" table:style-name="ce1">
            <text:p>51.5652317829963</text:p>
          </table:table-cell>
          <table:table-cell office:value-type="float" office:value="53.1637320672003" table:style-name="ce1">
            <text:p>53.1637320672003</text:p>
          </table:table-cell>
          <table:table-cell office:value-type="float" office:value="51.4315144530524" table:style-name="ce1">
            <text:p>51.4315144530524</text:p>
          </table:table-cell>
          <table:table-cell office:value-type="float" office:value="53.275258494978" table:style-name="ce1">
            <text:p>53.275258494978</text:p>
          </table:table-cell>
          <table:table-cell office:value-type="float" office:value="51.6541097022211" table:style-name="ce1">
            <text:p>51.6541097022211</text:p>
          </table:table-cell>
          <table:table-cell office:value-type="float" office:value="53.51661412629" table:style-name="ce1">
            <text:p>53.51661412629</text:p>
          </table:table-cell>
          <table:table-cell office:value-type="float" office:value="51.9391634411367" table:style-name="ce1">
            <text:p>51.9391634411367</text:p>
          </table:table-cell>
          <table:table-cell office:value-type="float" office:value="53.3211286126115" table:style-name="ce1">
            <text:p>53.3211286126115</text:p>
          </table:table-cell>
          <table:table-cell office:value-type="float" office:value="51.80665700537" table:style-name="ce1">
            <text:p>51.80665700537</text:p>
          </table:table-cell>
          <table:table-cell office:value-type="float" office:value="53.566822214956" table:style-name="ce1">
            <text:p>53.566822214956</text:p>
          </table:table-cell>
          <table:table-cell office:value-type="float" office:value="51.9134089437296" table:style-name="ce1">
            <text:p>51.9134089437296</text:p>
          </table:table-cell>
          <table:table-cell office:value-type="float" office:value="53.5042928391642" table:style-name="ce1">
            <text:p>53.5042928391642</text:p>
          </table:table-cell>
          <table:table-cell office:value-type="float" office:value="52.0944235158374" table:style-name="ce1">
            <text:p>52.0944235158374</text:p>
          </table:table-cell>
          <table:table-cell office:value-type="float" office:value="53.6589853400845" table:style-name="ce1">
            <text:p>53.6589853400845</text:p>
          </table:table-cell>
          <table:table-cell office:value-type="float" office:value="51.7843368043279" table:style-name="ce1">
            <text:p>51.7843368043279</text:p>
          </table:table-cell>
          <table:table-cell office:value-type="float" office:value="53.4559248963763" table:style-name="ce1">
            <text:p>53.4559248963763</text:p>
          </table:table-cell>
          <table:table-cell office:value-type="float" office:value="51.5656718266741" table:style-name="ce1">
            <text:p>51.5656718266741</text:p>
          </table:table-cell>
          <table:table-cell office:value-type="float" office:value="53.1989950087026" table:style-name="ce1">
            <text:p>53.1989950087026</text:p>
          </table:table-cell>
          <table:table-cell office:value-type="float" office:value="51.5105875366805" table:style-name="ce1">
            <text:p>51.5105875366805</text:p>
          </table:table-cell>
          <table:table-cell office:value-type="float" office:value="53.1664904100342" table:style-name="ce1">
            <text:p>53.1664904100342</text:p>
          </table:table-cell>
          <table:table-cell office:value-type="float" office:value="51.5297113370355" table:style-name="ce1">
            <text:p>51.5297113370355</text:p>
          </table:table-cell>
          <table:table-cell office:value-type="float" office:value="53.2116118486666" table:style-name="ce1">
            <text:p>53.2116118486666</text:p>
          </table:table-cell>
          <table:table-cell office:value-type="float" office:value="51.3456505192669" table:style-name="ce1">
            <text:p>51.3456505192669</text:p>
          </table:table-cell>
          <table:table-cell office:value-type="float" office:value="53.0362908037294" table:style-name="ce1">
            <text:p>53.0362908037294</text:p>
          </table:table-cell>
          <table:table-cell office:value-type="float" office:value="51.2676258818418" table:style-name="ce1">
            <text:p>51.2676258818418</text:p>
          </table:table-cell>
          <table:table-cell office:value-type="float" office:value="52.9816086624537" table:style-name="ce1">
            <text:p>52.9816086624537</text:p>
          </table:table-cell>
          <table:table-cell office:value-type="float" office:value="51.4271827256688" table:style-name="ce1">
            <text:p>51.4271827256688</text:p>
          </table:table-cell>
          <table:table-cell office:value-type="float" office:value="53.2352181516097" table:style-name="ce1">
            <text:p>53.2352181516097</text:p>
          </table:table-cell>
          <table:table-cell office:value-type="float" office:value="53.4002249687413" table:style-name="ce1">
            <text:p>53.4002249687413</text:p>
          </table:table-cell>
          <table:table-cell office:value-type="float" office:value="53.5512471717096" table:style-name="ce1">
            <text:p>53.5512471717096</text:p>
          </table:table-cell>
          <table:table-cell office:value-type="float" office:value="53.6912833309788" table:style-name="ce1">
            <text:p>53.6912833309788</text:p>
          </table:table-cell>
          <table:table-cell office:value-type="float" office:value="53.8226478427027" table:style-name="ce1">
            <text:p>53.8226478427027</text:p>
          </table:table-cell>
          <table:table-cell office:value-type="float" office:value="53.9471274050174" table:style-name="ce1">
            <text:p>53.9471274050174</text:p>
          </table:table-cell>
          <table:table-cell office:value-type="float" office:value="54.0661017037919" table:style-name="ce1">
            <text:p>54.0661017037919</text:p>
          </table:table-cell>
          <table:table-cell office:value-type="float" office:value="54.1806364941678" table:style-name="ce1">
            <text:p>54.1806364941678</text:p>
          </table:table-cell>
          <table:table-cell office:value-type="float" office:value="54.2915553917714" table:style-name="ce1">
            <text:p>54.2915553917714</text:p>
          </table:table-cell>
          <table:table-cell office:value-type="float" office:value="54.3994952433113" table:style-name="ce1">
            <text:p>54.3994952433113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43.3152" table:style-name="ce1">
            <text:p>43.3152</text:p>
          </table:table-cell>
          <table:table-cell office:value-type="float" office:value="43.3499019612457" table:style-name="ce1">
            <text:p>43.3499019612457</text:p>
          </table:table-cell>
          <table:table-cell office:value-type="float" office:value="46.4260264576518" table:style-name="ce1">
            <text:p>46.4260264576518</text:p>
          </table:table-cell>
          <table:table-cell office:value-type="float" office:value="47.7462513196121" table:style-name="ce1">
            <text:p>47.7462513196121</text:p>
          </table:table-cell>
          <table:table-cell office:value-type="float" office:value="50.9397412307038" table:style-name="ce1">
            <text:p>50.9397412307038</text:p>
          </table:table-cell>
          <table:table-cell office:value-type="float" office:value="50.6763199628799" table:style-name="ce1">
            <text:p>50.6763199628799</text:p>
          </table:table-cell>
          <table:table-cell office:value-type="float" office:value="52.8924883988187" table:style-name="ce1">
            <text:p>52.8924883988187</text:p>
          </table:table-cell>
          <table:table-cell office:value-type="float" office:value="52.9066644934255" table:style-name="ce1">
            <text:p>52.9066644934255</text:p>
          </table:table-cell>
          <table:table-cell office:value-type="float" office:value="55.6361190504334" table:style-name="ce1">
            <text:p>55.6361190504334</text:p>
          </table:table-cell>
          <table:table-cell office:value-type="float" office:value="54.6421412226325" table:style-name="ce1">
            <text:p>54.6421412226325</text:p>
          </table:table-cell>
          <table:table-cell office:value-type="float" office:value="57.7941593662078" table:style-name="ce1">
            <text:p>57.7941593662078</text:p>
          </table:table-cell>
          <table:table-cell office:value-type="float" office:value="56.8564844770024" table:style-name="ce1">
            <text:p>56.8564844770024</text:p>
          </table:table-cell>
          <table:table-cell office:value-type="float" office:value="60.0049382203045" table:style-name="ce1">
            <text:p>60.0049382203045</text:p>
          </table:table-cell>
          <table:table-cell office:value-type="float" office:value="59.3404662149248" table:style-name="ce1">
            <text:p>59.3404662149248</text:p>
          </table:table-cell>
          <table:table-cell office:value-type="float" office:value="62.2328360623931" table:style-name="ce1">
            <text:p>62.2328360623931</text:p>
          </table:table-cell>
          <table:table-cell office:value-type="float" office:value="61.4457664443401" table:style-name="ce1">
            <text:p>61.4457664443401</text:p>
          </table:table-cell>
          <table:table-cell office:value-type="float" office:value="64.4003198094083" table:style-name="ce1">
            <text:p>64.4003198094083</text:p>
          </table:table-cell>
          <table:table-cell office:value-type="float" office:value="63.7149321100502" table:style-name="ce1">
            <text:p>63.7149321100502</text:p>
          </table:table-cell>
          <table:table-cell office:value-type="float" office:value="66.6563129541892" table:style-name="ce1">
            <text:p>66.6563129541892</text:p>
          </table:table-cell>
          <table:table-cell office:value-type="float" office:value="65.7236917892431" table:style-name="ce1">
            <text:p>65.7236917892431</text:p>
          </table:table-cell>
          <table:table-cell office:value-type="float" office:value="69.0038864118657" table:style-name="ce1">
            <text:p>69.0038864118657</text:p>
          </table:table-cell>
          <table:table-cell office:value-type="float" office:value="68.3847416359037" table:style-name="ce1">
            <text:p>68.3847416359037</text:p>
          </table:table-cell>
          <table:table-cell office:value-type="float" office:value="71.6151090850319" table:style-name="ce1">
            <text:p>71.6151090850319</text:p>
          </table:table-cell>
          <table:table-cell office:value-type="float" office:value="71.4268239016745" table:style-name="ce1">
            <text:p>71.4268239016745</text:p>
          </table:table-cell>
          <table:table-cell office:value-type="float" office:value="74.5629979845147" table:style-name="ce1">
            <text:p>74.5629979845147</text:p>
          </table:table-cell>
          <table:table-cell office:value-type="float" office:value="73.6237640643128" table:style-name="ce1">
            <text:p>73.6237640643128</text:p>
          </table:table-cell>
          <table:table-cell office:value-type="float" office:value="76.46562914862" table:style-name="ce1">
            <text:p>76.46562914862</text:p>
          </table:table-cell>
          <table:table-cell office:value-type="float" office:value="75.777033483471" table:style-name="ce1">
            <text:p>75.777033483471</text:p>
          </table:table-cell>
          <table:table-cell office:value-type="float" office:value="78.8599879093591" table:style-name="ce1">
            <text:p>78.8599879093591</text:p>
          </table:table-cell>
          <table:table-cell office:value-type="float" office:value="78.0778148076438" table:style-name="ce1">
            <text:p>78.0778148076438</text:p>
          </table:table-cell>
          <table:table-cell office:value-type="float" office:value="81.1605050606866" table:style-name="ce1">
            <text:p>81.1605050606866</text:p>
          </table:table-cell>
          <table:table-cell office:value-type="float" office:value="80.3267195860053" table:style-name="ce1">
            <text:p>80.3267195860053</text:p>
          </table:table-cell>
          <table:table-cell office:value-type="float" office:value="83.9023814536157" table:style-name="ce1">
            <text:p>83.9023814536157</text:p>
          </table:table-cell>
          <table:table-cell office:value-type="float" office:value="82.6112956036805" table:style-name="ce1">
            <text:p>82.6112956036805</text:p>
          </table:table-cell>
          <table:table-cell office:value-type="float" office:value="85.6800803069544" table:style-name="ce1">
            <text:p>85.6800803069544</text:p>
          </table:table-cell>
          <table:table-cell office:value-type="float" office:value="84.5021168221753" table:style-name="ce1">
            <text:p>84.5021168221753</text:p>
          </table:table-cell>
          <table:table-cell office:value-type="float" office:value="87.2329516036157" table:style-name="ce1">
            <text:p>87.2329516036157</text:p>
          </table:table-cell>
          <table:table-cell office:value-type="float" office:value="86.0027121342731" table:style-name="ce1">
            <text:p>86.0027121342731</text:p>
          </table:table-cell>
          <table:table-cell office:value-type="float" office:value="88.6746237967916" table:style-name="ce1">
            <text:p>88.6746237967916</text:p>
          </table:table-cell>
          <table:table-cell office:value-type="float" office:value="87.6833520831668" table:style-name="ce1">
            <text:p>87.6833520831668</text:p>
          </table:table-cell>
          <table:table-cell office:value-type="float" office:value="90.5987522715739" table:style-name="ce1">
            <text:p>90.5987522715739</text:p>
          </table:table-cell>
          <table:table-cell office:value-type="float" office:value="88.9380428566854" table:style-name="ce1">
            <text:p>88.9380428566854</text:p>
          </table:table-cell>
          <table:table-cell office:value-type="float" office:value="91.6973858206985" table:style-name="ce1">
            <text:p>91.6973858206985</text:p>
          </table:table-cell>
          <table:table-cell office:value-type="float" office:value="92.0844869281639" table:style-name="ce1">
            <text:p>92.0844869281639</text:p>
          </table:table-cell>
          <table:table-cell office:value-type="float" office:value="94.6447495415042" table:style-name="ce1">
            <text:p>94.6447495415042</text:p>
          </table:table-cell>
          <table:table-cell office:value-type="float" office:value="93.2574857046167" table:style-name="ce1">
            <text:p>93.2574857046167</text:p>
          </table:table-cell>
          <table:table-cell office:value-type="float" office:value="95.4901567592442" table:style-name="ce1">
            <text:p>95.4901567592442</text:p>
          </table:table-cell>
          <table:table-cell office:value-type="float" office:value="94.5427451734147" table:style-name="ce1">
            <text:p>94.5427451734147</text:p>
          </table:table-cell>
          <table:table-cell office:value-type="float" office:value="96.9225516577783" table:style-name="ce1">
            <text:p>96.9225516577783</text:p>
          </table:table-cell>
          <table:table-cell office:value-type="float" office:value="95.2778486366225" table:style-name="ce1">
            <text:p>95.2778486366225</text:p>
          </table:table-cell>
          <table:table-cell office:value-type="float" office:value="98.0254149442695" table:style-name="ce1">
            <text:p>98.0254149442695</text:p>
          </table:table-cell>
          <table:table-cell office:value-type="float" office:value="96.3366881960696" table:style-name="ce1">
            <text:p>96.3366881960696</text:p>
          </table:table-cell>
          <table:table-cell office:value-type="float" office:value="98.5926078678655" table:style-name="ce1">
            <text:p>98.5926078678655</text:p>
          </table:table-cell>
          <table:table-cell office:value-type="float" office:value="97.1986518849602" table:style-name="ce1">
            <text:p>97.1986518849602</text:p>
          </table:table-cell>
          <table:table-cell office:value-type="float" office:value="99.8911367798226" table:style-name="ce1">
            <text:p>99.8911367798226</text:p>
          </table:table-cell>
          <table:table-cell office:value-type="float" office:value="98.5640998126086" table:style-name="ce1">
            <text:p>98.5640998126086</text:p>
          </table:table-cell>
          <table:table-cell office:value-type="float" office:value="100.904483438388" table:style-name="ce1">
            <text:p>100.904483438388</text:p>
          </table:table-cell>
          <table:table-cell office:value-type="float" office:value="99.2290091608421" table:style-name="ce1">
            <text:p>99.2290091608421</text:p>
          </table:table-cell>
          <table:table-cell office:value-type="float" office:value="101.500872935796" table:style-name="ce1">
            <text:p>101.500872935796</text:p>
          </table:table-cell>
          <table:table-cell office:value-type="float" office:value="100.121231622262" table:style-name="ce1">
            <text:p>100.121231622262</text:p>
          </table:table-cell>
          <table:table-cell office:value-type="float" office:value="102.506972582542" table:style-name="ce1">
            <text:p>102.506972582542</text:p>
          </table:table-cell>
          <table:table-cell office:value-type="float" office:value="101.331188467122" table:style-name="ce1">
            <text:p>101.331188467122</text:p>
          </table:table-cell>
          <table:table-cell office:value-type="float" office:value="103.733115946492" table:style-name="ce1">
            <text:p>103.733115946492</text:p>
          </table:table-cell>
          <table:table-cell office:value-type="float" office:value="104.543887501536" table:style-name="ce1">
            <text:p>104.543887501536</text:p>
          </table:table-cell>
          <table:table-cell office:value-type="float" office:value="105.319111562042" table:style-name="ce1">
            <text:p>105.319111562042</text:p>
          </table:table-cell>
          <table:table-cell office:value-type="float" office:value="106.137425901022" table:style-name="ce1">
            <text:p>106.137425901022</text:p>
          </table:table-cell>
          <table:table-cell office:value-type="float" office:value="106.980430752345" table:style-name="ce1">
            <text:p>106.980430752345</text:p>
          </table:table-cell>
          <table:table-cell office:value-type="float" office:value="107.795616907164" table:style-name="ce1">
            <text:p>107.795616907164</text:p>
          </table:table-cell>
          <table:table-cell office:value-type="float" office:value="108.587641999086" table:style-name="ce1">
            <text:p>108.587641999086</text:p>
          </table:table-cell>
          <table:table-cell office:value-type="float" office:value="109.360192747694" table:style-name="ce1">
            <text:p>109.360192747694</text:p>
          </table:table-cell>
          <table:table-cell office:value-type="float" office:value="110.11618927652" table:style-name="ce1">
            <text:p>110.11618927652</text:p>
          </table:table-cell>
          <table:table-cell office:value-type="float" office:value="110.857946419029" table:style-name="ce1">
            <text:p>110.857946419029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43.3152" table:style-name="ce1">
            <text:p>43.3152</text:p>
          </table:table-cell>
          <table:table-cell office:value-type="float" office:value="43.2692429692423" table:style-name="ce1">
            <text:p>43.2692429692423</text:p>
          </table:table-cell>
          <table:table-cell office:value-type="float" office:value="45.7785326098526" table:style-name="ce1">
            <text:p>45.7785326098526</text:p>
          </table:table-cell>
          <table:table-cell office:value-type="float" office:value="46.9543810821225" table:style-name="ce1">
            <text:p>46.9543810821225</text:p>
          </table:table-cell>
          <table:table-cell office:value-type="float" office:value="49.3560682625466" table:style-name="ce1">
            <text:p>49.3560682625466</text:p>
          </table:table-cell>
          <table:table-cell office:value-type="float" office:value="48.5693939439047" table:style-name="ce1">
            <text:p>48.5693939439047</text:p>
          </table:table-cell>
          <table:table-cell office:value-type="float" office:value="49.6952132139936" table:style-name="ce1">
            <text:p>49.6952132139936</text:p>
          </table:table-cell>
          <table:table-cell office:value-type="float" office:value="49.2162116719467" table:style-name="ce1">
            <text:p>49.2162116719467</text:p>
          </table:table-cell>
          <table:table-cell office:value-type="float" office:value="51.0169228521572" table:style-name="ce1">
            <text:p>51.0169228521572</text:p>
          </table:table-cell>
          <table:table-cell office:value-type="float" office:value="49.5797789495164" table:style-name="ce1">
            <text:p>49.5797789495164</text:p>
          </table:table-cell>
          <table:table-cell office:value-type="float" office:value="51.7676548284291" table:style-name="ce1">
            <text:p>51.7676548284291</text:p>
          </table:table-cell>
          <table:table-cell office:value-type="float" office:value="50.1272383066743" table:style-name="ce1">
            <text:p>50.1272383066743</text:p>
          </table:table-cell>
          <table:table-cell office:value-type="float" office:value="52.2950333711854" table:style-name="ce1">
            <text:p>52.2950333711854</text:p>
          </table:table-cell>
          <table:table-cell office:value-type="float" office:value="51.0208519467148" table:style-name="ce1">
            <text:p>51.0208519467148</text:p>
          </table:table-cell>
          <table:table-cell office:value-type="float" office:value="52.8617339643038" table:style-name="ce1">
            <text:p>52.8617339643038</text:p>
          </table:table-cell>
          <table:table-cell office:value-type="float" office:value="51.3594548421932" table:style-name="ce1">
            <text:p>51.3594548421932</text:p>
          </table:table-cell>
          <table:table-cell office:value-type="float" office:value="53.2785084366492" table:style-name="ce1">
            <text:p>53.2785084366492</text:p>
          </table:table-cell>
          <table:table-cell office:value-type="float" office:value="52.0402992573496" table:style-name="ce1">
            <text:p>52.0402992573496</text:p>
          </table:table-cell>
          <table:table-cell office:value-type="float" office:value="53.9855389937131" table:style-name="ce1">
            <text:p>53.9855389937131</text:p>
          </table:table-cell>
          <table:table-cell office:value-type="float" office:value="52.433698292119" table:style-name="ce1">
            <text:p>52.433698292119</text:p>
          </table:table-cell>
          <table:table-cell office:value-type="float" office:value="54.6772949854454" table:style-name="ce1">
            <text:p>54.6772949854454</text:p>
          </table:table-cell>
          <table:table-cell office:value-type="float" office:value="53.6233072985852" table:style-name="ce1">
            <text:p>53.6233072985852</text:p>
          </table:table-cell>
          <table:table-cell office:value-type="float" office:value="55.976521100671" table:style-name="ce1">
            <text:p>55.976521100671</text:p>
          </table:table-cell>
          <table:table-cell office:value-type="float" office:value="55.1447653636217" table:style-name="ce1">
            <text:p>55.1447653636217</text:p>
          </table:table-cell>
          <table:table-cell office:value-type="float" office:value="57.2807166591844" table:style-name="ce1">
            <text:p>57.2807166591844</text:p>
          </table:table-cell>
          <table:table-cell office:value-type="float" office:value="55.8026258461734" table:style-name="ce1">
            <text:p>55.8026258461734</text:p>
          </table:table-cell>
          <table:table-cell office:value-type="float" office:value="57.8569519033112" table:style-name="ce1">
            <text:p>57.8569519033112</text:p>
          </table:table-cell>
          <table:table-cell office:value-type="float" office:value="56.5227037342613" table:style-name="ce1">
            <text:p>56.5227037342613</text:p>
          </table:table-cell>
          <table:table-cell office:value-type="float" office:value="58.7195801190139" table:style-name="ce1">
            <text:p>58.7195801190139</text:p>
          </table:table-cell>
          <table:table-cell office:value-type="float" office:value="57.233152129272" table:style-name="ce1">
            <text:p>57.233152129272</text:p>
          </table:table-cell>
          <table:table-cell office:value-type="float" office:value="59.3338473190186" table:style-name="ce1">
            <text:p>59.3338473190186</text:p>
          </table:table-cell>
          <table:table-cell office:value-type="float" office:value="57.8348747683171" table:style-name="ce1">
            <text:p>57.8348747683171</text:p>
          </table:table-cell>
          <table:table-cell office:value-type="float" office:value="60.4645367342261" table:style-name="ce1">
            <text:p>60.4645367342261</text:p>
          </table:table-cell>
          <table:table-cell office:value-type="float" office:value="58.4524413301884" table:style-name="ce1">
            <text:p>58.4524413301884</text:p>
          </table:table-cell>
          <table:table-cell office:value-type="float" office:value="60.5492495278568" table:style-name="ce1">
            <text:p>60.5492495278568</text:p>
          </table:table-cell>
          <table:table-cell office:value-type="float" office:value="58.5362807446005" table:style-name="ce1">
            <text:p>58.5362807446005</text:p>
          </table:table-cell>
          <table:table-cell office:value-type="float" office:value="60.2837713326754" table:style-name="ce1">
            <text:p>60.2837713326754</text:p>
          </table:table-cell>
          <table:table-cell office:value-type="float" office:value="58.5353300583094" table:style-name="ce1">
            <text:p>58.5353300583094</text:p>
          </table:table-cell>
          <table:table-cell office:value-type="float" office:value="60.3976144729891" table:style-name="ce1">
            <text:p>60.3976144729891</text:p>
          </table:table-cell>
          <table:table-cell office:value-type="float" office:value="58.8521339933545" table:style-name="ce1">
            <text:p>58.8521339933545</text:p>
          </table:table-cell>
          <table:table-cell office:value-type="float" office:value="60.9429831498104" table:style-name="ce1">
            <text:p>60.9429831498104</text:p>
          </table:table-cell>
          <table:table-cell office:value-type="float" office:value="59.1375414460338" table:style-name="ce1">
            <text:p>59.1375414460338</text:p>
          </table:table-cell>
          <table:table-cell office:value-type="float" office:value="60.8112107109791" table:style-name="ce1">
            <text:p>60.8112107109791</text:p>
          </table:table-cell>
          <table:table-cell office:value-type="float" office:value="59.7855353504477" table:style-name="ce1">
            <text:p>59.7855353504477</text:p>
          </table:table-cell>
          <table:table-cell office:value-type="float" office:value="61.5118649361826" table:style-name="ce1">
            <text:p>61.5118649361826</text:p>
          </table:table-cell>
          <table:table-cell office:value-type="float" office:value="60.1583297582462" table:style-name="ce1">
            <text:p>60.1583297582462</text:p>
          </table:table-cell>
          <table:table-cell office:value-type="float" office:value="61.8030160729575" table:style-name="ce1">
            <text:p>61.8030160729575</text:p>
          </table:table-cell>
          <table:table-cell office:value-type="float" office:value="60.4807955476267" table:style-name="ce1">
            <text:p>60.4807955476267</text:p>
          </table:table-cell>
          <table:table-cell office:value-type="float" office:value="61.92852074203" table:style-name="ce1">
            <text:p>61.92852074203</text:p>
          </table:table-cell>
          <table:table-cell office:value-type="float" office:value="60.0584194513835" table:style-name="ce1">
            <text:p>60.0584194513835</text:p>
          </table:table-cell>
          <table:table-cell office:value-type="float" office:value="61.8816436446654" table:style-name="ce1">
            <text:p>61.8816436446654</text:p>
          </table:table-cell>
          <table:table-cell office:value-type="float" office:value="59.8610508222896" table:style-name="ce1">
            <text:p>59.8610508222896</text:p>
          </table:table-cell>
          <table:table-cell office:value-type="float" office:value="61.410012441788" table:style-name="ce1">
            <text:p>61.410012441788</text:p>
          </table:table-cell>
          <table:table-cell office:value-type="float" office:value="59.7188569768116" table:style-name="ce1">
            <text:p>59.7188569768116</text:p>
          </table:table-cell>
          <table:table-cell office:value-type="float" office:value="61.4424306512711" table:style-name="ce1">
            <text:p>61.4424306512711</text:p>
          </table:table-cell>
          <table:table-cell office:value-type="float" office:value="59.761702229755" table:style-name="ce1">
            <text:p>59.761702229755</text:p>
          </table:table-cell>
          <table:table-cell office:value-type="float" office:value="61.4748890187411" table:style-name="ce1">
            <text:p>61.4748890187411</text:p>
          </table:table-cell>
          <table:table-cell office:value-type="float" office:value="59.665967297952" table:style-name="ce1">
            <text:p>59.665967297952</text:p>
          </table:table-cell>
          <table:table-cell office:value-type="float" office:value="61.3822745209272" table:style-name="ce1">
            <text:p>61.3822745209272</text:p>
          </table:table-cell>
          <table:table-cell office:value-type="float" office:value="59.5360278152627" table:style-name="ce1">
            <text:p>59.5360278152627</text:p>
          </table:table-cell>
          <table:table-cell office:value-type="float" office:value="61.3784647556244" table:style-name="ce1">
            <text:p>61.3784647556244</text:p>
          </table:table-cell>
          <table:table-cell office:value-type="float" office:value="60.1322262819083" table:style-name="ce1">
            <text:p>60.1322262819083</text:p>
          </table:table-cell>
          <table:table-cell office:value-type="float" office:value="61.8128125168855" table:style-name="ce1">
            <text:p>61.8128125168855</text:p>
          </table:table-cell>
          <table:table-cell office:value-type="float" office:value="62.0477551500293" table:style-name="ce1">
            <text:p>62.0477551500293</text:p>
          </table:table-cell>
          <table:table-cell office:value-type="float" office:value="62.2642654534304" table:style-name="ce1">
            <text:p>62.2642654534304</text:p>
          </table:table-cell>
          <table:table-cell office:value-type="float" office:value="62.4663641906806" table:style-name="ce1">
            <text:p>62.4663641906806</text:p>
          </table:table-cell>
          <table:table-cell office:value-type="float" office:value="62.6571155606598" table:style-name="ce1">
            <text:p>62.6571155606598</text:p>
          </table:table-cell>
          <table:table-cell office:value-type="float" office:value="62.8388556528926" table:style-name="ce1">
            <text:p>62.8388556528926</text:p>
          </table:table-cell>
          <table:table-cell office:value-type="float" office:value="63.0133663321626" table:style-name="ce1">
            <text:p>63.0133663321626</text:p>
          </table:table-cell>
          <table:table-cell office:value-type="float" office:value="63.1820075876964" table:style-name="ce1">
            <text:p>63.1820075876964</text:p>
          </table:table-cell>
          <table:table-cell office:value-type="float" office:value="63.345818268483" table:style-name="ce1">
            <text:p>63.345818268483</text:p>
          </table:table-cell>
          <table:table-cell office:value-type="float" office:value="63.5055927563291" table:style-name="ce1">
            <text:p>63.5055927563291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43.3152" table:style-name="ce1">
            <text:p>43.3152</text:p>
          </table:table-cell>
          <table:table-cell office:value-type="float" office:value="43.4260600051532" table:style-name="ce1">
            <text:p>43.4260600051532</text:p>
          </table:table-cell>
          <table:table-cell office:value-type="float" office:value="46.063981423329" table:style-name="ce1">
            <text:p>46.063981423329</text:p>
          </table:table-cell>
          <table:table-cell office:value-type="float" office:value="46.9568334749878" table:style-name="ce1">
            <text:p>46.9568334749878</text:p>
          </table:table-cell>
          <table:table-cell office:value-type="float" office:value="49.7114569806267" table:style-name="ce1">
            <text:p>49.7114569806267</text:p>
          </table:table-cell>
          <table:table-cell office:value-type="float" office:value="49.1042650469485" table:style-name="ce1">
            <text:p>49.1042650469485</text:p>
          </table:table-cell>
          <table:table-cell office:value-type="float" office:value="50.7291629684245" table:style-name="ce1">
            <text:p>50.7291629684245</text:p>
          </table:table-cell>
          <table:table-cell office:value-type="float" office:value="50.4568546980601" table:style-name="ce1">
            <text:p>50.4568546980601</text:p>
          </table:table-cell>
          <table:table-cell office:value-type="float" office:value="52.7251117416298" table:style-name="ce1">
            <text:p>52.7251117416298</text:p>
          </table:table-cell>
          <table:table-cell office:value-type="float" office:value="51.5085424040557" table:style-name="ce1">
            <text:p>51.5085424040557</text:p>
          </table:table-cell>
          <table:table-cell office:value-type="float" office:value="54.048215132013" table:style-name="ce1">
            <text:p>54.048215132013</text:p>
          </table:table-cell>
          <table:table-cell office:value-type="float" office:value="52.8812538515352" table:style-name="ce1">
            <text:p>52.8812538515352</text:p>
          </table:table-cell>
          <table:table-cell office:value-type="float" office:value="55.3505900186615" table:style-name="ce1">
            <text:p>55.3505900186615</text:p>
          </table:table-cell>
          <table:table-cell office:value-type="float" office:value="54.4817885279026" table:style-name="ce1">
            <text:p>54.4817885279026</text:p>
          </table:table-cell>
          <table:table-cell office:value-type="float" office:value="56.6811336488141" table:style-name="ce1">
            <text:p>56.6811336488141</text:p>
          </table:table-cell>
          <table:table-cell office:value-type="float" office:value="55.7396318575347" table:style-name="ce1">
            <text:p>55.7396318575347</text:p>
          </table:table-cell>
          <table:table-cell office:value-type="float" office:value="58.0654928772742" table:style-name="ce1">
            <text:p>58.0654928772742</text:p>
          </table:table-cell>
          <table:table-cell office:value-type="float" office:value="57.0978974448408" table:style-name="ce1">
            <text:p>57.0978974448408</text:p>
          </table:table-cell>
          <table:table-cell office:value-type="float" office:value="59.4181906892669" table:style-name="ce1">
            <text:p>59.4181906892669</text:p>
          </table:table-cell>
          <table:table-cell office:value-type="float" office:value="58.3641462010594" table:style-name="ce1">
            <text:p>58.3641462010594</text:p>
          </table:table-cell>
          <table:table-cell office:value-type="float" office:value="60.8145194327603" table:style-name="ce1">
            <text:p>60.8145194327603</text:p>
          </table:table-cell>
          <table:table-cell office:value-type="float" office:value="60.0225925802987" table:style-name="ce1">
            <text:p>60.0225925802987</text:p>
          </table:table-cell>
          <table:table-cell office:value-type="float" office:value="62.6840390808766" table:style-name="ce1">
            <text:p>62.6840390808766</text:p>
          </table:table-cell>
          <table:table-cell office:value-type="float" office:value="62.1473134601142" table:style-name="ce1">
            <text:p>62.1473134601142</text:p>
          </table:table-cell>
          <table:table-cell office:value-type="float" office:value="64.6759923816426" table:style-name="ce1">
            <text:p>64.6759923816426</text:p>
          </table:table-cell>
          <table:table-cell office:value-type="float" office:value="63.6893591528115" table:style-name="ce1">
            <text:p>63.6893591528115</text:p>
          </table:table-cell>
          <table:table-cell office:value-type="float" office:value="66.1520572968105" table:style-name="ce1">
            <text:p>66.1520572968105</text:p>
          </table:table-cell>
          <table:table-cell office:value-type="float" office:value="65.3140021196182" table:style-name="ce1">
            <text:p>65.3140021196182</text:p>
          </table:table-cell>
          <table:table-cell office:value-type="float" office:value="67.9423750269517" table:style-name="ce1">
            <text:p>67.9423750269517</text:p>
          </table:table-cell>
          <table:table-cell office:value-type="float" office:value="67.1588006815307" table:style-name="ce1">
            <text:p>67.1588006815307</text:p>
          </table:table-cell>
          <table:table-cell office:value-type="float" office:value="69.4196454028767" table:style-name="ce1">
            <text:p>69.4196454028767</text:p>
          </table:table-cell>
          <table:table-cell office:value-type="float" office:value="68.2538840466244" table:style-name="ce1">
            <text:p>68.2538840466244</text:p>
          </table:table-cell>
          <table:table-cell office:value-type="float" office:value="71.2127490855758" table:style-name="ce1">
            <text:p>71.2127490855758</text:p>
          </table:table-cell>
          <table:table-cell office:value-type="float" office:value="69.6235743655195" table:style-name="ce1">
            <text:p>69.6235743655195</text:p>
          </table:table-cell>
          <table:table-cell office:value-type="float" office:value="72.0519519272211" table:style-name="ce1">
            <text:p>72.0519519272211</text:p>
          </table:table-cell>
          <table:table-cell office:value-type="float" office:value="70.684811057653" table:style-name="ce1">
            <text:p>70.684811057653</text:p>
          </table:table-cell>
          <table:table-cell office:value-type="float" office:value="72.65703560295" table:style-name="ce1">
            <text:p>72.65703560295</text:p>
          </table:table-cell>
          <table:table-cell office:value-type="float" office:value="71.3635889548895" table:style-name="ce1">
            <text:p>71.3635889548895</text:p>
          </table:table-cell>
          <table:table-cell office:value-type="float" office:value="73.7389456706466" table:style-name="ce1">
            <text:p>73.7389456706466</text:p>
          </table:table-cell>
          <table:table-cell office:value-type="float" office:value="72.7623208356743" table:style-name="ce1">
            <text:p>72.7623208356743</text:p>
          </table:table-cell>
          <table:table-cell office:value-type="float" office:value="75.1853639264979" table:style-name="ce1">
            <text:p>75.1853639264979</text:p>
          </table:table-cell>
          <table:table-cell office:value-type="float" office:value="73.2557122972334" table:style-name="ce1">
            <text:p>73.2557122972334</text:p>
          </table:table-cell>
          <table:table-cell office:value-type="float" office:value="75.5186503357774" table:style-name="ce1">
            <text:p>75.5186503357774</text:p>
          </table:table-cell>
          <table:table-cell office:value-type="float" office:value="75.7326145901758" table:style-name="ce1">
            <text:p>75.7326145901758</text:p>
          </table:table-cell>
          <table:table-cell office:value-type="float" office:value="77.7926014330873" table:style-name="ce1">
            <text:p>77.7926014330873</text:p>
          </table:table-cell>
          <table:table-cell office:value-type="float" office:value="76.0896468982583" table:style-name="ce1">
            <text:p>76.0896468982583</text:p>
          </table:table-cell>
          <table:table-cell office:value-type="float" office:value="77.8187533877007" table:style-name="ce1">
            <text:p>77.8187533877007</text:p>
          </table:table-cell>
          <table:table-cell office:value-type="float" office:value="76.7018432756974" table:style-name="ce1">
            <text:p>76.7018432756974</text:p>
          </table:table-cell>
          <table:table-cell office:value-type="float" office:value="78.4165082975069" table:style-name="ce1">
            <text:p>78.4165082975069</text:p>
          </table:table-cell>
          <table:table-cell office:value-type="float" office:value="76.4966533846102" table:style-name="ce1">
            <text:p>76.4966533846102</text:p>
          </table:table-cell>
          <table:table-cell office:value-type="float" office:value="78.5503276031666" table:style-name="ce1">
            <text:p>78.5503276031666</text:p>
          </table:table-cell>
          <table:table-cell office:value-type="float" office:value="76.7870096947244" table:style-name="ce1">
            <text:p>76.7870096947244</text:p>
          </table:table-cell>
          <table:table-cell office:value-type="float" office:value="78.6864344504589" table:style-name="ce1">
            <text:p>78.6864344504589</text:p>
          </table:table-cell>
          <table:table-cell office:value-type="float" office:value="77.1422798923579" table:style-name="ce1">
            <text:p>77.1422798923579</text:p>
          </table:table-cell>
          <table:table-cell office:value-type="float" office:value="79.2192703907553" table:style-name="ce1">
            <text:p>79.2192703907553</text:p>
          </table:table-cell>
          <table:table-cell office:value-type="float" office:value="77.7505043145815" table:style-name="ce1">
            <text:p>77.7505043145815</text:p>
          </table:table-cell>
          <table:table-cell office:value-type="float" office:value="79.7589206220386" table:style-name="ce1">
            <text:p>79.7589206220386</text:p>
          </table:table-cell>
          <table:table-cell office:value-type="float" office:value="77.9594872773374" table:style-name="ce1">
            <text:p>77.9594872773374</text:p>
          </table:table-cell>
          <table:table-cell office:value-type="float" office:value="79.9055489331079" table:style-name="ce1">
            <text:p>79.9055489331079</text:p>
          </table:table-cell>
          <table:table-cell office:value-type="float" office:value="78.2899465359824" table:style-name="ce1">
            <text:p>78.2899465359824</text:p>
          </table:table-cell>
          <table:table-cell office:value-type="float" office:value="80.2488187863984" table:style-name="ce1">
            <text:p>80.2488187863984</text:p>
          </table:table-cell>
          <table:table-cell office:value-type="float" office:value="78.9450291319341" table:style-name="ce1">
            <text:p>78.9450291319341</text:p>
          </table:table-cell>
          <table:table-cell office:value-type="float" office:value="80.8884564045346" table:style-name="ce1">
            <text:p>80.8884564045346</text:p>
          </table:table-cell>
          <table:table-cell office:value-type="float" office:value="81.6609245450179" table:style-name="ce1">
            <text:p>81.6609245450179</text:p>
          </table:table-cell>
          <table:table-cell office:value-type="float" office:value="82.362601230638" table:style-name="ce1">
            <text:p>82.362601230638</text:p>
          </table:table-cell>
          <table:table-cell office:value-type="float" office:value="83.0081532981997" table:style-name="ce1">
            <text:p>83.0081532981997</text:p>
          </table:table-cell>
          <table:table-cell office:value-type="float" office:value="83.6090561295925" table:style-name="ce1">
            <text:p>83.6090561295925</text:p>
          </table:table-cell>
          <table:table-cell office:value-type="float" office:value="84.1742893631613" table:style-name="ce1">
            <text:p>84.1742893631613</text:p>
          </table:table-cell>
          <table:table-cell office:value-type="float" office:value="84.7108809357018" table:style-name="ce1">
            <text:p>84.7108809357018</text:p>
          </table:table-cell>
          <table:table-cell office:value-type="float" office:value="85.2243325200212" table:style-name="ce1">
            <text:p>85.2243325200212</text:p>
          </table:table-cell>
          <table:table-cell office:value-type="float" office:value="85.7189522146216" table:style-name="ce1">
            <text:p>85.7189522146216</text:p>
          </table:table-cell>
          <table:table-cell office:value-type="float" office:value="86.1981147051638" table:style-name="ce1">
            <text:p>86.1981147051638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Thomas calculations IR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84691968911917" table:style-name="ce1">
            <text:p>0.484691968911917</text:p>
          </table:table-cell>
          <table:table-cell office:value-type="float" office:value="0.236647830310881" table:style-name="ce1">
            <text:p>0.236647830310881</text:p>
          </table:table-cell>
          <table:table-cell office:value-type="float" office:value="0.231607127643948" table:style-name="ce1">
            <text:p>0.231607127643948</text:p>
          </table:table-cell>
          <table:table-cell office:value-type="float" office:value="0.463214255287897" table:style-name="ce1">
            <text:p>0.463214255287897</text:p>
          </table:table-cell>
          <table:table-cell office:value-type="float" office:value="0.91507704015544" table:style-name="ce1">
            <text:p>0.91507704015544</text:p>
          </table:table-cell>
          <table:table-cell office:value-type="float" office:value="1.16232776162791" table:style-name="ce1">
            <text:p>1.16232776162791</text:p>
          </table:table-cell>
          <table:table-cell office:value-type="float" office:value="0.147221696891192" table:style-name="ce1">
            <text:p>0.147221696891192</text:p>
          </table:table-cell>
          <table:table-cell office:value-type="float" office:value="NA" table:style-name="ce1">
            <text:p>NA</text:p>
          </table:table-cell>
          <table:table-cell office:value-type="float" office:value="0.549639297279793" table:style-name="ce1">
            <text:p>0.549639297279793</text:p>
          </table:table-cell>
          <table:table-cell office:value-type="float" office:value="0.09148464306698" table:style-name="ce1">
            <text:p>0.09148464306698</text:p>
          </table:table-cell>
          <table:table-cell office:value-type="float" office:value="0.311880958230958" table:style-name="ce1">
            <text:p>0.311880958230958</text:p>
          </table:table-cell>
          <table:table-cell office:value-type="float" office:value="0.165768518654524" table:style-name="ce1">
            <text:p>0.165768518654524</text:p>
          </table:table-cell>
          <table:table-cell office:value-type="float" office:value="0.0952074544653349" table:style-name="ce1">
            <text:p>0.0952074544653349</text:p>
          </table:table-cell>
          <table:table-cell office:value-type="float" office:value="0.11797504857513" table:style-name="ce1">
            <text:p>0.11797504857513</text:p>
          </table:table-cell>
          <table:table-cell office:value-type="float" office:value="0.11682044286134" table:style-name="ce1">
            <text:p>0.11682044286134</text:p>
          </table:table-cell>
          <table:table-cell office:value-type="float" office:value="0.626069040697674" table:style-name="ce1">
            <text:p>0.626069040697674</text:p>
          </table:table-cell>
          <table:table-cell office:value-type="float" office:value="0.179246474735605" table:style-name="ce1">
            <text:p>0.179246474735605</text:p>
          </table:table-cell>
          <table:table-cell office:value-type="float" office:value="0.167281525259067" table:style-name="ce1">
            <text:p>0.167281525259067</text:p>
          </table:table-cell>
          <table:table-cell office:value-type="float" office:value="0.269179946386604" table:style-name="ce1">
            <text:p>0.269179946386604</text:p>
          </table:table-cell>
          <table:table-cell office:value-type="float" office:value="NA" table:style-name="ce1">
            <text:p>NA</text:p>
          </table:table-cell>
          <table:table-cell office:value-type="float" office:value="0.208215204015544" table:style-name="ce1">
            <text:p>0.208215204015544</text:p>
          </table:table-cell>
          <table:table-cell office:value-type="float" office:value="0.234709470475911" table:style-name="ce1">
            <text:p>0.234709470475911</text:p>
          </table:table-cell>
          <table:table-cell office:value-type="float" office:value="1.22493466569767" table:style-name="ce1">
            <text:p>1.22493466569767</text:p>
          </table:table-cell>
          <table:table-cell office:value-type="float" office:value="0.209683904964747" table:style-name="ce1">
            <text:p>0.209683904964747</text:p>
          </table:table-cell>
          <table:table-cell office:value-type="float" office:value="0.267580667098446" table:style-name="ce1">
            <text:p>0.267580667098446</text:p>
          </table:table-cell>
          <table:table-cell office:value-type="float" office:value="0.19193160987074" table:style-name="ce1">
            <text:p>0.19193160987074</text:p>
          </table:table-cell>
          <table:table-cell office:value-type="float" office:value="0.766121075581395" table:style-name="ce1">
            <text:p>0.766121075581395</text:p>
          </table:table-cell>
          <table:table-cell office:value-type="float" office:value="0.747117732558139" table:style-name="ce1">
            <text:p>0.747117732558139</text:p>
          </table:table-cell>
          <table:table-cell office:value-type="float" office:value="0.175592604289072" table:style-name="ce1">
            <text:p>0.175592604289072</text:p>
          </table:table-cell>
          <table:table-cell office:value-type="float" office:value="0.919970058139535" table:style-name="ce1">
            <text:p>0.919970058139535</text:p>
          </table:table-cell>
          <table:table-cell office:value-type="float" office:value="0.511201658476658" table:style-name="ce1">
            <text:p>0.511201658476658</text:p>
          </table:table-cell>
          <table:table-cell office:value-type="float" office:value="0.127058174206816" table:style-name="ce1">
            <text:p>0.127058174206816</text:p>
          </table:table-cell>
          <table:table-cell office:value-type="float" office:value="0.776664026162791" table:style-name="ce1">
            <text:p>0.776664026162791</text:p>
          </table:table-cell>
          <table:table-cell office:value-type="float" office:value="0.11437303907168" table:style-name="ce1">
            <text:p>0.11437303907168</text:p>
          </table:table-cell>
          <table:table-cell office:value-type="float" office:value="0.327634828009828" table:style-name="ce1">
            <text:p>0.327634828009828</text:p>
          </table:table-cell>
          <table:table-cell office:value-type="float" office:value="0.40440675872093" table:style-name="ce1">
            <text:p>0.40440675872093</text:p>
          </table:table-cell>
          <table:table-cell office:value-type="float" office:value="0.203679938471503" table:style-name="ce1">
            <text:p>0.203679938471503</text:p>
          </table:table-cell>
          <table:table-cell office:value-type="float" office:value="0.0380209349294947" table:style-name="ce1">
            <text:p>0.0380209349294947</text:p>
          </table:table-cell>
          <table:table-cell office:value-type="float" office:value="0.435905450581395" table:style-name="ce1">
            <text:p>0.435905450581395</text:p>
          </table:table-cell>
          <table:table-cell office:value-type="float" office:value="NA" table:style-name="ce1">
            <text:p>NA</text:p>
          </table:table-cell>
          <table:table-cell office:value-type="float" office:value="0.115786328584019" table:style-name="ce1">
            <text:p>0.115786328584019</text:p>
          </table:table-cell>
          <table:table-cell office:value-type="float" office:value="0.582102073255814" table:style-name="ce1">
            <text:p>0.582102073255814</text:p>
          </table:table-cell>
          <table:table-cell office:value-type="float" office:value="0.0170284150998825" table:style-name="ce1">
            <text:p>0.0170284150998825</text:p>
          </table:table-cell>
          <table:table-cell office:value-type="float" office:value="0.483622399795337" table:style-name="ce1">
            <text:p>0.483622399795337</text:p>
          </table:table-cell>
          <table:table-cell office:value-type="float" office:value="0.292124293886658" table:style-name="ce1">
            <text:p>0.292124293886658</text:p>
          </table:table-cell>
          <table:table-cell office:value-type="float" office:value="0.696720284650259" table:style-name="ce1">
            <text:p>0.696720284650259</text:p>
          </table:table-cell>
          <table:table-cell office:value-type="float" office:value="0.119459849549223" table:style-name="ce1">
            <text:p>0.119459849549223</text:p>
          </table:table-cell>
          <table:table-cell office:value-type="float" office:value="0.284669122051166" table:style-name="ce1">
            <text:p>0.284669122051166</text:p>
          </table:table-cell>
          <table:table-cell office:value-type="float" office:value="0.354083354393782" table:style-name="ce1">
            <text:p>0.354083354393782</text:p>
          </table:table-cell>
          <table:table-cell office:value-type="float" office:value="0.325749589134715" table:style-name="ce1">
            <text:p>0.325749589134715</text:p>
          </table:table-cell>
          <table:table-cell office:value-type="float" office:value="0.11818117290544" table:style-name="ce1">
            <text:p>0.11818117290544</text:p>
          </table:table-cell>
          <table:table-cell office:value-type="float" office:value="0.193504663212435" table:style-name="ce1">
            <text:p>0.193504663212435</text:p>
          </table:table-cell>
          <table:table-cell office:value-type="float" office:value="0.147726466131801" table:style-name="ce1">
            <text:p>0.147726466131801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0514831606218" table:style-name="ce1">
            <text:p>0.590514831606218</text:p>
          </table:table-cell>
          <table:table-cell office:value-type="float" office:value="0.378578384067357" table:style-name="ce1">
            <text:p>0.378578384067357</text:p>
          </table:table-cell>
          <table:table-cell office:value-type="float" office:value="0.256925692200352" table:style-name="ce1">
            <text:p>0.256925692200352</text:p>
          </table:table-cell>
          <table:table-cell office:value-type="float" office:value="0.513851384400705" table:style-name="ce1">
            <text:p>0.513851384400705</text:p>
          </table:table-cell>
          <table:table-cell office:value-type="float" office:value="1.29551604598446" table:style-name="ce1">
            <text:p>1.29551604598446</text:p>
          </table:table-cell>
          <table:table-cell office:value-type="float" office:value="1.97934135174419" table:style-name="ce1">
            <text:p>1.97934135174419</text:p>
          </table:table-cell>
          <table:table-cell office:value-type="float" office:value="0.387881492875648" table:style-name="ce1">
            <text:p>0.387881492875648</text:p>
          </table:table-cell>
          <table:table-cell office:value-type="float" office:value="NA" table:style-name="ce1">
            <text:p>NA</text:p>
          </table:table-cell>
          <table:table-cell office:value-type="float" office:value="0.912227963082901" table:style-name="ce1">
            <text:p>0.912227963082901</text:p>
          </table:table-cell>
          <table:table-cell office:value-type="float" office:value="0.114131745740306" table:style-name="ce1">
            <text:p>0.114131745740306</text:p>
          </table:table-cell>
          <table:table-cell office:value-type="float" office:value="0.755158323095823" table:style-name="ce1">
            <text:p>0.755158323095823</text:p>
          </table:table-cell>
          <table:table-cell office:value-type="float" office:value="0.304891359430082" table:style-name="ce1">
            <text:p>0.304891359430082</text:p>
          </table:table-cell>
          <table:table-cell office:value-type="float" office:value="0.15115303686839" table:style-name="ce1">
            <text:p>0.15115303686839</text:p>
          </table:table-cell>
          <table:table-cell office:value-type="float" office:value="0.215366968911917" table:style-name="ce1">
            <text:p>0.215366968911917</text:p>
          </table:table-cell>
          <table:table-cell office:value-type="float" office:value="0.14470705787309" table:style-name="ce1">
            <text:p>0.14470705787309</text:p>
          </table:table-cell>
          <table:table-cell office:value-type="float" office:value="1.10974316860465" table:style-name="ce1">
            <text:p>1.10974316860465</text:p>
          </table:table-cell>
          <table:table-cell office:value-type="float" office:value="0.268387125440658" table:style-name="ce1">
            <text:p>0.268387125440658</text:p>
          </table:table-cell>
          <table:table-cell office:value-type="float" office:value="0.412825453367876" table:style-name="ce1">
            <text:p>0.412825453367876</text:p>
          </table:table-cell>
          <table:table-cell office:value-type="float" office:value="0.510645630141011" table:style-name="ce1">
            <text:p>0.510645630141011</text:p>
          </table:table-cell>
          <table:table-cell office:value-type="float" office:value="NA" table:style-name="ce1">
            <text:p>NA</text:p>
          </table:table-cell>
          <table:table-cell office:value-type="float" office:value="0.568187370466321" table:style-name="ce1">
            <text:p>0.568187370466321</text:p>
          </table:table-cell>
          <table:table-cell office:value-type="float" office:value="0.518470428172738" table:style-name="ce1">
            <text:p>0.518470428172738</text:p>
          </table:table-cell>
          <table:table-cell office:value-type="float" office:value="2.10780915697674" table:style-name="ce1">
            <text:p>2.10780915697674</text:p>
          </table:table-cell>
          <table:table-cell office:value-type="float" office:value="0.434500348854289" table:style-name="ce1">
            <text:p>0.434500348854289</text:p>
          </table:table-cell>
          <table:table-cell office:value-type="float" office:value="0.607958160621762" table:style-name="ce1">
            <text:p>0.607958160621762</text:p>
          </table:table-cell>
          <table:table-cell office:value-type="float" office:value="0.398719994858989" table:style-name="ce1">
            <text:p>0.398719994858989</text:p>
          </table:table-cell>
          <table:table-cell office:value-type="float" office:value="2.00381140988372" table:style-name="ce1">
            <text:p>2.00381140988372</text:p>
          </table:table-cell>
          <table:table-cell office:value-type="float" office:value="1.7375042877907" table:style-name="ce1">
            <text:p>1.7375042877907</text:p>
          </table:table-cell>
          <table:table-cell office:value-type="float" office:value="0.36545598560517" table:style-name="ce1">
            <text:p>0.36545598560517</text:p>
          </table:table-cell>
          <table:table-cell office:value-type="float" office:value="1.6206207122093" table:style-name="ce1">
            <text:p>1.6206207122093</text:p>
          </table:table-cell>
          <table:table-cell office:value-type="float" office:value="1.00236850429975" table:style-name="ce1">
            <text:p>1.00236850429975</text:p>
          </table:table-cell>
          <table:table-cell office:value-type="float" office:value="0.284346955787309" table:style-name="ce1">
            <text:p>0.284346955787309</text:p>
          </table:table-cell>
          <table:table-cell office:value-type="float" office:value="1.39067158430233" table:style-name="ce1">
            <text:p>1.39067158430233</text:p>
          </table:table-cell>
          <table:table-cell office:value-type="float" office:value="0.253254586515864" table:style-name="ce1">
            <text:p>0.253254586515864</text:p>
          </table:table-cell>
          <table:table-cell office:value-type="float" office:value="0.742315494471744" table:style-name="ce1">
            <text:p>0.742315494471744</text:p>
          </table:table-cell>
          <table:table-cell office:value-type="float" office:value="0.857493313953488" table:style-name="ce1">
            <text:p>0.857493313953488</text:p>
          </table:table-cell>
          <table:table-cell office:value-type="float" office:value="0.450968199481865" table:style-name="ce1">
            <text:p>0.450968199481865</text:p>
          </table:table-cell>
          <table:table-cell office:value-type="float" office:value="0.167940158636898" table:style-name="ce1">
            <text:p>0.167940158636898</text:p>
          </table:table-cell>
          <table:table-cell office:value-type="float" office:value="1.2319632994186" table:style-name="ce1">
            <text:p>1.2319632994186</text:p>
          </table:table-cell>
          <table:table-cell office:value-type="float" office:value="NA" table:style-name="ce1">
            <text:p>NA</text:p>
          </table:table-cell>
          <table:table-cell office:value-type="float" office:value="0.348220747649824" table:style-name="ce1">
            <text:p>0.348220747649824</text:p>
          </table:table-cell>
          <table:table-cell office:value-type="float" office:value="1.42410740232558" table:style-name="ce1">
            <text:p>1.42410740232558</text:p>
          </table:table-cell>
          <table:table-cell office:value-type="float" office:value="0.0598407461809636" table:style-name="ce1">
            <text:p>0.0598407461809636</text:p>
          </table:table-cell>
          <table:table-cell office:value-type="float" office:value="1.00208160458744" table:style-name="ce1">
            <text:p>1.00208160458744</text:p>
          </table:table-cell>
          <table:table-cell office:value-type="float" office:value="0.661680762586788" table:style-name="ce1">
            <text:p>0.661680762586788</text:p>
          </table:table-cell>
          <table:table-cell office:value-type="float" office:value="1.05167920810687" table:style-name="ce1">
            <text:p>1.05167920810687</text:p>
          </table:table-cell>
          <table:table-cell office:value-type="float" office:value="0.315549079968264" table:style-name="ce1">
            <text:p>0.315549079968264</text:p>
          </table:table-cell>
          <table:table-cell office:value-type="float" office:value="0.558241056343912" table:style-name="ce1">
            <text:p>0.558241056343912</text:p>
          </table:table-cell>
          <table:table-cell office:value-type="float" office:value="0.99380222615285" table:style-name="ce1">
            <text:p>0.99380222615285</text:p>
          </table:table-cell>
          <table:table-cell office:value-type="float" office:value="0.471171528303109" table:style-name="ce1">
            <text:p>0.471171528303109</text:p>
          </table:table-cell>
          <table:table-cell office:value-type="float" office:value="0.341481291102979" table:style-name="ce1">
            <text:p>0.341481291102979</text:p>
          </table:table-cell>
          <table:table-cell office:value-type="float" office:value="0.506089119170984" table:style-name="ce1">
            <text:p>0.506089119170984</text:p>
          </table:table-cell>
          <table:table-cell office:value-type="float" office:value="0.426851613878724" table:style-name="ce1">
            <text:p>0.426851613878724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85572555051813" table:style-name="ce1">
            <text:p>0.585572555051813</text:p>
          </table:table-cell>
          <table:table-cell office:value-type="float" office:value="0.370380019430052" table:style-name="ce1">
            <text:p>0.370380019430052</text:p>
          </table:table-cell>
          <table:table-cell office:value-type="float" office:value="0.259424801703878" table:style-name="ce1">
            <text:p>0.259424801703878</text:p>
          </table:table-cell>
          <table:table-cell office:value-type="float" office:value="0.518849603407756" table:style-name="ce1">
            <text:p>0.518849603407756</text:p>
          </table:table-cell>
          <table:table-cell office:value-type="float" office:value="1.19858928108808" table:style-name="ce1">
            <text:p>1.19858928108808</text:p>
          </table:table-cell>
          <table:table-cell office:value-type="float" office:value="2.0565261627907" table:style-name="ce1">
            <text:p>2.0565261627907</text:p>
          </table:table-cell>
          <table:table-cell office:value-type="float" office:value="0.341889248704663" table:style-name="ce1">
            <text:p>0.341889248704663</text:p>
          </table:table-cell>
          <table:table-cell office:value-type="float" office:value="NA" table:style-name="ce1">
            <text:p>NA</text:p>
          </table:table-cell>
          <table:table-cell office:value-type="float" office:value="0.90222712111399" table:style-name="ce1">
            <text:p>0.90222712111399</text:p>
          </table:table-cell>
          <table:table-cell office:value-type="float" office:value="0.123059599001175" table:style-name="ce1">
            <text:p>0.123059599001175</text:p>
          </table:table-cell>
          <table:table-cell office:value-type="float" office:value="0.712405973587223" table:style-name="ce1">
            <text:p>0.712405973587223</text:p>
          </table:table-cell>
          <table:table-cell office:value-type="float" office:value="0.27641874632785" table:style-name="ce1">
            <text:p>0.27641874632785</text:p>
          </table:table-cell>
          <table:table-cell office:value-type="float" office:value="0.128230170387779" table:style-name="ce1">
            <text:p>0.128230170387779</text:p>
          </table:table-cell>
          <table:table-cell office:value-type="float" office:value="0.235891952720207" table:style-name="ce1">
            <text:p>0.235891952720207</text:p>
          </table:table-cell>
          <table:table-cell office:value-type="float" office:value="0.102067079171563" table:style-name="ce1">
            <text:p>0.102067079171563</text:p>
          </table:table-cell>
          <table:table-cell office:value-type="float" office:value="1.08982870639535" table:style-name="ce1">
            <text:p>1.08982870639535</text:p>
          </table:table-cell>
          <table:table-cell office:value-type="float" office:value="0.219025403936545" table:style-name="ce1">
            <text:p>0.219025403936545</text:p>
          </table:table-cell>
          <table:table-cell office:value-type="float" office:value="0.396079857512953" table:style-name="ce1">
            <text:p>0.396079857512953</text:p>
          </table:table-cell>
          <table:table-cell office:value-type="float" office:value="0.414128297591069" table:style-name="ce1">
            <text:p>0.414128297591069</text:p>
          </table:table-cell>
          <table:table-cell office:value-type="float" office:value="NA" table:style-name="ce1">
            <text:p>NA</text:p>
          </table:table-cell>
          <table:table-cell office:value-type="float" office:value="0.571734180699482" table:style-name="ce1">
            <text:p>0.571734180699482</text:p>
          </table:table-cell>
          <table:table-cell office:value-type="float" office:value="0.44649607447121" table:style-name="ce1">
            <text:p>0.44649607447121</text:p>
          </table:table-cell>
          <table:table-cell office:value-type="float" office:value="2.098828125" table:style-name="ce1">
            <text:p>2.098828125</text:p>
          </table:table-cell>
          <table:table-cell office:value-type="float" office:value="0.32071330787309" table:style-name="ce1">
            <text:p>0.32071330787309</text:p>
          </table:table-cell>
          <table:table-cell office:value-type="float" office:value="0.473993393782383" table:style-name="ce1">
            <text:p>0.473993393782383</text:p>
          </table:table-cell>
          <table:table-cell office:value-type="float" office:value="0.247463546562867" table:style-name="ce1">
            <text:p>0.247463546562867</text:p>
          </table:table-cell>
          <table:table-cell office:value-type="float" office:value="2.00172885174419" table:style-name="ce1">
            <text:p>2.00172885174419</text:p>
          </table:table-cell>
          <table:table-cell office:value-type="float" office:value="1.49709898255814" table:style-name="ce1">
            <text:p>1.49709898255814</text:p>
          </table:table-cell>
          <table:table-cell office:value-type="float" office:value="0.259838447414806" table:style-name="ce1">
            <text:p>0.259838447414806</text:p>
          </table:table-cell>
          <table:table-cell office:value-type="float" office:value="1.53653742732558" table:style-name="ce1">
            <text:p>1.53653742732558</text:p>
          </table:table-cell>
          <table:table-cell office:value-type="float" office:value="0.874967644348894" table:style-name="ce1">
            <text:p>0.874967644348894</text:p>
          </table:table-cell>
          <table:table-cell office:value-type="float" office:value="0.174179314776733" table:style-name="ce1">
            <text:p>0.174179314776733</text:p>
          </table:table-cell>
          <table:table-cell office:value-type="float" office:value="1.09815893895349" table:style-name="ce1">
            <text:p>1.09815893895349</text:p>
          </table:table-cell>
          <table:table-cell office:value-type="float" office:value="0.0360561178025852" table:style-name="ce1">
            <text:p>0.0360561178025852</text:p>
          </table:table-cell>
          <table:table-cell office:value-type="float" office:value="0.513085273341523" table:style-name="ce1">
            <text:p>0.513085273341523</text:p>
          </table:table-cell>
          <table:table-cell office:value-type="float" office:value="0.537690479651163" table:style-name="ce1">
            <text:p>0.537690479651163</text:p>
          </table:table-cell>
          <table:table-cell office:value-type="float" office:value="0.434571470207254" table:style-name="ce1">
            <text:p>0.434571470207254</text:p>
          </table:table-cell>
          <table:table-cell office:value-type="float" office:value="0.0723879994124559" table:style-name="ce1">
            <text:p>0.0723879994124559</text:p>
          </table:table-cell>
          <table:table-cell office:value-type="float" office:value="0.875325218023256" table:style-name="ce1">
            <text:p>0.875325218023256</text:p>
          </table:table-cell>
          <table:table-cell office:value-type="float" office:value="NA" table:style-name="ce1">
            <text:p>NA</text:p>
          </table:table-cell>
          <table:table-cell office:value-type="float" office:value="0.171490617655699" table:style-name="ce1">
            <text:p>0.171490617655699</text:p>
          </table:table-cell>
          <table:table-cell office:value-type="float" office:value="1.64510638953488" table:style-name="ce1">
            <text:p>1.64510638953488</text:p>
          </table:table-cell>
          <table:table-cell office:value-type="float" office:value="0.0168215922444183" table:style-name="ce1">
            <text:p>0.0168215922444183</text:p>
          </table:table-cell>
          <table:table-cell office:value-type="float" office:value="0.718030153142487" table:style-name="ce1">
            <text:p>0.718030153142487</text:p>
          </table:table-cell>
          <table:table-cell office:value-type="float" office:value="0.421627966542746" table:style-name="ce1">
            <text:p>0.421627966542746</text:p>
          </table:table-cell>
          <table:table-cell office:value-type="float" office:value="0.548793237678109" table:style-name="ce1">
            <text:p>0.548793237678109</text:p>
          </table:table-cell>
          <table:table-cell office:value-type="float" office:value="0.139015117608808" table:style-name="ce1">
            <text:p>0.139015117608808</text:p>
          </table:table-cell>
          <table:table-cell office:value-type="float" office:value="0.159410211411917" table:style-name="ce1">
            <text:p>0.159410211411917</text:p>
          </table:table-cell>
          <table:table-cell office:value-type="float" office:value="0.311717938820596" table:style-name="ce1">
            <text:p>0.311717938820596</text:p>
          </table:table-cell>
          <table:table-cell office:value-type="float" office:value="0.248786399541451" table:style-name="ce1">
            <text:p>0.248786399541451</text:p>
          </table:table-cell>
          <table:table-cell office:value-type="float" office:value="0.147590617873057" table:style-name="ce1">
            <text:p>0.147590617873057</text:p>
          </table:table-cell>
          <table:table-cell office:value-type="float" office:value="0.152570984455959" table:style-name="ce1">
            <text:p>0.152570984455959</text:p>
          </table:table-cell>
          <table:table-cell office:value-type="float" office:value="0.184488272341321" table:style-name="ce1">
            <text:p>0.18448827234132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3712775259067" table:style-name="ce1">
            <text:p>0.593712775259067</text:p>
          </table:table-cell>
          <table:table-cell office:value-type="float" office:value="0.376775906735751" table:style-name="ce1">
            <text:p>0.376775906735751</text:p>
          </table:table-cell>
          <table:table-cell office:value-type="float" office:value="0.272919993022914" table:style-name="ce1">
            <text:p>0.272919993022914</text:p>
          </table:table-cell>
          <table:table-cell office:value-type="float" office:value="0.545839986045828" table:style-name="ce1">
            <text:p>0.545839986045828</text:p>
          </table:table-cell>
          <table:table-cell office:value-type="float" office:value="1.37668567033679" table:style-name="ce1">
            <text:p>1.37668567033679</text:p>
          </table:table-cell>
          <table:table-cell office:value-type="float" office:value="2.15076191860465" table:style-name="ce1">
            <text:p>2.15076191860465</text:p>
          </table:table-cell>
          <table:table-cell office:value-type="float" office:value="0.332586139896373" table:style-name="ce1">
            <text:p>0.332586139896373</text:p>
          </table:table-cell>
          <table:table-cell office:value-type="float" office:value="NA" table:style-name="ce1">
            <text:p>NA</text:p>
          </table:table-cell>
          <table:table-cell office:value-type="float" office:value="0.857862920984456" table:style-name="ce1">
            <text:p>0.857862920984456</text:p>
          </table:table-cell>
          <table:table-cell office:value-type="float" office:value="0.124748652320799" table:style-name="ce1">
            <text:p>0.124748652320799</text:p>
          </table:table-cell>
          <table:table-cell office:value-type="float" office:value="0.698478639434889" table:style-name="ce1">
            <text:p>0.698478639434889</text:p>
          </table:table-cell>
          <table:table-cell office:value-type="float" office:value="0.296239269976498" table:style-name="ce1">
            <text:p>0.296239269976498</text:p>
          </table:table-cell>
          <table:table-cell office:value-type="float" office:value="0.161011592978848" table:style-name="ce1">
            <text:p>0.161011592978848</text:p>
          </table:table-cell>
          <table:table-cell office:value-type="float" office:value="0.280837597150259" table:style-name="ce1">
            <text:p>0.280837597150259</text:p>
          </table:table-cell>
          <table:table-cell office:value-type="float" office:value="0.181418114717979" table:style-name="ce1">
            <text:p>0.181418114717979</text:p>
          </table:table-cell>
          <table:table-cell office:value-type="float" office:value="1.06809200581395" table:style-name="ce1">
            <text:p>1.06809200581395</text:p>
          </table:table-cell>
          <table:table-cell office:value-type="float" office:value="0.256770575058754" table:style-name="ce1">
            <text:p>0.256770575058754</text:p>
          </table:table-cell>
          <table:table-cell office:value-type="float" office:value="0.386602315414508" table:style-name="ce1">
            <text:p>0.386602315414508</text:p>
          </table:table-cell>
          <table:table-cell office:value-type="float" office:value="0.492307336956522" table:style-name="ce1">
            <text:p>0.492307336956522</text:p>
          </table:table-cell>
          <table:table-cell office:value-type="float" office:value="NA" table:style-name="ce1">
            <text:p>NA</text:p>
          </table:table-cell>
          <table:table-cell office:value-type="float" office:value="0.474632982512953" table:style-name="ce1">
            <text:p>0.474632982512953</text:p>
          </table:table-cell>
          <table:table-cell office:value-type="float" office:value="0.501338601645123" table:style-name="ce1">
            <text:p>0.501338601645123</text:p>
          </table:table-cell>
          <table:table-cell office:value-type="float" office:value="2.17926693313953" table:style-name="ce1">
            <text:p>2.17926693313953</text:p>
          </table:table-cell>
          <table:table-cell office:value-type="float" office:value="0.386034859723854" table:style-name="ce1">
            <text:p>0.386034859723854</text:p>
          </table:table-cell>
          <table:table-cell office:value-type="float" office:value="0.546848364637306" table:style-name="ce1">
            <text:p>0.546848364637306</text:p>
          </table:table-cell>
          <table:table-cell office:value-type="float" office:value="0.376038421709753" table:style-name="ce1">
            <text:p>0.376038421709753</text:p>
          </table:table-cell>
          <table:table-cell office:value-type="float" office:value="1.82692412790698" table:style-name="ce1">
            <text:p>1.82692412790698</text:p>
          </table:table-cell>
          <table:table-cell office:value-type="float" office:value="1.7468757994186" table:style-name="ce1">
            <text:p>1.7468757994186</text:p>
          </table:table-cell>
          <table:table-cell office:value-type="float" office:value="0.297066561398355" table:style-name="ce1">
            <text:p>0.297066561398355</text:p>
          </table:table-cell>
          <table:table-cell office:value-type="float" office:value="1.58769026162791" table:style-name="ce1">
            <text:p>1.58769026162791</text:p>
          </table:table-cell>
          <table:table-cell office:value-type="float" office:value="0.870115909090909" table:style-name="ce1">
            <text:p>0.870115909090909</text:p>
          </table:table-cell>
          <table:table-cell office:value-type="float" office:value="0.294481275705053" table:style-name="ce1">
            <text:p>0.294481275705053</text:p>
          </table:table-cell>
          <table:table-cell office:value-type="float" office:value="1.37696140988372" table:style-name="ce1">
            <text:p>1.37696140988372</text:p>
          </table:table-cell>
          <table:table-cell office:value-type="float" office:value="0.2411209789953" table:style-name="ce1">
            <text:p>0.2411209789953</text:p>
          </table:table-cell>
          <table:table-cell office:value-type="float" office:value="0.727760288697789" table:style-name="ce1">
            <text:p>0.727760288697789</text:p>
          </table:table-cell>
          <table:table-cell office:value-type="float" office:value="0.966176816860465" table:style-name="ce1">
            <text:p>0.966176816860465</text:p>
          </table:table-cell>
          <table:table-cell office:value-type="float" office:value="0.469574417098446" table:style-name="ce1">
            <text:p>0.469574417098446</text:p>
          </table:table-cell>
          <table:table-cell office:value-type="float" office:value="0.249152599882491" table:style-name="ce1">
            <text:p>0.249152599882491</text:p>
          </table:table-cell>
          <table:table-cell office:value-type="float" office:value="1.03698379360465" table:style-name="ce1">
            <text:p>1.03698379360465</text:p>
          </table:table-cell>
          <table:table-cell office:value-type="float" office:value="NA" table:style-name="ce1">
            <text:p>NA</text:p>
          </table:table-cell>
          <table:table-cell office:value-type="float" office:value="0.32219553833725" table:style-name="ce1">
            <text:p>0.32219553833725</text:p>
          </table:table-cell>
          <table:table-cell office:value-type="float" office:value="1.03303422209302" table:style-name="ce1">
            <text:p>1.03303422209302</text:p>
          </table:table-cell>
          <table:table-cell office:value-type="float" office:value="0.0969999192126909" table:style-name="ce1">
            <text:p>0.0969999192126909</text:p>
          </table:table-cell>
          <table:table-cell office:value-type="float" office:value="0.879402960017487" table:style-name="ce1">
            <text:p>0.879402960017487</text:p>
          </table:table-cell>
          <table:table-cell office:value-type="float" office:value="0.696619099387306" table:style-name="ce1">
            <text:p>0.696619099387306</text:p>
          </table:table-cell>
          <table:table-cell office:value-type="float" office:value="1.23637512738731" table:style-name="ce1">
            <text:p>1.23637512738731</text:p>
          </table:table-cell>
          <table:table-cell office:value-type="float" office:value="0.339240511754534" table:style-name="ce1">
            <text:p>0.339240511754534</text:p>
          </table:table-cell>
          <table:table-cell office:value-type="float" office:value="0.522293250835492" table:style-name="ce1">
            <text:p>0.522293250835492</text:p>
          </table:table-cell>
          <table:table-cell office:value-type="float" office:value="0.910283827313472" table:style-name="ce1">
            <text:p>0.910283827313472</text:p>
          </table:table-cell>
          <table:table-cell office:value-type="float" office:value="0.579825185135363" table:style-name="ce1">
            <text:p>0.579825185135363</text:p>
          </table:table-cell>
          <table:table-cell office:value-type="float" office:value="0.385403012119819" table:style-name="ce1">
            <text:p>0.385403012119819</text:p>
          </table:table-cell>
          <table:table-cell office:value-type="float" office:value="0.51074067357513" table:style-name="ce1">
            <text:p>0.51074067357513</text:p>
          </table:table-cell>
          <table:table-cell office:value-type="float" office:value="0.481753765149773" table:style-name="ce1">
            <text:p>0.481753765149773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74400404792746" table:style-name="ce1">
            <text:p>0.474400404792746</text:p>
          </table:table-cell>
          <table:table-cell office:value-type="float" office:value="0.287233484455959" table:style-name="ce1">
            <text:p>0.287233484455959</text:p>
          </table:table-cell>
          <table:table-cell office:value-type="float" office:value="0.253909525558167" table:style-name="ce1">
            <text:p>0.253909525558167</text:p>
          </table:table-cell>
          <table:table-cell office:value-type="float" office:value="0.507819051116334" table:style-name="ce1">
            <text:p>0.507819051116334</text:p>
          </table:table-cell>
          <table:table-cell office:value-type="float" office:value="0.682092308937824" table:style-name="ce1">
            <text:p>0.682092308937824</text:p>
          </table:table-cell>
          <table:table-cell office:value-type="float" office:value="1.27348430232558" table:style-name="ce1">
            <text:p>1.27348430232558</text:p>
          </table:table-cell>
          <table:table-cell office:value-type="float" office:value="0.17891041126943" table:style-name="ce1">
            <text:p>0.17891041126943</text:p>
          </table:table-cell>
          <table:table-cell office:value-type="float" office:value="NA" table:style-name="ce1">
            <text:p>NA</text:p>
          </table:table-cell>
          <table:table-cell office:value-type="float" office:value="0.495739410621762" table:style-name="ce1">
            <text:p>0.495739410621762</text:p>
          </table:table-cell>
          <table:table-cell office:value-type="float" office:value="0.0851420754994124" table:style-name="ce1">
            <text:p>0.0851420754994124</text:p>
          </table:table-cell>
          <table:table-cell office:value-type="float" office:value="0.378321191646192" table:style-name="ce1">
            <text:p>0.378321191646192</text:p>
          </table:table-cell>
          <table:table-cell office:value-type="float" office:value="0.108271764835488" table:style-name="ce1">
            <text:p>0.108271764835488</text:p>
          </table:table-cell>
          <table:table-cell office:value-type="float" office:value="0.0837977269388954" table:style-name="ce1">
            <text:p>0.0837977269388954</text:p>
          </table:table-cell>
          <table:table-cell office:value-type="float" office:value="0.114311949481865" table:style-name="ce1">
            <text:p>0.114311949481865</text:p>
          </table:table-cell>
          <table:table-cell office:value-type="float" office:value="0.142845652173913" table:style-name="ce1">
            <text:p>0.142845652173913</text:p>
          </table:table-cell>
          <table:table-cell office:value-type="float" office:value="0.547973110465116" table:style-name="ce1">
            <text:p>0.547973110465116</text:p>
          </table:table-cell>
          <table:table-cell office:value-type="float" office:value="0.218611758225617" table:style-name="ce1">
            <text:p>0.218611758225617</text:p>
          </table:table-cell>
          <table:table-cell office:value-type="float" office:value="0.0640170174870466" table:style-name="ce1">
            <text:p>0.0640170174870466</text:p>
          </table:table-cell>
          <table:table-cell office:value-type="float" office:value="0.258114923619271" table:style-name="ce1">
            <text:p>0.258114923619271</text:p>
          </table:table-cell>
          <table:table-cell office:value-type="float" office:value="NA" table:style-name="ce1">
            <text:p>NA</text:p>
          </table:table-cell>
          <table:table-cell office:value-type="float" office:value="0.24688125" table:style-name="ce1">
            <text:p>0.24688125</text:p>
          </table:table-cell>
          <table:table-cell office:value-type="float" office:value="0.215130240158637" table:style-name="ce1">
            <text:p>0.215130240158637</text:p>
          </table:table-cell>
          <table:table-cell office:value-type="float" office:value="1.28884316860465" table:style-name="ce1">
            <text:p>1.28884316860465</text:p>
          </table:table-cell>
          <table:table-cell office:value-type="float" office:value="0.185864806110458" table:style-name="ce1">
            <text:p>0.185864806110458</text:p>
          </table:table-cell>
          <table:table-cell office:value-type="float" office:value="0.310781978626943" table:style-name="ce1">
            <text:p>0.310781978626943</text:p>
          </table:table-cell>
          <table:table-cell office:value-type="float" office:value="0.130953337984724" table:style-name="ce1">
            <text:p>0.130953337984724</text:p>
          </table:table-cell>
          <table:table-cell office:value-type="float" office:value="0.883134811046512" table:style-name="ce1">
            <text:p>0.883134811046512</text:p>
          </table:table-cell>
          <table:table-cell office:value-type="float" office:value="0.663945566860465" table:style-name="ce1">
            <text:p>0.663945566860465</text:p>
          </table:table-cell>
          <table:table-cell office:value-type="float" office:value="0.191069847972973" table:style-name="ce1">
            <text:p>0.191069847972973</text:p>
          </table:table-cell>
          <table:table-cell office:value-type="float" office:value="0.930903488372093" table:style-name="ce1">
            <text:p>0.930903488372093</text:p>
          </table:table-cell>
          <table:table-cell office:value-type="float" office:value="0.640486133292383" table:style-name="ce1">
            <text:p>0.640486133292383</text:p>
          </table:table-cell>
          <table:table-cell office:value-type="float" office:value="0.124679711368978" table:style-name="ce1">
            <text:p>0.124679711368978</text:p>
          </table:table-cell>
          <table:table-cell office:value-type="float" office:value="0.822740625" table:style-name="ce1">
            <text:p>0.822740625</text:p>
          </table:table-cell>
          <table:table-cell office:value-type="float" office:value="0.130953337984724" table:style-name="ce1">
            <text:p>0.130953337984724</text:p>
          </table:table-cell>
          <table:table-cell office:value-type="float" office:value="0.404178086609337" table:style-name="ce1">
            <text:p>0.404178086609337</text:p>
          </table:table-cell>
          <table:table-cell office:value-type="float" office:value="0.539773037790698" table:style-name="ce1">
            <text:p>0.539773037790698</text:p>
          </table:table-cell>
          <table:table-cell office:value-type="float" office:value="0.204086949481865" table:style-name="ce1">
            <text:p>0.204086949481865</text:p>
          </table:table-cell>
          <table:table-cell office:value-type="float" office:value="0.113201042890717" table:style-name="ce1">
            <text:p>0.113201042890717</text:p>
          </table:table-cell>
          <table:table-cell office:value-type="float" office:value="0.67305675872093" table:style-name="ce1">
            <text:p>0.67305675872093</text:p>
          </table:table-cell>
          <table:table-cell office:value-type="float" office:value="NA" table:style-name="ce1">
            <text:p>NA</text:p>
          </table:table-cell>
          <table:table-cell office:value-type="float" office:value="0.158288425381904" table:style-name="ce1">
            <text:p>0.158288425381904</text:p>
          </table:table-cell>
          <table:table-cell office:value-type="float" office:value="0.429408910465116" table:style-name="ce1">
            <text:p>0.429408910465116</text:p>
          </table:table-cell>
          <table:table-cell office:value-type="float" office:value="0.0294033159518214" table:style-name="ce1">
            <text:p>0.0294033159518214</text:p>
          </table:table-cell>
          <table:table-cell office:value-type="float" office:value="0.439658526392487" table:style-name="ce1">
            <text:p>0.439658526392487</text:p>
          </table:table-cell>
          <table:table-cell office:value-type="float" office:value="0.421734854611399" table:style-name="ce1">
            <text:p>0.421734854611399</text:p>
          </table:table-cell>
          <table:table-cell office:value-type="float" office:value="0.70149101885557" table:style-name="ce1">
            <text:p>0.70149101885557</text:p>
          </table:table-cell>
          <table:table-cell office:value-type="float" office:value="0.209659597711788" table:style-name="ce1">
            <text:p>0.209659597711788</text:p>
          </table:table-cell>
          <table:table-cell office:value-type="float" office:value="0.335417466637306" table:style-name="ce1">
            <text:p>0.335417466637306</text:p>
          </table:table-cell>
          <table:table-cell office:value-type="float" office:value="0.500588607246762" table:style-name="ce1">
            <text:p>0.500588607246762</text:p>
          </table:table-cell>
          <table:table-cell office:value-type="float" office:value="0.327168590770725" table:style-name="ce1">
            <text:p>0.327168590770725</text:p>
          </table:table-cell>
          <table:table-cell office:value-type="float" office:value="0.233902709277202" table:style-name="ce1">
            <text:p>0.233902709277202</text:p>
          </table:table-cell>
          <table:table-cell office:value-type="float" office:value="0.298629792746114" table:style-name="ce1">
            <text:p>0.298629792746114</text:p>
          </table:table-cell>
          <table:table-cell office:value-type="float" office:value="0.292378386596503" table:style-name="ce1">
            <text:p>0.292378386596503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75106557642487" table:style-name="ce1">
            <text:p>0.575106557642487</text:p>
          </table:table-cell>
          <table:table-cell office:value-type="float" office:value="0.402359455958549" table:style-name="ce1">
            <text:p>0.402359455958549</text:p>
          </table:table-cell>
          <table:table-cell office:value-type="float" office:value="0.254633405552291" table:style-name="ce1">
            <text:p>0.254633405552291</text:p>
          </table:table-cell>
          <table:table-cell office:value-type="float" office:value="0.509266811104583" table:style-name="ce1">
            <text:p>0.509266811104583</text:p>
          </table:table-cell>
          <table:table-cell office:value-type="float" office:value="1.18248327396373" table:style-name="ce1">
            <text:p>1.18248327396373</text:p>
          </table:table-cell>
          <table:table-cell office:value-type="float" office:value="2.23979127906977" table:style-name="ce1">
            <text:p>2.23979127906977</text:p>
          </table:table-cell>
          <table:table-cell office:value-type="float" office:value="0.433524870466321" table:style-name="ce1">
            <text:p>0.433524870466321</text:p>
          </table:table-cell>
          <table:table-cell office:value-type="float" office:value="NA" table:style-name="ce1">
            <text:p>NA</text:p>
          </table:table-cell>
          <table:table-cell office:value-type="float" office:value="0.907227542098446" table:style-name="ce1">
            <text:p>0.907227542098446</text:p>
          </table:table-cell>
          <table:table-cell office:value-type="float" office:value="0.0972412125440658" table:style-name="ce1">
            <text:p>0.0972412125440658</text:p>
          </table:table-cell>
          <table:table-cell office:value-type="float" office:value="0.721881127149877" table:style-name="ce1">
            <text:p>0.721881127149877</text:p>
          </table:table-cell>
          <table:table-cell office:value-type="float" office:value="0.289310704318449" table:style-name="ce1">
            <text:p>0.289310704318449</text:p>
          </table:table-cell>
          <table:table-cell office:value-type="float" office:value="0.123473244712103" table:style-name="ce1">
            <text:p>0.123473244712103</text:p>
          </table:table-cell>
          <table:table-cell office:value-type="float" office:value="0.285082140544041" table:style-name="ce1">
            <text:p>0.285082140544041</text:p>
          </table:table-cell>
          <table:table-cell office:value-type="float" office:value="0.167733335781434" table:style-name="ce1">
            <text:p>0.167733335781434</text:p>
          </table:table-cell>
          <table:table-cell office:value-type="float" office:value="1.20762340116279" table:style-name="ce1">
            <text:p>1.20762340116279</text:p>
          </table:table-cell>
          <table:table-cell office:value-type="float" office:value="0.291723637632197" table:style-name="ce1">
            <text:p>0.291723637632197</text:p>
          </table:table-cell>
          <table:table-cell office:value-type="float" office:value="0.380555294689119" table:style-name="ce1">
            <text:p>0.380555294689119</text:p>
          </table:table-cell>
          <table:table-cell office:value-type="float" office:value="0.5463915136604" table:style-name="ce1">
            <text:p>0.5463915136604</text:p>
          </table:table-cell>
          <table:table-cell office:value-type="float" office:value="NA" table:style-name="ce1">
            <text:p>NA</text:p>
          </table:table-cell>
          <table:table-cell office:value-type="float" office:value="0.613423737046632" table:style-name="ce1">
            <text:p>0.613423737046632</text:p>
          </table:table-cell>
          <table:table-cell office:value-type="float" office:value="0.545702104142186" table:style-name="ce1">
            <text:p>0.545702104142186</text:p>
          </table:table-cell>
          <table:table-cell office:value-type="float" office:value="2.33676039244186" table:style-name="ce1">
            <text:p>2.33676039244186</text:p>
          </table:table-cell>
          <table:table-cell office:value-type="float" office:value="0.422814857520564" table:style-name="ce1">
            <text:p>0.422814857520564</text:p>
          </table:table-cell>
          <table:table-cell office:value-type="float" office:value="0.718490722150259" table:style-name="ce1">
            <text:p>0.718490722150259</text:p>
          </table:table-cell>
          <table:table-cell office:value-type="float" office:value="0.369557972238543" table:style-name="ce1">
            <text:p>0.369557972238543</text:p>
          </table:table-cell>
          <table:table-cell office:value-type="float" office:value="2.1722382994186" table:style-name="ce1">
            <text:p>2.1722382994186</text:p>
          </table:table-cell>
          <table:table-cell office:value-type="float" office:value="1.77759353197674" table:style-name="ce1">
            <text:p>1.77759353197674</text:p>
          </table:table-cell>
          <table:table-cell office:value-type="float" office:value="0.407613377643948" table:style-name="ce1">
            <text:p>0.407613377643948</text:p>
          </table:table-cell>
          <table:table-cell office:value-type="float" office:value="1.6461320494186" table:style-name="ce1">
            <text:p>1.6461320494186</text:p>
          </table:table-cell>
          <table:table-cell office:value-type="float" office:value="1.0286249539312" table:style-name="ce1">
            <text:p>1.0286249539312</text:p>
          </table:table-cell>
          <table:table-cell office:value-type="float" office:value="0.30230607373678" table:style-name="ce1">
            <text:p>0.30230607373678</text:p>
          </table:table-cell>
          <table:table-cell office:value-type="float" office:value="1.45596845930233" table:style-name="ce1">
            <text:p>1.45596845930233</text:p>
          </table:table-cell>
          <table:table-cell office:value-type="float" office:value="0.302375014688602" table:style-name="ce1">
            <text:p>0.302375014688602</text:p>
          </table:table-cell>
          <table:table-cell office:value-type="float" office:value="0.720625383906634" table:style-name="ce1">
            <text:p>0.720625383906634</text:p>
          </table:table-cell>
          <table:table-cell office:value-type="float" office:value="0.982446802325581" table:style-name="ce1">
            <text:p>0.982446802325581</text:p>
          </table:table-cell>
          <table:table-cell office:value-type="float" office:value="0.478412370466321" table:style-name="ce1">
            <text:p>0.478412370466321</text:p>
          </table:table-cell>
          <table:table-cell office:value-type="float" office:value="0.248015074177438" table:style-name="ce1">
            <text:p>0.248015074177438</text:p>
          </table:table-cell>
          <table:table-cell office:value-type="float" office:value="1.26398263081395" table:style-name="ce1">
            <text:p>1.26398263081395</text:p>
          </table:table-cell>
          <table:table-cell office:value-type="float" office:value="NA" table:style-name="ce1">
            <text:p>NA</text:p>
          </table:table-cell>
          <table:table-cell office:value-type="float" office:value="0.374211486486486" table:style-name="ce1">
            <text:p>0.374211486486486</text:p>
          </table:table-cell>
          <table:table-cell office:value-type="float" office:value="1.51117499302326" table:style-name="ce1">
            <text:p>1.51117499302326</text:p>
          </table:table-cell>
          <table:table-cell office:value-type="float" office:value="0.105203892479436" table:style-name="ce1">
            <text:p>0.105203892479436</text:p>
          </table:table-cell>
          <table:table-cell office:value-type="float" office:value="1.29210520068653" table:style-name="ce1">
            <text:p>1.29210520068653</text:p>
          </table:table-cell>
          <table:table-cell office:value-type="float" office:value="0.735335989187176" table:style-name="ce1">
            <text:p>0.735335989187176</text:p>
          </table:table-cell>
          <table:table-cell office:value-type="float" office:value="1.33784794943394" table:style-name="ce1">
            <text:p>1.33784794943394</text:p>
          </table:table-cell>
          <table:table-cell office:value-type="float" office:value="0.42313656564443" table:style-name="ce1">
            <text:p>0.42313656564443</text:p>
          </table:table-cell>
          <table:table-cell office:value-type="float" office:value="0.558135368376296" table:style-name="ce1">
            <text:p>0.558135368376296</text:p>
          </table:table-cell>
          <table:table-cell office:value-type="float" office:value="0.866309406511011" table:style-name="ce1">
            <text:p>0.866309406511011</text:p>
          </table:table-cell>
          <table:table-cell office:value-type="float" office:value="0.638479844189767" table:style-name="ce1">
            <text:p>0.638479844189767</text:p>
          </table:table-cell>
          <table:table-cell office:value-type="float" office:value="0.436098610404793" table:style-name="ce1">
            <text:p>0.436098610404793</text:p>
          </table:table-cell>
          <table:table-cell office:value-type="float" office:value="0.571210880829015" table:style-name="ce1">
            <text:p>0.571210880829015</text:p>
          </table:table-cell>
          <table:table-cell office:value-type="float" office:value="0.545123263005991" table:style-name="ce1">
            <text:p>0.545123263005991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16040236398964" table:style-name="ce1">
            <text:p>0.616040236398964</text:p>
          </table:table-cell>
          <table:table-cell office:value-type="float" office:value="0.257579825129534" table:style-name="ce1">
            <text:p>0.257579825129534</text:p>
          </table:table-cell>
          <table:table-cell office:value-type="float" office:value="0.242344680890129" table:style-name="ce1">
            <text:p>0.242344680890129</text:p>
          </table:table-cell>
          <table:table-cell office:value-type="float" office:value="0.484689361780259" table:style-name="ce1">
            <text:p>0.484689361780259</text:p>
          </table:table-cell>
          <table:table-cell office:value-type="float" office:value="1.5086735265544" table:style-name="ce1">
            <text:p>1.5086735265544</text:p>
          </table:table-cell>
          <table:table-cell office:value-type="float" office:value="1.53731838662791" table:style-name="ce1">
            <text:p>1.53731838662791</text:p>
          </table:table-cell>
          <table:table-cell office:value-type="float" office:value="0.237229274611399" table:style-name="ce1">
            <text:p>0.237229274611399</text:p>
          </table:table-cell>
          <table:table-cell office:value-type="float" office:value="NA" table:style-name="ce1">
            <text:p>NA</text:p>
          </table:table-cell>
          <table:table-cell office:value-type="float" office:value="0.619994057642487" table:style-name="ce1">
            <text:p>0.619994057642487</text:p>
          </table:table-cell>
          <table:table-cell office:value-type="float" office:value="0.133366271298472" table:style-name="ce1">
            <text:p>0.133366271298472</text:p>
          </table:table-cell>
          <table:table-cell office:value-type="float" office:value="0.391506495700246" table:style-name="ce1">
            <text:p>0.391506495700246</text:p>
          </table:table-cell>
          <table:table-cell office:value-type="float" office:value="0.308097113689777" table:style-name="ce1">
            <text:p>0.308097113689777</text:p>
          </table:table-cell>
          <table:table-cell office:value-type="float" office:value="0.10489365819624" table:style-name="ce1">
            <text:p>0.10489365819624</text:p>
          </table:table-cell>
          <table:table-cell office:value-type="float" office:value="0.326655408031088" table:style-name="ce1">
            <text:p>0.326655408031088</text:p>
          </table:table-cell>
          <table:table-cell office:value-type="float" office:value="0.152497385428907" table:style-name="ce1">
            <text:p>0.152497385428907</text:p>
          </table:table-cell>
          <table:table-cell office:value-type="float" office:value="1.08839694767442" table:style-name="ce1">
            <text:p>1.08839694767442</text:p>
          </table:table-cell>
          <table:table-cell office:value-type="float" office:value="0.257977041715629" table:style-name="ce1">
            <text:p>0.257977041715629</text:p>
          </table:table-cell>
          <table:table-cell office:value-type="float" office:value="0.509926651554404" table:style-name="ce1">
            <text:p>0.509926651554404</text:p>
          </table:table-cell>
          <table:table-cell office:value-type="float" office:value="0.410233133813161" table:style-name="ce1">
            <text:p>0.410233133813161</text:p>
          </table:table-cell>
          <table:table-cell office:value-type="float" office:value="NA" table:style-name="ce1">
            <text:p>NA</text:p>
          </table:table-cell>
          <table:table-cell office:value-type="float" office:value="0.409918231865285" table:style-name="ce1">
            <text:p>0.409918231865285</text:p>
          </table:table-cell>
          <table:table-cell office:value-type="float" office:value="0.577380471504113" table:style-name="ce1">
            <text:p>0.577380471504113</text:p>
          </table:table-cell>
          <table:table-cell office:value-type="float" office:value="1.9134804505814" table:style-name="ce1">
            <text:p>1.9134804505814</text:p>
          </table:table-cell>
          <table:table-cell office:value-type="float" office:value="0.406544792890717" table:style-name="ce1">
            <text:p>0.406544792890717</text:p>
          </table:table-cell>
          <table:table-cell office:value-type="float" office:value="0.497018588082902" table:style-name="ce1">
            <text:p>0.497018588082902</text:p>
          </table:table-cell>
          <table:table-cell office:value-type="float" office:value="0.402684099588719" table:style-name="ce1">
            <text:p>0.402684099588719</text:p>
          </table:table-cell>
          <table:table-cell office:value-type="float" office:value="1.56556308139535" table:style-name="ce1">
            <text:p>1.56556308139535</text:p>
          </table:table-cell>
          <table:table-cell office:value-type="float" office:value="1.88328335755814" table:style-name="ce1">
            <text:p>1.88328335755814</text:p>
          </table:table-cell>
          <table:table-cell office:value-type="float" office:value="0.286518595769683" table:style-name="ce1">
            <text:p>0.286518595769683</text:p>
          </table:table-cell>
          <table:table-cell office:value-type="float" office:value="1.73594236918605" table:style-name="ce1">
            <text:p>1.73594236918605</text:p>
          </table:table-cell>
          <table:table-cell office:value-type="float" office:value="0.915037269656019" table:style-name="ce1">
            <text:p>0.915037269656019</text:p>
          </table:table-cell>
          <table:table-cell office:value-type="float" office:value="0.364042696092832" table:style-name="ce1">
            <text:p>0.364042696092832</text:p>
          </table:table-cell>
          <table:table-cell office:value-type="float" office:value="1.30433219476744" table:style-name="ce1">
            <text:p>1.30433219476744</text:p>
          </table:table-cell>
          <table:table-cell office:value-type="float" office:value="0.249256011310223" table:style-name="ce1">
            <text:p>0.249256011310223</text:p>
          </table:table-cell>
          <table:table-cell office:value-type="float" office:value="0.547161578624079" table:style-name="ce1">
            <text:p>0.547161578624079</text:p>
          </table:table-cell>
          <table:table-cell office:value-type="float" office:value="0.761695639534884" table:style-name="ce1">
            <text:p>0.761695639534884</text:p>
          </table:table-cell>
          <table:table-cell office:value-type="float" office:value="0.354448445595855" table:style-name="ce1">
            <text:p>0.354448445595855</text:p>
          </table:table-cell>
          <table:table-cell office:value-type="float" office:value="0.111684341950646" table:style-name="ce1">
            <text:p>0.111684341950646</text:p>
          </table:table-cell>
          <table:table-cell office:value-type="float" office:value="0.828207340116279" table:style-name="ce1">
            <text:p>0.828207340116279</text:p>
          </table:table-cell>
          <table:table-cell office:value-type="float" office:value="NA" table:style-name="ce1">
            <text:p>NA</text:p>
          </table:table-cell>
          <table:table-cell office:value-type="float" office:value="0.236536405699177" table:style-name="ce1">
            <text:p>0.236536405699177</text:p>
          </table:table-cell>
          <table:table-cell office:value-type="float" office:value="0.975124527906977" table:style-name="ce1">
            <text:p>0.975124527906977</text:p>
          </table:table-cell>
          <table:table-cell office:value-type="float" office:value="0.0391929311104583" table:style-name="ce1">
            <text:p>0.0391929311104583</text:p>
          </table:table-cell>
          <table:table-cell office:value-type="float" office:value="0.972420802799223" table:style-name="ce1">
            <text:p>0.972420802799223</text:p>
          </table:table-cell>
          <table:table-cell office:value-type="float" office:value="0.59842002504987" table:style-name="ce1">
            <text:p>0.59842002504987</text:p>
          </table:table-cell>
          <table:table-cell office:value-type="float" office:value="1.15207415103497" table:style-name="ce1">
            <text:p>1.15207415103497</text:p>
          </table:table-cell>
          <table:table-cell office:value-type="float" office:value="0.287868040204663" table:style-name="ce1">
            <text:p>0.287868040204663</text:p>
          </table:table-cell>
          <table:table-cell office:value-type="float" office:value="0.545640783901554" table:style-name="ce1">
            <text:p>0.545640783901554</text:p>
          </table:table-cell>
          <table:table-cell office:value-type="float" office:value="0.706929897683938" table:style-name="ce1">
            <text:p>0.706929897683938</text:p>
          </table:table-cell>
          <table:table-cell office:value-type="float" office:value="0.530942158055052" table:style-name="ce1">
            <text:p>0.530942158055052</text:p>
          </table:table-cell>
          <table:table-cell office:value-type="float" office:value="0.273419053979922" table:style-name="ce1">
            <text:p>0.273419053979922</text:p>
          </table:table-cell>
          <table:table-cell office:value-type="float" office:value="0.382357772020725" table:style-name="ce1">
            <text:p>0.382357772020725</text:p>
          </table:table-cell>
          <table:table-cell office:value-type="float" office:value="0.341773817474903" table:style-name="ce1">
            <text:p>0.341773817474903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06321696891192" table:style-name="ce1">
            <text:p>0.506321696891192</text:p>
          </table:table-cell>
          <table:table-cell office:value-type="float" office:value="0.229670498704663" table:style-name="ce1">
            <text:p>0.229670498704663</text:p>
          </table:table-cell>
          <table:table-cell office:value-type="float" office:value="0.24537808277027" table:style-name="ce1">
            <text:p>0.24537808277027</text:p>
          </table:table-cell>
          <table:table-cell office:value-type="float" office:value="0.490756165540541" table:style-name="ce1">
            <text:p>0.490756165540541</text:p>
          </table:table-cell>
          <table:table-cell office:value-type="float" office:value="0.955894430051814" table:style-name="ce1">
            <text:p>0.955894430051814</text:p>
          </table:table-cell>
          <table:table-cell office:value-type="float" office:value="1.1554292877907" table:style-name="ce1">
            <text:p>1.1554292877907</text:p>
          </table:table-cell>
          <table:table-cell office:value-type="float" office:value="0.132801878238342" table:style-name="ce1">
            <text:p>0.132801878238342</text:p>
          </table:table-cell>
          <table:table-cell office:value-type="float" office:value="NA" table:style-name="ce1">
            <text:p>NA</text:p>
          </table:table-cell>
          <table:table-cell office:value-type="float" office:value="0.501321275906736" table:style-name="ce1">
            <text:p>0.501321275906736</text:p>
          </table:table-cell>
          <table:table-cell office:value-type="float" office:value="0.120233019976498" table:style-name="ce1">
            <text:p>0.120233019976498</text:p>
          </table:table-cell>
          <table:table-cell office:value-type="float" office:value="0.255829146191646" table:style-name="ce1">
            <text:p>0.255829146191646</text:p>
          </table:table-cell>
          <table:table-cell office:value-type="float" office:value="0.159253598707403" table:style-name="ce1">
            <text:p>0.159253598707403</text:p>
          </table:table-cell>
          <table:table-cell office:value-type="float" office:value="0.0842113726498237" table:style-name="ce1">
            <text:p>0.0842113726498237</text:p>
          </table:table-cell>
          <table:table-cell office:value-type="float" office:value="0.165827914507772" table:style-name="ce1">
            <text:p>0.165827914507772</text:p>
          </table:table-cell>
          <table:table-cell office:value-type="float" office:value="0.127954406580494" table:style-name="ce1">
            <text:p>0.127954406580494</text:p>
          </table:table-cell>
          <table:table-cell office:value-type="float" office:value="0.648326380813954" table:style-name="ce1">
            <text:p>0.648326380813954</text:p>
          </table:table-cell>
          <table:table-cell office:value-type="float" office:value="0.167629924353701" table:style-name="ce1">
            <text:p>0.167629924353701</text:p>
          </table:table-cell>
          <table:table-cell office:value-type="float" office:value="0.108032351036269" table:style-name="ce1">
            <text:p>0.108032351036269</text:p>
          </table:table-cell>
          <table:table-cell office:value-type="float" office:value="0.24908365893067" table:style-name="ce1">
            <text:p>0.24908365893067</text:p>
          </table:table-cell>
          <table:table-cell office:value-type="float" office:value="NA" table:style-name="ce1">
            <text:p>NA</text:p>
          </table:table-cell>
          <table:table-cell office:value-type="float" office:value="0.19460940738342" table:style-name="ce1">
            <text:p>0.19460940738342</text:p>
          </table:table-cell>
          <table:table-cell office:value-type="float" office:value="0.251634474148061" table:style-name="ce1">
            <text:p>0.251634474148061</text:p>
          </table:table-cell>
          <table:table-cell office:value-type="float" office:value="1.3463738372093" table:style-name="ce1">
            <text:p>1.3463738372093</text:p>
          </table:table-cell>
          <table:table-cell office:value-type="float" office:value="0.215819649676851" table:style-name="ce1">
            <text:p>0.215819649676851</text:p>
          </table:table-cell>
          <table:table-cell office:value-type="float" office:value="0.252637548575129" table:style-name="ce1">
            <text:p>0.252637548575129</text:p>
          </table:table-cell>
          <table:table-cell office:value-type="float" office:value="0.201238638366627" table:style-name="ce1">
            <text:p>0.201238638366627</text:p>
          </table:table-cell>
          <table:table-cell office:value-type="float" office:value="0.857232994186047" table:style-name="ce1">
            <text:p>0.857232994186047</text:p>
          </table:table-cell>
          <table:table-cell office:value-type="float" office:value="0.77939738372093" table:style-name="ce1">
            <text:p>0.77939738372093</text:p>
          </table:table-cell>
          <table:table-cell office:value-type="float" office:value="0.172283438601645" table:style-name="ce1">
            <text:p>0.172283438601645</text:p>
          </table:table-cell>
          <table:table-cell office:value-type="float" office:value="0.843436046511628" table:style-name="ce1">
            <text:p>0.843436046511628</text:p>
          </table:table-cell>
          <table:table-cell office:value-type="float" office:value="0.40240863022113" table:style-name="ce1">
            <text:p>0.40240863022113</text:p>
          </table:table-cell>
          <table:table-cell office:value-type="float" office:value="0.137295905552291" table:style-name="ce1">
            <text:p>0.137295905552291</text:p>
          </table:table-cell>
          <table:table-cell office:value-type="float" office:value="0.714317441860465" table:style-name="ce1">
            <text:p>0.714317441860465</text:p>
          </table:table-cell>
          <table:table-cell office:value-type="float" office:value="0.148429869271445" table:style-name="ce1">
            <text:p>0.148429869271445</text:p>
          </table:table-cell>
          <table:table-cell office:value-type="float" office:value="0.340763052825553" table:style-name="ce1">
            <text:p>0.340763052825553</text:p>
          </table:table-cell>
          <table:table-cell office:value-type="float" office:value="0.686463226744186" table:style-name="ce1">
            <text:p>0.686463226744186</text:p>
          </table:table-cell>
          <table:table-cell office:value-type="float" office:value="0.156524805699482" table:style-name="ce1">
            <text:p>0.156524805699482</text:p>
          </table:table-cell>
          <table:table-cell office:value-type="float" office:value="0.123163010428907" table:style-name="ce1">
            <text:p>0.123163010428907</text:p>
          </table:table-cell>
          <table:table-cell office:value-type="float" office:value="0.610189534883721" table:style-name="ce1">
            <text:p>0.610189534883721</text:p>
          </table:table-cell>
          <table:table-cell office:value-type="float" office:value="NA" table:style-name="ce1">
            <text:p>NA</text:p>
          </table:table-cell>
          <table:table-cell office:value-type="float" office:value="0.133159448443008" table:style-name="ce1">
            <text:p>0.133159448443008</text:p>
          </table:table-cell>
          <table:table-cell office:value-type="float" office:value="0.733008401162791" table:style-name="ce1">
            <text:p>0.733008401162791</text:p>
          </table:table-cell>
          <table:table-cell office:value-type="float" office:value="0.0472590224735605" table:style-name="ce1">
            <text:p>0.0472590224735605</text:p>
          </table:table-cell>
          <table:table-cell office:value-type="float" office:value="0.60077705139443" table:style-name="ce1">
            <text:p>0.60077705139443</text:p>
          </table:table-cell>
          <table:table-cell office:value-type="float" office:value="0.454512488572539" table:style-name="ce1">
            <text:p>0.454512488572539</text:p>
          </table:table-cell>
          <table:table-cell office:value-type="float" office:value="0.885903809648316" table:style-name="ce1">
            <text:p>0.885903809648316</text:p>
          </table:table-cell>
          <table:table-cell office:value-type="float" office:value="0.385617937966321" table:style-name="ce1">
            <text:p>0.385617937966321</text:p>
          </table:table-cell>
          <table:table-cell office:value-type="float" office:value="0.36172742352785" table:style-name="ce1">
            <text:p>0.36172742352785</text:p>
          </table:table-cell>
          <table:table-cell office:value-type="float" office:value="0.618775910900907" table:style-name="ce1">
            <text:p>0.618775910900907</text:p>
          </table:table-cell>
          <table:table-cell office:value-type="float" office:value="0.500210666125648" table:style-name="ce1">
            <text:p>0.500210666125648</text:p>
          </table:table-cell>
          <table:table-cell office:value-type="float" office:value="0.390830959795337" table:style-name="ce1">
            <text:p>0.390830959795337</text:p>
          </table:table-cell>
          <table:table-cell office:value-type="float" office:value="0.451200777202073" table:style-name="ce1">
            <text:p>0.451200777202073</text:p>
          </table:table-cell>
          <table:table-cell office:value-type="float" office:value="0.488538699744171" table:style-name="ce1">
            <text:p>0.488538699744171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92657755829016" table:style-name="ce1">
            <text:p>0.492657755829016</text:p>
          </table:table-cell>
          <table:table-cell office:value-type="float" office:value="0.234903497409326" table:style-name="ce1">
            <text:p>0.234903497409326</text:p>
          </table:table-cell>
          <table:table-cell office:value-type="float" office:value="0.24360285326087" table:style-name="ce1">
            <text:p>0.24360285326087</text:p>
          </table:table-cell>
          <table:table-cell office:value-type="float" office:value="0.487205706521739" table:style-name="ce1">
            <text:p>0.487205706521739</text:p>
          </table:table-cell>
          <table:table-cell office:value-type="float" office:value="1.33017012629534" table:style-name="ce1">
            <text:p>1.33017012629534</text:p>
          </table:table-cell>
          <table:table-cell office:value-type="float" office:value="1.50855305232558" table:style-name="ce1">
            <text:p>1.50855305232558</text:p>
          </table:table-cell>
          <table:table-cell office:value-type="float" office:value="0.203098494170984" table:style-name="ce1">
            <text:p>0.203098494170984</text:p>
          </table:table-cell>
          <table:table-cell office:value-type="float" office:value="NA" table:style-name="ce1">
            <text:p>NA</text:p>
          </table:table-cell>
          <table:table-cell office:value-type="float" office:value="0.665521146373057" table:style-name="ce1">
            <text:p>0.665521146373057</text:p>
          </table:table-cell>
          <table:table-cell office:value-type="float" office:value="0.201583343125734" table:style-name="ce1">
            <text:p>0.201583343125734</text:p>
          </table:table-cell>
          <table:table-cell office:value-type="float" office:value="0.367247819410319" table:style-name="ce1">
            <text:p>0.367247819410319</text:p>
          </table:table-cell>
          <table:table-cell office:value-type="float" office:value="0.233709826674501" table:style-name="ce1">
            <text:p>0.233709826674501</text:p>
          </table:table-cell>
          <table:table-cell office:value-type="float" office:value="0.0852110164512338" table:style-name="ce1">
            <text:p>0.0852110164512338</text:p>
          </table:table-cell>
          <table:table-cell office:value-type="float" office:value="0.321713131476684" table:style-name="ce1">
            <text:p>0.321713131476684</text:p>
          </table:table-cell>
          <table:table-cell office:value-type="float" office:value="0.20137652027027" table:style-name="ce1">
            <text:p>0.20137652027027</text:p>
          </table:table-cell>
          <table:table-cell office:value-type="float" office:value="0.864261627906977" table:style-name="ce1">
            <text:p>0.864261627906977</text:p>
          </table:table-cell>
          <table:table-cell office:value-type="float" office:value="0.297032090922444" table:style-name="ce1">
            <text:p>0.297032090922444</text:p>
          </table:table-cell>
          <table:table-cell office:value-type="float" office:value="0.213622636010363" table:style-name="ce1">
            <text:p>0.213622636010363</text:p>
          </table:table-cell>
          <table:table-cell office:value-type="float" office:value="0.418609459459459" table:style-name="ce1">
            <text:p>0.418609459459459</text:p>
          </table:table-cell>
          <table:table-cell office:value-type="float" office:value="NA" table:style-name="ce1">
            <text:p>NA</text:p>
          </table:table-cell>
          <table:table-cell office:value-type="float" office:value="0.371891774611399" table:style-name="ce1">
            <text:p>0.371891774611399</text:p>
          </table:table-cell>
          <table:table-cell office:value-type="float" office:value="0.387241326380729" table:style-name="ce1">
            <text:p>0.387241326380729</text:p>
          </table:table-cell>
          <table:table-cell office:value-type="float" office:value="1.81416845930233" table:style-name="ce1">
            <text:p>1.81416845930233</text:p>
          </table:table-cell>
          <table:table-cell office:value-type="float" office:value="0.314612033636898" table:style-name="ce1">
            <text:p>0.314612033636898</text:p>
          </table:table-cell>
          <table:table-cell office:value-type="float" office:value="0.516962127590674" table:style-name="ce1">
            <text:p>0.516962127590674</text:p>
          </table:table-cell>
          <table:table-cell office:value-type="float" office:value="0.363043052291422" table:style-name="ce1">
            <text:p>0.363043052291422</text:p>
          </table:table-cell>
          <table:table-cell office:value-type="float" office:value="1.39596475290698" table:style-name="ce1">
            <text:p>1.39596475290698</text:p>
          </table:table-cell>
          <table:table-cell office:value-type="float" office:value="1.25213808139535" table:style-name="ce1">
            <text:p>1.25213808139535</text:p>
          </table:table-cell>
          <table:table-cell office:value-type="float" office:value="0.275660395857814" table:style-name="ce1">
            <text:p>0.275660395857814</text:p>
          </table:table-cell>
          <table:table-cell office:value-type="float" office:value="1.3537929505814" table:style-name="ce1">
            <text:p>1.3537929505814</text:p>
          </table:table-cell>
          <table:table-cell office:value-type="float" office:value="0.771254668304668" table:style-name="ce1">
            <text:p>0.771254668304668</text:p>
          </table:table-cell>
          <table:table-cell office:value-type="float" office:value="0.274764163484136" table:style-name="ce1">
            <text:p>0.274764163484136</text:p>
          </table:table-cell>
          <table:table-cell office:value-type="float" office:value="1.25734447674419" table:style-name="ce1">
            <text:p>1.25734447674419</text:p>
          </table:table-cell>
          <table:table-cell office:value-type="float" office:value="0.329710102085781" table:style-name="ce1">
            <text:p>0.329710102085781</text:p>
          </table:table-cell>
          <table:table-cell office:value-type="float" office:value="0.666514265970516" table:style-name="ce1">
            <text:p>0.666514265970516</text:p>
          </table:table-cell>
          <table:table-cell office:value-type="float" office:value="1.13837834302326" table:style-name="ce1">
            <text:p>1.13837834302326</text:p>
          </table:table-cell>
          <table:table-cell office:value-type="float" office:value="0.349855035621762" table:style-name="ce1">
            <text:p>0.349855035621762</text:p>
          </table:table-cell>
          <table:table-cell office:value-type="float" office:value="0.248807895123384" table:style-name="ce1">
            <text:p>0.248807895123384</text:p>
          </table:table-cell>
          <table:table-cell office:value-type="float" office:value="0.771457630813954" table:style-name="ce1">
            <text:p>0.771457630813954</text:p>
          </table:table-cell>
          <table:table-cell office:value-type="float" office:value="NA" table:style-name="ce1">
            <text:p>NA</text:p>
          </table:table-cell>
          <table:table-cell office:value-type="float" office:value="0.244257792303173" table:style-name="ce1">
            <text:p>0.244257792303173</text:p>
          </table:table-cell>
          <table:table-cell office:value-type="float" office:value="1.14130017209302" table:style-name="ce1">
            <text:p>1.14130017209302</text:p>
          </table:table-cell>
          <table:table-cell office:value-type="float" office:value="0.0550148795534665" table:style-name="ce1">
            <text:p>0.0550148795534665</text:p>
          </table:table-cell>
          <table:table-cell office:value-type="float" office:value="1.34323794972863" table:style-name="ce1">
            <text:p>1.34323794972863</text:p>
          </table:table-cell>
          <table:table-cell office:value-type="float" office:value="0.629778572096503" table:style-name="ce1">
            <text:p>0.629778572096503</text:p>
          </table:table-cell>
          <table:table-cell office:value-type="float" office:value="1.34547224015868" table:style-name="ce1">
            <text:p>1.34547224015868</text:p>
          </table:table-cell>
          <table:table-cell office:value-type="float" office:value="0.403022039648316" table:style-name="ce1">
            <text:p>0.403022039648316</text:p>
          </table:table-cell>
          <table:table-cell office:value-type="float" office:value="0.58718515825842" table:style-name="ce1">
            <text:p>0.58718515825842</text:p>
          </table:table-cell>
          <table:table-cell office:value-type="float" office:value="0.9253305429307" table:style-name="ce1">
            <text:p>0.9253305429307</text:p>
          </table:table-cell>
          <table:table-cell office:value-type="float" office:value="0.617448906157383" table:style-name="ce1">
            <text:p>0.617448906157383</text:p>
          </table:table-cell>
          <table:table-cell office:value-type="float" office:value="0.46500513241127" table:style-name="ce1">
            <text:p>0.46500513241127</text:p>
          </table:table-cell>
          <table:table-cell office:value-type="float" office:value="0.533068134715026" table:style-name="ce1">
            <text:p>0.533068134715026</text:p>
          </table:table-cell>
          <table:table-cell office:value-type="float" office:value="0.581256415514087" table:style-name="ce1">
            <text:p>0.581256415514087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37711269430052" table:style-name="ce1">
            <text:p>0.437711269430052</text:p>
          </table:table-cell>
          <table:table-cell office:value-type="float" office:value="0.225600388601036" table:style-name="ce1">
            <text:p>0.225600388601036</text:p>
          </table:table-cell>
          <table:table-cell office:value-type="float" office:value="0.246136433240305" table:style-name="ce1">
            <text:p>0.246136433240305</text:p>
          </table:table-cell>
          <table:table-cell office:value-type="float" office:value="0.492272866480611" table:style-name="ce1">
            <text:p>0.492272866480611</text:p>
          </table:table-cell>
          <table:table-cell office:value-type="float" office:value="1.42593400259067" table:style-name="ce1">
            <text:p>1.42593400259067</text:p>
          </table:table-cell>
          <table:table-cell office:value-type="float" office:value="1.43253968023256" table:style-name="ce1">
            <text:p>1.43253968023256</text:p>
          </table:table-cell>
          <table:table-cell office:value-type="float" office:value="0.199609828367876" table:style-name="ce1">
            <text:p>0.199609828367876</text:p>
          </table:table-cell>
          <table:table-cell office:value-type="float" office:value="NA" table:style-name="ce1">
            <text:p>NA</text:p>
          </table:table-cell>
          <table:table-cell office:value-type="float" office:value="0.563710249352332" table:style-name="ce1">
            <text:p>0.563710249352332</text:p>
          </table:table-cell>
          <table:table-cell office:value-type="float" office:value="0.189070560370153" table:style-name="ce1">
            <text:p>0.189070560370153</text:p>
          </table:table-cell>
          <table:table-cell office:value-type="float" office:value="0.398184766584767" table:style-name="ce1">
            <text:p>0.398184766584767</text:p>
          </table:table-cell>
          <table:table-cell office:value-type="float" office:value="0.234020060957697" table:style-name="ce1">
            <text:p>0.234020060957697</text:p>
          </table:table-cell>
          <table:table-cell office:value-type="float" office:value="0.0794889174500588" table:style-name="ce1">
            <text:p>0.0794889174500588</text:p>
          </table:table-cell>
          <table:table-cell office:value-type="float" office:value="0.29368751619171" table:style-name="ce1">
            <text:p>0.29368751619171</text:p>
          </table:table-cell>
          <table:table-cell office:value-type="float" office:value="0.192483137485311" table:style-name="ce1">
            <text:p>0.192483137485311</text:p>
          </table:table-cell>
          <table:table-cell office:value-type="float" office:value="0.867385465116279" table:style-name="ce1">
            <text:p>0.867385465116279</text:p>
          </table:table-cell>
          <table:table-cell office:value-type="float" office:value="0.273385344447709" table:style-name="ce1">
            <text:p>0.273385344447709</text:p>
          </table:table-cell>
          <table:table-cell office:value-type="float" office:value="0.220890689766839" table:style-name="ce1">
            <text:p>0.220890689766839</text:p>
          </table:table-cell>
          <table:table-cell office:value-type="float" office:value="0.378761589306698" table:style-name="ce1">
            <text:p>0.378761589306698</text:p>
          </table:table-cell>
          <table:table-cell office:value-type="float" office:value="NA" table:style-name="ce1">
            <text:p>NA</text:p>
          </table:table-cell>
          <table:table-cell office:value-type="float" office:value="0.356076489637306" table:style-name="ce1">
            <text:p>0.356076489637306</text:p>
          </table:table-cell>
          <table:table-cell office:value-type="float" office:value="0.367455273207991" table:style-name="ce1">
            <text:p>0.367455273207991</text:p>
          </table:table-cell>
          <table:table-cell office:value-type="float" office:value="1.74284084302326" table:style-name="ce1">
            <text:p>1.74284084302326</text:p>
          </table:table-cell>
          <table:table-cell office:value-type="float" office:value="0.301134077555817" table:style-name="ce1">
            <text:p>0.301134077555817</text:p>
          </table:table-cell>
          <table:table-cell office:value-type="float" office:value="0.449921599740933" table:style-name="ce1">
            <text:p>0.449921599740933</text:p>
          </table:table-cell>
          <table:table-cell office:value-type="float" office:value="0.340499361045828" table:style-name="ce1">
            <text:p>0.340499361045828</text:p>
          </table:table-cell>
          <table:table-cell office:value-type="float" office:value="1.35782790697674" table:style-name="ce1">
            <text:p>1.35782790697674</text:p>
          </table:table-cell>
          <table:table-cell office:value-type="float" office:value="1.20436940406977" table:style-name="ce1">
            <text:p>1.20436940406977</text:p>
          </table:table-cell>
          <table:table-cell office:value-type="float" office:value="0.273385344447709" table:style-name="ce1">
            <text:p>0.273385344447709</text:p>
          </table:table-cell>
          <table:table-cell office:value-type="float" office:value="1.34468175872093" table:style-name="ce1">
            <text:p>1.34468175872093</text:p>
          </table:table-cell>
          <table:table-cell office:value-type="float" office:value="0.782442199017199" table:style-name="ce1">
            <text:p>0.782442199017199</text:p>
          </table:table-cell>
          <table:table-cell office:value-type="float" office:value="0.269593592097532" table:style-name="ce1">
            <text:p>0.269593592097532</text:p>
          </table:table-cell>
          <table:table-cell office:value-type="float" office:value="1.32606889534884" table:style-name="ce1">
            <text:p>1.32606889534884</text:p>
          </table:table-cell>
          <table:table-cell office:value-type="float" office:value="0.32915857447121" table:style-name="ce1">
            <text:p>0.32915857447121</text:p>
          </table:table-cell>
          <table:table-cell office:value-type="float" office:value="0.575872435503685" table:style-name="ce1">
            <text:p>0.575872435503685</text:p>
          </table:table-cell>
          <table:table-cell office:value-type="float" office:value="1.17872790697674" table:style-name="ce1">
            <text:p>1.17872790697674</text:p>
          </table:table-cell>
          <table:table-cell office:value-type="float" office:value="0.36485629857513" table:style-name="ce1">
            <text:p>0.36485629857513</text:p>
          </table:table-cell>
          <table:table-cell office:value-type="float" office:value="0.264388550235018" table:style-name="ce1">
            <text:p>0.264388550235018</text:p>
          </table:table-cell>
          <table:table-cell office:value-type="float" office:value="0.892376162790698" table:style-name="ce1">
            <text:p>0.892376162790698</text:p>
          </table:table-cell>
          <table:table-cell office:value-type="float" office:value="NA" table:style-name="ce1">
            <text:p>NA</text:p>
          </table:table-cell>
          <table:table-cell office:value-type="float" office:value="0.215095769682726" table:style-name="ce1">
            <text:p>0.215095769682726</text:p>
          </table:table-cell>
          <table:table-cell office:value-type="float" office:value="1.08095388488372" table:style-name="ce1">
            <text:p>1.08095388488372</text:p>
          </table:table-cell>
          <table:table-cell office:value-type="float" office:value="0.0602888623678026" table:style-name="ce1">
            <text:p>0.0602888623678026</text:p>
          </table:table-cell>
          <table:table-cell office:value-type="float" office:value="1.14678616165415" table:style-name="ce1">
            <text:p>1.14678616165415</text:p>
          </table:table-cell>
          <table:table-cell office:value-type="float" office:value="0.646585361475389" table:style-name="ce1">
            <text:p>0.646585361475389</text:p>
          </table:table-cell>
          <table:table-cell office:value-type="float" office:value="1.23917530499417" table:style-name="ce1">
            <text:p>1.23917530499417</text:p>
          </table:table-cell>
          <table:table-cell office:value-type="float" office:value="0.435005313709197" table:style-name="ce1">
            <text:p>0.435005313709197</text:p>
          </table:table-cell>
          <table:table-cell office:value-type="float" office:value="0.644338297876943" table:style-name="ce1">
            <text:p>0.644338297876943</text:p>
          </table:table-cell>
          <table:table-cell office:value-type="float" office:value="0.967072699055052" table:style-name="ce1">
            <text:p>0.967072699055052</text:p>
          </table:table-cell>
          <table:table-cell office:value-type="float" office:value="0.673029915744171" table:style-name="ce1">
            <text:p>0.673029915744171</text:p>
          </table:table-cell>
          <table:table-cell office:value-type="float" office:value="0.483704309016839" table:style-name="ce1">
            <text:p>0.483704309016839</text:p>
          </table:table-cell>
          <table:table-cell office:value-type="float" office:value="0.568419948186529" table:style-name="ce1">
            <text:p>0.568419948186529</text:p>
          </table:table-cell>
          <table:table-cell office:value-type="float" office:value="0.604630386271049" table:style-name="ce1">
            <text:p>0.604630386271049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1968649611399" table:style-name="ce1">
            <text:p>0.41968649611399</text:p>
          </table:table-cell>
          <table:table-cell office:value-type="float" office:value="0.197691062176166" table:style-name="ce1">
            <text:p>0.197691062176166</text:p>
          </table:table-cell>
          <table:table-cell office:value-type="float" office:value="0.251100181771445" table:style-name="ce1">
            <text:p>0.251100181771445</text:p>
          </table:table-cell>
          <table:table-cell office:value-type="float" office:value="0.502200363542891" table:style-name="ce1">
            <text:p>0.502200363542891</text:p>
          </table:table-cell>
          <table:table-cell office:value-type="float" office:value="0.657322781735751" table:style-name="ce1">
            <text:p>0.657322781735751</text:p>
          </table:table-cell>
          <table:table-cell office:value-type="float" office:value="1.06249513081395" table:style-name="ce1">
            <text:p>1.06249513081395</text:p>
          </table:table-cell>
          <table:table-cell office:value-type="float" office:value="0.126522279792746" table:style-name="ce1">
            <text:p>0.126522279792746</text:p>
          </table:table-cell>
          <table:table-cell office:value-type="float" office:value="NA" table:style-name="ce1">
            <text:p>NA</text:p>
          </table:table-cell>
          <table:table-cell office:value-type="float" office:value="0.467946373056995" table:style-name="ce1">
            <text:p>0.467946373056995</text:p>
          </table:table-cell>
          <table:table-cell office:value-type="float" office:value="0.0401925749118684" table:style-name="ce1">
            <text:p>0.0401925749118684</text:p>
          </table:table-cell>
          <table:table-cell office:value-type="float" office:value="0.259710534398034" table:style-name="ce1">
            <text:p>0.259710534398034</text:p>
          </table:table-cell>
          <table:table-cell office:value-type="float" office:value="0.094069928760282" table:style-name="ce1">
            <text:p>0.094069928760282</text:p>
          </table:table-cell>
          <table:table-cell office:value-type="float" office:value="0.0769381022326674" table:style-name="ce1">
            <text:p>0.0769381022326674</text:p>
          </table:table-cell>
          <table:table-cell office:value-type="float" office:value="0.0225600388601036" table:style-name="ce1">
            <text:p>0.0225600388601036</text:p>
          </table:table-cell>
          <table:table-cell office:value-type="float" office:value="0.0807298545828437" table:style-name="ce1">
            <text:p>0.0807298545828437</text:p>
          </table:table-cell>
          <table:table-cell office:value-type="float" office:value="0.303793168604651" table:style-name="ce1">
            <text:p>0.303793168604651</text:p>
          </table:table-cell>
          <table:table-cell office:value-type="float" office:value="0.150980684488837" table:style-name="ce1">
            <text:p>0.150980684488837</text:p>
          </table:table-cell>
          <table:table-cell office:value-type="float" office:value="0.051108954015544" table:style-name="ce1">
            <text:p>0.051108954015544</text:p>
          </table:table-cell>
          <table:table-cell office:value-type="float" office:value="0.224850914365452" table:style-name="ce1">
            <text:p>0.224850914365452</text:p>
          </table:table-cell>
          <table:table-cell office:value-type="float" office:value="NA" table:style-name="ce1">
            <text:p>NA</text:p>
          </table:table-cell>
          <table:table-cell office:value-type="float" office:value="0.18501557642487" table:style-name="ce1">
            <text:p>0.18501557642487</text:p>
          </table:table-cell>
          <table:table-cell office:value-type="float" office:value="0.170697796709753" table:style-name="ce1">
            <text:p>0.170697796709753</text:p>
          </table:table-cell>
          <table:table-cell office:value-type="float" office:value="1.15412768895349" table:style-name="ce1">
            <text:p>1.15412768895349</text:p>
          </table:table-cell>
          <table:table-cell office:value-type="float" office:value="0.157013017773208" table:style-name="ce1">
            <text:p>0.157013017773208</text:p>
          </table:table-cell>
          <table:table-cell office:value-type="float" office:value="0.228216887953368" table:style-name="ce1">
            <text:p>0.228216887953368</text:p>
          </table:table-cell>
          <table:table-cell office:value-type="float" office:value="0.116199974294947" table:style-name="ce1">
            <text:p>0.116199974294947</text:p>
          </table:table-cell>
          <table:table-cell office:value-type="float" office:value="0.57374476744186" table:style-name="ce1">
            <text:p>0.57374476744186</text:p>
          </table:table-cell>
          <table:table-cell office:value-type="float" office:value="0.553830305232558" table:style-name="ce1">
            <text:p>0.553830305232558</text:p>
          </table:table-cell>
          <table:table-cell office:value-type="float" office:value="0.158702071092832" table:style-name="ce1">
            <text:p>0.158702071092832</text:p>
          </table:table-cell>
          <table:table-cell office:value-type="float" office:value="0.574525726744186" table:style-name="ce1">
            <text:p>0.574525726744186</text:p>
          </table:table-cell>
          <table:table-cell office:value-type="float" office:value="0.4181625" table:style-name="ce1">
            <text:p>0.4181625</text:p>
          </table:table-cell>
          <table:table-cell office:value-type="float" office:value="0.087106892626322" table:style-name="ce1">
            <text:p>0.087106892626322</text:p>
          </table:table-cell>
          <table:table-cell office:value-type="float" office:value="0.703384011627907" table:style-name="ce1">
            <text:p>0.703384011627907</text:p>
          </table:table-cell>
          <table:table-cell office:value-type="float" office:value="0.083728785987074" table:style-name="ce1">
            <text:p>0.083728785987074</text:p>
          </table:table-cell>
          <table:table-cell office:value-type="float" office:value="0.280030743243243" table:style-name="ce1">
            <text:p>0.280030743243243</text:p>
          </table:table-cell>
          <table:table-cell office:value-type="float" office:value="0.382279578488372" table:style-name="ce1">
            <text:p>0.382279578488372</text:p>
          </table:table-cell>
          <table:table-cell office:value-type="float" office:value="0.116812159974093" table:style-name="ce1">
            <text:p>0.116812159974093</text:p>
          </table:table-cell>
          <table:table-cell office:value-type="float" office:value="0.0735599955934195" table:style-name="ce1">
            <text:p>0.0735599955934195</text:p>
          </table:table-cell>
          <table:table-cell office:value-type="float" office:value="0.352993604651163" table:style-name="ce1">
            <text:p>0.352993604651163</text:p>
          </table:table-cell>
          <table:table-cell office:value-type="float" office:value="NA" table:style-name="ce1">
            <text:p>NA</text:p>
          </table:table-cell>
          <table:table-cell office:value-type="float" office:value="0.0760418698589894" table:style-name="ce1">
            <text:p>0.0760418698589894</text:p>
          </table:table-cell>
          <table:table-cell office:value-type="float" office:value="0.376372402325581" table:style-name="ce1">
            <text:p>0.376372402325581</text:p>
          </table:table-cell>
          <table:table-cell office:value-type="float" office:value="0.0181659408049354" table:style-name="ce1">
            <text:p>0.0181659408049354</text:p>
          </table:table-cell>
          <table:table-cell office:value-type="float" office:value="0.287561232979275" table:style-name="ce1">
            <text:p>0.287561232979275</text:p>
          </table:table-cell>
          <table:table-cell office:value-type="float" office:value="0.359204576246114" table:style-name="ce1">
            <text:p>0.359204576246114</text:p>
          </table:table-cell>
          <table:table-cell office:value-type="float" office:value="0.483551054253886" table:style-name="ce1">
            <text:p>0.483551054253886</text:p>
          </table:table-cell>
          <table:table-cell office:value-type="float" office:value="0.218364275518135" table:style-name="ce1">
            <text:p>0.218364275518135</text:p>
          </table:table-cell>
          <table:table-cell office:value-type="float" office:value="0.217319477479275" table:style-name="ce1">
            <text:p>0.217319477479275</text:p>
          </table:table-cell>
          <table:table-cell office:value-type="float" office:value="0.315876395897021" table:style-name="ce1">
            <text:p>0.315876395897021</text:p>
          </table:table-cell>
          <table:table-cell office:value-type="float" office:value="0.239016213425518" table:style-name="ce1">
            <text:p>0.239016213425518</text:p>
          </table:table-cell>
          <table:table-cell office:value-type="float" office:value="0.212425905025259" table:style-name="ce1">
            <text:p>0.212425905025259</text:p>
          </table:table-cell>
          <table:table-cell office:value-type="float" office:value="0.145128497409326" table:style-name="ce1">
            <text:p>0.145128497409326</text:p>
          </table:table-cell>
          <table:table-cell office:value-type="float" office:value="0.265532381281574" table:style-name="ce1">
            <text:p>0.265532381281574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6910718911917" table:style-name="ce1">
            <text:p>0.596910718911917</text:p>
          </table:table-cell>
          <table:table-cell office:value-type="float" office:value="0.361076910621762" table:style-name="ce1">
            <text:p>0.361076910621762</text:p>
          </table:table-cell>
          <table:table-cell office:value-type="float" office:value="0.286449654817861" table:style-name="ce1">
            <text:p>0.286449654817861</text:p>
          </table:table-cell>
          <table:table-cell office:value-type="float" office:value="0.572899309635723" table:style-name="ce1">
            <text:p>0.572899309635723</text:p>
          </table:table-cell>
          <table:table-cell office:value-type="float" office:value="1.33964766839378" table:style-name="ce1">
            <text:p>1.33964766839378</text:p>
          </table:table-cell>
          <table:table-cell office:value-type="float" office:value="2.23015944767442" table:style-name="ce1">
            <text:p>2.23015944767442</text:p>
          </table:table-cell>
          <table:table-cell office:value-type="float" office:value="0.417709585492228" table:style-name="ce1">
            <text:p>0.417709585492228</text:p>
          </table:table-cell>
          <table:table-cell office:value-type="float" office:value="NA" table:style-name="ce1">
            <text:p>NA</text:p>
          </table:table-cell>
          <table:table-cell office:value-type="float" office:value="0.995723364637306" table:style-name="ce1">
            <text:p>0.995723364637306</text:p>
          </table:table-cell>
          <table:table-cell office:value-type="float" office:value="0.203892865011751" table:style-name="ce1">
            <text:p>0.203892865011751</text:p>
          </table:table-cell>
          <table:table-cell office:value-type="float" office:value="0.667541692260442" table:style-name="ce1">
            <text:p>0.667541692260442</text:p>
          </table:table-cell>
          <table:table-cell office:value-type="float" office:value="0.316507909811986" table:style-name="ce1">
            <text:p>0.316507909811986</text:p>
          </table:table-cell>
          <table:table-cell office:value-type="float" office:value="0.165906400558167" table:style-name="ce1">
            <text:p>0.165906400558167</text:p>
          </table:table-cell>
          <table:table-cell office:value-type="float" office:value="0.338516871761658" table:style-name="ce1">
            <text:p>0.338516871761658</text:p>
          </table:table-cell>
          <table:table-cell office:value-type="float" office:value="0.210028609723854" table:style-name="ce1">
            <text:p>0.210028609723854</text:p>
          </table:table-cell>
          <table:table-cell office:value-type="float" office:value="1.22532514534884" table:style-name="ce1">
            <text:p>1.22532514534884</text:p>
          </table:table-cell>
          <table:table-cell office:value-type="float" office:value="0.314577563160987" table:style-name="ce1">
            <text:p>0.314577563160987</text:p>
          </table:table-cell>
          <table:table-cell office:value-type="float" office:value="0.415500097150259" table:style-name="ce1">
            <text:p>0.415500097150259</text:p>
          </table:table-cell>
          <table:table-cell office:value-type="float" office:value="0.536636368977673" table:style-name="ce1">
            <text:p>0.536636368977673</text:p>
          </table:table-cell>
          <table:table-cell office:value-type="float" office:value="NA" table:style-name="ce1">
            <text:p>NA</text:p>
          </table:table-cell>
          <table:table-cell office:value-type="float" office:value="0.605690527849741" table:style-name="ce1">
            <text:p>0.605690527849741</text:p>
          </table:table-cell>
          <table:table-cell office:value-type="float" office:value="0.605990966509988" table:style-name="ce1">
            <text:p>0.605990966509988</text:p>
          </table:table-cell>
          <table:table-cell office:value-type="float" office:value="2.25710254360465" table:style-name="ce1">
            <text:p>2.25710254360465</text:p>
          </table:table-cell>
          <table:table-cell office:value-type="float" office:value="0.433604116480611" table:style-name="ce1">
            <text:p>0.433604116480611</text:p>
          </table:table-cell>
          <table:table-cell office:value-type="float" office:value="0.588944931994819" table:style-name="ce1">
            <text:p>0.588944931994819</text:p>
          </table:table-cell>
          <table:table-cell office:value-type="float" office:value="0.448598773501763" table:style-name="ce1">
            <text:p>0.448598773501763</text:p>
          </table:table-cell>
          <table:table-cell office:value-type="float" office:value="2.02255443313953" table:style-name="ce1">
            <text:p>2.02255443313953</text:p>
          </table:table-cell>
          <table:table-cell office:value-type="float" office:value="2.03348786337209" table:style-name="ce1">
            <text:p>2.03348786337209</text:p>
          </table:table-cell>
          <table:table-cell office:value-type="float" office:value="0.424572851792009" table:style-name="ce1">
            <text:p>0.424572851792009</text:p>
          </table:table-cell>
          <table:table-cell office:value-type="float" office:value="1.8084414244186" table:style-name="ce1">
            <text:p>1.8084414244186</text:p>
          </table:table-cell>
          <table:table-cell office:value-type="float" office:value="1.02851079545455" table:style-name="ce1">
            <text:p>1.02851079545455</text:p>
          </table:table-cell>
          <table:table-cell office:value-type="float" office:value="0.377555122649824" table:style-name="ce1">
            <text:p>0.377555122649824</text:p>
          </table:table-cell>
          <table:table-cell office:value-type="float" office:value="1.76639978197674" table:style-name="ce1">
            <text:p>1.76639978197674</text:p>
          </table:table-cell>
          <table:table-cell office:value-type="float" office:value="0.408957726204465" table:style-name="ce1">
            <text:p>0.408957726204465</text:p>
          </table:table-cell>
          <table:table-cell office:value-type="float" office:value="0.798424385749386" table:style-name="ce1">
            <text:p>0.798424385749386</text:p>
          </table:table-cell>
          <table:table-cell office:value-type="float" office:value="1.3239863372093" table:style-name="ce1">
            <text:p>1.3239863372093</text:p>
          </table:table-cell>
          <table:table-cell office:value-type="float" office:value="0.415209375" table:style-name="ce1">
            <text:p>0.415209375</text:p>
          </table:table-cell>
          <table:table-cell office:value-type="float" office:value="0.327021404964747" table:style-name="ce1">
            <text:p>0.327021404964747</text:p>
          </table:table-cell>
          <table:table-cell office:value-type="float" office:value="1.31943074127907" table:style-name="ce1">
            <text:p>1.31943074127907</text:p>
          </table:table-cell>
          <table:table-cell office:value-type="float" office:value="NA" table:style-name="ce1">
            <text:p>NA</text:p>
          </table:table-cell>
          <table:table-cell office:value-type="float" office:value="0.380105937867215" table:style-name="ce1">
            <text:p>0.380105937867215</text:p>
          </table:table-cell>
          <table:table-cell office:value-type="float" office:value="2.04324568953488" table:style-name="ce1">
            <text:p>2.04324568953488</text:p>
          </table:table-cell>
          <table:table-cell office:value-type="float" office:value="0.208615320211516" table:style-name="ce1">
            <text:p>0.208615320211516</text:p>
          </table:table-cell>
          <table:table-cell office:value-type="float" office:value="1.20650092856347" table:style-name="ce1">
            <text:p>1.20650092856347</text:p>
          </table:table-cell>
          <table:table-cell office:value-type="float" office:value="0.999963530918394" table:style-name="ce1">
            <text:p>0.999963530918394</text:p>
          </table:table-cell>
          <table:table-cell office:value-type="float" office:value="1.47948960677526" table:style-name="ce1">
            <text:p>1.47948960677526</text:p>
          </table:table-cell>
          <table:table-cell office:value-type="float" office:value="0.740935725744171" table:style-name="ce1">
            <text:p>0.740935725744171</text:p>
          </table:table-cell>
          <table:table-cell office:value-type="float" office:value="0.652872902450129" table:style-name="ce1">
            <text:p>0.652872902450129</text:p>
          </table:table-cell>
          <table:table-cell office:value-type="float" office:value="1.16953672120531" table:style-name="ce1">
            <text:p>1.16953672120531</text:p>
          </table:table-cell>
          <table:table-cell office:value-type="float" office:value="0.73424851158614" table:style-name="ce1">
            <text:p>0.73424851158614</text:p>
          </table:table-cell>
          <table:table-cell office:value-type="float" office:value="0.571048792764249" table:style-name="ce1">
            <text:p>0.571048792764249</text:p>
          </table:table-cell>
          <table:table-cell office:value-type="float" office:value="0.679126943005181" table:style-name="ce1">
            <text:p>0.679126943005181</text:p>
          </table:table-cell>
          <table:table-cell office:value-type="float" office:value="0.713810990955311" table:style-name="ce1">
            <text:p>0.713810990955311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30808921632124" table:style-name="ce1">
            <text:p>0.630808921632124</text:p>
          </table:table-cell>
          <table:table-cell office:value-type="float" office:value="0.384334682642487" table:style-name="ce1">
            <text:p>0.384334682642487</text:p>
          </table:table-cell>
          <table:table-cell office:value-type="float" office:value="0.276608333945358" table:style-name="ce1">
            <text:p>0.276608333945358</text:p>
          </table:table-cell>
          <table:table-cell office:value-type="float" office:value="0.553216667890717" table:style-name="ce1">
            <text:p>0.553216667890717</text:p>
          </table:table-cell>
          <table:table-cell office:value-type="float" office:value="1.19672865932642" table:style-name="ce1">
            <text:p>1.19672865932642</text:p>
          </table:table-cell>
          <table:table-cell office:value-type="float" office:value="2.14802856104651" table:style-name="ce1">
            <text:p>2.14802856104651</text:p>
          </table:table-cell>
          <table:table-cell office:value-type="float" office:value="0.406022555051814" table:style-name="ce1">
            <text:p>0.406022555051814</text:p>
          </table:table-cell>
          <table:table-cell office:value-type="float" office:value="NA" table:style-name="ce1">
            <text:p>NA</text:p>
          </table:table-cell>
          <table:table-cell office:value-type="float" office:value="0.880015948834197" table:style-name="ce1">
            <text:p>0.880015948834197</text:p>
          </table:table-cell>
          <table:table-cell office:value-type="float" office:value="0.0970343896886016" table:style-name="ce1">
            <text:p>0.0970343896886016</text:p>
          </table:table-cell>
          <table:table-cell office:value-type="float" office:value="0.729244348894349" table:style-name="ce1">
            <text:p>0.729244348894349</text:p>
          </table:table-cell>
          <table:table-cell office:value-type="float" office:value="0.263802552144536" table:style-name="ce1">
            <text:p>0.263802552144536</text:p>
          </table:table-cell>
          <table:table-cell office:value-type="float" office:value="0.120681136163337" table:style-name="ce1">
            <text:p>0.120681136163337</text:p>
          </table:table-cell>
          <table:table-cell office:value-type="float" office:value="0.191004452720207" table:style-name="ce1">
            <text:p>0.191004452720207</text:p>
          </table:table-cell>
          <table:table-cell office:value-type="float" office:value="0.15759901586369" table:style-name="ce1">
            <text:p>0.15759901586369</text:p>
          </table:table-cell>
          <table:table-cell office:value-type="float" office:value="1.05650777616279" table:style-name="ce1">
            <text:p>1.05650777616279</text:p>
          </table:table-cell>
          <table:table-cell office:value-type="float" office:value="0.287242475763807" table:style-name="ce1">
            <text:p>0.287242475763807</text:p>
          </table:table-cell>
          <table:table-cell office:value-type="float" office:value="0.339970482512953" table:style-name="ce1">
            <text:p>0.339970482512953</text:p>
          </table:table-cell>
          <table:table-cell office:value-type="float" office:value="0.50316553686839" table:style-name="ce1">
            <text:p>0.50316553686839</text:p>
          </table:table-cell>
          <table:table-cell office:value-type="float" office:value="NA" table:style-name="ce1">
            <text:p>NA</text:p>
          </table:table-cell>
          <table:table-cell office:value-type="float" office:value="0.58609585492228" table:style-name="ce1">
            <text:p>0.58609585492228</text:p>
          </table:table-cell>
          <table:table-cell office:value-type="float" office:value="0.547701391745006" table:style-name="ce1">
            <text:p>0.547701391745006</text:p>
          </table:table-cell>
          <table:table-cell office:value-type="float" office:value="2.24812151162791" table:style-name="ce1">
            <text:p>2.24812151162791</text:p>
          </table:table-cell>
          <table:table-cell office:value-type="float" office:value="0.403270097679201" table:style-name="ce1">
            <text:p>0.403270097679201</text:p>
          </table:table-cell>
          <table:table-cell office:value-type="float" office:value="0.639239863989637" table:style-name="ce1">
            <text:p>0.639239863989637</text:p>
          </table:table-cell>
          <table:table-cell office:value-type="float" office:value="0.372556903642773" table:style-name="ce1">
            <text:p>0.372556903642773</text:p>
          </table:table-cell>
          <table:table-cell office:value-type="float" office:value="2.04090697674419" table:style-name="ce1">
            <text:p>2.04090697674419</text:p>
          </table:table-cell>
          <table:table-cell office:value-type="float" office:value="1.67502754360465" table:style-name="ce1">
            <text:p>1.67502754360465</text:p>
          </table:table-cell>
          <table:table-cell office:value-type="float" office:value="0.37734829979436" table:style-name="ce1">
            <text:p>0.37734829979436</text:p>
          </table:table-cell>
          <table:table-cell office:value-type="float" office:value="1.54395654069767" table:style-name="ce1">
            <text:p>1.54395654069767</text:p>
          </table:table-cell>
          <table:table-cell office:value-type="float" office:value="0.945232186732187" table:style-name="ce1">
            <text:p>0.945232186732187</text:p>
          </table:table-cell>
          <table:table-cell office:value-type="float" office:value="0.288311060517039" table:style-name="ce1">
            <text:p>0.288311060517039</text:p>
          </table:table-cell>
          <table:table-cell office:value-type="float" office:value="1.54838197674419" table:style-name="ce1">
            <text:p>1.54838197674419</text:p>
          </table:table-cell>
          <table:table-cell office:value-type="float" office:value="0.258735392185664" table:style-name="ce1">
            <text:p>0.258735392185664</text:p>
          </table:table-cell>
          <table:table-cell office:value-type="float" office:value="0.716059044840295" table:style-name="ce1">
            <text:p>0.716059044840295</text:p>
          </table:table-cell>
          <table:table-cell office:value-type="float" office:value="1.08930806686047" table:style-name="ce1">
            <text:p>1.08930806686047</text:p>
          </table:table-cell>
          <table:table-cell office:value-type="float" office:value="0.336481816709845" table:style-name="ce1">
            <text:p>0.336481816709845</text:p>
          </table:table-cell>
          <table:table-cell office:value-type="float" office:value="0.235295468566392" table:style-name="ce1">
            <text:p>0.235295468566392</text:p>
          </table:table-cell>
          <table:table-cell office:value-type="float" office:value="1.24771264534884" table:style-name="ce1">
            <text:p>1.24771264534884</text:p>
          </table:table-cell>
          <table:table-cell office:value-type="float" office:value="NA" table:style-name="ce1">
            <text:p>NA</text:p>
          </table:table-cell>
          <table:table-cell office:value-type="float" office:value="0.311957806991774" table:style-name="ce1">
            <text:p>0.311957806991774</text:p>
          </table:table-cell>
          <table:table-cell office:value-type="float" office:value="1.24266244186047" table:style-name="ce1">
            <text:p>1.24266244186047</text:p>
          </table:table-cell>
          <table:table-cell office:value-type="float" office:value="0.119957256169213" table:style-name="ce1">
            <text:p>0.119957256169213</text:p>
          </table:table-cell>
          <table:table-cell office:value-type="float" office:value="1.14162362702137" table:style-name="ce1">
            <text:p>1.14162362702137</text:p>
          </table:table-cell>
          <table:table-cell office:value-type="float" office:value="0.835913266070596" table:style-name="ce1">
            <text:p>0.835913266070596</text:p>
          </table:table-cell>
          <table:table-cell office:value-type="float" office:value="1.08413366137111" table:style-name="ce1">
            <text:p>1.08413366137111</text:p>
          </table:table-cell>
          <table:table-cell office:value-type="float" office:value="0.372590005488342" table:style-name="ce1">
            <text:p>0.372590005488342</text:p>
          </table:table-cell>
          <table:table-cell office:value-type="float" office:value="0.641631083910622" table:style-name="ce1">
            <text:p>0.641631083910622</text:p>
          </table:table-cell>
          <table:table-cell office:value-type="float" office:value="0.913323413448187" table:style-name="ce1">
            <text:p>0.913323413448187</text:p>
          </table:table-cell>
          <table:table-cell office:value-type="float" office:value="0.534065372160622" table:style-name="ce1">
            <text:p>0.534065372160622</text:p>
          </table:table-cell>
          <table:table-cell office:value-type="float" office:value="0.530844809549223" table:style-name="ce1">
            <text:p>0.530844809549223</text:p>
          </table:table-cell>
          <table:table-cell office:value-type="float" office:value="0.465155440414508" table:style-name="ce1">
            <text:p>0.465155440414508</text:p>
          </table:table-cell>
          <table:table-cell office:value-type="float" office:value="0.663556011936529" table:style-name="ce1">
            <text:p>0.663556011936529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26622522668394" table:style-name="ce1">
            <text:p>0.626622522668394</text:p>
          </table:table-cell>
          <table:table-cell office:value-type="float" office:value="0.338400582901554" table:style-name="ce1">
            <text:p>0.338400582901554</text:p>
          </table:table-cell>
          <table:table-cell office:value-type="float" office:value="0.262820143581081" table:style-name="ce1">
            <text:p>0.262820143581081</text:p>
          </table:table-cell>
          <table:table-cell office:value-type="float" office:value="0.525640287162162" table:style-name="ce1">
            <text:p>0.525640287162162</text:p>
          </table:table-cell>
          <table:table-cell office:value-type="float" office:value="1.57048105569948" table:style-name="ce1">
            <text:p>1.57048105569948</text:p>
          </table:table-cell>
          <table:table-cell office:value-type="float" office:value="1.9228519622093" table:style-name="ce1">
            <text:p>1.9228519622093</text:p>
          </table:table-cell>
          <table:table-cell office:value-type="float" office:value="0.426314961139896" table:style-name="ce1">
            <text:p>0.426314961139896</text:p>
          </table:table-cell>
          <table:table-cell office:value-type="float" office:value="NA" table:style-name="ce1">
            <text:p>NA</text:p>
          </table:table-cell>
          <table:table-cell office:value-type="float" office:value="0.82530204015544" table:style-name="ce1">
            <text:p>0.82530204015544</text:p>
          </table:table-cell>
          <table:table-cell office:value-type="float" office:value="0.195068423178613" table:style-name="ce1">
            <text:p>0.195068423178613</text:p>
          </table:table-cell>
          <table:table-cell office:value-type="float" office:value="0.669881941031941" table:style-name="ce1">
            <text:p>0.669881941031941</text:p>
          </table:table-cell>
          <table:table-cell office:value-type="float" office:value="0.334501498237368" table:style-name="ce1">
            <text:p>0.334501498237368</text:p>
          </table:table-cell>
          <table:table-cell office:value-type="float" office:value="0.126093000881316" table:style-name="ce1">
            <text:p>0.126093000881316</text:p>
          </table:table-cell>
          <table:table-cell office:value-type="float" office:value="0.407359876943005" table:style-name="ce1">
            <text:p>0.407359876943005</text:p>
          </table:table-cell>
          <table:table-cell office:value-type="float" office:value="0.205064861192714" table:style-name="ce1">
            <text:p>0.205064861192714</text:p>
          </table:table-cell>
          <table:table-cell office:value-type="float" office:value="1.21439171511628" table:style-name="ce1">
            <text:p>1.21439171511628</text:p>
          </table:table-cell>
          <table:table-cell office:value-type="float" office:value="0.329951395417156" table:style-name="ce1">
            <text:p>0.329951395417156</text:p>
          </table:table-cell>
          <table:table-cell office:value-type="float" office:value="0.544231865284974" table:style-name="ce1">
            <text:p>0.544231865284974</text:p>
          </table:table-cell>
          <table:table-cell office:value-type="float" office:value="0.508508460634548" table:style-name="ce1">
            <text:p>0.508508460634548</text:p>
          </table:table-cell>
          <table:table-cell office:value-type="float" office:value="NA" table:style-name="ce1">
            <text:p>NA</text:p>
          </table:table-cell>
          <table:table-cell office:value-type="float" office:value="0.65406669365285" table:style-name="ce1">
            <text:p>0.65406669365285</text:p>
          </table:table-cell>
          <table:table-cell office:value-type="float" office:value="0.646493775705053" table:style-name="ce1">
            <text:p>0.646493775705053</text:p>
          </table:table-cell>
          <table:table-cell office:value-type="float" office:value="2.48878713662791" table:style-name="ce1">
            <text:p>2.48878713662791</text:p>
          </table:table-cell>
          <table:table-cell office:value-type="float" office:value="0.530121449030552" table:style-name="ce1">
            <text:p>0.530121449030552</text:p>
          </table:table-cell>
          <table:table-cell office:value-type="float" office:value="0.725700631476684" table:style-name="ce1">
            <text:p>0.725700631476684</text:p>
          </table:table-cell>
          <table:table-cell office:value-type="float" office:value="0.521641711956522" table:style-name="ce1">
            <text:p>0.521641711956522</text:p>
          </table:table-cell>
          <table:table-cell office:value-type="float" office:value="2.37320515988372" table:style-name="ce1">
            <text:p>2.37320515988372</text:p>
          </table:table-cell>
          <table:table-cell office:value-type="float" office:value="2.52965734011628" table:style-name="ce1">
            <text:p>2.52965734011628</text:p>
          </table:table-cell>
          <table:table-cell office:value-type="float" office:value="0.377727475029377" table:style-name="ce1">
            <text:p>0.377727475029377</text:p>
          </table:table-cell>
          <table:table-cell office:value-type="float" office:value="1.84462587209302" table:style-name="ce1">
            <text:p>1.84462587209302</text:p>
          </table:table-cell>
          <table:table-cell office:value-type="float" office:value="1.05111417383292" table:style-name="ce1">
            <text:p>1.05111417383292</text:p>
          </table:table-cell>
          <table:table-cell office:value-type="float" office:value="0.392515309195065" table:style-name="ce1">
            <text:p>0.392515309195065</text:p>
          </table:table-cell>
          <table:table-cell office:value-type="float" office:value="1.74101860465116" table:style-name="ce1">
            <text:p>1.74101860465116</text:p>
          </table:table-cell>
          <table:table-cell office:value-type="float" office:value="0.449046889688602" table:style-name="ce1">
            <text:p>0.449046889688602</text:p>
          </table:table-cell>
          <table:table-cell office:value-type="float" office:value="0.730271775184275" table:style-name="ce1">
            <text:p>0.730271775184275</text:p>
          </table:table-cell>
          <table:table-cell office:value-type="float" office:value="1.59289665697674" table:style-name="ce1">
            <text:p>1.59289665697674</text:p>
          </table:table-cell>
          <table:table-cell office:value-type="float" office:value="0.59603855246114" table:style-name="ce1">
            <text:p>0.59603855246114</text:p>
          </table:table-cell>
          <table:table-cell office:value-type="float" office:value="0.432466590775558" table:style-name="ce1">
            <text:p>0.432466590775558</text:p>
          </table:table-cell>
          <table:table-cell office:value-type="float" office:value="1.54499781976744" table:style-name="ce1">
            <text:p>1.54499781976744</text:p>
          </table:table-cell>
          <table:table-cell office:value-type="float" office:value="NA" table:style-name="ce1">
            <text:p>NA</text:p>
          </table:table-cell>
          <table:table-cell office:value-type="float" office:value="0.447047602085781" table:style-name="ce1">
            <text:p>0.447047602085781</text:p>
          </table:table-cell>
          <table:table-cell office:value-type="float" office:value="2.66035348255814" table:style-name="ce1">
            <text:p>2.66035348255814</text:p>
          </table:table-cell>
          <table:table-cell office:value-type="float" office:value="0.258907744565217" table:style-name="ce1">
            <text:p>0.258907744565217</text:p>
          </table:table-cell>
          <table:table-cell office:value-type="float" office:value="1.25967201665479" table:style-name="ce1">
            <text:p>1.25967201665479</text:p>
          </table:table-cell>
          <table:table-cell office:value-type="float" office:value="1.17344105688731" table:style-name="ce1">
            <text:p>1.17344105688731</text:p>
          </table:table-cell>
          <table:table-cell office:value-type="float" office:value="1.41540886299288" table:style-name="ce1">
            <text:p>1.41540886299288</text:p>
          </table:table-cell>
          <table:table-cell office:value-type="float" office:value="0.646668912695596" table:style-name="ce1">
            <text:p>0.646668912695596</text:p>
          </table:table-cell>
          <table:table-cell office:value-type="float" office:value="0.561189018485751" table:style-name="ce1">
            <text:p>0.561189018485751</text:p>
          </table:table-cell>
          <table:table-cell office:value-type="float" office:value="1.01769771697927" table:style-name="ce1">
            <text:p>1.01769771697927</text:p>
          </table:table-cell>
          <table:table-cell office:value-type="float" office:value="0.801319537352332" table:style-name="ce1">
            <text:p>0.801319537352332</text:p>
          </table:table-cell>
          <table:table-cell office:value-type="float" office:value="0.66435440163342" table:style-name="ce1">
            <text:p>0.66435440163342</text:p>
          </table:table-cell>
          <table:table-cell office:value-type="float" office:value="0.603771761658031" table:style-name="ce1">
            <text:p>0.603771761658031</text:p>
          </table:table-cell>
          <table:table-cell office:value-type="float" office:value="0.830443002041775" table:style-name="ce1">
            <text:p>0.83044300204177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